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17in"/>
    </style:style>
    <style:style style:name="co2" style:family="table-column">
      <style:table-column-properties fo:break-before="auto" style:column-width="1.0902in"/>
    </style:style>
    <style:style style:name="co3" style:family="table-column">
      <style:table-column-properties fo:break-before="auto" style:column-width="0.7047in"/>
    </style:style>
    <style:style style:name="co17" style:family="table-column">
      <style:table-column-properties fo:break-before="auto" style:column-width="1.8299in"/>
    </style:style>
    <style:style style:name="co18" style:family="table-column">
      <style:table-column-properties fo:break-before="auto" style:column-width="0.5925in"/>
    </style:style>
    <style:style style:name="co19" style:family="table-column">
      <style:table-column-properties fo:break-before="auto" style:column-width="0.5193in"/>
    </style:style>
    <style:style style:name="co20" style:family="table-column">
      <style:table-column-properties fo:break-before="auto" style:column-width="0.4945in"/>
    </style:style>
    <style:style style:name="co21" style:family="table-column">
      <style:table-column-properties fo:break-before="auto" style:column-width="0.5311in"/>
    </style:style>
    <style:style style:name="co22" style:family="table-column">
      <style:table-column-properties fo:break-before="auto" style:column-width="0.8866in"/>
    </style:style>
    <style:style style:name="co23" style:family="table-column">
      <style:table-column-properties fo:break-before="auto" style:column-width="0.7154in"/>
    </style:style>
    <style:style style:name="co32" style:family="table-column">
      <style:table-column-properties fo:break-before="auto" style:column-width="0.6902in"/>
    </style:style>
    <style:style style:name="co33" style:family="table-column">
      <style:table-column-properties fo:break-before="auto" style:column-width="0.7272in"/>
    </style:style>
    <style:style style:name="co34" style:family="table-column">
      <style:table-column-properties fo:break-before="auto" style:column-width="1.3646in"/>
    </style:style>
    <style:style style:name="co35" style:family="table-column">
      <style:table-column-properties fo:break-before="auto" style:column-width="0.5555in"/>
    </style:style>
    <style:style style:name="co6" style:family="table-column">
      <style:table-column-properties fo:break-before="auto" style:column-width="0.9846in"/>
    </style:style>
    <style:style style:name="co36" style:family="table-column">
      <style:table-column-properties fo:break-before="auto" style:column-width="3.9in"/>
    </style:style>
    <style:style style:name="co37" style:family="table-column">
      <style:table-column-properties fo:break-before="auto" style:column-width="2.0134in"/>
    </style:style>
    <style:style style:name="co38" style:family="table-column">
      <style:table-column-properties fo:break-before="auto" style:column-width="0.5807in"/>
    </style:style>
    <style:style style:name="co39" style:family="table-column">
      <style:table-column-properties fo:break-before="auto" style:column-width="0.8925in"/>
    </style:style>
    <style:style style:name="co27" style:family="table-column">
      <style:table-column-properties fo:break-before="auto" style:column-width="1.3102in"/>
    </style:style>
    <style:style style:name="co28" style:family="table-column">
      <style:table-column-properties fo:break-before="auto" style:column-width="0.8744in"/>
    </style:style>
    <style:style style:name="co29" style:family="table-column">
      <style:table-column-properties fo:break-before="auto" style:column-width="3.0791in"/>
    </style:style>
    <style:style style:name="co30" style:family="table-column">
      <style:table-column-properties fo:break-before="auto" style:column-width="1.5744in"/>
    </style:style>
    <style:style style:name="co31" style:family="table-column">
      <style:table-column-properties fo:break-before="auto" style:column-width="0.4846in"/>
    </style:style>
    <style:style style:name="co40" style:family="table-column">
      <style:table-column-properties fo:break-before="auto" style:column-width="1.0791in"/>
    </style:style>
    <style:style style:name="co41" style:family="table-column">
      <style:table-column-properties fo:break-before="auto" style:column-width="0.8984in"/>
    </style:style>
    <style:style style:name="co42" style:family="table-column">
      <style:table-column-properties fo:break-before="auto" style:column-width="1.0457in"/>
    </style:style>
    <style:style style:name="co43" style:family="table-column">
      <style:table-column-properties fo:break-before="auto" style:column-width="1.1437in"/>
    </style:style>
    <style:style style:name="co44" style:family="table-column">
      <style:table-column-properties fo:break-before="auto" style:column-width="0.789in"/>
    </style:style>
    <style:style style:name="co45" style:family="table-column">
      <style:table-column-properties fo:break-before="auto" style:column-width="1.7508in"/>
    </style:style>
    <style:style style:name="co46" style:family="table-column">
      <style:table-column-properties fo:break-before="auto" style:column-width="0.2311in"/>
    </style:style>
    <style:style style:name="co47" style:family="table-column">
      <style:table-column-properties fo:break-before="auto" style:column-width="0.6291in"/>
    </style:style>
    <style:style style:name="co48" style:family="table-column">
      <style:table-column-properties fo:break-before="auto" style:column-width="0.752in"/>
    </style:style>
    <style:style style:name="co49" style:family="table-column">
      <style:table-column-properties fo:break-before="auto" style:column-width="0.9602in"/>
    </style:style>
    <style:style style:name="co50" style:family="table-column">
      <style:table-column-properties fo:break-before="auto" style:column-width="0.8252in"/>
    </style:style>
    <style:style style:name="co51" style:family="table-column">
      <style:table-column-properties fo:break-before="auto" style:column-width="0.911in"/>
    </style:style>
    <style:style style:name="co52" style:family="table-column">
      <style:table-column-properties fo:break-before="auto" style:column-width="1.1807in"/>
    </style:style>
    <style:style style:name="co53" style:family="table-column">
      <style:table-column-properties fo:break-before="auto" style:column-width="0.948in"/>
    </style:style>
    <style:style style:name="co54" style:family="table-column">
      <style:table-column-properties fo:break-before="auto" style:column-width="1.352in"/>
    </style:style>
    <style:style style:name="co55" style:family="table-column">
      <style:table-column-properties fo:break-before="auto" style:column-width="0.6165in"/>
    </style:style>
    <style:style style:name="co56" style:family="table-column">
      <style:table-column-properties fo:break-before="auto" style:column-width="0.5173in"/>
    </style:style>
    <style:style style:name="co57" style:family="table-column">
      <style:table-column-properties fo:break-before="auto" style:column-width="1.3346in"/>
    </style:style>
    <style:style style:name="co58" style:family="table-column">
      <style:table-column-properties fo:break-before="auto" style:column-width="0.6717in"/>
    </style:style>
    <style:style style:name="co59" style:family="table-column">
      <style:table-column-properties fo:break-before="auto" style:column-width="2.7972in"/>
    </style:style>
    <style:style style:name="co60" style:family="table-column">
      <style:table-column-properties fo:break-before="auto" style:column-width="0.9138in"/>
    </style:style>
    <style:style style:name="co61" style:family="table-column">
      <style:table-column-properties fo:break-before="auto" style:column-width="0.7929in"/>
    </style:style>
    <style:style style:name="co62" style:family="table-column">
      <style:table-column-properties fo:break-before="auto" style:column-width="1.0346in"/>
    </style:style>
    <style:style style:name="co63" style:family="table-column">
      <style:table-column-properties fo:break-before="auto" style:column-width="0.8917in"/>
    </style:style>
    <style:style style:name="co64" style:family="table-column">
      <style:table-column-properties fo:break-before="auto" style:column-width="1.1311in"/>
    </style:style>
    <style:style style:name="co65" style:family="table-column">
      <style:table-column-properties fo:break-before="auto" style:column-width="1.0091in"/>
    </style:style>
    <style:style style:name="co66" style:family="table-column">
      <style:table-column-properties fo:break-before="auto" style:column-width="0.8618in"/>
    </style:style>
    <style:style style:name="co67" style:family="table-column">
      <style:table-column-properties fo:break-before="auto" style:column-width="0.6047in"/>
    </style:style>
    <style:style style:name="co68" style:family="table-column">
      <style:table-column-properties fo:break-before="auto" style:column-width="0.25in"/>
    </style:style>
    <style:style style:name="co69" style:family="table-column">
      <style:table-column-properties fo:break-before="auto" style:column-width="0.4575in"/>
    </style:style>
    <style:style style:name="co70" style:family="table-column">
      <style:table-column-properties fo:break-before="auto" style:column-width="2.0866in"/>
    </style:style>
    <style:style style:name="co71" style:family="table-column">
      <style:table-column-properties fo:break-before="auto" style:column-width="0.4075in"/>
    </style:style>
    <style:style style:name="co72" style:family="table-column">
      <style:table-column-properties fo:break-before="auto" style:column-width="0.628in"/>
    </style:style>
    <style:style style:name="co73" style:family="table-column">
      <style:table-column-properties fo:break-before="auto" style:column-width="0.6055in"/>
    </style:style>
    <style:style style:name="co74" style:family="table-column">
      <style:table-column-properties fo:break-before="auto" style:column-width="0.5138in"/>
    </style:style>
    <style:style style:name="co75" style:family="table-column">
      <style:table-column-properties fo:break-before="auto" style:column-width="0.3839in"/>
    </style:style>
    <style:style style:name="co76" style:family="table-column">
      <style:table-column-properties fo:break-before="auto" style:column-width="0.7346in"/>
    </style:style>
    <style:style style:name="co77" style:family="table-column">
      <style:table-column-properties fo:break-before="auto" style:column-width="0.6417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835in" fo:break-before="auto" style:use-optimal-row-height="true"/>
    </style:style>
    <style:style style:name="ro5" style:family="table-row">
      <style:table-row-properties style:row-height="0.1917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labels">
      <style:table-properties table:display="true" style:writing-mode="lr-tb"/>
    </style:style>
    <style:style style:name="ta6" style:family="table" style:master-page-name="PageStyle_5f_powers">
      <style:table-properties table:display="true" style:writing-mode="lr-tb"/>
    </style:style>
    <style:style style:name="ta4" style:family="table" style:master-page-name="PageStyle_5f_notes">
      <style:table-properties table:display="true" style:writing-mode="lr-tb"/>
    </style:style>
    <style:style style:name="ta5" style:family="table" style:master-page-name="PageStyle_5f_levels">
      <style:table-properties table:display="true" style:writing-mode="lr-tb"/>
    </style:style>
    <style:style style:name="ta7" style:family="table" style:master-page-name="PageStyle_5f_mental_20_skills">
      <style:table-properties table:display="true" style:writing-mode="lr-tb"/>
    </style:style>
    <style:style style:name="ta8" style:family="table" style:master-page-name="PageStyle_5f_physical_20_skills">
      <style:table-properties table:display="true" style:writing-mode="lr-tb"/>
    </style:style>
    <style:style style:name="ta9" style:family="table" style:master-page-name="PageStyle_5f_stats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0.0138in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Excel_5f_BuiltIn_5f_Comma" style:data-style-name="N151">
      <style:table-cell-properties style:glyph-orientation-vertical="0" fo:background-color="#ffffcc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cc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 style:data-style-name="N3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0.0008in solid #000000" fo:border-left="none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ext-properties style:font-name="Arial"/>
    </style:style>
    <style:style style:name="ce16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5f_BuiltIn_5f_Comma" style:data-style-name="N151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Excel_5f_BuiltIn_5f_Comma" style:data-style-name="N151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Excel_5f_BuiltIn_5f_Comma" style:data-style-name="N151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Excel_5f_BuiltIn_5f_Comma" style:data-style-name="N16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Excel_5f_BuiltIn_5f_Comma" style:data-style-name="N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fo:border-bottom="0.0138in solid #000000" style:diagonal-bl-tr="none" style:diagonal-tl-br="none" fo:background-color="transparent" fo:border-left="0.0138in solid #000000" fo:border-right="none" style:rotation-align="none" fo:border-top="0.0138in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Excel_5f_BuiltIn_5f_Comma" style:data-style-name="N151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Excel_5f_BuiltIn_5f_Comma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 style:data-style-name="N151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Excel_5f_BuiltIn_5f_Percen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Excel_5f_BuiltIn_5f_Comma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Excel_5f_BuiltIn_5f_Comma" style:data-style-name="N0">
      <style:table-cell-properties style:glyph-orientation-vertical="0" fo:background-color="#ff950e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Excel_5f_BuiltIn_5f_Comma" style:data-style-name="N151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0.0138in solid #000000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3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fo:background-color="#ffff99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ff950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fo:background-color="#83ca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Excel_5f_BuiltIn_5f_Comma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Excel_5f_BuiltIn_5f_Comma" style:data-style-name="N0">
      <style:table-cell-properties style:glyph-orientation-vertical="0" fo:background-color="#83ca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Excel_5f_BuiltIn_5f_Comma" style:data-style-name="N0">
      <style:table-cell-properties style:glyph-orientation-vertical="0" fo:background-color="#83ca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Excel_5f_BuiltIn_5f_Comma" style:data-style-name="N0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Excel_5f_BuiltIn_5f_Comma" style:data-style-name="N15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 style:data-style-name="N151">
      <style:table-cell-properties fo:border-bottom="none" style:diagonal-bl-tr="none" style:diagonal-tl-br="none" fo:background-color="transparent" fo:border-left="0.0008in solid #000000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Excel_5f_BuiltIn_5f_Percent" style:data-style-name="N1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Excel_5f_BuiltIn_5f_Comma" style:data-style-name="N151">
      <style:table-cell-properties style:glyph-orientation-vertical="0" fo:border-bottom="0.0138in solid #000000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0.0138in solid #000000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Excel_5f_BuiltIn_5f_Percent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08in solid #000000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order-bottom="none" fo:border-left="0.0008in solid #000000" fo:border-right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ackground-color="#ffff99" style:diagonal-bl-tr="none" style:diagonal-tl-br="none" fo:border="none" style:rotation-align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0">
      <style:table-cell-properties fo:background-color="#ff950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 style:data-style-name="N0">
      <style:table-cell-properties fo:background-color="#83caff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0">
      <style:table-cell-properties fo:background-color="#ffff99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>
      <style:table-cell-properties fo:border-bottom="0.0138in solid #000000" style:diagonal-bl-tr="none" style:diagonal-tl-br="none" fo:background-color="transparent" fo:border-left="none" fo:border-right="none" style:rotation-align="none" fo:border-top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4" style:family="table-cell" style:parent-style-name="Normal_20_2">
      <style:table-cell-properties fo:border-bottom="0.0138in solid #000000" style:diagonal-bl-tr="none" style:diagonal-tl-br="none" fo:border-left="none" fo:border-right="none" style:rotation-align="none" fo:border-top="none"/>
      <style:text-properties style:font-name="Arial" fo:font-size="10pt" style:font-size-asian="10pt" style:font-size-complex="10pt"/>
    </style:style>
    <style:style style:name="ce75" style:family="table-cell" style:parent-style-name="Normal_20_2">
      <style:text-properties style:font-name="Arial" fo:font-size="10pt" style:font-size-asian="10pt" style:font-size-complex="10pt"/>
    </style:style>
    <style:style style:name="ce76" style:family="table-cell" style:parent-style-name="Normal_20_2">
      <style:table-cell-properties fo:background-color="#ccffcc"/>
      <style:text-properties style:font-name="Arial" fo:font-size="10pt" style:font-size-asian="10pt" style:font-size-complex="10pt"/>
    </style:style>
    <style:style style:name="ce77" style:family="table-cell" style:parent-style-name="Normal_20_2">
      <style:table-cell-properties fo:background-color="#ccffff"/>
      <style:text-properties style:font-name="Arial" fo:font-size="10pt" style:font-size-asian="10pt" style:font-size-complex="10pt"/>
    </style:style>
    <style:style style:name="ce78" style:family="table-cell" style:parent-style-name="Normal_20_2">
      <style:table-cell-properties fo:background-color="#cc99ff"/>
      <style:text-properties style:font-name="Arial" fo:font-size="10pt" style:font-size-asian="10pt" style:font-size-complex="10pt"/>
    </style:style>
    <style:style style:name="ce79" style:family="table-cell" style:parent-style-name="Normal_20_2">
      <style:table-cell-properties fo:background-color="#ffcc99"/>
      <style:text-properties style:font-name="Arial" fo:font-size="10pt" style:font-size-asian="10pt" style:font-size-complex="10pt"/>
    </style:style>
    <style:style style:name="ce80" style:family="table-cell" style:parent-style-name="Default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Excel_5f_BuiltIn_5f_Comma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Excel_5f_BuiltIn_5f_Comma" style:data-style-name="N151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Excel_5f_BuiltIn_5f_Comma" style:data-style-name="N151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Normal_20_2" style:data-style-name="N1">
      <style:table-cell-properties fo:border-bottom="0.0138in solid #000000" style:diagonal-bl-tr="none" style:diagonal-tl-br="none" fo:border-left="none" fo:border-right="none" style:rotation-align="none" fo:border-top="none"/>
      <style:text-properties style:font-name="Arial" fo:font-size="10pt" style:font-size-asian="10pt" style:font-size-complex="10pt"/>
    </style:style>
    <style:style style:name="ce86" style:family="table-cell" style:parent-style-name="Excel_5f_BuiltIn_5f_Comma" style:data-style-name="N151">
      <style:table-cell-properties style:glyph-orientation-vertical="0" fo:background-color="#cc99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Excel_5f_BuiltIn_5f_Comma" style:data-style-name="N151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Comma_20_2" style:data-style-name="N15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ext-properties style:font-name="Arial" fo:font-size="10pt" style:font-size-asian="10pt" style:font-size-complex="10pt"/>
    </style:style>
    <style:style style:name="ce90" style:family="table-cell" style:parent-style-name="Normal_20_2" style:data-style-name="N151">
      <style:text-properties style:font-name="Arial" fo:font-size="10pt" style:font-size-asian="10pt" style:font-size-complex="10pt"/>
    </style:style>
    <style:style style:name="ce91" style:family="table-cell" style:parent-style-name="Normal_20_2">
      <style:table-cell-properties fo:background-color="transparent"/>
      <style:text-properties style:font-name="Arial" fo:font-size="10pt" style:font-size-asian="10pt" style:font-size-complex="10pt"/>
    </style:style>
    <style:style style:name="ce92" style:family="table-cell" style:parent-style-name="Normal_20_2" style:data-style-name="N2">
      <style:text-properties style:font-name="Arial" fo:font-size="10pt" style:font-size-asian="10pt" style:font-size-complex="10pt"/>
    </style:style>
    <style:style style:name="ce93" style:family="table-cell" style:parent-style-name="Normal_20_2" style:data-style-name="N3">
      <style:text-properties style:font-name="Arial" fo:font-size="10pt" style:font-size-asian="10pt" style:font-size-complex="10pt"/>
    </style:style>
    <style:style style:name="ce94" style:family="table-cell" style:parent-style-name="Default" style:data-style-name="N3">
      <style:text-properties style:font-name="Arial" fo:font-size="10pt" style:font-size-asian="10pt" style:font-size-complex="10pt"/>
    </style:style>
    <style:style style:name="ce95" style:family="table-cell" style:parent-style-name="Excel_5f_BuiltIn_5f_Percent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Percent_20_2" style:data-style-name="N1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ummary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bels" table:style-name="ta2" table:print="false">
        <table:table-column table:style-name="co2" table:default-cell-style-name="ce2"/>
        <table:table-column table:style-name="co3" table:number-columns-repeated="256" table:default-cell-style-name="ce2"/>
        <table:table-column table:style-name="co3" table:number-columns-repeated="767" table:default-cell-style-name="Default"/>
        <table:table-row table:style-name="ro1">
          <table:table-cell table:style-name="ce1" office:value-type="string">
            <text:p>damage</text:p>
          </table:table-cell>
          <table:table-cell table:number-columns-repeated="1023"/>
        </table:table-row>
        <table:table-row table:style-name="ro1">
          <table:table-cell office:value-type="string">
            <text:p>none</text:p>
          </table:table-cell>
          <table:table-cell table:number-columns-repeated="1023"/>
        </table:table-row>
        <table:table-row table:style-name="ro1">
          <table:table-cell office:value-type="string">
            <text:p>barely effective</text:p>
          </table:table-cell>
          <table:table-cell table:number-columns-repeated="1023"/>
        </table:table-row>
        <table:table-row table:style-name="ro1">
          <table:table-cell office:value-type="string">
            <text:p>minimal</text:p>
          </table:table-cell>
          <table:table-cell table:number-columns-repeated="1023"/>
        </table:table-row>
        <table:table-row table:style-name="ro1">
          <table:table-cell office:value-type="string">
            <text:p>light</text:p>
          </table:table-cell>
          <table:table-cell table:number-columns-repeated="1023"/>
        </table:table-row>
        <table:table-row table:style-name="ro1">
          <table:table-cell office:value-type="string">
            <text:p>some</text:p>
          </table:table-cell>
          <table:table-cell table:number-columns-repeated="1023"/>
        </table:table-row>
        <table:table-row table:style-name="ro1">
          <table:table-cell office:value-type="string">
            <text:p>moderate</text:p>
          </table:table-cell>
          <table:table-cell table:number-columns-repeated="1023"/>
        </table:table-row>
        <table:table-row table:style-name="ro1">
          <table:table-cell office:value-type="string">
            <text:p>solid</text:p>
          </table:table-cell>
          <table:table-cell table:number-columns-repeated="1023"/>
        </table:table-row>
        <table:table-row table:style-name="ro1">
          <table:table-cell office:value-type="string">
            <text:p>heavy</text:p>
          </table:table-cell>
          <table:table-cell table:number-columns-repeated="1023"/>
        </table:table-row>
        <table:table-row table:style-name="ro1">
          <table:table-cell office:value-type="string">
            <text:p>very heavy</text:p>
          </table:table-cell>
          <table:table-cell table:number-columns-repeated="1023"/>
        </table:table-row>
        <table:table-row table:style-name="ro1">
          <table:table-cell office:value-type="string">
            <text:p>created a bone crushing sound</text:p>
          </table:table-cell>
          <table:table-cell table:number-columns-repeated="1023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completely annhilating</text:p>
          </table:table-cell>
          <table:table-cell table:number-columns-repeated="1023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4" table:print="false">
        <office:forms form:automatic-focus="false" form:apply-design-mode="false"/>
        <table:table-column table:style-name="co27" table:default-cell-style-name="ce2"/>
        <table:table-column table:style-name="co28" table:default-cell-style-name="ce2"/>
        <table:table-column table:style-name="co3" table:default-cell-style-name="ce2"/>
        <table:table-column table:style-name="co6" table:default-cell-style-name="ce2"/>
        <table:table-column table:style-name="co3" table:number-columns-repeated="6" table:default-cell-style-name="ce2"/>
        <table:table-column table:style-name="co29" table:default-cell-style-name="ce2"/>
        <table:table-column table:style-name="co30" table:default-cell-style-name="ce2"/>
        <table:table-column table:style-name="co3" table:number-columns-repeated="245" table:default-cell-style-name="ce2"/>
        <table:table-column table:style-name="co3" table:number-columns-repeated="767" table:default-cell-style-name="Default"/>
        <table:table-row table:style-name="ro4">
          <table:table-cell office:value-type="string">
            <text:p>powers fit into buckets that rely on a stat</text:p>
          </table:table-cell>
          <table:table-cell table:number-columns-repeated="8"/>
          <table:table-cell table:style-name="ce1" office:value-type="string">
            <text:p>healing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hps</text:p>
          </table:table-cell>
          <table:table-cell office:value-type="string">
            <text:p>ooc regen, body adjustment, stamina</text:p>
          </table:table-cell>
          <table:table-cell table:style-name="Default"/>
          <table:table-cell table:number-columns-repeated="1012"/>
        </table:table-row>
        <table:table-row table:style-name="ro4">
          <table:table-cell table:style-name="ce12" office:value-type="string">
            <text:p>Transforming the body with the mind (wolf's head, bear claw, healing, etc) - Strength</text:p>
          </table:table-cell>
          <table:table-cell table:number-columns-repeated="8"/>
          <table:table-cell office:value-type="string">
            <text:p>sps</text:p>
          </table:table-cell>
          <table:table-cell office:value-type="string">
            <text:p>ooc regen, quicken mind</text:p>
          </table:table-cell>
          <table:table-cell table:number-columns-repeated="1013"/>
        </table:table-row>
        <table:table-row table:style-name="ro4">
          <table:table-cell table:style-name="ce12" office:value-type="string">
            <text:p>Shifting time and space (haste, teleports, etc) - Dexterity</text:p>
          </table:table-cell>
          <table:table-cell table:number-columns-repeated="8"/>
          <table:table-cell office:value-type="string">
            <text:p>pe</text:p>
          </table:table-cell>
          <table:table-cell office:value-type="string">
            <text:p>ooc regen, body fuel, energy charge, overchannel, speed of thought</text:p>
          </table:table-cell>
          <table:table-cell table:number-columns-repeated="1013"/>
        </table:table-row>
        <table:table-row table:style-name="ro4">
          <table:table-cell table:style-name="ce12" office:value-type="string">
            <text:p>Controlling energy/telekinesis (shields, crushing attacks, etc) - Constitution</text:p>
          </table:table-cell>
          <table:table-cell table:number-columns-repeated="8"/>
          <table:table-cell office:value-type="string">
            <text:p>st</text:p>
          </table:table-cell>
          <table:table-cell office:value-type="string">
            <text:p>ooc regen, stamina</text:p>
          </table:table-cell>
          <table:table-cell table:number-columns-repeated="1013"/>
        </table:table-row>
        <table:table-row table:style-name="ro4">
          <table:table-cell table:style-name="ce12" office:value-type="string">
            <text:p>Connections with the astral plane (summoning fire attacks, combat pets, etc) - Intelligence</text:p>
          </table:table-cell>
          <table:table-cell table:number-columns-repeated="1023"/>
        </table:table-row>
        <table:table-row table:style-name="ro4">
          <table:table-cell table:style-name="ce12" office:value-type="string">
            <text:p>Seeing the future/precognition (dodges, accuracy boosts, consider, etc) - Wisdom</text:p>
          </table:table-cell>
          <table:table-cell table:number-columns-repeated="1023"/>
        </table:table-row>
        <table:table-row table:style-name="ro4">
          <table:table-cell table:style-name="ce12" office:value-type="string">
            <text:p>Mind control/telepathy (stuns, spell point pooling, charms, etc) - Charisma</text:p>
          </table:table-cell>
          <table:table-cell table:number-columns-repeated="8"/>
          <table:table-cell table:style-name="ce15" office:value-type="string">
            <text:p>11:28 Capetian [75]: 1 point of resistance raises your stamina max by 1 <text:s text:c="4"/></text:p>
          </table:table-cell>
          <table:table-cell table:number-columns-repeated="1014"/>
        </table:table-row>
        <table:table-row table:style-name="ro5">
          <table:table-cell table:style-name="ce12"/>
          <table:table-cell table:number-columns-repeated="8"/>
          <table:table-cell table:style-name="ce15" office:value-type="string">
            <text:p>11:28 Krank [73]: well yeah sorry, it raises the skill stamina cap.. i</text:p>
          </table:table-cell>
          <table:table-cell table:number-columns-repeated="1014"/>
        </table:table-row>
        <table:table-row table:style-name="ro5">
          <table:table-cell table:style-name="ce1" office:value-type="string">
            <text:p>Area</text:p>
          </table:table-cell>
          <table:table-cell table:style-name="ce1" office:value-type="string">
            <text:p>Stat</text:p>
          </table:table-cell>
          <table:table-cell/>
          <table:table-cell table:style-name="ce14" office:value-type="string">
            <text:p>donations</text:p>
          </table:table-cell>
          <table:table-cell table:number-columns-repeated="5"/>
          <table:table-cell table:style-name="ce15" office:value-type="string">
            <text:p><text:s text:c="18"/>thought you meant the gps <text:s text:c="32"/></text:p>
          </table:table-cell>
          <table:table-cell table:number-columns-repeated="1014"/>
        </table:table-row>
        <table:table-row table:style-name="ro4">
          <table:table-cell office:value-type="string">
            <text:p>clairsentience</text:p>
          </table:table-cell>
          <table:table-cell office:value-type="string">
            <text:p>wis</text:p>
          </table:table-cell>
          <table:table-cell/>
          <table:table-cell office:value-type="string">
            <text:p>green ribbon</text:p>
          </table:table-cell>
          <table:table-cell table:number-columns-repeated="5"/>
          <table:table-cell table:style-name="ce15" office:value-type="string">
            <text:p>11:28 Capetian [75]: 1 point in Total Defense and Whirlwind Attack raises</text:p>
          </table:table-cell>
          <table:table-cell table:style-name="Default"/>
          <table:table-cell table:number-columns-repeated="1013"/>
        </table:table-row>
        <table:table-row table:style-name="ro4">
          <table:table-cell office:value-type="string">
            <text:p>metacreativity</text:p>
          </table:table-cell>
          <table:table-cell office:value-type="string">
            <text:p>int</text:p>
          </table:table-cell>
          <table:table-cell/>
          <table:table-cell office:value-type="string">
            <text:p>bronze star</text:p>
          </table:table-cell>
          <table:table-cell table:number-columns-repeated="5"/>
          <table:table-cell table:style-name="ce15" office:value-type="string">
            <text:p><text:s text:c="21"/>your Agility max by 1 <text:s text:c="33"/></text:p>
          </table:table-cell>
          <table:table-cell table:style-name="Default"/>
          <table:table-cell table:number-columns-repeated="1013"/>
        </table:table-row>
        <table:table-row table:style-name="ro4">
          <table:table-cell office:value-type="string">
            <text:p>psychokinesis</text:p>
          </table:table-cell>
          <table:table-cell office:value-type="string">
            <text:p>con</text:p>
          </table:table-cell>
          <table:table-cell/>
          <table:table-cell office:value-type="string">
            <text:p>bronze cluster</text:p>
          </table:table-cell>
          <table:table-cell table:number-columns-repeated="5"/>
          <table:table-cell table:style-name="ce16" office:value-type="string">
            <text:p>11:28 Capetian [75]: It maintains the same scale at that point too...unless</text:p>
          </table:table-cell>
          <table:table-cell table:style-name="Default"/>
          <table:table-cell table:number-columns-repeated="1013"/>
        </table:table-row>
        <table:table-row table:style-name="ro4">
          <table:table-cell office:value-type="string">
            <text:p>psychometabolism</text:p>
          </table:table-cell>
          <table:table-cell office:value-type="string">
            <text:p>str</text:p>
          </table:table-cell>
          <table:table-cell table:number-columns-repeated="7"/>
          <table:table-cell table:style-name="ce16" office:value-type="string">
            <text:p><text:s text:c="21"/>it's a slight increase above 1/13 <text:s text:c="2"/></text:p>
          </table:table-cell>
          <table:table-cell table:style-name="Default"/>
          <table:table-cell table:number-columns-repeated="1013"/>
        </table:table-row>
        <table:table-row table:style-name="ro4">
          <table:table-cell table:style-name="ce4" office:value-type="string">
            <text:p>psychoportation     </text:p>
          </table:table-cell>
          <table:table-cell office:value-type="string">
            <text:p>dex</text:p>
          </table:table-cell>
          <table:table-cell table:number-columns-repeated="7"/>
          <table:table-cell table:style-name="Default" table:number-columns-repeated="2"/>
          <table:table-cell table:number-columns-repeated="1013"/>
        </table:table-row>
        <table:table-row table:style-name="ro4">
          <table:table-cell office:value-type="string">
            <text:p>telepathy</text:p>
          </table:table-cell>
          <table:table-cell office:value-type="string">
            <text:p>cha</text:p>
          </table:table-cell>
          <table:table-cell table:number-columns-repeated="7"/>
          <table:table-cell office:value-type="string">
            <text:p>13:37 Capetian [75]: EC is only useful for 5 points in it...and is only</text:p>
          </table:table-cell>
          <table:table-cell table:style-name="Default"/>
          <table:table-cell table:number-columns-repeated="1013"/>
        </table:table-row>
        <table:table-row table:style-name="ro4">
          <table:table-cell table:number-columns-repeated="9"/>
          <table:table-cell office:value-type="string">
            <text:p><text:s text:c="21"/>useful til you get body fuel <text:s text:c="26"/></text:p>
          </table:table-cell>
          <table:table-cell table:number-columns-repeated="1014"/>
        </table:table-row>
        <table:table-row table:style-name="ro4">
          <table:table-cell table:style-name="ce1" office:value-type="string">
            <text:p>skills</text:p>
          </table:table-cell>
          <table:table-cell table:number-columns-repeated="8"/>
          <table:table-cell office:value-type="string">
            <text:p>13:37 Capetian [75]: EC also requires you to have Reflex mskill <text:s text:c="12"/></text:p>
          </table:table-cell>
          <table:table-cell table:number-columns-repeated="1014"/>
        </table:table-row>
        <table:table-row table:style-name="ro4">
          <table:table-cell office:value-type="string">
            <text:p>agility</text:p>
          </table:table-cell>
          <table:table-cell office:value-type="string">
            <text:p>6 dex per 10</text:p>
          </table:table-cell>
          <table:table-cell table:number-columns-repeated="7"/>
          <table:table-cell office:value-type="string">
            <text:p>13:37 Malarkey [31]: ah <text:s text:c="52"/></text:p>
          </table:table-cell>
          <table:table-cell table:number-columns-repeated="1014"/>
        </table:table-row>
        <table:table-row table:style-name="ro4">
          <table:table-cell office:value-type="string">
            <text:p>iron mind gave me +3 sps</text:p>
          </table:table-cell>
          <table:table-cell table:number-columns-repeated="8"/>
          <table:table-cell office:value-type="string">
            <text:p>13:37 Capetian [75]: The amount of PE gained is the same at 1 point in it as</text:p>
          </table:table-cell>
          <table:table-cell table:number-columns-repeated="1014"/>
        </table:table-row>
        <table:table-row table:style-name="ro4">
          <table:table-cell office:value-type="string">
            <text:p>stamina gives +5 stam</text:p>
          </table:table-cell>
          <table:table-cell table:number-columns-repeated="8"/>
          <table:table-cell office:value-type="string">
            <text:p><text:s text:c="21"/>100 points <text:s text:c="44"/></text:p>
          </table:table-cell>
          <table:table-cell table:number-columns-repeated="1014"/>
        </table:table-row>
        <table:table-row table:style-name="ro4">
          <table:table-cell office:value-type="string">
            <text:p>1 hp regen per 26 stam</text:p>
          </table:table-cell>
          <table:table-cell table:number-columns-repeated="8"/>
          <table:table-cell office:value-type="string">
            <text:p>13:38 Malarkey [31]: oh that's unfortunate <text:s text:c="33"/></text:p>
          </table:table-cell>
          <table:table-cell table:number-columns-repeated="1014"/>
        </table:table-row>
        <table:table-row table:style-name="ro4">
          <table:table-cell office:value-type="string">
            <text:p>we get +1 pe regen at glvl 40, think I got +1 pe at 20</text:p>
          </table:table-cell>
          <table:table-cell table:number-columns-repeated="8"/>
          <table:table-cell office:value-type="string">
            <text:p>13:38 Capetian [75]: The higher the mob's int, the more you gain <text:s text:c="11"/></text:p>
          </table:table-cell>
          <table:table-cell table:number-columns-repeated="1014"/>
        </table:table-row>
        <table:table-row table:style-name="ro4">
          <table:table-cell office:value-type="string">
            <text:p>1 stam regen per 13 stam</text:p>
          </table:table-cell>
          <table:table-cell table:number-columns-repeated="8"/>
          <table:table-cell office:value-type="string">
            <text:p>13:38 Capetian [75]: But, you have to have higher Int than the mob to EC it 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13:38 Malarkey [31]: why raise it to 5? <text:s text:c="36"/>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13:38 Capetian [75]: 5 lets you drain 15 PE /rnd from your reserves <text:s text:c="8"/>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13:39 Capetian [75]: reserve size = (EC lvl + 5) % of your regular max <text:s text:c="5"/></text:p>
          </table:table-cell>
          <table:table-cell table:number-columns-repeated="1014"/>
        </table:table-row>
        <table:table-row table:style-name="ro4">
          <table:table-cell office:value-type="string">
            <text:p>iron mind improves each 20 (10:1, 9:1, etc.)</text:p>
          </table:table-cell>
          <table:table-cell table:number-columns-repeated="8"/>
          <table:table-cell office:value-type="string">
            <text:p>13:39 Capetian [75]: which is kinda the cool thing <text:s text:c="25"/>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13:40 Capetian [75]: Also, raising Inner Strength increases your Energy</text:p>
          </table:table-cell>
          <table:table-cell table:number-columns-repeated="1014"/>
        </table:table-row>
        <table:table-row table:style-name="ro4">
          <table:table-cell office:value-type="string">
            <text:p>once a skill is at 50, you can raise any subskills under it to 10</text:p>
          </table:table-cell>
          <table:table-cell table:number-columns-repeated="8"/>
          <table:table-cell office:value-type="string">
            <text:p><text:s text:c="21"/>Charge gained <text:s text:c="41"/></text:p>
          </table:table-cell>
          <table:table-cell table:number-columns-repeated="1014"/>
        </table:table-row>
        <table:table-row table:style-name="ro4">
          <table:table-cell office:value-type="string">
            <text:p>every two lvls beyond 50 you can raise subskills +1 up to a max of 35 at 99</text:p>
          </table:table-cell>
          <table:table-cell table:number-columns-repeated="8"/>
          <table:table-cell office:value-type="string">
            <text:p>13:41 Capetian [75]: it's a hidden bonus <text:s text:c="35"/></text:p>
          </table:table-cell>
          <table:table-cell table:number-columns-repeated="1014"/>
        </table:table-row>
        <table:table-row table:style-name="ro4">
          <table:table-cell office:value-type="string">
            <text:p>at 100 subskills are unlocked completely</text:p>
          </table:table-cell>
          <table:table-cell table:number-columns-repeated="8"/>
          <table:table-cell office:value-type="string">
            <text:p>13:41 Malarkey [31]: but you said it's capped at 15 a round...that part</text:p>
          </table:table-cell>
          <table:table-cell table:number-columns-repeated="1014"/>
        </table:table-row>
        <table:table-row table:style-name="ro4">
          <table:table-cell table:style-name="ce13"/>
          <table:table-cell table:number-columns-repeated="8"/>
          <table:table-cell office:value-type="string">
            <text:p><text:s text:c="21"/>confuses me <text:s text:c="43"/>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13:41 Capetian [75]: Oh... <text:s text:c="49"/>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13:41 Malarkey [31]: or you mean it's capped how much you can pull from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<text:s text:c="21"/>reserves <text:s text:c="46"/>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13:41 Capetian [75]: The amount you can pull from your reserves to your PE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<text:s text:c="21"/>pool is (skill lvl *3) <text:s text:c="32"/></text:p>
          </table:table-cell>
          <table:table-cell table:number-columns-repeated="1014"/>
        </table:table-row>
        <table:table-row table:style-name="ro4">
          <table:table-cell table:number-columns-repeated="9"/>
          <table:table-cell office:value-type="string">
            <text:p>13:42 Capetian [75]: Sorry. Forgot to type that part. <text:s/></text:p>
          </table:table-cell>
          <table:table-cell table:number-columns-repeated="1014"/>
        </table:table-row>
        <table:table-row table:style-name="ro4" table:number-rows-repeated="5">
          <table:table-cell table:number-columns-repeated="9"/>
          <table:table-cell table:style-name="Default"/>
          <table:table-cell table:number-columns-repeated="1014"/>
        </table:table-row>
        <table:table-row table:style-name="ro4" table:number-rows-repeated="1048531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powers" table:style-name="ta6" table:print="false">
        <office:forms form:automatic-focus="false" form:apply-design-mode="false"/>
        <table:table-column table:style-name="co17" table:default-cell-style-name="ce4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21" table:default-cell-style-name="ce29"/>
        <table:table-column table:style-name="co22" table:default-cell-style-name="ce4"/>
        <table:table-column table:style-name="co23" table:default-cell-style-name="ce29"/>
        <table:table-column table:style-name="co32" table:default-cell-style-name="ce29"/>
        <table:table-column table:style-name="co33" table:default-cell-style-name="ce29"/>
        <table:table-column table:style-name="co34" table:default-cell-style-name="ce4"/>
        <table:table-column table:style-name="co35" table:default-cell-style-name="ce4"/>
        <table:table-column table:style-name="co6" table:default-cell-style-name="ce4"/>
        <table:table-column table:style-name="co22" table:default-cell-style-name="ce4"/>
        <table:table-column table:style-name="co36" table:default-cell-style-name="ce32"/>
        <table:table-column table:style-name="co37" table:default-cell-style-name="ce32"/>
        <table:table-column table:style-name="co38" table:default-cell-style-name="ce32"/>
        <table:table-column table:style-name="co39" table:number-columns-repeated="243" table:default-cell-style-name="ce32"/>
        <table:table-column table:style-name="co39" table:number-columns-repeated="765" table:default-cell-style-name="Default"/>
        <table:table-row table:style-name="ro1">
          <table:table-cell office:value-type="string">
            <text:p>Ability                       </text:p>
          </table:table-cell>
          <table:table-cell office:value-type="string" office:string-value="Tier">
            <text:p>Tier </text:p>
          </table:table-cell>
          <table:table-cell office:value-type="string" office:string-value="PE">
            <text:p>PE </text:p>
          </table:table-cell>
          <table:table-cell office:value-type="string" office:string-value="St">
            <text:p>St </text:p>
          </table:table-cell>
          <table:table-cell office:value-type="string" office:string-value="Sp">
            <text:p>Sp </text:p>
          </table:table-cell>
          <table:table-cell office:value-type="string">
            <text:p>Maintain?</text:p>
          </table:table-cell>
          <table:table-cell office:value-type="string">
            <text:p>PE/rnd</text:p>
          </table:table-cell>
          <table:table-cell office:value-type="string">
            <text:p>St/rnd</text:p>
          </table:table-cell>
          <table:table-cell office:value-type="string">
            <text:p>Sp/rnd</text:p>
          </table:table-cell>
          <table:table-cell office:value-type="string">
            <text:p>Area</text:p>
          </table:table-cell>
          <table:table-cell office:value-type="string">
            <text:p>stat</text:p>
          </table:table-cell>
          <table:table-cell office:value-type="string">
            <text:p>type</text:p>
          </table:table-cell>
          <table:table-cell office:value-type="string">
            <text:p>installed?</text:p>
          </table:table-cell>
          <table:table-cell table:style-name="ce31" office:value-type="string">
            <text:p>notes</text:p>
          </table:table-cell>
          <table:table-cell office:value-type="string">
            <text:p>my eval</text:p>
          </table:table-cell>
          <table:table-cell office:value-type="string">
            <text:p>dmg</text:p>
          </table:table-cell>
          <table:table-cell table:number-columns-repeated="1008"/>
        </table:table-row>
        <table:table-row table:style-name="ro1">
          <table:table-cell table:style-name="ce26" office:value-type="string">
            <text:p>expanded vision             </text:p>
          </table:table-cell>
          <table:table-cell office:value-type="float" office:value="1">
            <text:p>1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2];[notes.$A$11:.$B$16];2)" office:value-type="string" office:string-value="wis">
            <text:p>wis</text:p>
          </table:table-cell>
          <table:table-cell office:value-type="string">
            <text:p>info</text:p>
          </table:table-cell>
          <table:table-cell/>
          <table:table-cell office:value-type="string">
            <text:p>like glimpse, master sergeant can see what's in room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psychic impression           </text:p>
          </table:table-cell>
          <table:table-cell office:value-type="float" office:value="1">
            <text:p>1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3];[notes.$A$11:.$B$16];2)" office:value-type="string" office:string-value="wis">
            <text:p>wis</text:p>
          </table:table-cell>
          <table:table-cell office:value-type="string">
            <text:p>info</text:p>
          </table:table-cell>
          <table:table-cell office:value-type="string">
            <text:p>y</text:p>
          </table:table-cell>
          <table:table-cell office:value-type="string">
            <text:p>eval mob, scales with tour!</text:p>
          </table:table-cell>
          <table:table-cell table:number-columns-repeated="1010"/>
        </table:table-row>
        <table:table-row table:style-name="ro1">
          <table:table-cell office:value-type="string">
            <text:p>undead sense</text:p>
          </table:table-cell>
          <table:table-cell office:value-type="float" office:value="1">
            <text:p>1 </text:p>
          </table:table-cell>
          <table:table-cell office:value-type="float" office:value="5">
            <text:p>5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4];[notes.$A$11:.$B$16];2)" office:value-type="string" office:string-value="wis">
            <text:p>wis</text:p>
          </table:table-cell>
          <table:table-cell office:value-type="string">
            <text:p>utility</text:p>
          </table:table-cell>
          <table:table-cell/>
          <table:table-cell office:value-type="string">
            <text:p>reveal if target is undead</text:p>
          </table:table-cell>
          <table:table-cell table:number-columns-repeated="1010"/>
        </table:table-row>
        <table:table-row table:style-name="ro1">
          <table:table-cell office:value-type="string">
            <text:p>bolt</text:p>
          </table:table-cell>
          <table:table-cell office:value-type="float" office:value="1">
            <text:p>1 </text:p>
          </table:table-cell>
          <table:table-cell office:value-type="float" office:value="5">
            <text:p>5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1">
            <text:p>1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5];[notes.$A$11:.$B$16];2)" office:value-type="string" office:string-value="int">
            <text:p>int</text:p>
          </table:table-cell>
          <table:table-cell office:value-type="string">
            <text:p>offense attack</text:p>
          </table:table-cell>
          <table:table-cell/>
          <table:table-cell office:value-type="string">
            <text:p>summon shoulder bolt gun to hit 2/3 rounds ish</text:p>
          </table:table-cell>
          <table:table-cell table:number-columns-repeated="1010"/>
        </table:table-row>
        <table:table-row table:style-name="ro1">
          <table:table-cell office:value-type="string">
            <text:p>pyrokinesis</text:p>
          </table:table-cell>
          <table:table-cell office:value-type="float" office:value="1">
            <text:p>1 </text:p>
          </table:table-cell>
          <table:table-cell office:value-type="float" office:value="5">
            <text:p>5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6];[notes.$A$11:.$B$16];2)" office:value-type="string" office:string-value="int">
            <text:p>int</text:p>
          </table:table-cell>
          <table:table-cell office:value-type="string">
            <text:p>offense spell</text:p>
          </table:table-cell>
          <table:table-cell/>
          <table:table-cell office:value-type="string">
            <text:p>fire attack against mob</text:p>
          </table:table-cell>
          <table:table-cell table:number-columns-repeated="1010"/>
        </table:table-row>
        <table:table-row table:style-name="ro1">
          <table:table-cell office:value-type="string">
            <text:p>kinetic punch</text:p>
          </table:table-cell>
          <table:table-cell office:value-type="float" office:value="1">
            <text:p>1 </text:p>
          </table:table-cell>
          <table:table-cell table:number-columns-repeated="2" office:value-type="float" office:value="5">
            <text:p>5 </text:p>
          </table:table-cell>
          <table:table-cell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7];[notes.$A$11:.$B$16];2)" office:value-type="string" office:string-value="con">
            <text:p>con</text:p>
          </table:table-cell>
          <table:table-cell office:value-type="string">
            <text:p>offense spell</text:p>
          </table:table-cell>
          <table:table-cell/>
          <table:table-cell office:value-type="string">
            <text:p>hurl energy fist at mob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valor</text:p>
          </table:table-cell>
          <table:table-cell office:value-type="float" office:value="1">
            <text:p>1 </text:p>
          </table:table-cell>
          <table:table-cell office:value-type="float" office:value="5">
            <text:p>5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1">
            <text:p>1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8];[notes.$A$11:.$B$16];2)" office:value-type="string" office:string-value="con">
            <text:p>con</text:p>
          </table:table-cell>
          <table:table-cell office:value-type="string">
            <text:p>defense</text:p>
          </table:table-cell>
          <table:table-cell office:value-type="string">
            <text:p>y</text:p>
          </table:table-cell>
          <table:table-cell office:value-type="string">
            <text:p>surround in psychic energy and protect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brightsight</text:p>
          </table:table-cell>
          <table:table-cell office:value-type="float" office:value="1">
            <text:p>1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1">
            <text:p>1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9];[notes.$A$11:.$B$16];2)" office:value-type="string" office:string-value="str">
            <text:p>str</text:p>
          </table:table-cell>
          <table:table-cell office:value-type="string">
            <text:p>utility</text:p>
          </table:table-cell>
          <table:table-cell/>
          <table:table-cell office:value-type="string">
            <text:p>see in dark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talons</text:p>
          </table:table-cell>
          <table:table-cell office:value-type="float" office:value="1">
            <text:p>1 </text:p>
          </table:table-cell>
          <table:table-cell office:value-type="float" office:value="5">
            <text:p>5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0">
            <text:p><text:s/>- </text:p>
          </table:table-cell>
          <table:table-cell office:value-type="float" office:value="1">
            <text:p>1 </text:p>
          </table:table-cell>
          <table:table-cell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10];[notes.$A$11:.$B$16];2)" office:value-type="string" office:string-value="str">
            <text:p>str</text:p>
          </table:table-cell>
          <table:table-cell office:value-type="string">
            <text:p>offense attack</text:p>
          </table:table-cell>
          <table:table-cell/>
          <table:table-cell office:value-type="string">
            <text:p>get 2 edged attacks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verve</text:p>
          </table:table-cell>
          <table:table-cell office:value-type="float" office:value="1">
            <text:p>1 </text:p>
          </table:table-cell>
          <table:table-cell office:value-type="float" office:value="15">
            <text:p>15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11];[notes.$A$11:.$B$16];2)" office:value-type="string" office:string-value="str">
            <text:p>str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 office:value-type="string">
            <text:p>boosts hps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burst</text:p>
          </table:table-cell>
          <table:table-cell office:value-type="float" office:value="1">
            <text:p>1 </text:p>
          </table:table-cell>
          <table:table-cell table:number-columns-repeated="2" office:value-type="float" office:value="10">
            <text:p>10 </text:p>
          </table:table-cell>
          <table:table-cell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12];[notes.$A$11:.$B$16];2)" office:value-type="string" office:string-value="dex">
            <text:p>dex</text:p>
          </table:table-cell>
          <table:table-cell office:value-type="string">
            <text:p>offense effect</text:p>
          </table:table-cell>
          <table:table-cell/>
          <table:table-cell office:value-type="string">
            <text:p>get second mud attack</text:p>
          </table:table-cell>
          <table:table-cell table:number-columns-repeated="1010"/>
        </table:table-row>
        <table:table-row table:style-name="ro1">
          <table:table-cell office:value-type="string">
            <text:p>call weaponry</text:p>
          </table:table-cell>
          <table:table-cell office:value-type="float" office:value="1">
            <text:p>1 </text:p>
          </table:table-cell>
          <table:table-cell office:value-type="float" office:value="5">
            <text:p>5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13];[notes.$A$11:.$B$16];2)" office:value-type="string" office:string-value="dex">
            <text:p>dex</text:p>
          </table:table-cell>
          <table:table-cell office:value-type="string">
            <text:p>summon</text:p>
          </table:table-cell>
          <table:table-cell/>
          <table:table-cell office:value-type="string">
            <text:p>create a temporary weapon</text:p>
          </table:table-cell>
          <table:table-cell table:number-columns-repeated="1010"/>
        </table:table-row>
        <table:table-row table:style-name="ro1">
          <table:table-cell office:value-type="string">
            <text:p>float</text:p>
          </table:table-cell>
          <table:table-cell office:value-type="float" office:value="1">
            <text:p>1 </text:p>
          </table:table-cell>
          <table:table-cell office:value-type="float" office:value="15">
            <text:p>15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0">
            <text:p><text:s/>- </text:p>
          </table:table-cell>
          <table:table-cell office:value-type="float" office:value="2">
            <text:p>2 </text:p>
          </table:table-cell>
          <table:table-cell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14];[notes.$A$11:.$B$16];2)" office:value-type="string" office:string-value="dex">
            <text:p>dex</text:p>
          </table:table-cell>
          <table:table-cell office:value-type="string">
            <text:p>utility</text:p>
          </table:table-cell>
          <table:table-cell/>
          <table:table-cell office:value-type="string">
            <text:p>swim in water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daze</text:p>
          </table:table-cell>
          <table:table-cell office:value-type="float" office:value="1">
            <text:p>1 </text:p>
          </table:table-cell>
          <table:table-cell office:value-type="float" office:value="15">
            <text:p>15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15];[notes.$A$11:.$B$16];2)" office:value-type="string" office:string-value="cha">
            <text:p>cha</text:p>
          </table:table-cell>
          <table:table-cell office:value-type="string">
            <text:p>offense spell</text:p>
          </table:table-cell>
          <table:table-cell/>
          <table:table-cell office:value-type="string">
            <text:p>stun 1 round</text:p>
          </table:table-cell>
          <table:table-cell table:number-columns-repeated="1010"/>
        </table:table-row>
        <table:table-row table:style-name="ro2">
          <table:table-cell table:style-name="ce26" office:value-type="string">
            <text:p>telempathic projection</text:p>
          </table:table-cell>
          <table:table-cell office:value-type="float" office:value="1">
            <text:p>1 </text:p>
          </table:table-cell>
          <table:table-cell office:value-type="float" office:value="15">
            <text:p>15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16];[notes.$A$11:.$B$16];2)" office:value-type="string" office:string-value="cha">
            <text:p>cha</text:p>
          </table:table-cell>
          <table:table-cell office:value-type="string">
            <text:p>offense effect</text:p>
          </table:table-cell>
          <table:table-cell/>
          <table:table-cell table:style-name="ce31" office:value-type="string">
            <text:p>stop mob from hunting; long reset, but still good</text:p>
          </table:table-cell>
          <table:table-cell table:style-name="ce31" table:number-columns-repeated="1010"/>
        </table:table-row>
        <table:table-row table:style-name="ro1">
          <table:table-cell table:style-name="ce26" office:value-type="string">
            <text:p>combat precognition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2">
            <text:p>2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17];[notes.$A$11:.$B$16];2)" office:value-type="string" office:string-value="wis">
            <text:p>wis</text:p>
          </table:table-cell>
          <table:table-cell office:value-type="string">
            <text:p>defense</text:p>
          </table:table-cell>
          <table:table-cell/>
          <table:table-cell office:value-type="string">
            <text:p>helps dodge melee attacks</text:p>
          </table:table-cell>
          <table:table-cell table:number-columns-repeated="1010"/>
        </table:table-row>
        <table:table-row table:style-name="ro1">
          <table:table-cell office:value-type="string">
            <text:p>object reading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18];[notes.$A$11:.$B$16];2)" office:value-type="string" office:string-value="wis">
            <text:p>wis</text:p>
          </table:table-cell>
          <table:table-cell office:value-type="string">
            <text:p>utility</text:p>
          </table:table-cell>
          <table:table-cell/>
          <table:table-cell office:value-type="string">
            <text:p>compare armour/weapon in inventory against worn</text:p>
          </table:table-cell>
          <table:table-cell table:number-columns-repeated="1010"/>
        </table:table-row>
        <table:table-row table:style-name="ro1">
          <table:table-cell office:value-type="string">
            <text:p>astral construct 1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19];[notes.$A$11:.$B$16];2)" office:value-type="string" office:string-value="int">
            <text:p>int</text:p>
          </table:table-cell>
          <table:table-cell office:value-type="string">
            <text:p>summon</text:p>
          </table:table-cell>
          <table:table-cell/>
          <table:table-cell office:value-type="string">
            <text:p>summon a construct to hit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firefall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20];[notes.$A$11:.$B$16];2)" office:value-type="string" office:string-value="int">
            <text:p>int</text:p>
          </table:table-cell>
          <table:table-cell office:value-type="string">
            <text:p>offense spell</text:p>
          </table:table-cell>
          <table:table-cell/>
          <table:table-cell office:value-type="string">
            <text:p>hit 3 mobs with fire</text:p>
          </table:table-cell>
          <table:table-cell table:number-columns-repeated="1010"/>
        </table:table-row>
        <table:table-row table:style-name="ro1">
          <table:table-cell office:value-type="string">
            <text:p>lesser metaphysical weapon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21];[notes.$A$11:.$B$16];2)" office:value-type="string" office:string-value="int">
            <text:p>int</text:p>
          </table:table-cell>
          <table:table-cell office:value-type="string">
            <text:p>offense effect</text:p>
          </table:table-cell>
          <table:table-cell/>
          <table:table-cell office:value-type="string">
            <text:p>boost an average weapon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biocurrent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1">
            <text:p>1 </text:p>
          </table:table-cell>
          <table:table-cell office:value-type="float" office:value="0">
            <text:p><text:s/>- </text:p>
          </table:table-cell>
          <table:table-cell office:value-type="float" office:value="2">
            <text:p>2 </text:p>
          </table:table-cell>
          <table:table-cell office:value-type="string">
            <text:p>Psychokinesis       </text:p>
          </table:table-cell>
          <table:table-cell table:formula="of:=VLOOKUP([.J22];[notes.$A$11:.$B$16];2)" office:value-type="string" office:string-value="con">
            <text:p>con</text:p>
          </table:table-cell>
          <table:table-cell office:value-type="string">
            <text:p>offense attack</text:p>
          </table:table-cell>
          <table:table-cell/>
          <table:table-cell office:value-type="string">
            <text:p>electrify up to 3 mobs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control light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23];[notes.$A$11:.$B$16];2)" office:value-type="string" office:string-value="con">
            <text:p>con</text:p>
          </table:table-cell>
          <table:table-cell office:value-type="string">
            <text:p>utility</text:p>
          </table:table-cell>
          <table:table-cell/>
          <table:table-cell office:value-type="string">
            <text:p>boost the light in a room for a reset</text:p>
          </table:table-cell>
          <table:table-cell table:number-columns-repeated="1010"/>
        </table:table-row>
        <table:table-row table:style-name="ro1">
          <table:table-cell office:value-type="string">
            <text:p>lesser concussion</text:p>
          </table:table-cell>
          <table:table-cell office:value-type="float" office:value="2">
            <text:p>2 </text:p>
          </table:table-cell>
          <table:table-cell office:value-type="float" office:value="25">
            <text:p>25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24];[notes.$A$11:.$B$16];2)" office:value-type="string" office:string-value="con">
            <text:p>con</text:p>
          </table:table-cell>
          <table:table-cell office:value-type="string">
            <text:p>offense spell</text:p>
          </table:table-cell>
          <table:table-cell/>
          <table:table-cell office:value-type="string">
            <text:p>fire a blunt blast at mob and potentially stun 1 round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biofeedback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2">
            <text:p>2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25];[notes.$A$11:.$B$16];2)" office:value-type="string" office:string-value="str">
            <text:p>str</text:p>
          </table:table-cell>
          <table:table-cell office:value-type="string">
            <text:p>defense</text:p>
          </table:table-cell>
          <table:table-cell/>
          <table:table-cell office:value-type="string">
            <text:p>dissipate dmg that comes in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empathic transfer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26];[notes.$A$11:.$B$16];2)" office:value-type="string" office:string-value="str">
            <text:p>str</text:p>
          </table:table-cell>
          <table:table-cell office:value-type="string">
            <text:p>party</text:p>
          </table:table-cell>
          <table:table-cell/>
          <table:table-cell office:value-type="string">
            <text:p>take dmg from another and transfer to self (can kill)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iron jaw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0">
            <text:p><text:s/>- </text:p>
          </table:table-cell>
          <table:table-cell office:value-type="float" office:value="2">
            <text:p>2 </text:p>
          </table:table-cell>
          <table:table-cell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27];[notes.$A$11:.$B$16];2)" office:value-type="string" office:string-value="str">
            <text:p>str</text:p>
          </table:table-cell>
          <table:table-cell office:value-type="string">
            <text:p>offense attack</text:p>
          </table:table-cell>
          <table:table-cell/>
          <table:table-cell office:value-type="string">
            <text:p>gives an edged attack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vigor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28];[notes.$A$11:.$B$16];2)" office:value-type="string" office:string-value="str">
            <text:p>str</text:p>
          </table:table-cell>
          <table:table-cell office:value-type="string">
            <text:p>stats</text:p>
          </table:table-cell>
          <table:table-cell office:value-type="string">
            <text:p>y</text:p>
          </table:table-cell>
          <table:table-cell office:value-type="string">
            <text:p>boosts con, I think it averages str/int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chain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29];[notes.$A$11:.$B$16];2)" office:value-type="string" office:string-value="dex">
            <text:p>dex</text:p>
          </table:table-cell>
          <table:table-cell office:value-type="string">
            <text:p>utility</text:p>
          </table:table-cell>
          <table:table-cell/>
          <table:table-cell office:value-type="string">
            <text:p>lets you do two actions in a round, 10 PE per action</text:p>
          </table:table-cell>
          <table:table-cell table:number-columns-repeated="1010"/>
        </table:table-row>
        <table:table-row table:style-name="ro1">
          <table:table-cell office:value-type="string">
            <text:p>dissipating touch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30];[notes.$A$11:.$B$16];2)" office:value-type="string" office:string-value="dex">
            <text:p>dex</text:p>
          </table:table-cell>
          <table:table-cell office:value-type="string">
            <text:p>offense spell</text:p>
          </table:table-cell>
          <table:table-cell/>
          <table:table-cell office:value-type="string">
            <text:p>teleport a piece of mob away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demoralize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31];[notes.$A$11:.$B$16];2)" office:value-type="string" office:string-value="cha">
            <text:p>cha</text:p>
          </table:table-cell>
          <table:table-cell office:value-type="string">
            <text:p>offense effect</text:p>
          </table:table-cell>
          <table:table-cell office:value-type="string">
            <text:p>y</text:p>
          </table:table-cell>
          <table:table-cell office:value-type="string">
            <text:p>lower mobs defenses</text:p>
          </table:table-cell>
          <table:table-cell table:number-columns-repeated="1010"/>
        </table:table-row>
        <table:table-row table:style-name="ro2">
          <table:table-cell office:value-type="string">
            <text:p>lesser mindlink</text:p>
          </table:table-cell>
          <table:table-cell office:value-type="float" office:value="2">
            <text:p>2 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2">
            <text:p>2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32];[notes.$A$11:.$B$16];2)" office:value-type="string" office:string-value="cha">
            <text:p>cha</text:p>
          </table:table-cell>
          <table:table-cell office:value-type="string">
            <text:p>party</text:p>
          </table:table-cell>
          <table:table-cell/>
          <table:table-cell table:style-name="ce31" office:value-type="string">
            <text:p>you and party member share sps</text:p>
          </table:table-cell>
          <table:table-cell table:style-name="ce31" table:number-columns-repeated="1010"/>
        </table:table-row>
        <table:table-row table:style-name="ro1">
          <table:table-cell table:style-name="ce26" office:value-type="string">
            <text:p>combat prescience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3">
            <text:p>3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33];[notes.$A$11:.$B$16];2)" office:value-type="string" office:string-value="wis">
            <text:p>wis</text:p>
          </table:table-cell>
          <table:table-cell office:value-type="string">
            <text:p>offense effect</text:p>
          </table:table-cell>
          <table:table-cell/>
          <table:table-cell office:value-type="string">
            <text:p>increase hitting accuracy</text:p>
          </table:table-cell>
          <table:table-cell table:number-columns-repeated="1010"/>
        </table:table-row>
        <table:table-row table:style-name="ro1">
          <table:table-cell office:value-type="string">
            <text:p>recall pain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34];[notes.$A$11:.$B$16];2)" office:value-type="string" office:string-value="wis">
            <text:p>wis</text:p>
          </table:table-cell>
          <table:table-cell office:value-type="string">
            <text:p>offense spell</text:p>
          </table:table-cell>
          <table:table-cell/>
          <table:table-cell office:value-type="string">
            <text:p>force mob to take round dmg again</text:p>
          </table:table-cell>
          <table:table-cell table:number-columns-repeated="1010"/>
        </table:table-row>
        <table:table-row table:style-name="ro1">
          <table:table-cell office:value-type="string">
            <text:p>see invisibility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35];[notes.$A$11:.$B$16];2)" office:value-type="string" office:string-value="wis">
            <text:p>wis</text:p>
          </table:table-cell>
          <table:table-cell office:value-type="string">
            <text:p>utility</text:p>
          </table:table-cell>
          <table:table-cell/>
          <table:table-cell office:value-type="string">
            <text:p>see invisible mobs</text:p>
          </table:table-cell>
          <table:table-cell table:number-columns-repeated="1010"/>
        </table:table-row>
        <table:table-row table:style-name="ro1">
          <table:table-cell office:value-type="string">
            <text:p>astral construct 2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36];[notes.$A$11:.$B$16];2)" office:value-type="string" office:string-value="int">
            <text:p>int</text:p>
          </table:table-cell>
          <table:table-cell office:value-type="string">
            <text:p>summon</text:p>
          </table:table-cell>
          <table:table-cell/>
          <table:table-cell office:value-type="string">
            <text:p>summon a construct to hit</text:p>
          </table:table-cell>
          <table:table-cell table:number-columns-repeated="1010"/>
        </table:table-row>
        <table:table-row table:style-name="ro1">
          <table:table-cell office:value-type="string">
            <text:p>burning ray</text:p>
          </table:table-cell>
          <table:table-cell office:value-type="float" office:value="3">
            <text:p>3 </text:p>
          </table:table-cell>
          <table:table-cell office:value-type="float" office:value="60">
            <text:p>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37];[notes.$A$11:.$B$16];2)" office:value-type="string" office:string-value="int">
            <text:p>int</text:p>
          </table:table-cell>
          <table:table-cell office:value-type="string">
            <text:p>offense spell</text:p>
          </table:table-cell>
          <table:table-cell/>
          <table:table-cell office:value-type="string">
            <text:p>summon up to 3 beams of fire; no helmet</text:p>
          </table:table-cell>
          <table:table-cell office:value-type="string">
            <text:p>does decent dmg, gives 2-3 hits</text:p>
          </table:table-cell>
          <table:table-cell office:value-type="string">
            <text:p>fire</text:p>
          </table:table-cell>
          <table:table-cell table:number-columns-repeated="1008"/>
        </table:table-row>
        <table:table-row table:style-name="ro1">
          <table:table-cell table:style-name="ce26" office:value-type="string">
            <text:p>ectoplasmic cocoon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38];[notes.$A$11:.$B$16];2)" office:value-type="string" office:string-value="int">
            <text:p>int</text:p>
          </table:table-cell>
          <table:table-cell office:value-type="string">
            <text:p>utility</text:p>
          </table:table-cell>
          <table:table-cell/>
          <table:table-cell office:value-type="string">
            <text:p>stop mob from leaving area</text:p>
          </table:table-cell>
          <table:table-cell table:number-columns-repeated="1010"/>
        </table:table-row>
        <table:table-row table:style-name="ro1">
          <table:table-cell office:value-type="string">
            <text:p>psycholuminescence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39];[notes.$A$11:.$B$16];2)" office:value-type="string" office:string-value="int">
            <text:p>int</text:p>
          </table:table-cell>
          <table:table-cell office:value-type="string">
            <text:p>utility</text:p>
          </table:table-cell>
          <table:table-cell/>
          <table:table-cell office:value-type="string">
            <text:p>make object provide light</text:p>
          </table:table-cell>
          <table:table-cell table:number-columns-repeated="1010"/>
        </table:table-row>
        <table:table-row table:style-name="ro1">
          <table:table-cell office:value-type="string">
            <text:p>concussion</text:p>
          </table:table-cell>
          <table:table-cell office:value-type="float" office:value="3">
            <text:p>3 </text:p>
          </table:table-cell>
          <table:table-cell office:value-type="float" office:value="50">
            <text:p>5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40];[notes.$A$11:.$B$16];2)" office:value-type="string" office:string-value="con">
            <text:p>con</text:p>
          </table:table-cell>
          <table:table-cell office:value-type="string">
            <text:p>offense spell</text:p>
          </table:table-cell>
          <table:table-cell/>
          <table:table-cell office:value-type="string">
            <text:p>fire a blunt blast at mob and potentially stun 2 rounds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invisibility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41];[notes.$A$11:.$B$16];2)" office:value-type="string" office:string-value="con">
            <text:p>con</text:p>
          </table:table-cell>
          <table:table-cell office:value-type="string">
            <text:p>utility</text:p>
          </table:table-cell>
          <table:table-cell/>
          <table:table-cell office:value-type="string">
            <text:p>invis!</text:p>
          </table:table-cell>
          <table:table-cell table:number-columns-repeated="1010"/>
        </table:table-row>
        <table:table-row table:style-name="ro1">
          <table:table-cell office:value-type="string">
            <text:p>sever the tie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42];[notes.$A$11:.$B$16];2)" office:value-type="string" office:string-value="con">
            <text:p>con</text:p>
          </table:table-cell>
          <table:table-cell office:value-type="string">
            <text:p>offense spell</text:p>
          </table:table-cell>
          <table:table-cell/>
          <table:table-cell office:value-type="string">
            <text:p>massive dmg to undead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animal affinity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43];[notes.$A$11:.$B$16];2)" office:value-type="string" office:string-value="str">
            <text:p>str</text:p>
          </table:table-cell>
          <table:table-cell office:value-type="string">
            <text:p>stats</text:p>
          </table:table-cell>
          <table:table-cell/>
          <table:table-cell office:value-type="string">
            <text:p>boost a stat of choice</text:p>
          </table:table-cell>
          <table:table-cell table:number-columns-repeated="1010"/>
        </table:table-row>
        <table:table-row table:style-name="ro1">
          <table:table-cell table:style-name="ce27" office:value-type="string">
            <text:p>bear claw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0">
            <text:p><text:s/>- </text:p>
          </table:table-cell>
          <table:table-cell office:value-type="float" office:value="3">
            <text:p>3 </text:p>
          </table:table-cell>
          <table:table-cell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44];[notes.$A$11:.$B$16];2)" office:value-type="string" office:string-value="str">
            <text:p>str</text:p>
          </table:table-cell>
          <table:table-cell office:value-type="string">
            <text:p>offense attack</text:p>
          </table:table-cell>
          <table:table-cell office:value-type="string">
            <text:p>y</text:p>
          </table:table-cell>
          <table:table-cell office:value-type="string">
            <text:p>get 2 edged attacks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body adjustment</text:p>
          </table:table-cell>
          <table:table-cell table:style-name="ce30" office:value-type="float" office:value="3">
            <text:p>3 </text:p>
          </table:table-cell>
          <table:table-cell table:style-name="ce30" office:value-type="float" office:value="20">
            <text:p>20 </text:p>
          </table:table-cell>
          <table:table-cell table:number-columns-repeated="2" table:style-name="ce30" office:value-type="float" office:value="0">
            <text:p><text:s/>- </text:p>
          </table:table-cell>
          <table:table-cell table:style-name="ce27" office:value-type="string">
            <text:p>N</text:p>
          </table:table-cell>
          <table:table-cell table:number-columns-repeated="3" table:style-name="ce30" office:value-type="float" office:value="0">
            <text:p><text:s/>- </text:p>
          </table:table-cell>
          <table:table-cell table:style-name="ce27" office:value-type="string">
            <text:p>Psychometabolism    </text:p>
          </table:table-cell>
          <table:table-cell table:style-name="ce27" table:formula="of:=VLOOKUP([.J45];[notes.$A$11:.$B$16];2)" office:value-type="string" office:string-value="str">
            <text:p>str</text:p>
          </table:table-cell>
          <table:table-cell table:style-name="ce27" office:value-type="string">
            <text:p>healing</text:p>
          </table:table-cell>
          <table:table-cell table:style-name="ce27" office:value-type="string">
            <text:p>y</text:p>
          </table:table-cell>
          <table:table-cell table:style-name="ce33" office:value-type="string">
            <text:p>heal hps</text:p>
          </table:table-cell>
          <table:table-cell table:number-columns-repeated="1010"/>
        </table:table-row>
        <table:table-row table:style-name="ro1">
          <table:table-cell office:value-type="string">
            <text:p>painful touch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46];[notes.$A$11:.$B$16];2)" office:value-type="string" office:string-value="str">
            <text:p>str</text:p>
          </table:table-cell>
          <table:table-cell office:value-type="string">
            <text:p>offense spell</text:p>
          </table:table-cell>
          <table:table-cell/>
          <table:table-cell office:value-type="string">
            <text:p>electric dmg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blur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office:value-type="float" office:value="3">
            <text:p>3 </text:p>
          </table:table-cell>
          <table:table-cell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0">
            <text:p><text:s/>- </text:p>
          </table:table-cell>
          <table:table-cell office:value-type="float" office:value="3">
            <text:p>3 </text:p>
          </table:table-cell>
          <table:table-cell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47];[notes.$A$11:.$B$16];2)" office:value-type="string" office:string-value="dex">
            <text:p>dex</text:p>
          </table:table-cell>
          <table:table-cell office:value-type="string">
            <text:p>offense effect</text:p>
          </table:table-cell>
          <table:table-cell/>
          <table:table-cell office:value-type="string">
            <text:p>boost attacks, 1 attack costs 2 pe a round basically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levitate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48];[notes.$A$11:.$B$16];2)" office:value-type="string" office:string-value="dex">
            <text:p>dex</text:p>
          </table:table-cell>
          <table:table-cell office:value-type="string">
            <text:p>utility</text:p>
          </table:table-cell>
          <table:table-cell/>
          <table:table-cell office:value-type="string">
            <text:p>levitate!</text:p>
          </table:table-cell>
          <table:table-cell table:number-columns-repeated="1010"/>
        </table:table-row>
        <table:table-row table:style-name="ro1">
          <table:table-cell office:value-type="string">
            <text:p>lesser fate link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2" office:value-type="float" office:value="5">
            <text:p>5 </text:p>
          </table:table-cell>
          <table:table-cell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49];[notes.$A$11:.$B$16];2)" office:value-type="string" office:string-value="cha">
            <text:p>cha</text:p>
          </table:table-cell>
          <table:table-cell office:value-type="string">
            <text:p>offense effect</text:p>
          </table:table-cell>
          <table:table-cell/>
          <table:table-cell office:value-type="string">
            <text:p>two mobs take same dmg</text:p>
          </table:table-cell>
          <table:table-cell table:number-columns-repeated="1010"/>
        </table:table-row>
        <table:table-row table:style-name="ro2">
          <table:table-cell office:value-type="string">
            <text:p>mindlink</text:p>
          </table:table-cell>
          <table:table-cell office:value-type="float" office:value="3">
            <text:p>3 </text:p>
          </table:table-cell>
          <table:table-cell office:value-type="float" office:value="20">
            <text:p>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3">
            <text:p>3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50];[notes.$A$11:.$B$16];2)" office:value-type="string" office:string-value="cha">
            <text:p>cha</text:p>
          </table:table-cell>
          <table:table-cell office:value-type="string">
            <text:p>party</text:p>
          </table:table-cell>
          <table:table-cell/>
          <table:table-cell table:style-name="ce31" office:value-type="string">
            <text:p>pool sps with 2 party members</text:p>
          </table:table-cell>
          <table:table-cell table:style-name="ce31" table:number-columns-repeated="1010"/>
        </table:table-row>
        <table:table-row table:style-name="ro1">
          <table:table-cell table:style-name="ce26" office:value-type="string">
            <text:p>insightful reaction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0">
            <text:p>0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51];[notes.$A$11:.$B$16];2)" office:value-type="string" office:string-value="wis">
            <text:p>wis</text:p>
          </table:table-cell>
          <table:table-cell office:value-type="string">
            <text:p>info</text:p>
          </table:table-cell>
          <table:table-cell/>
          <table:table-cell office:value-type="string">
            <text:p>set up triggers, 1 psi per trigger</text:p>
          </table:table-cell>
          <table:table-cell table:number-columns-repeated="1010"/>
        </table:table-row>
        <table:table-row table:style-name="ro1">
          <table:table-cell table:style-name="ce28" office:value-type="string">
            <text:p>ubiquitous vision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52];[notes.$A$11:.$B$16];2)" office:value-type="string" office:string-value="wis">
            <text:p>wis</text:p>
          </table:table-cell>
          <table:table-cell office:value-type="string">
            <text:p>info</text:p>
          </table:table-cell>
          <table:table-cell/>
          <table:table-cell office:value-type="string">
            <text:p>see all directions available to you (hidden?)</text:p>
          </table:table-cell>
          <table:table-cell table:number-columns-repeated="1010"/>
        </table:table-row>
        <table:table-row table:style-name="ro1">
          <table:table-cell office:value-type="string">
            <text:p>astral construct 3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53];[notes.$A$11:.$B$16];2)" office:value-type="string" office:string-value="int">
            <text:p>int</text:p>
          </table:table-cell>
          <table:table-cell office:value-type="string">
            <text:p>summon</text:p>
          </table:table-cell>
          <table:table-cell table:number-columns-repeated="1012"/>
        </table:table-row>
        <table:table-row table:style-name="ro1">
          <table:table-cell office:value-type="string">
            <text:p>dismiss ectoplasm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54];[notes.$A$11:.$B$16];2)" office:value-type="string" office:string-value="int">
            <text:p>int</text:p>
          </table:table-cell>
          <table:table-cell office:value-type="string">
            <text:p>utility</text:p>
          </table:table-cell>
          <table:table-cell/>
          <table:table-cell office:value-type="string">
            <text:p>dismiess ectoplasm…</text:p>
          </table:table-cell>
          <table:table-cell table:number-columns-repeated="1010"/>
        </table:table-row>
        <table:table-row table:style-name="ro1">
          <table:table-cell office:value-type="string">
            <text:p>ectoplasmic wall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55];[notes.$A$11:.$B$16];2)" office:value-type="string" office:string-value="int">
            <text:p>int</text:p>
          </table:table-cell>
          <table:table-cell office:value-type="string">
            <text:p>utility</text:p>
          </table:table-cell>
          <table:table-cell/>
          <table:table-cell office:value-type="string">
            <text:p>block an exit one way</text:p>
          </table:table-cell>
          <table:table-cell table:number-columns-repeated="1010"/>
        </table:table-row>
        <table:table-row table:style-name="ro1">
          <table:table-cell office:value-type="string">
            <text:p>whitefire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56];[notes.$A$11:.$B$16];2)" office:value-type="string" office:string-value="int">
            <text:p>int</text:p>
          </table:table-cell>
          <table:table-cell office:value-type="string">
            <text:p>offense spell</text:p>
          </table:table-cell>
          <table:table-cell/>
          <table:table-cell office:value-type="string">
            <text:p>hits up to 5 mobs in room</text:p>
          </table:table-cell>
          <table:table-cell table:number-columns-repeated="1010"/>
        </table:table-row>
        <table:table-row table:style-name="ro1">
          <table:table-cell office:value-type="string">
            <text:p>greater concussion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57];[notes.$A$11:.$B$16];2)" office:value-type="string" office:string-value="con">
            <text:p>con</text:p>
          </table:table-cell>
          <table:table-cell office:value-type="string">
            <text:p>offense spell</text:p>
          </table:table-cell>
          <table:table-cell/>
          <table:table-cell office:value-type="string">
            <text:p>stun up to 5 rounds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improved valor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58];[notes.$A$11:.$B$16];2)" office:value-type="string" office:string-value="con">
            <text:p>con</text:p>
          </table:table-cell>
          <table:table-cell office:value-type="string">
            <text:p>defense</text:p>
          </table:table-cell>
          <table:table-cell/>
          <table:table-cell office:value-type="string">
            <text:p>upgrade to valor</text:p>
          </table:table-cell>
          <table:table-cell table:number-columns-repeated="1010"/>
        </table:table-row>
        <table:table-row table:style-name="ro1">
          <table:table-cell office:value-type="string">
            <text:p>inertial barrier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4">
            <text:p>4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59];[notes.$A$11:.$B$16];2)" office:value-type="string" office:string-value="con">
            <text:p>con</text:p>
          </table:table-cell>
          <table:table-cell office:value-type="string">
            <text:p>defense</text:p>
          </table:table-cell>
          <table:table-cell/>
          <table:table-cell office:value-type="string">
            <text:p>reduce physical dmg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conductive grasp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0">
            <text:p><text:s/>- </text:p>
          </table:table-cell>
          <table:table-cell office:value-type="float" office:value="4">
            <text:p>4 </text:p>
          </table:table-cell>
          <table:table-cell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60];[notes.$A$11:.$B$16];2)" office:value-type="string" office:string-value="str">
            <text:p>str</text:p>
          </table:table-cell>
          <table:table-cell office:value-type="string">
            <text:p>offense attack</text:p>
          </table:table-cell>
          <table:table-cell/>
          <table:table-cell office:value-type="string">
            <text:p>hits deal dmg and heal hps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displacement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0">
            <text:p><text:s/>- </text:p>
          </table:table-cell>
          <table:table-cell office:value-type="float" office:value="3">
            <text:p>3 </text:p>
          </table:table-cell>
          <table:table-cell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61];[notes.$A$11:.$B$16];2)" office:value-type="string" office:string-value="str">
            <text:p>str</text:p>
          </table:table-cell>
          <table:table-cell office:value-type="string">
            <text:p>defense</text:p>
          </table:table-cell>
          <table:table-cell/>
          <table:table-cell office:value-type="string">
            <text:p>makes you hard to hit?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improved biofeedback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4">
            <text:p>4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62];[notes.$A$11:.$B$16];2)" office:value-type="string" office:string-value="str">
            <text:p>str</text:p>
          </table:table-cell>
          <table:table-cell office:value-type="string">
            <text:p>defense</text:p>
          </table:table-cell>
          <table:table-cell/>
          <table:table-cell office:value-type="string">
            <text:p>upgrade to biofeedback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psychofeedback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63];[notes.$A$11:.$B$16];2)" office:value-type="string" office:string-value="str">
            <text:p>str</text:p>
          </table:table-cell>
          <table:table-cell office:value-type="string">
            <text:p>stats</text:p>
          </table:table-cell>
          <table:table-cell/>
          <table:table-cell office:value-type="string">
            <text:p>sacrifice int/wis/cha for str/dex/con</text:p>
          </table:table-cell>
          <table:table-cell table:number-columns-repeated="1010"/>
        </table:table-row>
        <table:table-row table:style-name="ro1">
          <table:table-cell office:value-type="string">
            <text:p>astral steed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64];[notes.$A$11:.$B$16];2)" office:value-type="string" office:string-value="dex">
            <text:p>dex</text:p>
          </table:table-cell>
          <table:table-cell office:value-type="string">
            <text:p>summon</text:p>
          </table:table-cell>
          <table:table-cell/>
          <table:table-cell office:value-type="string">
            <text:p>a noble steed to hold stuff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fly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65];[notes.$A$11:.$B$16];2)" office:value-type="string" office:string-value="dex">
            <text:p>dex</text:p>
          </table:table-cell>
          <table:table-cell office:value-type="string">
            <text:p>utility</text:p>
          </table:table-cell>
          <table:table-cell/>
          <table:table-cell office:value-type="string">
            <text:p>fly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hustle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66];[notes.$A$11:.$B$16];2)" office:value-type="string" office:string-value="dex">
            <text:p>dex</text:p>
          </table:table-cell>
          <table:table-cell office:value-type="string">
            <text:p>utility</text:p>
          </table:table-cell>
          <table:table-cell/>
          <table:table-cell office:value-type="string">
            <text:p>do up to 3 actions (each costs 40 PE)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forget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67];[notes.$A$11:.$B$16];2)" office:value-type="string" office:string-value="cha">
            <text:p>cha</text:p>
          </table:table-cell>
          <table:table-cell office:value-type="string">
            <text:p>offense effect</text:p>
          </table:table-cell>
          <table:table-cell/>
          <table:table-cell office:value-type="string">
            <text:p>stop combat</text:p>
          </table:table-cell>
          <table:table-cell table:number-columns-repeated="1010"/>
        </table:table-row>
        <table:table-row table:style-name="ro2">
          <table:table-cell table:style-name="ce26" office:value-type="string">
            <text:p>mind shatter</text:p>
          </table:table-cell>
          <table:table-cell office:value-type="float" office:value="4">
            <text:p>4 </text:p>
          </table:table-cell>
          <table:table-cell office:value-type="float" office:value="40">
            <text:p>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68];[notes.$A$11:.$B$16];2)" office:value-type="string" office:string-value="cha">
            <text:p>cha</text:p>
          </table:table-cell>
          <table:table-cell office:value-type="string">
            <text:p>offense effect</text:p>
          </table:table-cell>
          <table:table-cell/>
          <table:table-cell table:style-name="ce31" office:value-type="string">
            <text:p>drain targets sps</text:p>
          </table:table-cell>
          <table:table-cell table:style-name="ce31" table:number-columns-repeated="1010"/>
        </table:table-row>
        <table:table-row table:style-name="ro1">
          <table:table-cell office:value-type="string">
            <text:p>recall agony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69];[notes.$A$11:.$B$16];2)" office:value-type="string" office:string-value="wis">
            <text:p>wis</text:p>
          </table:table-cell>
          <table:table-cell office:value-type="string">
            <text:p>offense spell</text:p>
          </table:table-cell>
          <table:table-cell/>
          <table:table-cell office:value-type="string">
            <text:p>mob takes dmg again, 1 per 5 rounds</text:p>
          </table:table-cell>
          <table:table-cell table:number-columns-repeated="1010"/>
        </table:table-row>
        <table:table-row table:style-name="ro1">
          <table:table-cell office:value-type="string">
            <text:p>astral construct 4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70];[notes.$A$11:.$B$16];2)" office:value-type="string" office:string-value="int">
            <text:p>int</text:p>
          </table:table-cell>
          <table:table-cell office:value-type="string">
            <text:p>summon</text:p>
          </table:table-cell>
          <table:table-cell table:number-columns-repeated="1012"/>
        </table:table-row>
        <table:table-row table:style-name="ro1">
          <table:table-cell office:value-type="string">
            <text:p>contingency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71];[notes.$A$11:.$B$16];2)" office:value-type="string" office:string-value="int">
            <text:p>int</text:p>
          </table:table-cell>
          <table:table-cell office:value-type="string">
            <text:p>utility</text:p>
          </table:table-cell>
          <table:table-cell/>
          <table:table-cell office:value-type="string">
            <text:p>lets you actuate a power at hp/sp/gp1/gp2 lvl</text:p>
          </table:table-cell>
          <table:table-cell table:number-columns-repeated="1010"/>
        </table:table-row>
        <table:table-row table:style-name="ro1">
          <table:table-cell office:value-type="string">
            <text:p>metaphysical weapon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72];[notes.$A$11:.$B$16];2)" office:value-type="string" office:string-value="int">
            <text:p>int</text:p>
          </table:table-cell>
          <table:table-cell office:value-type="string">
            <text:p>offense effect</text:p>
          </table:table-cell>
          <table:table-cell/>
          <table:table-cell office:value-type="string">
            <text:p>boosts a good weapon</text:p>
          </table:table-cell>
          <table:table-cell table:number-columns-repeated="1010"/>
        </table:table-row>
        <table:table-row table:style-name="ro1">
          <table:table-cell office:value-type="string">
            <text:p>brilliant blast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73];[notes.$A$11:.$B$16];2)" office:value-type="string" office:string-value="con">
            <text:p>con</text:p>
          </table:table-cell>
          <table:table-cell office:value-type="string">
            <text:p>offense spell</text:p>
          </table:table-cell>
          <table:table-cell/>
          <table:table-cell office:value-type="string">
            <text:p>burn &amp; blind up to 10 creatures (on blind reduces defense)</text:p>
          </table:table-cell>
          <table:table-cell table:number-columns-repeated="1010"/>
        </table:table-row>
        <table:table-row table:style-name="ro1">
          <table:table-cell office:value-type="string">
            <text:p>matter rearrangement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74];[notes.$A$11:.$B$16];2)" office:value-type="string" office:string-value="con">
            <text:p>con</text:p>
          </table:table-cell>
          <table:table-cell office:value-type="string">
            <text:p>utility</text:p>
          </table:table-cell>
          <table:table-cell/>
          <table:table-cell office:value-type="string">
            <text:p>morph armour/wpn to another piece (loses wc/ac and specials)</text:p>
          </table:table-cell>
          <table:table-cell table:number-columns-repeated="1010"/>
        </table:table-row>
        <table:table-row table:style-name="ro1">
          <table:table-cell office:value-type="string">
            <text:p>dissolving touch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75];[notes.$A$11:.$B$16];2)" office:value-type="string" office:string-value="str">
            <text:p>str</text:p>
          </table:table-cell>
          <table:table-cell office:value-type="string">
            <text:p>offense spell</text:p>
          </table:table-cell>
          <table:table-cell/>
          <table:table-cell office:value-type="string">
            <text:p>acid attack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energy barrier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76];[notes.$A$11:.$B$16];2)" office:value-type="string" office:string-value="str">
            <text:p>str</text:p>
          </table:table-cell>
          <table:table-cell office:value-type="string">
            <text:p>defense</text:p>
          </table:table-cell>
          <table:table-cell/>
          <table:table-cell office:value-type="string">
            <text:p>deflect energy dmg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improved verve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77];[notes.$A$11:.$B$16];2)" office:value-type="string" office:string-value="str">
            <text:p>str</text:p>
          </table:table-cell>
          <table:table-cell office:value-type="string">
            <text:p>stats</text:p>
          </table:table-cell>
          <table:table-cell/>
          <table:table-cell office:value-type="string">
            <text:p>boosts hps, upgrad to verve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steel jaw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0">
            <text:p><text:s/>- </text:p>
          </table:table-cell>
          <table:table-cell office:value-type="float" office:value="4">
            <text:p>4 </text:p>
          </table:table-cell>
          <table:table-cell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78];[notes.$A$11:.$B$16];2)" office:value-type="string" office:string-value="str">
            <text:p>str</text:p>
          </table:table-cell>
          <table:table-cell office:value-type="string">
            <text:p>offense attack</text:p>
          </table:table-cell>
          <table:table-cell/>
          <table:table-cell office:value-type="string">
            <text:p>upgrade to wolf bite</text:p>
          </table:table-cell>
          <table:table-cell table:number-columns-repeated="1010"/>
        </table:table-row>
        <table:table-row table:style-name="ro1">
          <table:table-cell office:value-type="string">
            <text:p>baleful teleport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79];[notes.$A$11:.$B$16];2)" office:value-type="string" office:string-value="dex">
            <text:p>dex</text:p>
          </table:table-cell>
          <table:table-cell office:value-type="string">
            <text:p>offense spell</text:p>
          </table:table-cell>
          <table:table-cell/>
          <table:table-cell office:value-type="string">
            <text:p>teleport a piece of mob away</text:p>
          </table:table-cell>
          <table:table-cell table:number-columns-repeated="1010"/>
        </table:table-row>
        <table:table-row table:style-name="ro1">
          <table:table-cell office:value-type="string">
            <text:p>sending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80];[notes.$A$11:.$B$16];2)" office:value-type="string" office:string-value="dex">
            <text:p>dex</text:p>
          </table:table-cell>
          <table:table-cell office:value-type="string">
            <text:p>utility</text:p>
          </table:table-cell>
          <table:table-cell/>
          <table:table-cell office:value-type="string">
            <text:p>teleport object to player</text:p>
          </table:table-cell>
          <table:table-cell table:number-columns-repeated="1010"/>
        </table:table-row>
        <table:table-row table:style-name="ro1">
          <table:table-cell office:value-type="string">
            <text:p>metaconcert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81];[notes.$A$11:.$B$16];2)" office:value-type="string" office:string-value="cha">
            <text:p>cha</text:p>
          </table:table-cell>
          <table:table-cell office:value-type="string">
            <text:p>party</text:p>
          </table:table-cell>
          <table:table-cell/>
          <table:table-cell office:value-type="string">
            <text:p>share PE with another psicorps</text:p>
          </table:table-cell>
          <table:table-cell table:number-columns-repeated="1010"/>
        </table:table-row>
        <table:table-row table:style-name="ro3">
          <table:table-cell table:style-name="ce26" office:value-type="string">
            <text:p>suggestion</text:p>
          </table:table-cell>
          <table:table-cell office:value-type="float" office:value="5">
            <text:p>5 </text:p>
          </table:table-cell>
          <table:table-cell office:value-type="float" office:value="80">
            <text:p>8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82];[notes.$A$11:.$B$16];2)" office:value-type="string" office:string-value="cha">
            <text:p>cha</text:p>
          </table:table-cell>
          <table:table-cell office:value-type="string">
            <text:p>offense effect</text:p>
          </table:table-cell>
          <table:table-cell/>
          <table:table-cell table:style-name="ce31" office:value-type="string">
            <text:p>make mob leave room</text:p>
          </table:table-cell>
          <table:table-cell table:style-name="ce31" table:number-columns-repeated="1010"/>
        </table:table-row>
        <table:table-row table:style-name="ro1">
          <table:table-cell table:style-name="ce26" office:value-type="string">
            <text:p>precognition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6">
            <text:p>6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83];[notes.$A$11:.$B$16];2)" office:value-type="string" office:string-value="wis">
            <text:p>wis</text:p>
          </table:table-cell>
          <table:table-cell office:value-type="string">
            <text:p>defense</text:p>
          </table:table-cell>
          <table:table-cell/>
          <table:table-cell office:value-type="string">
            <text:p>dodge all attacks (not just physical)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shield of prudence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6">
            <text:p>6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84];[notes.$A$11:.$B$16];2)" office:value-type="string" office:string-value="wis">
            <text:p>wis</text:p>
          </table:table-cell>
          <table:table-cell office:value-type="string">
            <text:p>defense</text:p>
          </table:table-cell>
          <table:table-cell/>
          <table:table-cell office:value-type="string">
            <text:p>block melee hits (upgrade to combat precog)</text:p>
          </table:table-cell>
          <table:table-cell table:number-columns-repeated="1010"/>
        </table:table-row>
        <table:table-row table:style-name="ro1">
          <table:table-cell office:value-type="string">
            <text:p>astral construct 5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85];[notes.$A$11:.$B$16];2)" office:value-type="string" office:string-value="int">
            <text:p>int</text:p>
          </table:table-cell>
          <table:table-cell office:value-type="string">
            <text:p>summon</text:p>
          </table:table-cell>
          <table:table-cell table:number-columns-repeated="1012"/>
        </table:table-row>
        <table:table-row table:style-name="ro1">
          <table:table-cell office:value-type="string">
            <text:p>ectoplasmic armor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86];[notes.$A$11:.$B$16];2)" office:value-type="string" office:string-value="int">
            <text:p>int</text:p>
          </table:table-cell>
          <table:table-cell office:value-type="string">
            <text:p>defense</text:p>
          </table:table-cell>
          <table:table-cell/>
          <table:table-cell office:value-type="string">
            <text:p>build your own eq!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flaming shroud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87];[notes.$A$11:.$B$16];2)" office:value-type="string" office:string-value="int">
            <text:p>int</text:p>
          </table:table-cell>
          <table:table-cell office:value-type="string">
            <text:p>offense attack</text:p>
          </table:table-cell>
          <table:table-cell/>
          <table:table-cell office:value-type="string">
            <text:p>put flaming cloak on mob for duration</text:p>
          </table:table-cell>
          <table:table-cell table:number-columns-repeated="1010"/>
        </table:table-row>
        <table:table-row table:style-name="ro1">
          <table:table-cell office:value-type="string">
            <text:p>greater biocurrent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2" office:value-type="float" office:value="0">
            <text:p><text:s/>- </text:p>
          </table:table-cell>
          <table:table-cell office:value-type="float" office:value="24">
            <text:p>24 </text:p>
          </table:table-cell>
          <table:table-cell office:value-type="string">
            <text:p>Psychokinesis       </text:p>
          </table:table-cell>
          <table:table-cell table:formula="of:=VLOOKUP([.J88];[notes.$A$11:.$B$16];2)" office:value-type="string" office:string-value="con">
            <text:p>con</text:p>
          </table:table-cell>
          <table:table-cell office:value-type="string">
            <text:p>offense attack</text:p>
          </table:table-cell>
          <table:table-cell/>
          <table:table-cell office:value-type="string">
            <text:p>electrify upto 4 mobs, 6 sps a pop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psychic vampire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89];[notes.$A$11:.$B$16];2)" office:value-type="string" office:string-value="con">
            <text:p>con</text:p>
          </table:table-cell>
          <table:table-cell office:value-type="string">
            <text:p>healing</text:p>
          </table:table-cell>
          <table:table-cell/>
          <table:table-cell office:value-type="string">
            <text:p>pull sps from mob and turn into PE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adapt body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6">
            <text:p>6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90];[notes.$A$11:.$B$16];2)" office:value-type="string" office:string-value="str">
            <text:p>str</text:p>
          </table:table-cell>
          <table:table-cell office:value-type="string">
            <text:p>defense</text:p>
          </table:table-cell>
          <table:table-cell/>
          <table:table-cell office:value-type="string">
            <text:p>adapt body to one dmg type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greater verve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91];[notes.$A$11:.$B$16];2)" office:value-type="string" office:string-value="str">
            <text:p>str</text:p>
          </table:table-cell>
          <table:table-cell office:value-type="string">
            <text:p>stats</text:p>
          </table:table-cell>
          <table:table-cell/>
          <table:table-cell office:value-type="string">
            <text:p>boosts hps</text:p>
          </table:table-cell>
          <table:table-cell table:number-columns-repeated="1010"/>
        </table:table-row>
        <table:table-row table:style-name="ro1">
          <table:table-cell office:value-type="string">
            <text:p>phase shift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office:value-type="float" office:value="25">
            <text:p>25 </text:p>
          </table:table-cell>
          <table:table-cell office:value-type="float" office:value="50">
            <text:p>50 </text:p>
          </table:table-cell>
          <table:table-cell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92];[notes.$A$11:.$B$16];2)" office:value-type="string" office:string-value="dex">
            <text:p>dex</text:p>
          </table:table-cell>
          <table:table-cell office:value-type="string">
            <text:p>defense</text:p>
          </table:table-cell>
          <table:table-cell/>
          <table:table-cell office:value-type="string">
            <text:p>shift body into aether and take less dmg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sanctuary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93];[notes.$A$11:.$B$16];2)" office:value-type="string" office:string-value="dex">
            <text:p>dex</text:p>
          </table:table-cell>
          <table:table-cell office:value-type="string">
            <text:p>defense</text:p>
          </table:table-cell>
          <table:table-cell/>
          <table:table-cell office:value-type="string">
            <text:p>teleport to safe room</text:p>
          </table:table-cell>
          <table:table-cell table:number-columns-repeated="1010"/>
        </table:table-row>
        <table:table-row table:style-name="ro1">
          <table:table-cell office:value-type="string">
            <text:p>greater mindlink</text:p>
          </table:table-cell>
          <table:table-cell office:value-type="float" office:value="6">
            <text:p>6 </text:p>
          </table:table-cell>
          <table:table-cell office:value-type="float" office:value="240">
            <text:p>24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94];[notes.$A$11:.$B$16];2)" office:value-type="string" office:string-value="cha">
            <text:p>cha</text:p>
          </table:table-cell>
          <table:table-cell office:value-type="string">
            <text:p>party</text:p>
          </table:table-cell>
          <table:table-cell/>
          <table:table-cell office:value-type="string">
            <text:p>pool sps with entire party</text:p>
          </table:table-cell>
          <table:table-cell table:number-columns-repeated="1010"/>
        </table:table-row>
        <table:table-row table:style-name="ro3">
          <table:table-cell table:style-name="ce26" office:value-type="string">
            <text:p>mind switch</text:p>
          </table:table-cell>
          <table:table-cell office:value-type="float" office:value="6">
            <text:p>6 </text:p>
          </table:table-cell>
          <table:table-cell office:value-type="float" office:value="160">
            <text:p>16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95];[notes.$A$11:.$B$16];2)" office:value-type="string" office:string-value="cha">
            <text:p>cha</text:p>
          </table:table-cell>
          <table:table-cell office:value-type="string">
            <text:p>offense effect</text:p>
          </table:table-cell>
          <table:table-cell/>
          <table:table-cell table:style-name="ce31" office:value-type="string">
            <text:p>switch int with mob</text:p>
          </table:table-cell>
          <table:table-cell table:style-name="ce31" table:number-columns-repeated="1010"/>
        </table:table-row>
        <table:table-row table:style-name="ro1">
          <table:table-cell office:value-type="string">
            <text:p>clarity of mind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96];[notes.$A$11:.$B$16];2)" office:value-type="string" office:string-value="wis">
            <text:p>wis</text:p>
          </table:table-cell>
          <table:table-cell office:value-type="string">
            <text:p>utility</text:p>
          </table:table-cell>
          <table:table-cell/>
          <table:table-cell office:value-type="string">
            <text:p>set string of directional commmands to fire on wimpy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recall torment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Clairsentience      </text:p>
          </table:table-cell>
          <table:table-cell table:formula="of:=VLOOKUP([.J97];[notes.$A$11:.$B$16];2)" office:value-type="string" office:string-value="wis">
            <text:p>wis</text:p>
          </table:table-cell>
          <table:table-cell office:value-type="string">
            <text:p>offense spell</text:p>
          </table:table-cell>
          <table:table-cell/>
          <table:table-cell office:value-type="string">
            <text:p>mob takes dmg again, 1 per 10 rounds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astral construct 6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98];[notes.$A$11:.$B$16];2)" office:value-type="string" office:string-value="int">
            <text:p>int</text:p>
          </table:table-cell>
          <table:table-cell office:value-type="string">
            <text:p>summon</text:p>
          </table:table-cell>
          <table:table-cell/>
          <table:table-cell office:value-type="string">
            <text:p>best summon</text:p>
          </table:table-cell>
          <table:table-cell table:number-columns-repeated="1010"/>
        </table:table-row>
        <table:table-row table:style-name="ro1">
          <table:table-cell office:value-type="string">
            <text:p>mind over matter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office:value-type="float" office:value="100">
            <text:p>100 </text:p>
          </table:table-cell>
          <table:table-cell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15">
            <text:p>15 </text:p>
          </table:table-cell>
          <table:table-cell office:value-type="float" office:value="25">
            <text:p>25 </text:p>
          </table:table-cell>
          <table:table-cell office:value-type="float" office:value="0">
            <text:p><text:s/>- </text:p>
          </table:table-cell>
          <table:table-cell office:value-type="string">
            <text:p>Metacreativity      </text:p>
          </table:table-cell>
          <table:table-cell table:formula="of:=VLOOKUP([.J99];[notes.$A$11:.$B$16];2)" office:value-type="string" office:string-value="int">
            <text:p>int</text:p>
          </table:table-cell>
          <table:table-cell office:value-type="string">
            <text:p>defense</text:p>
          </table:table-cell>
          <table:table-cell/>
          <table:table-cell office:value-type="string">
            <text:p>attempt to block all dmg (except MIND) for up to 5 rounds</text:p>
          </table:table-cell>
          <table:table-cell table:number-columns-repeated="1010"/>
        </table:table-row>
        <table:table-row table:style-name="ro1">
          <table:table-cell office:value-type="string">
            <text:p>ablating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100];[notes.$A$11:.$B$16];2)" office:value-type="string" office:string-value="con">
            <text:p>con</text:p>
          </table:table-cell>
          <table:table-cell office:value-type="string">
            <text:p>defense</text:p>
          </table:table-cell>
          <table:table-cell/>
          <table:table-cell office:value-type="string">
            <text:p>shield from mind attacks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greater valor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50">
            <text:p>5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101];[notes.$A$11:.$B$16];2)" office:value-type="string" office:string-value="con">
            <text:p>con</text:p>
          </table:table-cell>
          <table:table-cell office:value-type="string">
            <text:p>defense</text:p>
          </table:table-cell>
          <table:table-cell/>
          <table:table-cell office:value-type="string">
            <text:p>heavy defense, upgrade to improved valor</text:p>
          </table:table-cell>
          <table:table-cell table:number-columns-repeated="1010"/>
        </table:table-row>
        <table:table-row table:style-name="ro1">
          <table:table-cell office:value-type="string">
            <text:p>true concussion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kinesis       </text:p>
          </table:table-cell>
          <table:table-cell table:formula="of:=VLOOKUP([.J102];[notes.$A$11:.$B$16];2)" office:value-type="string" office:string-value="con">
            <text:p>con</text:p>
          </table:table-cell>
          <table:table-cell office:value-type="string">
            <text:p>offense spell</text:p>
          </table:table-cell>
          <table:table-cell/>
          <table:table-cell office:value-type="string">
            <text:p>hit all mobs in room, and stun for 5 rounds</text:p>
          </table:table-cell>
          <table:table-cell table:number-columns-repeated="1010"/>
        </table:table-row>
        <table:table-row table:style-name="ro1">
          <table:table-cell office:value-type="string">
            <text:p>dragon breath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office:value-type="float" office:value="20">
            <text:p>20 </text:p>
          </table:table-cell>
          <table:table-cell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103];[notes.$A$11:.$B$16];2)" office:value-type="string" office:string-value="str">
            <text:p>str</text:p>
          </table:table-cell>
          <table:table-cell office:value-type="string">
            <text:p>offense spell</text:p>
          </table:table-cell>
          <table:table-cell/>
          <table:table-cell office:value-type="string">
            <text:p>hit up to 15 mobs in room</text:p>
          </table:table-cell>
          <table:table-cell table:number-columns-repeated="1010"/>
        </table:table-row>
        <table:table-row table:style-name="ro1">
          <table:table-cell table:style-name="ce26" office:value-type="string">
            <text:p>improved vigor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104];[notes.$A$11:.$B$16];2)" office:value-type="string" office:string-value="str">
            <text:p>str</text:p>
          </table:table-cell>
          <table:table-cell office:value-type="string">
            <text:p>stats</text:p>
          </table:table-cell>
          <table:table-cell/>
          <table:table-cell office:value-type="string">
            <text:p>boost con, upgrade vigor</text:p>
          </table:table-cell>
          <table:table-cell table:number-columns-repeated="1010"/>
        </table:table-row>
        <table:table-row table:style-name="ro1">
          <table:table-cell office:value-type="string">
            <text:p>share pain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office:value-type="float" office:value="10">
            <text:p>1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Psychometabolism    </text:p>
          </table:table-cell>
          <table:table-cell table:formula="of:=VLOOKUP([.J105];[notes.$A$11:.$B$16];2)" office:value-type="string" office:string-value="str">
            <text:p>str</text:p>
          </table:table-cell>
          <table:table-cell office:value-type="string">
            <text:p>party</text:p>
          </table:table-cell>
          <table:table-cell/>
          <table:table-cell office:value-type="string">
            <text:p>share hp pool, player must have less hps than you</text:p>
          </table:table-cell>
          <table:table-cell table:number-columns-repeated="1010"/>
        </table:table-row>
        <table:table-row table:style-name="ro1">
          <table:table-cell office:value-type="string">
            <text:p>time regression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N</text:p>
          </table:table-cell>
          <table:table-cell table:number-columns-repeated="3" office:value-type="float" office:value="0">
            <text:p><text:s/>- </text:p>
          </table:table-cell>
          <table:table-cell office:value-type="string">
            <text:p>Psychoportation     </text:p>
          </table:table-cell>
          <table:table-cell table:formula="of:=VLOOKUP([.J106];[notes.$A$11:.$B$16];2)" office:value-type="string" office:string-value="dex">
            <text:p>dex</text:p>
          </table:table-cell>
          <table:table-cell office:value-type="string">
            <text:p>utility</text:p>
          </table:table-cell>
          <table:table-cell/>
          <table:table-cell office:value-type="string">
            <text:p>reset your hpbar to 5 rounds ago</text:p>
          </table:table-cell>
          <table:table-cell table:number-columns-repeated="1010"/>
        </table:table-row>
        <table:table-row table:style-name="ro1">
          <table:table-cell office:value-type="string">
            <text:p>fate link</text:p>
          </table:table-cell>
          <table:table-cell office:value-type="float" office:value="7">
            <text:p>7 </text:p>
          </table:table-cell>
          <table:table-cell office:value-type="float" office:value="320">
            <text:p>320 </text:p>
          </table:table-cell>
          <table:table-cell table:number-columns-repeated="2" office:value-type="float" office:value="0">
            <text:p><text:s/>- </text:p>
          </table:table-cell>
          <table:table-cell office:value-type="string">
            <text:p>Y</text:p>
          </table:table-cell>
          <table:table-cell table:number-columns-repeated="2" office:value-type="float" office:value="160">
            <text:p>160 </text:p>
          </table:table-cell>
          <table:table-cell office:value-type="float" office:value="0">
            <text:p><text:s/>- </text:p>
          </table:table-cell>
          <table:table-cell office:value-type="string">
            <text:p>Telepathy</text:p>
          </table:table-cell>
          <table:table-cell table:formula="of:=VLOOKUP([.J107];[notes.$A$11:.$B$16];2)" office:value-type="string" office:string-value="cha">
            <text:p>cha</text:p>
          </table:table-cell>
          <table:table-cell office:value-type="string">
            <text:p>offense effect</text:p>
          </table:table-cell>
          <table:table-cell/>
          <table:table-cell office:value-type="string">
            <text:p>kill two mobs at same time</text:p>
          </table:table-cell>
          <table:table-cell table:number-columns-repeated="1010"/>
        </table:table-row>
        <table:table-row table:style-name="ro1" table:number-rows-repeated="10484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vels" table:style-name="ta5" table:print="false">
        <office:forms form:automatic-focus="false" form:apply-design-mode="false"/>
        <table:table-column table:style-name="co31" table:default-cell-style-name="ce2"/>
        <table:table-column table:style-name="co40" table:number-columns-repeated="3" table:default-cell-style-name="ce21"/>
        <table:table-column table:style-name="co41" table:default-cell-style-name="ce34"/>
        <table:table-column table:style-name="co41" table:default-cell-style-name="ce21"/>
        <table:table-column table:style-name="co42" table:default-cell-style-name="ce21"/>
        <table:table-column table:style-name="co43" table:default-cell-style-name="ce36"/>
        <table:table-column table:style-name="co44" table:number-columns-repeated="2" table:default-cell-style-name="ce38"/>
        <table:table-column table:style-name="co45" table:default-cell-style-name="ce2"/>
        <table:table-column table:style-name="co46" table:number-columns-repeated="7" table:default-cell-style-name="ce2"/>
        <table:table-column table:style-name="co3" table:number-columns-repeated="246" table:default-cell-style-name="ce2"/>
        <table:table-column table:style-name="co3" table:number-columns-repeated="760" table:default-cell-style-name="Default"/>
        <table:table-row table:style-name="ro4">
          <table:table-cell table:style-name="ce17" office:value-type="string">
            <text:p>Glvl</text:p>
          </table:table-cell>
          <table:table-cell table:style-name="ce20" office:value-type="string" office:string-value="Scrips">
            <text:p>Scrips </text:p>
          </table:table-cell>
          <table:table-cell table:style-name="ce20" office:value-type="string" office:string-value="G2N">
            <text:p>G2N </text:p>
          </table:table-cell>
          <table:table-cell table:style-name="ce20" office:value-type="string" office:string-value="Skill Req.">
            <text:p>Skill Req. </text:p>
          </table:table-cell>
          <table:table-cell table:style-name="ce25" office:value-type="string">
            <text:p>Ratio</text:p>
          </table:table-cell>
          <table:table-cell table:style-name="ce20" office:value-type="string" office:string-value="Delta">
            <text:p>Delta </text:p>
          </table:table-cell>
          <table:table-cell table:style-name="ce20" office:value-type="string" office:string-value="Total Needed">
            <text:p>Total Needed </text:p>
          </table:table-cell>
          <table:table-cell table:style-name="ce35" office:value-type="string">
            <text:p>GXP Rate (max)</text:p>
          </table:table-cell>
          <table:table-cell table:style-name="ce37" office:value-type="string">
            <text:p>Max/Hour</text:p>
          </table:table-cell>
          <table:table-cell table:style-name="ce37" office:value-type="string">
            <text:p>Class Mob</text:p>
          </table:table-cell>
          <table:table-cell table:style-name="ce17" office:value-type="string">
            <text:p>Title</text:p>
          </table:table-cell>
          <table:table-cell table:style-name="ce17" office:value-type="string">
            <text:p>T1</text:p>
          </table:table-cell>
          <table:table-cell table:style-name="ce17" office:value-type="string">
            <text:p>T2</text:p>
          </table:table-cell>
          <table:table-cell table:style-name="ce17" office:value-type="string">
            <text:p>T3</text:p>
          </table:table-cell>
          <table:table-cell table:style-name="ce17" office:value-type="string">
            <text:p>T4</text:p>
          </table:table-cell>
          <table:table-cell table:style-name="ce17" office:value-type="string">
            <text:p>T5</text:p>
          </table:table-cell>
          <table:table-cell table:style-name="ce17" office:value-type="string">
            <text:p>T6</text:p>
          </table:table-cell>
          <table:table-cell table:style-name="ce17" office:value-type="string">
            <text:p>T7</text:p>
          </table:table-cell>
          <table:table-cell table:style-name="ce17" office:value-type="string">
            <text:p>Total</text:p>
          </table:table-cell>
          <table:table-cell table:number-columns-repeated="1005"/>
        </table:table-row>
        <table:table-row table:style-name="ro4">
          <table:table-cell office:value-type="float" office:value="1">
            <text:p>1</text:p>
          </table:table-cell>
          <table:table-cell table:number-columns-repeated="2" office:value-type="float" office:value="0">
            <text:p><text:s/>- </text:p>
          </table:table-cell>
          <table:table-cell table:formula="of:=[.B2]/2" office:value-type="float" office:value="0">
            <text:p><text:s/>- </text:p>
          </table:table-cell>
          <table:table-cell/>
          <table:table-cell table:number-columns-repeated="2" office:value-type="float" office:value="0">
            <text:p><text:s/>- </text:p>
          </table:table-cell>
          <table:table-cell table:formula="of:=[.A2]/2" office:value-type="float" office:value="0.5">
            <text:p>0.50</text:p>
          </table:table-cell>
          <table:table-cell table:formula="of:=[.H2]*30*60" office:value-type="float" office:value="900">
            <text:p>900</text:p>
          </table:table-cell>
          <table:table-cell table:formula="of:=[.A2]^2*10" office:value-type="float" office:value="10">
            <text:p>10</text:p>
          </table:table-cell>
          <table:table-cell office:value-type="string">
            <text:p>Private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SUM([.L2:.R2])" office:value-type="float" office:value="2">
            <text:p>2</text:p>
          </table:table-cell>
          <table:table-cell table:number-columns-repeated="1005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100">
            <text:p>100 </text:p>
          </table:table-cell>
          <table:table-cell table:formula="of:=[.B3]-[.B2]" office:value-type="float" office:value="100">
            <text:p>100 </text:p>
          </table:table-cell>
          <table:table-cell office:value-type="float" office:value="0">
            <text:p><text:s/>- </text:p>
          </table:table-cell>
          <table:table-cell/>
          <table:table-cell table:formula="of:=[.D3]-[.D2]" office:value-type="float" office:value="0">
            <text:p><text:s/>- </text:p>
          </table:table-cell>
          <table:table-cell table:formula="of:=[.F3]+[.C3]" office:value-type="float" office:value="100">
            <text:p>100 </text:p>
          </table:table-cell>
          <table:table-cell table:formula="of:=[.A3]/2" office:value-type="float" office:value="1">
            <text:p>1.00</text:p>
          </table:table-cell>
          <table:table-cell table:formula="of:=[.H3]*30*60" office:value-type="float" office:value="1800">
            <text:p>1,800</text:p>
          </table:table-cell>
          <table:table-cell table:formula="of:=[.A3]^2*10" office:value-type="float" office:value="40">
            <text:p>40</text:p>
          </table:table-cell>
          <table:table-cell office:value-type="string">
            <text:p>Private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SUM([.L3:.R3])" office:value-type="float" office:value="2">
            <text:p>2</text:p>
          </table:table-cell>
          <table:table-cell table:number-columns-repeated="1005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200">
            <text:p>200 </text:p>
          </table:table-cell>
          <table:table-cell table:formula="of:=[.B4]-[.B3]" office:value-type="float" office:value="100">
            <text:p>100 </text:p>
          </table:table-cell>
          <table:table-cell office:value-type="float" office:value="0">
            <text:p><text:s/>- </text:p>
          </table:table-cell>
          <table:table-cell/>
          <table:table-cell table:formula="of:=[.D4]-[.D3]" office:value-type="float" office:value="0">
            <text:p><text:s/>- </text:p>
          </table:table-cell>
          <table:table-cell table:formula="of:=[.F4]+[.C4]" office:value-type="float" office:value="100">
            <text:p>100 </text:p>
          </table:table-cell>
          <table:table-cell table:formula="of:=[.A4]/2" office:value-type="float" office:value="1.5">
            <text:p>1.50</text:p>
          </table:table-cell>
          <table:table-cell table:formula="of:=[.H4]*30*60" office:value-type="float" office:value="2700">
            <text:p>2,700</text:p>
          </table:table-cell>
          <table:table-cell table:formula="of:=[.A4]^2*10" office:value-type="float" office:value="90">
            <text:p>90</text:p>
          </table:table-cell>
          <table:table-cell office:value-type="string">
            <text:p>Private First Class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SUM([.L4:.R4])" office:value-type="float" office:value="2">
            <text:p>2</text:p>
          </table:table-cell>
          <table:table-cell table:number-columns-repeated="1005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500">
            <text:p>500 </text:p>
          </table:table-cell>
          <table:table-cell table:formula="of:=[.B5]-[.B4]" office:value-type="float" office:value="300">
            <text:p>300 </text:p>
          </table:table-cell>
          <table:table-cell office:value-type="float" office:value="0">
            <text:p><text:s/>- </text:p>
          </table:table-cell>
          <table:table-cell/>
          <table:table-cell table:formula="of:=[.D5]-[.D4]" office:value-type="float" office:value="0">
            <text:p><text:s/>- </text:p>
          </table:table-cell>
          <table:table-cell table:formula="of:=[.F5]+[.C5]" office:value-type="float" office:value="300">
            <text:p>300 </text:p>
          </table:table-cell>
          <table:table-cell table:formula="of:=[.A5]/2" office:value-type="float" office:value="2">
            <text:p>2.00</text:p>
          </table:table-cell>
          <table:table-cell table:formula="of:=[.H5]*30*60" office:value-type="float" office:value="3600">
            <text:p>3,600</text:p>
          </table:table-cell>
          <table:table-cell table:formula="of:=[.A5]^2*10" office:value-type="float" office:value="160">
            <text:p>160</text:p>
          </table:table-cell>
          <table:table-cell office:value-type="string">
            <text:p>Private First Class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table:formula="of:=SUM([.L5:.R5])" office:value-type="float" office:value="2">
            <text:p>2</text:p>
          </table:table-cell>
          <table:table-cell table:number-columns-repeated="1005"/>
        </table:table-row>
        <table:table-row table:style-name="ro4">
          <table:table-cell table:style-name="ce17" office:value-type="float" office:value="5">
            <text:p>5</text:p>
          </table:table-cell>
          <table:table-cell table:style-name="ce20" office:value-type="float" office:value="1000">
            <text:p>1,000 </text:p>
          </table:table-cell>
          <table:table-cell table:formula="of:=[.B6]-[.B5]" office:value-type="float" office:value="500">
            <text:p>500 </text:p>
          </table:table-cell>
          <table:table-cell office:value-type="float" office:value="0">
            <text:p><text:s/>- </text:p>
          </table:table-cell>
          <table:table-cell table:formula="of:=[.D6]/[.B6]" office:value-type="float" office:value="0">
            <text:p>0.0000</text:p>
          </table:table-cell>
          <table:table-cell table:formula="of:=[.D6]-[.D5]" office:value-type="float" office:value="0">
            <text:p><text:s/>- </text:p>
          </table:table-cell>
          <table:table-cell table:formula="of:=[.F6]+[.C6]" office:value-type="float" office:value="500">
            <text:p>500 </text:p>
          </table:table-cell>
          <table:table-cell table:formula="of:=[.A6]/2" office:value-type="float" office:value="2.5">
            <text:p>2.50</text:p>
          </table:table-cell>
          <table:table-cell table:formula="of:=[.H6]*30*60" office:value-type="float" office:value="4500">
            <text:p>4,500</text:p>
          </table:table-cell>
          <table:table-cell table:formula="of:=[.A6]^2*10" office:value-type="float" office:value="250">
            <text:p>250</text:p>
          </table:table-cell>
          <table:table-cell table:style-name="ce17" office:value-type="string">
            <text:p>Private First Class</text:p>
          </table:table-cell>
          <table:table-cell table:style-name="ce17" office:value-type="float" office:value="3">
            <text:p>3</text:p>
          </table:table-cell>
          <table:table-cell table:number-columns-repeated="6" table:style-name="ce17" office:value-type="float" office:value="0">
            <text:p>0</text:p>
          </table:table-cell>
          <table:table-cell table:style-name="ce17" table:formula="of:=SUM([.L6:.R6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700">
            <text:p>1,700 </text:p>
          </table:table-cell>
          <table:table-cell table:formula="of:=[.B7]-[.B6]" office:value-type="float" office:value="700">
            <text:p>700 </text:p>
          </table:table-cell>
          <table:table-cell office:value-type="float" office:value="0">
            <text:p><text:s/>- </text:p>
          </table:table-cell>
          <table:table-cell table:formula="of:=[.D7]/[.B7]" office:value-type="float" office:value="0">
            <text:p>0.0000</text:p>
          </table:table-cell>
          <table:table-cell table:formula="of:=[.D7]-[.D6]" office:value-type="float" office:value="0">
            <text:p><text:s/>- </text:p>
          </table:table-cell>
          <table:table-cell table:formula="of:=[.F7]+[.C7]" office:value-type="float" office:value="700">
            <text:p>700 </text:p>
          </table:table-cell>
          <table:table-cell table:formula="of:=[.A7]/2" office:value-type="float" office:value="3">
            <text:p>3.00</text:p>
          </table:table-cell>
          <table:table-cell table:formula="of:=[.H7]*30*60" office:value-type="float" office:value="5400">
            <text:p>5,400</text:p>
          </table:table-cell>
          <table:table-cell table:formula="of:=[.A7]^2*10" office:value-type="float" office:value="360">
            <text:p>360</text:p>
          </table:table-cell>
          <table:table-cell office:value-type="string">
            <text:p>Private First Class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L7:.R7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office:value-type="float" office:value="7">
            <text:p>7</text:p>
          </table:table-cell>
          <table:table-cell office:value-type="float" office:value="2700">
            <text:p>2,700 </text:p>
          </table:table-cell>
          <table:table-cell table:formula="of:=[.B8]-[.B7]" office:value-type="float" office:value="1000">
            <text:p>1,000 </text:p>
          </table:table-cell>
          <table:table-cell office:value-type="float" office:value="0">
            <text:p><text:s/>- </text:p>
          </table:table-cell>
          <table:table-cell table:formula="of:=[.D8]/[.B8]" office:value-type="float" office:value="0">
            <text:p>0.0000</text:p>
          </table:table-cell>
          <table:table-cell table:formula="of:=[.D8]-[.D7]" office:value-type="float" office:value="0">
            <text:p><text:s/>- </text:p>
          </table:table-cell>
          <table:table-cell table:formula="of:=[.F8]+[.C8]" office:value-type="float" office:value="1000">
            <text:p>1,000 </text:p>
          </table:table-cell>
          <table:table-cell table:formula="of:=[.A8]/2" office:value-type="float" office:value="3.5">
            <text:p>3.50</text:p>
          </table:table-cell>
          <table:table-cell table:formula="of:=[.H8]*30*60" office:value-type="float" office:value="6300">
            <text:p>6,300</text:p>
          </table:table-cell>
          <table:table-cell table:formula="of:=[.A8]^2*10" office:value-type="float" office:value="490">
            <text:p>490</text:p>
          </table:table-cell>
          <table:table-cell office:value-type="string">
            <text:p>Lance Corporal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L8:.R8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office:value-type="float" office:value="8">
            <text:p>8</text:p>
          </table:table-cell>
          <table:table-cell office:value-type="float" office:value="4200">
            <text:p>4,200 </text:p>
          </table:table-cell>
          <table:table-cell table:formula="of:=[.B9]-[.B8]" office:value-type="float" office:value="1500">
            <text:p>1,500 </text:p>
          </table:table-cell>
          <table:table-cell office:value-type="float" office:value="0">
            <text:p><text:s/>- </text:p>
          </table:table-cell>
          <table:table-cell table:formula="of:=[.D9]/[.B9]" office:value-type="float" office:value="0">
            <text:p>0.0000</text:p>
          </table:table-cell>
          <table:table-cell table:formula="of:=[.D9]-[.D8]" office:value-type="float" office:value="0">
            <text:p><text:s/>- </text:p>
          </table:table-cell>
          <table:table-cell table:formula="of:=[.F9]+[.C9]" office:value-type="float" office:value="1500">
            <text:p>1,500 </text:p>
          </table:table-cell>
          <table:table-cell table:formula="of:=[.A9]/2" office:value-type="float" office:value="4">
            <text:p>4.00</text:p>
          </table:table-cell>
          <table:table-cell table:formula="of:=[.H9]*30*60" office:value-type="float" office:value="7200">
            <text:p>7,200</text:p>
          </table:table-cell>
          <table:table-cell table:formula="of:=[.A9]^2*10" office:value-type="float" office:value="640">
            <text:p>640</text:p>
          </table:table-cell>
          <table:table-cell office:value-type="string">
            <text:p>Lance Corporal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L9:.R9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office:value-type="float" office:value="9">
            <text:p>9</text:p>
          </table:table-cell>
          <table:table-cell office:value-type="float" office:value="6200">
            <text:p>6,200 </text:p>
          </table:table-cell>
          <table:table-cell table:formula="of:=[.B10]-[.B9]" office:value-type="float" office:value="2000">
            <text:p>2,000 </text:p>
          </table:table-cell>
          <table:table-cell office:value-type="float" office:value="0">
            <text:p><text:s/>- </text:p>
          </table:table-cell>
          <table:table-cell table:formula="of:=[.D10]/[.B10]" office:value-type="float" office:value="0">
            <text:p>0.0000</text:p>
          </table:table-cell>
          <table:table-cell table:formula="of:=[.D10]-[.D9]" office:value-type="float" office:value="0">
            <text:p><text:s/>- </text:p>
          </table:table-cell>
          <table:table-cell table:formula="of:=[.F10]+[.C10]" office:value-type="float" office:value="2000">
            <text:p>2,000 </text:p>
          </table:table-cell>
          <table:table-cell table:formula="of:=[.A10]/2" office:value-type="float" office:value="4.5">
            <text:p>4.50</text:p>
          </table:table-cell>
          <table:table-cell table:formula="of:=[.H10]*30*60" office:value-type="float" office:value="8100">
            <text:p>8,100</text:p>
          </table:table-cell>
          <table:table-cell table:formula="of:=[.A10]^2*10" office:value-type="float" office:value="810">
            <text:p>810</text:p>
          </table:table-cell>
          <table:table-cell office:value-type="string">
            <text:p>Lance Corporal</text:p>
          </table:table-cell>
          <table:table-cell office:value-type="float" office:value="3">
            <text:p>3</text:p>
          </table:table-cell>
          <table:table-cell table:number-columns-repeated="6" office:value-type="float" office:value="0">
            <text:p>0</text:p>
          </table:table-cell>
          <table:table-cell table:formula="of:=SUM([.L10:.R10])" office:value-type="float" office:value="3">
            <text:p>3</text:p>
          </table:table-cell>
          <table:table-cell table:number-columns-repeated="1005"/>
        </table:table-row>
        <table:table-row table:style-name="ro4">
          <table:table-cell table:style-name="ce18" office:value-type="float" office:value="10">
            <text:p>10</text:p>
          </table:table-cell>
          <table:table-cell table:style-name="ce20" office:value-type="float" office:value="8900">
            <text:p>8,900 </text:p>
          </table:table-cell>
          <table:table-cell table:formula="of:=[.B11]-[.B10]" office:value-type="float" office:value="2700">
            <text:p>2,700 </text:p>
          </table:table-cell>
          <table:table-cell office:value-type="float" office:value="0">
            <text:p><text:s/>- </text:p>
          </table:table-cell>
          <table:table-cell table:formula="of:=[.D11]/[.B11]" office:value-type="float" office:value="0">
            <text:p>0.0000</text:p>
          </table:table-cell>
          <table:table-cell table:formula="of:=[.D11]-[.D10]" office:value-type="float" office:value="0">
            <text:p><text:s/>- </text:p>
          </table:table-cell>
          <table:table-cell table:formula="of:=[.F11]+[.C11]" office:value-type="float" office:value="2700">
            <text:p>2,700 </text:p>
          </table:table-cell>
          <table:table-cell table:formula="of:=[.A11]/2" office:value-type="float" office:value="5">
            <text:p>5.00</text:p>
          </table:table-cell>
          <table:table-cell table:formula="of:=[.H11]*30*60" office:value-type="float" office:value="9000">
            <text:p>9,000</text:p>
          </table:table-cell>
          <table:table-cell table:formula="of:=[.A11]^2*10" office:value-type="float" office:value="1000">
            <text:p>1,000</text:p>
          </table:table-cell>
          <table:table-cell table:style-name="ce18" office:value-type="string">
            <text:p>Lance Corporal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1">
            <text:p>1</text:p>
          </table:table-cell>
          <table:table-cell table:number-columns-repeated="5" table:style-name="ce18" office:value-type="float" office:value="0">
            <text:p>0</text:p>
          </table:table-cell>
          <table:table-cell table:style-name="ce18" table:formula="of:=SUM([.L11:.R11])" office:value-type="float" office:value="4">
            <text:p>4</text:p>
          </table:table-cell>
          <table:table-cell table:style-name="ce39" table:number-columns-repeated="245"/>
          <table:table-cell table:style-name="ce40" table:number-columns-repeated="760"/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12300">
            <text:p>12,300 </text:p>
          </table:table-cell>
          <table:table-cell table:formula="of:=[.B12]-[.B11]" office:value-type="float" office:value="3400">
            <text:p>3,400 </text:p>
          </table:table-cell>
          <table:table-cell/>
          <table:table-cell table:formula="of:=[.D12]/[.B12]" office:value-type="float" office:value="0">
            <text:p>0.0000</text:p>
          </table:table-cell>
          <table:table-cell table:formula="of:=[.D12]-[.D11]" office:value-type="float" office:value="0">
            <text:p><text:s/>- </text:p>
          </table:table-cell>
          <table:table-cell table:formula="of:=[.F12]+[.C12]" office:value-type="float" office:value="3400">
            <text:p>3,400 </text:p>
          </table:table-cell>
          <table:table-cell table:formula="of:=[.A12]/2" office:value-type="float" office:value="5.5">
            <text:p>5.50</text:p>
          </table:table-cell>
          <table:table-cell table:formula="of:=[.H12]*30*60" office:value-type="float" office:value="9900">
            <text:p>9,900</text:p>
          </table:table-cell>
          <table:table-cell table:formula="of:=[.A12]^2*10" office:value-type="float" office:value="1210">
            <text:p>1,210</text:p>
          </table:table-cell>
          <table:table-cell office:value-type="string">
            <text:p>Lance Corpor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L12:.R12])" office:value-type="float" office:value="4">
            <text:p>4</text:p>
          </table:table-cell>
          <table:table-cell table:number-columns-repeated="1005"/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16700">
            <text:p>16,700 </text:p>
          </table:table-cell>
          <table:table-cell table:formula="of:=[.B13]-[.B12]" office:value-type="float" office:value="4400">
            <text:p>4,400 </text:p>
          </table:table-cell>
          <table:table-cell/>
          <table:table-cell table:formula="of:=[.D13]/[.B13]" office:value-type="float" office:value="0">
            <text:p>0.0000</text:p>
          </table:table-cell>
          <table:table-cell table:formula="of:=[.D13]-[.D12]" office:value-type="float" office:value="0">
            <text:p><text:s/>- </text:p>
          </table:table-cell>
          <table:table-cell table:formula="of:=[.F13]+[.C13]" office:value-type="float" office:value="4400">
            <text:p>4,400 </text:p>
          </table:table-cell>
          <table:table-cell table:formula="of:=[.A13]/2" office:value-type="float" office:value="6">
            <text:p>6.00</text:p>
          </table:table-cell>
          <table:table-cell table:formula="of:=[.H13]*30*60" office:value-type="float" office:value="10800">
            <text:p>10,800</text:p>
          </table:table-cell>
          <table:table-cell table:formula="of:=[.A13]^2*10" office:value-type="float" office:value="1440">
            <text:p>1,440</text:p>
          </table:table-cell>
          <table:table-cell office:value-type="string">
            <text:p>Corpor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L13:.R13])" office:value-type="float" office:value="4">
            <text:p>4</text:p>
          </table:table-cell>
          <table:table-cell table:number-columns-repeated="1005"/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22100">
            <text:p>22,100 </text:p>
          </table:table-cell>
          <table:table-cell table:formula="of:=[.B14]-[.B13]" office:value-type="float" office:value="5400">
            <text:p>5,400 </text:p>
          </table:table-cell>
          <table:table-cell/>
          <table:table-cell table:formula="of:=[.D14]/[.B14]" office:value-type="float" office:value="0">
            <text:p>0.0000</text:p>
          </table:table-cell>
          <table:table-cell table:formula="of:=[.D14]-[.D13]" office:value-type="float" office:value="0">
            <text:p><text:s/>- </text:p>
          </table:table-cell>
          <table:table-cell table:formula="of:=[.F14]+[.C14]" office:value-type="float" office:value="5400">
            <text:p>5,400 </text:p>
          </table:table-cell>
          <table:table-cell table:formula="of:=[.A14]/2" office:value-type="float" office:value="6.5">
            <text:p>6.50</text:p>
          </table:table-cell>
          <table:table-cell table:formula="of:=[.H14]*30*60" office:value-type="float" office:value="11700">
            <text:p>11,700</text:p>
          </table:table-cell>
          <table:table-cell table:formula="of:=[.A14]^2*10" office:value-type="float" office:value="1690">
            <text:p>1,690</text:p>
          </table:table-cell>
          <table:table-cell office:value-type="string">
            <text:p>Corpor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L14:.R14])" office:value-type="float" office:value="4">
            <text:p>4</text:p>
          </table:table-cell>
          <table:table-cell table:number-columns-repeated="1005"/>
        </table:table-row>
        <table:table-row table:style-name="ro4">
          <table:table-cell office:value-type="float" office:value="14">
            <text:p>14</text:p>
          </table:table-cell>
          <table:table-cell office:value-type="float" office:value="28800">
            <text:p>28,800 </text:p>
          </table:table-cell>
          <table:table-cell table:formula="of:=[.B15]-[.B14]" office:value-type="float" office:value="6700">
            <text:p>6,700 </text:p>
          </table:table-cell>
          <table:table-cell/>
          <table:table-cell table:formula="of:=[.D15]/[.B15]" office:value-type="float" office:value="0">
            <text:p>0.0000</text:p>
          </table:table-cell>
          <table:table-cell table:formula="of:=[.D15]-[.D14]" office:value-type="float" office:value="0">
            <text:p><text:s/>- </text:p>
          </table:table-cell>
          <table:table-cell table:formula="of:=[.F15]+[.C15]" office:value-type="float" office:value="6700">
            <text:p>6,700 </text:p>
          </table:table-cell>
          <table:table-cell table:formula="of:=[.A15]/2" office:value-type="float" office:value="7">
            <text:p>7.00</text:p>
          </table:table-cell>
          <table:table-cell table:formula="of:=[.H15]*30*60" office:value-type="float" office:value="12600">
            <text:p>12,600</text:p>
          </table:table-cell>
          <table:table-cell table:formula="of:=[.A15]^2*10" office:value-type="float" office:value="1960">
            <text:p>1,960</text:p>
          </table:table-cell>
          <table:table-cell office:value-type="string">
            <text:p>Corpora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formula="of:=SUM([.L15:.R15])" office:value-type="float" office:value="4">
            <text:p>4</text:p>
          </table:table-cell>
          <table:table-cell table:number-columns-repeated="1005"/>
        </table:table-row>
        <table:table-row table:style-name="ro4">
          <table:table-cell table:style-name="ce17" office:value-type="float" office:value="15">
            <text:p>15</text:p>
          </table:table-cell>
          <table:table-cell table:style-name="ce20" office:value-type="float" office:value="36900">
            <text:p>36,900 </text:p>
          </table:table-cell>
          <table:table-cell table:formula="of:=[.B16]-[.B15]" office:value-type="float" office:value="8100">
            <text:p>8,100 </text:p>
          </table:table-cell>
          <table:table-cell/>
          <table:table-cell table:formula="of:=[.D16]/[.B16]" office:value-type="float" office:value="0">
            <text:p>0.0000</text:p>
          </table:table-cell>
          <table:table-cell table:formula="of:=[.D16]-[.D15]" office:value-type="float" office:value="0">
            <text:p><text:s/>- </text:p>
          </table:table-cell>
          <table:table-cell table:formula="of:=[.F16]+[.C16]" office:value-type="float" office:value="8100">
            <text:p>8,100 </text:p>
          </table:table-cell>
          <table:table-cell table:formula="of:=[.A16]/2" office:value-type="float" office:value="7.5">
            <text:p>7.50</text:p>
          </table:table-cell>
          <table:table-cell table:formula="of:=[.H16]*30*60" office:value-type="float" office:value="13500">
            <text:p>13,500</text:p>
          </table:table-cell>
          <table:table-cell table:formula="of:=[.A16]^2*10" office:value-type="float" office:value="2250">
            <text:p>2,250</text:p>
          </table:table-cell>
          <table:table-cell table:style-name="ce17" office:value-type="string">
            <text:p>Corporal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number-columns-repeated="5" table:style-name="ce17" office:value-type="float" office:value="0">
            <text:p>0</text:p>
          </table:table-cell>
          <table:table-cell table:style-name="ce17" table:formula="of:=SUM([.L16:.R16])" office:value-type="float" office:value="5">
            <text:p>5</text:p>
          </table:table-cell>
          <table:table-cell table:number-columns-repeated="1005"/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46600">
            <text:p>46,600 </text:p>
          </table:table-cell>
          <table:table-cell table:formula="of:=[.B17]-[.B16]" office:value-type="float" office:value="9700">
            <text:p>9,700 </text:p>
          </table:table-cell>
          <table:table-cell/>
          <table:table-cell table:formula="of:=[.D17]/[.B17]" office:value-type="float" office:value="0">
            <text:p>0.0000</text:p>
          </table:table-cell>
          <table:table-cell table:formula="of:=[.D17]-[.D16]" office:value-type="float" office:value="0">
            <text:p><text:s/>- </text:p>
          </table:table-cell>
          <table:table-cell table:formula="of:=[.F17]+[.C17]" office:value-type="float" office:value="9700">
            <text:p>9,700 </text:p>
          </table:table-cell>
          <table:table-cell table:formula="of:=[.A17]/2" office:value-type="float" office:value="8">
            <text:p>8.00</text:p>
          </table:table-cell>
          <table:table-cell table:formula="of:=[.H17]*30*60" office:value-type="float" office:value="14400">
            <text:p>14,400</text:p>
          </table:table-cell>
          <table:table-cell table:formula="of:=[.A17]^2*10" office:value-type="float" office:value="2560">
            <text:p>2,560</text:p>
          </table:table-cell>
          <table:table-cell office:value-type="string">
            <text:p>Corpor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L17:.R17])" office:value-type="float" office:value="5">
            <text:p>5</text:p>
          </table:table-cell>
          <table:table-cell table:number-columns-repeated="1005"/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58100">
            <text:p>58,100 </text:p>
          </table:table-cell>
          <table:table-cell table:formula="of:=[.B18]-[.B17]" office:value-type="float" office:value="11500">
            <text:p>11,500 </text:p>
          </table:table-cell>
          <table:table-cell/>
          <table:table-cell table:formula="of:=[.D18]/[.B18]" office:value-type="float" office:value="0">
            <text:p>0.0000</text:p>
          </table:table-cell>
          <table:table-cell table:formula="of:=[.D18]-[.D17]" office:value-type="float" office:value="0">
            <text:p><text:s/>- </text:p>
          </table:table-cell>
          <table:table-cell table:formula="of:=[.F18]+[.C18]" office:value-type="float" office:value="11500">
            <text:p>11,500 </text:p>
          </table:table-cell>
          <table:table-cell table:formula="of:=[.A18]/2" office:value-type="float" office:value="8.5">
            <text:p>8.50</text:p>
          </table:table-cell>
          <table:table-cell table:formula="of:=[.H18]*30*60" office:value-type="float" office:value="15300">
            <text:p>15,300</text:p>
          </table:table-cell>
          <table:table-cell table:formula="of:=[.A18]^2*10" office:value-type="float" office:value="2890">
            <text:p>2,890</text:p>
          </table:table-cell>
          <table:table-cell office:value-type="string">
            <text:p>Corpor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L18:.R18])" office:value-type="float" office:value="5">
            <text:p>5</text:p>
          </table:table-cell>
          <table:table-cell table:number-columns-repeated="1005"/>
        </table:table-row>
        <table:table-row table:style-name="ro4">
          <table:table-cell office:value-type="float" office:value="18">
            <text:p>18</text:p>
          </table:table-cell>
          <table:table-cell office:value-type="float" office:value="71700">
            <text:p>71,700 </text:p>
          </table:table-cell>
          <table:table-cell table:formula="of:=[.B19]-[.B18]" office:value-type="float" office:value="13600">
            <text:p>13,600 </text:p>
          </table:table-cell>
          <table:table-cell/>
          <table:table-cell table:formula="of:=[.D19]/[.B19]" office:value-type="float" office:value="0">
            <text:p>0.0000</text:p>
          </table:table-cell>
          <table:table-cell table:formula="of:=[.D19]-[.D18]" office:value-type="float" office:value="0">
            <text:p><text:s/>- </text:p>
          </table:table-cell>
          <table:table-cell table:formula="of:=[.F19]+[.C19]" office:value-type="float" office:value="13600">
            <text:p>13,600 </text:p>
          </table:table-cell>
          <table:table-cell table:formula="of:=[.A19]/2" office:value-type="float" office:value="9">
            <text:p>9.00</text:p>
          </table:table-cell>
          <table:table-cell table:formula="of:=[.H19]*30*60" office:value-type="float" office:value="16200">
            <text:p>16,200</text:p>
          </table:table-cell>
          <table:table-cell table:formula="of:=[.A19]^2*10" office:value-type="float" office:value="3240">
            <text:p>3,240</text:p>
          </table:table-cell>
          <table:table-cell office:value-type="string">
            <text:p>Corpor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L19:.R19])" office:value-type="float" office:value="5">
            <text:p>5</text:p>
          </table:table-cell>
          <table:table-cell table:number-columns-repeated="1005"/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87700">
            <text:p>87,700 </text:p>
          </table:table-cell>
          <table:table-cell table:formula="of:=[.B20]-[.B19]" office:value-type="float" office:value="16000">
            <text:p>16,000 </text:p>
          </table:table-cell>
          <table:table-cell/>
          <table:table-cell table:formula="of:=[.D20]/[.B20]" office:value-type="float" office:value="0">
            <text:p>0.0000</text:p>
          </table:table-cell>
          <table:table-cell table:formula="of:=[.D20]-[.D19]" office:value-type="float" office:value="0">
            <text:p><text:s/>- </text:p>
          </table:table-cell>
          <table:table-cell table:formula="of:=[.F20]+[.C20]" office:value-type="float" office:value="16000">
            <text:p>16,000 </text:p>
          </table:table-cell>
          <table:table-cell table:formula="of:=[.A20]/2" office:value-type="float" office:value="9.5">
            <text:p>9.50</text:p>
          </table:table-cell>
          <table:table-cell table:formula="of:=[.H20]*30*60" office:value-type="float" office:value="17100">
            <text:p>17,100</text:p>
          </table:table-cell>
          <table:table-cell table:formula="of:=[.A20]^2*10" office:value-type="float" office:value="3610">
            <text:p>3,610</text:p>
          </table:table-cell>
          <table:table-cell office:value-type="string">
            <text:p>Corpora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5" office:value-type="float" office:value="0">
            <text:p>0</text:p>
          </table:table-cell>
          <table:table-cell table:formula="of:=SUM([.L20:.R20])" office:value-type="float" office:value="5">
            <text:p>5</text:p>
          </table:table-cell>
          <table:table-cell table:number-columns-repeated="1005"/>
        </table:table-row>
        <table:table-row table:style-name="ro4">
          <table:table-cell table:style-name="ce18" office:value-type="float" office:value="20">
            <text:p>20</text:p>
          </table:table-cell>
          <table:table-cell table:style-name="ce20" office:value-type="float" office:value="106300">
            <text:p>106,300 </text:p>
          </table:table-cell>
          <table:table-cell table:formula="of:=[.B21]-[.B20]" office:value-type="float" office:value="18600">
            <text:p>18,600 </text:p>
          </table:table-cell>
          <table:table-cell/>
          <table:table-cell table:formula="of:=[.D21]/[.B21]" office:value-type="float" office:value="0">
            <text:p>0.0000</text:p>
          </table:table-cell>
          <table:table-cell table:formula="of:=[.D21]-[.D20]" office:value-type="float" office:value="0">
            <text:p><text:s/>- </text:p>
          </table:table-cell>
          <table:table-cell table:formula="of:=[.F21]+[.C21]" office:value-type="float" office:value="18600">
            <text:p>18,600 </text:p>
          </table:table-cell>
          <table:table-cell table:formula="of:=[.A21]/2" office:value-type="float" office:value="10">
            <text:p>10.00</text:p>
          </table:table-cell>
          <table:table-cell table:formula="of:=[.H21]*30*60" office:value-type="float" office:value="18000">
            <text:p>18,000</text:p>
          </table:table-cell>
          <table:table-cell table:formula="of:=[.A21]^2*10" office:value-type="float" office:value="4000">
            <text:p>4,000</text:p>
          </table:table-cell>
          <table:table-cell table:style-name="ce18" office:value-type="string">
            <text:p>Sergeant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4" table:style-name="ce18" office:value-type="float" office:value="0">
            <text:p>0</text:p>
          </table:table-cell>
          <table:table-cell table:style-name="ce18" table:formula="of:=SUM([.L21:.R21])" office:value-type="float" office:value="6">
            <text:p>6</text:p>
          </table:table-cell>
          <table:table-cell table:style-name="ce39" table:number-columns-repeated="245"/>
          <table:table-cell table:style-name="ce40" table:number-columns-repeated="760"/>
        </table:table-row>
        <table:table-row table:style-name="ro4">
          <table:table-cell office:value-type="float" office:value="21">
            <text:p>21</text:p>
          </table:table-cell>
          <table:table-cell office:value-type="float" office:value="127900">
            <text:p>127,900 </text:p>
          </table:table-cell>
          <table:table-cell table:formula="of:=[.B22]-[.B21]" office:value-type="float" office:value="21600">
            <text:p>21,600 </text:p>
          </table:table-cell>
          <table:table-cell office:value-type="float" office:value="38600">
            <text:p>38,600 </text:p>
          </table:table-cell>
          <table:table-cell table:formula="of:=[.D22]/[.B22]" office:value-type="float" office:value="0.301798279906177">
            <text:p>0.3018</text:p>
          </table:table-cell>
          <table:table-cell table:formula="of:=[.D22]-[.D21]" office:value-type="float" office:value="38600">
            <text:p>38,600 </text:p>
          </table:table-cell>
          <table:table-cell table:formula="of:=[.F22]+[.C22]" office:value-type="float" office:value="60200">
            <text:p>60,200 </text:p>
          </table:table-cell>
          <table:table-cell table:formula="of:=[.A22]/2" office:value-type="float" office:value="10.5">
            <text:p>10.50</text:p>
          </table:table-cell>
          <table:table-cell table:formula="of:=[.H22]*30*60" office:value-type="float" office:value="18900">
            <text:p>18,900</text:p>
          </table:table-cell>
          <table:table-cell table:formula="of:=[.A22]^2*10" office:value-type="float" office:value="4410">
            <text:p>4,410</text:p>
          </table:table-cell>
          <table:table-cell office:value-type="string">
            <text:p>Sergea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L22:.R22])" office:value-type="float" office:value="6">
            <text:p>6</text:p>
          </table:table-cell>
          <table:table-cell table:number-columns-repeated="1005"/>
        </table:table-row>
        <table:table-row table:style-name="ro4">
          <table:table-cell office:value-type="float" office:value="22">
            <text:p>22</text:p>
          </table:table-cell>
          <table:table-cell office:value-type="float" office:value="152800">
            <text:p>152,800 </text:p>
          </table:table-cell>
          <table:table-cell table:formula="of:=[.B23]-[.B22]" office:value-type="float" office:value="24900">
            <text:p>24,900 </text:p>
          </table:table-cell>
          <table:table-cell table:style-name="ce24" table:formula="of:=[.B23]*0.39" office:value-type="float" office:value="59592">
            <text:p>59,592 </text:p>
          </table:table-cell>
          <table:table-cell table:formula="of:=[.D23]/[.B23]" office:value-type="float" office:value="0.39">
            <text:p>0.3900</text:p>
          </table:table-cell>
          <table:table-cell table:formula="of:=[.D23]-[.D22]" office:value-type="float" office:value="20992">
            <text:p>20,992 </text:p>
          </table:table-cell>
          <table:table-cell table:formula="of:=[.F23]+[.C23]" office:value-type="float" office:value="45892">
            <text:p>45,892 </text:p>
          </table:table-cell>
          <table:table-cell table:formula="of:=[.A23]/2" office:value-type="float" office:value="11">
            <text:p>11.00</text:p>
          </table:table-cell>
          <table:table-cell table:formula="of:=[.H23]*30*60" office:value-type="float" office:value="19800">
            <text:p>19,800</text:p>
          </table:table-cell>
          <table:table-cell table:formula="of:=[.A23]^2*10" office:value-type="float" office:value="4840">
            <text:p>4,840</text:p>
          </table:table-cell>
          <table:table-cell office:value-type="string">
            <text:p>Sergea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L23:.R23])" office:value-type="float" office:value="6">
            <text:p>6</text:p>
          </table:table-cell>
          <table:table-cell table:number-columns-repeated="1005"/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181500">
            <text:p>181,500 </text:p>
          </table:table-cell>
          <table:table-cell table:formula="of:=[.B24]-[.B23]" office:value-type="float" office:value="28700">
            <text:p>28,700 </text:p>
          </table:table-cell>
          <table:table-cell table:style-name="ce24" table:formula="of:=[.B24]*0.39" office:value-type="float" office:value="70785">
            <text:p>70,785 </text:p>
          </table:table-cell>
          <table:table-cell table:formula="of:=[.D24]/[.B24]" office:value-type="float" office:value="0.39">
            <text:p>0.3900</text:p>
          </table:table-cell>
          <table:table-cell table:formula="of:=[.D24]-[.D23]" office:value-type="float" office:value="11193">
            <text:p>11,193 </text:p>
          </table:table-cell>
          <table:table-cell table:formula="of:=[.F24]+[.C24]" office:value-type="float" office:value="39893">
            <text:p>39,893 </text:p>
          </table:table-cell>
          <table:table-cell table:formula="of:=[.A24]/2" office:value-type="float" office:value="11.5">
            <text:p>11.50</text:p>
          </table:table-cell>
          <table:table-cell table:formula="of:=[.H24]*30*60" office:value-type="float" office:value="20700">
            <text:p>20,700</text:p>
          </table:table-cell>
          <table:table-cell table:formula="of:=[.A24]^2*10" office:value-type="float" office:value="5290">
            <text:p>5,290</text:p>
          </table:table-cell>
          <table:table-cell office:value-type="string">
            <text:p>Sergea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L24:.R24])" office:value-type="float" office:value="6">
            <text:p>6</text:p>
          </table:table-cell>
          <table:table-cell table:number-columns-repeated="1005"/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214300">
            <text:p>214,300 </text:p>
          </table:table-cell>
          <table:table-cell table:formula="of:=[.B25]-[.B24]" office:value-type="float" office:value="32800">
            <text:p>32,800 </text:p>
          </table:table-cell>
          <table:table-cell table:style-name="ce24" table:formula="of:=[.B25]*0.39" office:value-type="float" office:value="83577">
            <text:p>83,577 </text:p>
          </table:table-cell>
          <table:table-cell table:formula="of:=[.D25]/[.B25]" office:value-type="float" office:value="0.39">
            <text:p>0.3900</text:p>
          </table:table-cell>
          <table:table-cell table:formula="of:=[.D25]-[.D24]" office:value-type="float" office:value="12792">
            <text:p>12,792 </text:p>
          </table:table-cell>
          <table:table-cell table:formula="of:=[.F25]+[.C25]" office:value-type="float" office:value="45592">
            <text:p>45,592 </text:p>
          </table:table-cell>
          <table:table-cell table:formula="of:=[.A25]/2" office:value-type="float" office:value="12">
            <text:p>12.00</text:p>
          </table:table-cell>
          <table:table-cell table:formula="of:=[.H25]*30*60" office:value-type="float" office:value="21600">
            <text:p>21,600</text:p>
          </table:table-cell>
          <table:table-cell table:formula="of:=[.A25]^2*10" office:value-type="float" office:value="5760">
            <text:p>5,760</text:p>
          </table:table-cell>
          <table:table-cell office:value-type="string">
            <text:p>Sergeant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formula="of:=SUM([.L25:.R25])" office:value-type="float" office:value="6">
            <text:p>6</text:p>
          </table:table-cell>
          <table:table-cell table:number-columns-repeated="1005"/>
        </table:table-row>
        <table:table-row table:style-name="ro4">
          <table:table-cell table:style-name="ce17" office:value-type="float" office:value="25">
            <text:p>25</text:p>
          </table:table-cell>
          <table:table-cell table:style-name="ce20" office:value-type="float" office:value="251700">
            <text:p>251,700 </text:p>
          </table:table-cell>
          <table:table-cell table:formula="of:=[.B26]-[.B25]" office:value-type="float" office:value="37400">
            <text:p>37,400 </text:p>
          </table:table-cell>
          <table:table-cell table:style-name="ce24" table:formula="of:=[.B26]*0.39" office:value-type="float" office:value="98163">
            <text:p>98,163 </text:p>
          </table:table-cell>
          <table:table-cell table:formula="of:=[.D26]/[.B26]" office:value-type="float" office:value="0.39">
            <text:p>0.3900</text:p>
          </table:table-cell>
          <table:table-cell table:formula="of:=[.D26]-[.D25]" office:value-type="float" office:value="14586">
            <text:p>14,586 </text:p>
          </table:table-cell>
          <table:table-cell table:formula="of:=[.F26]+[.C26]" office:value-type="float" office:value="51986">
            <text:p>51,986 </text:p>
          </table:table-cell>
          <table:table-cell table:formula="of:=[.A26]/2" office:value-type="float" office:value="12.5">
            <text:p>12.50</text:p>
          </table:table-cell>
          <table:table-cell table:formula="of:=[.H26]*30*60" office:value-type="float" office:value="22500">
            <text:p>22,500</text:p>
          </table:table-cell>
          <table:table-cell table:formula="of:=[.A26]^2*10" office:value-type="float" office:value="6250">
            <text:p>6,250</text:p>
          </table:table-cell>
          <table:table-cell table:style-name="ce17" office:value-type="string">
            <text:p>Sergeant</text:p>
          </table:table-cell>
          <table:table-cell table:style-name="ce17" office:value-type="float" office:value="3">
            <text:p>3</text:p>
          </table:table-cell>
          <table:table-cell table:number-columns-repeated="2" table:style-name="ce17" office:value-type="float" office:value="2">
            <text:p>2</text:p>
          </table:table-cell>
          <table:table-cell table:number-columns-repeated="4" table:style-name="ce17" office:value-type="float" office:value="0">
            <text:p>0</text:p>
          </table:table-cell>
          <table:table-cell table:style-name="ce17" table:formula="of:=SUM([.L26:.R26])" office:value-type="float" office:value="7">
            <text:p>7</text:p>
          </table:table-cell>
          <table:table-cell table:number-columns-repeated="1005"/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294300">
            <text:p>294,300 </text:p>
          </table:table-cell>
          <table:table-cell table:formula="of:=[.B27]-[.B26]" office:value-type="float" office:value="42600">
            <text:p>42,600 </text:p>
          </table:table-cell>
          <table:table-cell table:style-name="ce24" table:formula="of:=[.B27]*0.39" office:value-type="float" office:value="114777">
            <text:p>114,777 </text:p>
          </table:table-cell>
          <table:table-cell table:formula="of:=[.D27]/[.B27]" office:value-type="float" office:value="0.39">
            <text:p>0.3900</text:p>
          </table:table-cell>
          <table:table-cell table:formula="of:=[.D27]-[.D26]" office:value-type="float" office:value="16614">
            <text:p>16,614 </text:p>
          </table:table-cell>
          <table:table-cell table:formula="of:=[.F27]+[.C27]" office:value-type="float" office:value="59214">
            <text:p>59,214 </text:p>
          </table:table-cell>
          <table:table-cell table:formula="of:=[.A27]/2" office:value-type="float" office:value="13">
            <text:p>13.00</text:p>
          </table:table-cell>
          <table:table-cell table:formula="of:=[.H27]*30*60" office:value-type="float" office:value="23400">
            <text:p>23,400</text:p>
          </table:table-cell>
          <table:table-cell table:formula="of:=[.A27]^2*10" office:value-type="float" office:value="6760">
            <text:p>6,760</text:p>
          </table:table-cell>
          <table:table-cell office:value-type="string">
            <text:p>Sergeant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L27:.R27])" office:value-type="float" office:value="7">
            <text:p>7</text:p>
          </table:table-cell>
          <table:table-cell table:number-columns-repeated="1005"/>
        </table:table-row>
        <table:table-row table:style-name="ro4">
          <table:table-cell office:value-type="float" office:value="27">
            <text:p>27</text:p>
          </table:table-cell>
          <table:table-cell office:value-type="float" office:value="342600">
            <text:p>342,600 </text:p>
          </table:table-cell>
          <table:table-cell table:formula="of:=[.B28]-[.B27]" office:value-type="float" office:value="48300">
            <text:p>48,300 </text:p>
          </table:table-cell>
          <table:table-cell table:style-name="ce24" table:formula="of:=[.B28]*0.39" office:value-type="float" office:value="133614">
            <text:p>133,614 </text:p>
          </table:table-cell>
          <table:table-cell table:formula="of:=[.D28]/[.B28]" office:value-type="float" office:value="0.39">
            <text:p>0.3900</text:p>
          </table:table-cell>
          <table:table-cell table:formula="of:=[.D28]-[.D27]" office:value-type="float" office:value="18837">
            <text:p>18,837 </text:p>
          </table:table-cell>
          <table:table-cell table:formula="of:=[.F28]+[.C28]" office:value-type="float" office:value="67137">
            <text:p>67,137 </text:p>
          </table:table-cell>
          <table:table-cell table:formula="of:=[.A28]/2" office:value-type="float" office:value="13.5">
            <text:p>13.50</text:p>
          </table:table-cell>
          <table:table-cell table:formula="of:=[.H28]*30*60" office:value-type="float" office:value="24300">
            <text:p>24,300</text:p>
          </table:table-cell>
          <table:table-cell table:formula="of:=[.A28]^2*10" office:value-type="float" office:value="7290">
            <text:p>7,290</text:p>
          </table:table-cell>
          <table:table-cell office:value-type="string">
            <text:p>Sergeant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L28:.R28])" office:value-type="float" office:value="7">
            <text:p>7</text:p>
          </table:table-cell>
          <table:table-cell table:number-columns-repeated="1005"/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397300">
            <text:p>397,300 </text:p>
          </table:table-cell>
          <table:table-cell table:formula="of:=[.B29]-[.B28]" office:value-type="float" office:value="54700">
            <text:p>54,700 </text:p>
          </table:table-cell>
          <table:table-cell table:style-name="ce24" table:formula="of:=[.B29]*0.39" office:value-type="float" office:value="154947">
            <text:p>154,947 </text:p>
          </table:table-cell>
          <table:table-cell table:formula="of:=[.D29]/[.B29]" office:value-type="float" office:value="0.39">
            <text:p>0.3900</text:p>
          </table:table-cell>
          <table:table-cell table:formula="of:=[.D29]-[.D28]" office:value-type="float" office:value="21333">
            <text:p>21,333 </text:p>
          </table:table-cell>
          <table:table-cell table:formula="of:=[.F29]+[.C29]" office:value-type="float" office:value="76033">
            <text:p>76,033 </text:p>
          </table:table-cell>
          <table:table-cell table:formula="of:=[.A29]/2" office:value-type="float" office:value="14">
            <text:p>14.00</text:p>
          </table:table-cell>
          <table:table-cell table:formula="of:=[.H29]*30*60" office:value-type="float" office:value="25200">
            <text:p>25,200</text:p>
          </table:table-cell>
          <table:table-cell table:formula="of:=[.A29]^2*10" office:value-type="float" office:value="7840">
            <text:p>7,840</text:p>
          </table:table-cell>
          <table:table-cell office:value-type="string">
            <text:p>Sergeant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L29:.R29])" office:value-type="float" office:value="7">
            <text:p>7</text:p>
          </table:table-cell>
          <table:table-cell table:number-columns-repeated="1005"/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459000">
            <text:p>459,000 </text:p>
          </table:table-cell>
          <table:table-cell table:formula="of:=[.B30]-[.B29]" office:value-type="float" office:value="61700">
            <text:p>61,700 </text:p>
          </table:table-cell>
          <table:table-cell table:style-name="ce24" table:formula="of:=[.B30]*0.39" office:value-type="float" office:value="179010">
            <text:p>179,010 </text:p>
          </table:table-cell>
          <table:table-cell table:formula="of:=[.D30]/[.B30]" office:value-type="float" office:value="0.39">
            <text:p>0.3900</text:p>
          </table:table-cell>
          <table:table-cell table:formula="of:=[.D30]-[.D29]" office:value-type="float" office:value="24063">
            <text:p>24,063 </text:p>
          </table:table-cell>
          <table:table-cell table:formula="of:=[.F30]+[.C30]" office:value-type="float" office:value="85763">
            <text:p>85,763 </text:p>
          </table:table-cell>
          <table:table-cell table:formula="of:=[.A30]/2" office:value-type="float" office:value="14.5">
            <text:p>14.50</text:p>
          </table:table-cell>
          <table:table-cell table:formula="of:=[.H30]*30*60" office:value-type="float" office:value="26100">
            <text:p>26,100</text:p>
          </table:table-cell>
          <table:table-cell table:formula="of:=[.A30]^2*10" office:value-type="float" office:value="8410">
            <text:p>8,410</text:p>
          </table:table-cell>
          <table:table-cell office:value-type="string">
            <text:p>Sergeant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L30:.R30])" office:value-type="float" office:value="7">
            <text:p>7</text:p>
          </table:table-cell>
          <table:table-cell table:number-columns-repeated="1005"/>
        </table:table-row>
        <table:table-row table:style-name="ro4">
          <table:table-cell table:style-name="ce17" office:value-type="float" office:value="30">
            <text:p>30</text:p>
          </table:table-cell>
          <table:table-cell table:style-name="ce20" office:value-type="float" office:value="528600">
            <text:p>528,600 </text:p>
          </table:table-cell>
          <table:table-cell table:formula="of:=[.B31]-[.B30]" office:value-type="float" office:value="69600">
            <text:p>69,600 </text:p>
          </table:table-cell>
          <table:table-cell table:style-name="ce24" table:formula="of:=[.B31]*0.39" office:value-type="float" office:value="206154">
            <text:p>206,154 </text:p>
          </table:table-cell>
          <table:table-cell table:formula="of:=[.D31]/[.B31]" office:value-type="float" office:value="0.39">
            <text:p>0.3900</text:p>
          </table:table-cell>
          <table:table-cell table:formula="of:=[.D31]-[.D30]" office:value-type="float" office:value="27144">
            <text:p>27,144 </text:p>
          </table:table-cell>
          <table:table-cell table:formula="of:=[.F31]+[.C31]" office:value-type="float" office:value="96744">
            <text:p>96,744 </text:p>
          </table:table-cell>
          <table:table-cell table:formula="of:=[.A31]/2" office:value-type="float" office:value="15">
            <text:p>15.00</text:p>
          </table:table-cell>
          <table:table-cell table:formula="of:=[.H31]*30*60" office:value-type="float" office:value="27000">
            <text:p>27,000</text:p>
          </table:table-cell>
          <table:table-cell table:formula="of:=[.A31]^2*10" office:value-type="float" office:value="9000">
            <text:p>9,000</text:p>
          </table:table-cell>
          <table:table-cell table:style-name="ce17" office:value-type="string">
            <text:p>Staff Sergeant</text:p>
          </table:table-cell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number-columns-repeated="4" table:style-name="ce17" office:value-type="float" office:value="0">
            <text:p>0</text:p>
          </table:table-cell>
          <table:table-cell table:style-name="ce17" table:formula="of:=SUM([.L31:.R31])" office:value-type="float" office:value="8">
            <text:p>8</text:p>
          </table:table-cell>
          <table:table-cell table:number-columns-repeated="1005"/>
        </table:table-row>
        <table:table-row table:style-name="ro4">
          <table:table-cell office:value-type="float" office:value="31">
            <text:p>31</text:p>
          </table:table-cell>
          <table:table-cell office:value-type="float" office:value="606800">
            <text:p>606,800 </text:p>
          </table:table-cell>
          <table:table-cell table:formula="of:=[.B32]-[.B31]" office:value-type="float" office:value="78200">
            <text:p>78,200 </text:p>
          </table:table-cell>
          <table:table-cell table:style-name="ce24" table:formula="of:=[.B32]*0.39" office:value-type="float" office:value="236652">
            <text:p>236,652 </text:p>
          </table:table-cell>
          <table:table-cell table:formula="of:=[.D32]/[.B32]" office:value-type="float" office:value="0.39">
            <text:p>0.3900</text:p>
          </table:table-cell>
          <table:table-cell table:formula="of:=[.D32]-[.D31]" office:value-type="float" office:value="30498">
            <text:p>30,498 </text:p>
          </table:table-cell>
          <table:table-cell table:formula="of:=[.F32]+[.C32]" office:value-type="float" office:value="108698">
            <text:p>108,698 </text:p>
          </table:table-cell>
          <table:table-cell table:formula="of:=[.A32]/2" office:value-type="float" office:value="15.5">
            <text:p>15.50</text:p>
          </table:table-cell>
          <table:table-cell table:formula="of:=[.H32]*30*60" office:value-type="float" office:value="27900">
            <text:p>27,900</text:p>
          </table:table-cell>
          <table:table-cell table:formula="of:=[.A32]^2*10" office:value-type="float" office:value="9610">
            <text:p>9,610</text:p>
          </table:table-cell>
          <table:table-cell office:value-type="string">
            <text:p>Staff Sergea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L32:.R32])" office:value-type="float" office:value="8">
            <text:p>8</text:p>
          </table:table-cell>
          <table:table-cell table:number-columns-repeated="1005"/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694600">
            <text:p>694,600 </text:p>
          </table:table-cell>
          <table:table-cell table:formula="of:=[.B33]-[.B32]" office:value-type="float" office:value="87800">
            <text:p>87,800 </text:p>
          </table:table-cell>
          <table:table-cell table:style-name="ce24" table:formula="of:=[.B33]*0.39" office:value-type="float" office:value="270894">
            <text:p>270,894 </text:p>
          </table:table-cell>
          <table:table-cell table:formula="of:=[.D33]/[.B33]" office:value-type="float" office:value="0.39">
            <text:p>0.3900</text:p>
          </table:table-cell>
          <table:table-cell table:formula="of:=[.D33]-[.D32]" office:value-type="float" office:value="34242">
            <text:p>34,242 </text:p>
          </table:table-cell>
          <table:table-cell table:formula="of:=[.F33]+[.C33]" office:value-type="float" office:value="122042">
            <text:p>122,042 </text:p>
          </table:table-cell>
          <table:table-cell table:formula="of:=[.A33]/2" office:value-type="float" office:value="16">
            <text:p>16.00</text:p>
          </table:table-cell>
          <table:table-cell table:formula="of:=[.H33]*30*60" office:value-type="float" office:value="28800">
            <text:p>28,800</text:p>
          </table:table-cell>
          <table:table-cell table:formula="of:=[.A33]^2*10" office:value-type="float" office:value="10240">
            <text:p>10,240</text:p>
          </table:table-cell>
          <table:table-cell office:value-type="string">
            <text:p>Staff Sergea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L33:.R33])" office:value-type="float" office:value="8">
            <text:p>8</text:p>
          </table:table-cell>
          <table:table-cell table:number-columns-repeated="1005"/>
        </table:table-row>
        <table:table-row table:style-name="ro4">
          <table:table-cell office:value-type="float" office:value="33">
            <text:p>33</text:p>
          </table:table-cell>
          <table:table-cell office:value-type="float" office:value="793000">
            <text:p>793,000 </text:p>
          </table:table-cell>
          <table:table-cell table:formula="of:=[.B34]-[.B33]" office:value-type="float" office:value="98400">
            <text:p>98,400 </text:p>
          </table:table-cell>
          <table:table-cell table:style-name="ce24" table:formula="of:=[.B34]*0.39" office:value-type="float" office:value="309270">
            <text:p>309,270 </text:p>
          </table:table-cell>
          <table:table-cell table:formula="of:=[.D34]/[.B34]" office:value-type="float" office:value="0.39">
            <text:p>0.3900</text:p>
          </table:table-cell>
          <table:table-cell table:formula="of:=[.D34]-[.D33]" office:value-type="float" office:value="38376">
            <text:p>38,376 </text:p>
          </table:table-cell>
          <table:table-cell table:formula="of:=[.F34]+[.C34]" office:value-type="float" office:value="136776">
            <text:p>136,776 </text:p>
          </table:table-cell>
          <table:table-cell table:formula="of:=[.A34]/2" office:value-type="float" office:value="16.5">
            <text:p>16.50</text:p>
          </table:table-cell>
          <table:table-cell table:formula="of:=[.H34]*30*60" office:value-type="float" office:value="29700">
            <text:p>29,700</text:p>
          </table:table-cell>
          <table:table-cell table:formula="of:=[.A34]^2*10" office:value-type="float" office:value="10890">
            <text:p>10,890</text:p>
          </table:table-cell>
          <table:table-cell office:value-type="string">
            <text:p>Staff Sergea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L34:.R34])" office:value-type="float" office:value="8">
            <text:p>8</text:p>
          </table:table-cell>
          <table:table-cell table:number-columns-repeated="1005"/>
        </table:table-row>
        <table:table-row table:style-name="ro4">
          <table:table-cell office:value-type="float" office:value="34">
            <text:p>34</text:p>
          </table:table-cell>
          <table:table-cell office:value-type="float" office:value="903100">
            <text:p>903,100 </text:p>
          </table:table-cell>
          <table:table-cell table:formula="of:=[.B35]-[.B34]" office:value-type="float" office:value="110100">
            <text:p>110,100 </text:p>
          </table:table-cell>
          <table:table-cell table:style-name="ce24" table:formula="of:=[.B35]*0.39" office:value-type="float" office:value="352209">
            <text:p>352,209 </text:p>
          </table:table-cell>
          <table:table-cell table:formula="of:=[.D35]/[.B35]" office:value-type="float" office:value="0.39">
            <text:p>0.3900</text:p>
          </table:table-cell>
          <table:table-cell table:formula="of:=[.D35]-[.D34]" office:value-type="float" office:value="42939">
            <text:p>42,939 </text:p>
          </table:table-cell>
          <table:table-cell table:formula="of:=[.F35]+[.C35]" office:value-type="float" office:value="153039">
            <text:p>153,039 </text:p>
          </table:table-cell>
          <table:table-cell table:formula="of:=[.A35]/2" office:value-type="float" office:value="17">
            <text:p>17.00</text:p>
          </table:table-cell>
          <table:table-cell table:formula="of:=[.H35]*30*60" office:value-type="float" office:value="30600">
            <text:p>30,600</text:p>
          </table:table-cell>
          <table:table-cell table:formula="of:=[.A35]^2*10" office:value-type="float" office:value="11560">
            <text:p>11,560</text:p>
          </table:table-cell>
          <table:table-cell office:value-type="string">
            <text:p>Staff Sergea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4" office:value-type="float" office:value="0">
            <text:p>0</text:p>
          </table:table-cell>
          <table:table-cell table:formula="of:=SUM([.L35:.R35])" office:value-type="float" office:value="8">
            <text:p>8</text:p>
          </table:table-cell>
          <table:table-cell table:number-columns-repeated="1005"/>
        </table:table-row>
        <table:table-row table:style-name="ro4">
          <table:table-cell table:style-name="ce18" office:value-type="float" office:value="35">
            <text:p>35</text:p>
          </table:table-cell>
          <table:table-cell table:style-name="ce20" office:value-type="float" office:value="1026200">
            <text:p>1,026,200 </text:p>
          </table:table-cell>
          <table:table-cell table:formula="of:=[.B36]-[.B35]" office:value-type="float" office:value="123100">
            <text:p>123,100 </text:p>
          </table:table-cell>
          <table:table-cell table:formula="of:=[.B36]*0.39" office:value-type="float" office:value="400218">
            <text:p>400,218 </text:p>
          </table:table-cell>
          <table:table-cell table:formula="of:=[.D36]/[.B36]" office:value-type="float" office:value="0.39">
            <text:p>0.3900</text:p>
          </table:table-cell>
          <table:table-cell table:formula="of:=[.D36]-[.D35]" office:value-type="float" office:value="48009">
            <text:p>48,009 </text:p>
          </table:table-cell>
          <table:table-cell table:formula="of:=[.F36]+[.C36]" office:value-type="float" office:value="171109">
            <text:p>171,109 </text:p>
          </table:table-cell>
          <table:table-cell table:formula="of:=[.A36]/2" office:value-type="float" office:value="17.5">
            <text:p>17.50</text:p>
          </table:table-cell>
          <table:table-cell table:formula="of:=[.H36]*30*60" office:value-type="float" office:value="31500">
            <text:p>31,500</text:p>
          </table:table-cell>
          <table:table-cell table:formula="of:=[.A36]^2*10" office:value-type="float" office:value="12250">
            <text:p>12,250</text:p>
          </table:table-cell>
          <table:table-cell table:style-name="ce18" office:value-type="string">
            <text:p>Staff Sergeant</text:p>
          </table:table-cell>
          <table:table-cell table:number-columns-repeated="2"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table:formula="of:=SUM([.L36:.R36])" office:value-type="float" office:value="9">
            <text:p>9</text:p>
          </table:table-cell>
          <table:table-cell table:style-name="ce39" table:number-columns-repeated="245"/>
          <table:table-cell table:style-name="ce40" table:number-columns-repeated="760"/>
        </table:table-row>
        <table:table-row table:style-name="ro4">
          <table:table-cell office:value-type="float" office:value="36">
            <text:p>36</text:p>
          </table:table-cell>
          <table:table-cell office:value-type="float" office:value="1163700">
            <text:p>1,163,700 </text:p>
          </table:table-cell>
          <table:table-cell table:formula="of:=[.B37]-[.B36]" office:value-type="float" office:value="137500">
            <text:p>137,500 </text:p>
          </table:table-cell>
          <table:table-cell table:style-name="ce24" table:formula="of:=[.B37]*0.39" office:value-type="float" office:value="453843">
            <text:p>453,843 </text:p>
          </table:table-cell>
          <table:table-cell table:formula="of:=[.D37]/[.B37]" office:value-type="float" office:value="0.39">
            <text:p>0.3900</text:p>
          </table:table-cell>
          <table:table-cell table:formula="of:=[.D37]-[.D36]" office:value-type="float" office:value="53625">
            <text:p>53,625 </text:p>
          </table:table-cell>
          <table:table-cell table:formula="of:=[.F37]+[.C37]" office:value-type="float" office:value="191125">
            <text:p>191,125 </text:p>
          </table:table-cell>
          <table:table-cell table:formula="of:=[.A37]/2" office:value-type="float" office:value="18">
            <text:p>18.00</text:p>
          </table:table-cell>
          <table:table-cell table:formula="of:=[.H37]*30*60" office:value-type="float" office:value="32400">
            <text:p>32,400</text:p>
          </table:table-cell>
          <table:table-cell table:formula="of:=[.A37]^2*10" office:value-type="float" office:value="12960">
            <text:p>12,960</text:p>
          </table:table-cell>
          <table:table-cell office:value-type="string">
            <text:p>Staff Sergea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L37:.R37])" office:value-type="float" office:value="9">
            <text:p>9</text:p>
          </table:table-cell>
          <table:table-cell table:number-columns-repeated="1005"/>
        </table:table-row>
        <table:table-row table:style-name="ro4">
          <table:table-cell office:value-type="float" office:value="37">
            <text:p>37</text:p>
          </table:table-cell>
          <table:table-cell office:value-type="float" office:value="1316900">
            <text:p>1,316,900 </text:p>
          </table:table-cell>
          <table:table-cell table:formula="of:=[.B38]-[.B37]" office:value-type="float" office:value="153200">
            <text:p>153,200 </text:p>
          </table:table-cell>
          <table:table-cell table:style-name="ce24" table:formula="of:=[.B38]*0.39" office:value-type="float" office:value="513591">
            <text:p>513,591 </text:p>
          </table:table-cell>
          <table:table-cell table:formula="of:=[.D38]/[.B38]" office:value-type="float" office:value="0.39">
            <text:p>0.3900</text:p>
          </table:table-cell>
          <table:table-cell table:formula="of:=[.D38]-[.D37]" office:value-type="float" office:value="59748">
            <text:p>59,748 </text:p>
          </table:table-cell>
          <table:table-cell table:formula="of:=[.F38]+[.C38]" office:value-type="float" office:value="212948">
            <text:p>212,948 </text:p>
          </table:table-cell>
          <table:table-cell table:formula="of:=[.A38]/2" office:value-type="float" office:value="18.5">
            <text:p>18.50</text:p>
          </table:table-cell>
          <table:table-cell table:formula="of:=[.H38]*30*60" office:value-type="float" office:value="33300">
            <text:p>33,300</text:p>
          </table:table-cell>
          <table:table-cell table:formula="of:=[.A38]^2*10" office:value-type="float" office:value="13690">
            <text:p>13,690</text:p>
          </table:table-cell>
          <table:table-cell office:value-type="string">
            <text:p>Staff Sergea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L38:.R38])" office:value-type="float" office:value="9">
            <text:p>9</text:p>
          </table:table-cell>
          <table:table-cell table:number-columns-repeated="1005"/>
        </table:table-row>
        <table:table-row table:style-name="ro4">
          <table:table-cell office:value-type="float" office:value="38">
            <text:p>38</text:p>
          </table:table-cell>
          <table:table-cell office:value-type="float" office:value="1487600">
            <text:p>1,487,600 </text:p>
          </table:table-cell>
          <table:table-cell table:formula="of:=[.B39]-[.B38]" office:value-type="float" office:value="170700">
            <text:p>170,700 </text:p>
          </table:table-cell>
          <table:table-cell table:style-name="ce24" table:formula="of:=[.B39]*0.39" office:value-type="float" office:value="580164">
            <text:p>580,164 </text:p>
          </table:table-cell>
          <table:table-cell table:formula="of:=[.D39]/[.B39]" office:value-type="float" office:value="0.39">
            <text:p>0.3900</text:p>
          </table:table-cell>
          <table:table-cell table:formula="of:=[.D39]-[.D38]" office:value-type="float" office:value="66573">
            <text:p>66,573 </text:p>
          </table:table-cell>
          <table:table-cell table:formula="of:=[.F39]+[.C39]" office:value-type="float" office:value="237273">
            <text:p>237,273 </text:p>
          </table:table-cell>
          <table:table-cell table:formula="of:=[.A39]/2" office:value-type="float" office:value="19">
            <text:p>19.00</text:p>
          </table:table-cell>
          <table:table-cell table:formula="of:=[.H39]*30*60" office:value-type="float" office:value="34200">
            <text:p>34,200</text:p>
          </table:table-cell>
          <table:table-cell table:formula="of:=[.A39]^2*10" office:value-type="float" office:value="14440">
            <text:p>14,440</text:p>
          </table:table-cell>
          <table:table-cell office:value-type="string">
            <text:p>Staff Sergea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L39:.R39])" office:value-type="float" office:value="9">
            <text:p>9</text:p>
          </table:table-cell>
          <table:table-cell table:number-columns-repeated="1005"/>
        </table:table-row>
        <table:table-row table:style-name="ro4">
          <table:table-cell office:value-type="float" office:value="39">
            <text:p>39</text:p>
          </table:table-cell>
          <table:table-cell office:value-type="float" office:value="1677600">
            <text:p>1,677,600 </text:p>
          </table:table-cell>
          <table:table-cell table:formula="of:=[.B40]-[.B39]" office:value-type="float" office:value="190000">
            <text:p>190,000 </text:p>
          </table:table-cell>
          <table:table-cell table:style-name="ce24" table:formula="of:=[.B40]*0.39" office:value-type="float" office:value="654264">
            <text:p>654,264 </text:p>
          </table:table-cell>
          <table:table-cell table:formula="of:=[.D40]/[.B40]" office:value-type="float" office:value="0.39">
            <text:p>0.3900</text:p>
          </table:table-cell>
          <table:table-cell table:formula="of:=[.D40]-[.D39]" office:value-type="float" office:value="74100">
            <text:p>74,100 </text:p>
          </table:table-cell>
          <table:table-cell table:formula="of:=[.F40]+[.C40]" office:value-type="float" office:value="264100">
            <text:p>264,100 </text:p>
          </table:table-cell>
          <table:table-cell table:formula="of:=[.A40]/2" office:value-type="float" office:value="19.5">
            <text:p>19.50</text:p>
          </table:table-cell>
          <table:table-cell table:formula="of:=[.H40]*30*60" office:value-type="float" office:value="35100">
            <text:p>35,100</text:p>
          </table:table-cell>
          <table:table-cell table:formula="of:=[.A40]^2*10" office:value-type="float" office:value="15210">
            <text:p>15,210</text:p>
          </table:table-cell>
          <table:table-cell office:value-type="string">
            <text:p>Staff Sergeant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L40:.R40])" office:value-type="float" office:value="9">
            <text:p>9</text:p>
          </table:table-cell>
          <table:table-cell table:number-columns-repeated="1005"/>
        </table:table-row>
        <table:table-row table:style-name="ro4">
          <table:table-cell table:style-name="ce17" office:value-type="float" office:value="40">
            <text:p>40</text:p>
          </table:table-cell>
          <table:table-cell table:style-name="ce20" office:value-type="float" office:value="1888800">
            <text:p>1,888,800 </text:p>
          </table:table-cell>
          <table:table-cell table:formula="of:=[.B41]-[.B40]" office:value-type="float" office:value="211200">
            <text:p>211,200 </text:p>
          </table:table-cell>
          <table:table-cell table:style-name="ce24" table:formula="of:=[.B41]*0.39" office:value-type="float" office:value="736632">
            <text:p>736,632 </text:p>
          </table:table-cell>
          <table:table-cell table:formula="of:=[.D41]/[.B41]" office:value-type="float" office:value="0.39">
            <text:p>0.3900</text:p>
          </table:table-cell>
          <table:table-cell table:formula="of:=[.D41]-[.D40]" office:value-type="float" office:value="82368">
            <text:p>82,368 </text:p>
          </table:table-cell>
          <table:table-cell table:formula="of:=[.F41]+[.C41]" office:value-type="float" office:value="293568">
            <text:p>293,568 </text:p>
          </table:table-cell>
          <table:table-cell table:formula="of:=[.A41]/2" office:value-type="float" office:value="20">
            <text:p>20.00</text:p>
          </table:table-cell>
          <table:table-cell table:formula="of:=[.H41]*30*60" office:value-type="float" office:value="36000">
            <text:p>36,000</text:p>
          </table:table-cell>
          <table:table-cell table:formula="of:=[.A41]^2*10" office:value-type="float" office:value="16000">
            <text:p>16,000</text:p>
          </table:table-cell>
          <table:table-cell table:style-name="ce17" office:value-type="string">
            <text:p>Gunnery Sergeant</text:p>
          </table:table-cell>
          <table:table-cell table:number-columns-repeated="3" table:style-name="ce17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 table:formula="of:=SUM([.L41:.R41])" office:value-type="float" office:value="10">
            <text:p>10</text:p>
          </table:table-cell>
          <table:table-cell table:number-columns-repeated="1005"/>
        </table:table-row>
        <table:table-row table:style-name="ro4">
          <table:table-cell office:value-type="float" office:value="41">
            <text:p>41</text:p>
          </table:table-cell>
          <table:table-cell office:value-type="float" office:value="2123400">
            <text:p>2,123,400 </text:p>
          </table:table-cell>
          <table:table-cell table:formula="of:=[.B42]-[.B41]" office:value-type="float" office:value="234600">
            <text:p>234,600 </text:p>
          </table:table-cell>
          <table:table-cell table:style-name="ce24" table:formula="of:=[.B42]*0.39" office:value-type="float" office:value="828126">
            <text:p>828,126 </text:p>
          </table:table-cell>
          <table:table-cell table:formula="of:=[.D42]/[.B42]" office:value-type="float" office:value="0.39">
            <text:p>0.3900</text:p>
          </table:table-cell>
          <table:table-cell table:formula="of:=[.D42]-[.D41]" office:value-type="float" office:value="91494">
            <text:p>91,494 </text:p>
          </table:table-cell>
          <table:table-cell table:formula="of:=[.F42]+[.C42]" office:value-type="float" office:value="326094">
            <text:p>326,094 </text:p>
          </table:table-cell>
          <table:table-cell table:formula="of:=[.A42]/2" office:value-type="float" office:value="20.5">
            <text:p>20.50</text:p>
          </table:table-cell>
          <table:table-cell table:formula="of:=[.H42]*30*60" office:value-type="float" office:value="36900">
            <text:p>36,900</text:p>
          </table:table-cell>
          <table:table-cell table:formula="of:=[.A42]^2*10" office:value-type="float" office:value="16810">
            <text:p>16,810</text:p>
          </table:table-cell>
          <table:table-cell office:value-type="string">
            <text:p>Gunnery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L42:.R42])" office:value-type="float" office:value="10">
            <text:p>10</text:p>
          </table:table-cell>
          <table:table-cell table:number-columns-repeated="1005"/>
        </table:table-row>
        <table:table-row table:style-name="ro4">
          <table:table-cell office:value-type="float" office:value="42">
            <text:p>42</text:p>
          </table:table-cell>
          <table:table-cell office:value-type="float" office:value="2383900">
            <text:p>2,383,900 </text:p>
          </table:table-cell>
          <table:table-cell table:formula="of:=[.B43]-[.B42]" office:value-type="float" office:value="260500">
            <text:p>260,500 </text:p>
          </table:table-cell>
          <table:table-cell table:style-name="ce24" table:formula="of:=[.B43]*0.39" office:value-type="float" office:value="929721">
            <text:p>929,721 </text:p>
          </table:table-cell>
          <table:table-cell table:formula="of:=[.D43]/[.B43]" office:value-type="float" office:value="0.39">
            <text:p>0.3900</text:p>
          </table:table-cell>
          <table:table-cell table:formula="of:=[.D43]-[.D42]" office:value-type="float" office:value="101595">
            <text:p>101,595 </text:p>
          </table:table-cell>
          <table:table-cell table:formula="of:=[.F43]+[.C43]" office:value-type="float" office:value="362095">
            <text:p>362,095 </text:p>
          </table:table-cell>
          <table:table-cell table:formula="of:=[.A43]/2" office:value-type="float" office:value="21">
            <text:p>21.00</text:p>
          </table:table-cell>
          <table:table-cell table:formula="of:=[.H43]*30*60" office:value-type="float" office:value="37800">
            <text:p>37,800</text:p>
          </table:table-cell>
          <table:table-cell table:formula="of:=[.A43]^2*10" office:value-type="float" office:value="17640">
            <text:p>17,640</text:p>
          </table:table-cell>
          <table:table-cell office:value-type="string">
            <text:p>Gunnery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L43:.R43])" office:value-type="float" office:value="10">
            <text:p>10</text:p>
          </table:table-cell>
          <table:table-cell table:number-columns-repeated="1005"/>
        </table:table-row>
        <table:table-row table:style-name="ro4">
          <table:table-cell office:value-type="float" office:value="43">
            <text:p>43</text:p>
          </table:table-cell>
          <table:table-cell office:value-type="float" office:value="2672900">
            <text:p>2,672,900 </text:p>
          </table:table-cell>
          <table:table-cell table:formula="of:=[.B44]-[.B43]" office:value-type="float" office:value="289000">
            <text:p>289,000 </text:p>
          </table:table-cell>
          <table:table-cell table:style-name="ce24" table:formula="of:=[.B44]*0.39" office:value-type="float" office:value="1042431">
            <text:p>1,042,431 </text:p>
          </table:table-cell>
          <table:table-cell table:formula="of:=[.D44]/[.B44]" office:value-type="float" office:value="0.39">
            <text:p>0.3900</text:p>
          </table:table-cell>
          <table:table-cell table:formula="of:=[.D44]-[.D43]" office:value-type="float" office:value="112710">
            <text:p>112,710 </text:p>
          </table:table-cell>
          <table:table-cell table:formula="of:=[.F44]+[.C44]" office:value-type="float" office:value="401710">
            <text:p>401,710 </text:p>
          </table:table-cell>
          <table:table-cell table:formula="of:=[.A44]/2" office:value-type="float" office:value="21.5">
            <text:p>21.50</text:p>
          </table:table-cell>
          <table:table-cell table:formula="of:=[.H44]*30*60" office:value-type="float" office:value="38700">
            <text:p>38,700</text:p>
          </table:table-cell>
          <table:table-cell table:formula="of:=[.A44]^2*10" office:value-type="float" office:value="18490">
            <text:p>18,490</text:p>
          </table:table-cell>
          <table:table-cell office:value-type="string">
            <text:p>Gunnery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L44:.R44])" office:value-type="float" office:value="10">
            <text:p>10</text:p>
          </table:table-cell>
          <table:table-cell table:number-columns-repeated="1005"/>
        </table:table-row>
        <table:table-row table:style-name="ro4">
          <table:table-cell office:value-type="float" office:value="44">
            <text:p>44</text:p>
          </table:table-cell>
          <table:table-cell office:value-type="float" office:value="2993200">
            <text:p>2,993,200 </text:p>
          </table:table-cell>
          <table:table-cell table:formula="of:=[.B45]-[.B44]" office:value-type="float" office:value="320300">
            <text:p>320,300 </text:p>
          </table:table-cell>
          <table:table-cell table:style-name="ce24" table:formula="of:=[.B45]*0.39" office:value-type="float" office:value="1167348">
            <text:p>1,167,348 </text:p>
          </table:table-cell>
          <table:table-cell table:formula="of:=[.D45]/[.B45]" office:value-type="float" office:value="0.39">
            <text:p>0.3900</text:p>
          </table:table-cell>
          <table:table-cell table:formula="of:=[.D45]-[.D44]" office:value-type="float" office:value="124917">
            <text:p>124,917 </text:p>
          </table:table-cell>
          <table:table-cell table:formula="of:=[.F45]+[.C45]" office:value-type="float" office:value="445217">
            <text:p>445,217 </text:p>
          </table:table-cell>
          <table:table-cell table:formula="of:=[.A45]/2" office:value-type="float" office:value="22">
            <text:p>22.00</text:p>
          </table:table-cell>
          <table:table-cell table:formula="of:=[.H45]*30*60" office:value-type="float" office:value="39600">
            <text:p>39,600</text:p>
          </table:table-cell>
          <table:table-cell table:formula="of:=[.A45]^2*10" office:value-type="float" office:value="19360">
            <text:p>19,360</text:p>
          </table:table-cell>
          <table:table-cell office:value-type="string">
            <text:p>Gunnery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formula="of:=SUM([.L45:.R45])" office:value-type="float" office:value="10">
            <text:p>10</text:p>
          </table:table-cell>
          <table:table-cell table:number-columns-repeated="1005"/>
        </table:table-row>
        <table:table-row table:style-name="ro4">
          <table:table-cell table:style-name="ce17" office:value-type="float" office:value="45">
            <text:p>45</text:p>
          </table:table-cell>
          <table:table-cell table:style-name="ce20" office:value-type="float" office:value="3348100">
            <text:p>3,348,100 </text:p>
          </table:table-cell>
          <table:table-cell table:formula="of:=[.B46]-[.B45]" office:value-type="float" office:value="354900">
            <text:p>354,900 </text:p>
          </table:table-cell>
          <table:table-cell table:style-name="ce24" table:formula="of:=[.B46]*0.39" office:value-type="float" office:value="1305759">
            <text:p>1,305,759 </text:p>
          </table:table-cell>
          <table:table-cell table:formula="of:=[.D46]/[.B46]" office:value-type="float" office:value="0.39">
            <text:p>0.3900</text:p>
          </table:table-cell>
          <table:table-cell table:formula="of:=[.D46]-[.D45]" office:value-type="float" office:value="138411">
            <text:p>138,411 </text:p>
          </table:table-cell>
          <table:table-cell table:formula="of:=[.F46]+[.C46]" office:value-type="float" office:value="493311">
            <text:p>493,311 </text:p>
          </table:table-cell>
          <table:table-cell table:formula="of:=[.A46]/2" office:value-type="float" office:value="22.5">
            <text:p>22.50</text:p>
          </table:table-cell>
          <table:table-cell table:formula="of:=[.H46]*30*60" office:value-type="float" office:value="40500">
            <text:p>40,500</text:p>
          </table:table-cell>
          <table:table-cell table:formula="of:=[.A46]^2*10" office:value-type="float" office:value="20250">
            <text:p>20,250</text:p>
          </table:table-cell>
          <table:table-cell table:style-name="ce17" office:value-type="string">
            <text:p>Gunnery Sergeant</text:p>
          </table:table-cell>
          <table:table-cell table:number-columns-repeated="3"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 table:formula="of:=SUM([.L46:.R46])" office:value-type="float" office:value="11">
            <text:p>11</text:p>
          </table:table-cell>
          <table:table-cell table:number-columns-repeated="1005"/>
        </table:table-row>
        <table:table-row table:style-name="ro4">
          <table:table-cell office:value-type="float" office:value="46">
            <text:p>46</text:p>
          </table:table-cell>
          <table:table-cell office:value-type="float" office:value="3741200">
            <text:p>3,741,200 </text:p>
          </table:table-cell>
          <table:table-cell table:formula="of:=[.B47]-[.B46]" office:value-type="float" office:value="393100">
            <text:p>393,100 </text:p>
          </table:table-cell>
          <table:table-cell table:style-name="ce24" table:formula="of:=[.B47]*0.39" office:value-type="float" office:value="1459068">
            <text:p>1,459,068 </text:p>
          </table:table-cell>
          <table:table-cell table:formula="of:=[.D47]/[.B47]" office:value-type="float" office:value="0.39">
            <text:p>0.3900</text:p>
          </table:table-cell>
          <table:table-cell table:formula="of:=[.D47]-[.D46]" office:value-type="float" office:value="153309">
            <text:p>153,309 </text:p>
          </table:table-cell>
          <table:table-cell table:formula="of:=[.F47]+[.C47]" office:value-type="float" office:value="546409">
            <text:p>546,409 </text:p>
          </table:table-cell>
          <table:table-cell table:formula="of:=[.A47]/2" office:value-type="float" office:value="23">
            <text:p>23.00</text:p>
          </table:table-cell>
          <table:table-cell table:formula="of:=[.H47]*30*60" office:value-type="float" office:value="41400">
            <text:p>41,400</text:p>
          </table:table-cell>
          <table:table-cell table:formula="of:=[.A47]^2*10" office:value-type="float" office:value="21160">
            <text:p>21,160</text:p>
          </table:table-cell>
          <table:table-cell office:value-type="string">
            <text:p>Gunnery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L47:.R47])" office:value-type="float" office:value="11">
            <text:p>11</text:p>
          </table:table-cell>
          <table:table-cell table:number-columns-repeated="1005"/>
        </table:table-row>
        <table:table-row table:style-name="ro4">
          <table:table-cell office:value-type="float" office:value="47">
            <text:p>47</text:p>
          </table:table-cell>
          <table:table-cell office:value-type="float" office:value="4176100">
            <text:p>4,176,100 </text:p>
          </table:table-cell>
          <table:table-cell table:formula="of:=[.B48]-[.B47]" office:value-type="float" office:value="434900">
            <text:p>434,900 </text:p>
          </table:table-cell>
          <table:table-cell table:style-name="ce24" table:formula="of:=[.B48]*0.39" office:value-type="float" office:value="1628679">
            <text:p>1,628,679 </text:p>
          </table:table-cell>
          <table:table-cell table:formula="of:=[.D48]/[.B48]" office:value-type="float" office:value="0.39">
            <text:p>0.3900</text:p>
          </table:table-cell>
          <table:table-cell table:formula="of:=[.D48]-[.D47]" office:value-type="float" office:value="169611">
            <text:p>169,611 </text:p>
          </table:table-cell>
          <table:table-cell table:formula="of:=[.F48]+[.C48]" office:value-type="float" office:value="604511">
            <text:p>604,511 </text:p>
          </table:table-cell>
          <table:table-cell table:formula="of:=[.A48]/2" office:value-type="float" office:value="23.5">
            <text:p>23.50</text:p>
          </table:table-cell>
          <table:table-cell table:formula="of:=[.H48]*30*60" office:value-type="float" office:value="42300">
            <text:p>42,300</text:p>
          </table:table-cell>
          <table:table-cell table:formula="of:=[.A48]^2*10" office:value-type="float" office:value="22090">
            <text:p>22,090</text:p>
          </table:table-cell>
          <table:table-cell office:value-type="string">
            <text:p>Gunnery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L48:.R48])" office:value-type="float" office:value="11">
            <text:p>11</text:p>
          </table:table-cell>
          <table:table-cell table:number-columns-repeated="1005"/>
        </table:table-row>
        <table:table-row table:style-name="ro4">
          <table:table-cell office:value-type="float" office:value="48">
            <text:p>48</text:p>
          </table:table-cell>
          <table:table-cell office:value-type="float" office:value="4657400">
            <text:p>4,657,400 </text:p>
          </table:table-cell>
          <table:table-cell table:formula="of:=[.B49]-[.B48]" office:value-type="float" office:value="481300">
            <text:p>481,300 </text:p>
          </table:table-cell>
          <table:table-cell table:style-name="ce24" table:formula="of:=[.B49]*0.39" office:value-type="float" office:value="1816386">
            <text:p>1,816,386 </text:p>
          </table:table-cell>
          <table:table-cell table:formula="of:=[.D49]/[.B49]" office:value-type="float" office:value="0.39">
            <text:p>0.3900</text:p>
          </table:table-cell>
          <table:table-cell table:formula="of:=[.D49]-[.D48]" office:value-type="float" office:value="187707">
            <text:p>187,707 </text:p>
          </table:table-cell>
          <table:table-cell table:formula="of:=[.F49]+[.C49]" office:value-type="float" office:value="669007">
            <text:p>669,007 </text:p>
          </table:table-cell>
          <table:table-cell table:formula="of:=[.A49]/2" office:value-type="float" office:value="24">
            <text:p>24.00</text:p>
          </table:table-cell>
          <table:table-cell table:formula="of:=[.H49]*30*60" office:value-type="float" office:value="43200">
            <text:p>43,200</text:p>
          </table:table-cell>
          <table:table-cell table:formula="of:=[.A49]^2*10" office:value-type="float" office:value="23040">
            <text:p>23,040</text:p>
          </table:table-cell>
          <table:table-cell office:value-type="string">
            <text:p>Gunnery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L49:.R49])" office:value-type="float" office:value="11">
            <text:p>11</text:p>
          </table:table-cell>
          <table:table-cell table:number-columns-repeated="1005"/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5189500">
            <text:p>5,189,500 </text:p>
          </table:table-cell>
          <table:table-cell table:formula="of:=[.B50]-[.B49]" office:value-type="float" office:value="532100">
            <text:p>532,100 </text:p>
          </table:table-cell>
          <table:table-cell table:style-name="ce24" table:formula="of:=[.B50]*0.39" office:value-type="float" office:value="2023905">
            <text:p>2,023,905 </text:p>
          </table:table-cell>
          <table:table-cell table:formula="of:=[.D50]/[.B50]" office:value-type="float" office:value="0.39">
            <text:p>0.3900</text:p>
          </table:table-cell>
          <table:table-cell table:formula="of:=[.D50]-[.D49]" office:value-type="float" office:value="207519">
            <text:p>207,519 </text:p>
          </table:table-cell>
          <table:table-cell table:formula="of:=[.F50]+[.C50]" office:value-type="float" office:value="739619">
            <text:p>739,619 </text:p>
          </table:table-cell>
          <table:table-cell table:formula="of:=[.A50]/2" office:value-type="float" office:value="24.5">
            <text:p>24.50</text:p>
          </table:table-cell>
          <table:table-cell table:formula="of:=[.H50]*30*60" office:value-type="float" office:value="44100">
            <text:p>44,100</text:p>
          </table:table-cell>
          <table:table-cell table:formula="of:=[.A50]^2*10" office:value-type="float" office:value="24010">
            <text:p>24,010</text:p>
          </table:table-cell>
          <table:table-cell office:value-type="string">
            <text:p>Gunnery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3" office:value-type="float" office:value="0">
            <text:p>0</text:p>
          </table:table-cell>
          <table:table-cell table:formula="of:=SUM([.L50:.R50])" office:value-type="float" office:value="11">
            <text:p>11</text:p>
          </table:table-cell>
          <table:table-cell table:number-columns-repeated="1005"/>
        </table:table-row>
        <table:table-row table:style-name="ro4">
          <table:table-cell table:style-name="ce18" office:value-type="float" office:value="50">
            <text:p>50</text:p>
          </table:table-cell>
          <table:table-cell table:style-name="ce20" office:value-type="float" office:value="5777700">
            <text:p>5,777,700 </text:p>
          </table:table-cell>
          <table:table-cell table:formula="of:=[.B51]-[.B50]" office:value-type="float" office:value="588200">
            <text:p>588,200 </text:p>
          </table:table-cell>
          <table:table-cell table:style-name="ce24" table:formula="of:=[.B51]*0.39" office:value-type="float" office:value="2253303">
            <text:p>2,253,303 </text:p>
          </table:table-cell>
          <table:table-cell table:formula="of:=[.D51]/[.B51]" office:value-type="float" office:value="0.39">
            <text:p>0.3900</text:p>
          </table:table-cell>
          <table:table-cell table:formula="of:=[.D51]-[.D50]" office:value-type="float" office:value="229398">
            <text:p>229,398 </text:p>
          </table:table-cell>
          <table:table-cell table:formula="of:=[.F51]+[.C51]" office:value-type="float" office:value="817598">
            <text:p>817,598 </text:p>
          </table:table-cell>
          <table:table-cell table:formula="of:=[.A51]/2" office:value-type="float" office:value="25">
            <text:p>25.00</text:p>
          </table:table-cell>
          <table:table-cell table:formula="of:=[.H51]*30*60" office:value-type="float" office:value="45000">
            <text:p>45,000</text:p>
          </table:table-cell>
          <table:table-cell table:formula="of:=[.A51]^2*10" office:value-type="float" office:value="25000">
            <text:p>25,000</text:p>
          </table:table-cell>
          <table:table-cell table:style-name="ce18" office:value-type="string">
            <text:p>Master Sergeant</text:p>
          </table:table-cell>
          <table:table-cell table:number-columns-repeated="3"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number-columns-repeated="2" table:style-name="ce18" office:value-type="float" office:value="0">
            <text:p>0</text:p>
          </table:table-cell>
          <table:table-cell table:style-name="ce18" table:formula="of:=SUM([.L51:.R51])" office:value-type="float" office:value="12">
            <text:p>12</text:p>
          </table:table-cell>
          <table:table-cell table:style-name="ce39"/>
          <table:table-cell table:number-columns-repeated="1004"/>
        </table:table-row>
        <table:table-row table:style-name="ro4">
          <table:table-cell office:value-type="float" office:value="51">
            <text:p>51</text:p>
          </table:table-cell>
          <table:table-cell office:value-type="float" office:value="6427600">
            <text:p>6,427,600 </text:p>
          </table:table-cell>
          <table:table-cell table:formula="of:=[.B52]-[.B51]" office:value-type="float" office:value="649900">
            <text:p>649,900 </text:p>
          </table:table-cell>
          <table:table-cell table:style-name="ce24" table:formula="of:=[.B52]*0.39" office:value-type="float" office:value="2506764">
            <text:p>2,506,764 </text:p>
          </table:table-cell>
          <table:table-cell table:formula="of:=[.D52]/[.B52]" office:value-type="float" office:value="0.39">
            <text:p>0.3900</text:p>
          </table:table-cell>
          <table:table-cell table:formula="of:=[.D52]-[.D51]" office:value-type="float" office:value="253461">
            <text:p>253,461 </text:p>
          </table:table-cell>
          <table:table-cell table:formula="of:=[.F52]+[.C52]" office:value-type="float" office:value="903361">
            <text:p>903,361 </text:p>
          </table:table-cell>
          <table:table-cell table:formula="of:=[.A52]/2" office:value-type="float" office:value="25.5">
            <text:p>25.50</text:p>
          </table:table-cell>
          <table:table-cell table:formula="of:=[.H52]*30*60" office:value-type="float" office:value="45900">
            <text:p>45,900</text:p>
          </table:table-cell>
          <table:table-cell table:formula="of:=[.A52]^2*10" office:value-type="float" office:value="26010">
            <text:p>26,010</text:p>
          </table:table-cell>
          <table:table-cell office:value-type="string">
            <text:p>Master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L52:.R52])" office:value-type="float" office:value="12">
            <text:p>12</text:p>
          </table:table-cell>
          <table:table-cell table:number-columns-repeated="1005"/>
        </table:table-row>
        <table:table-row table:style-name="ro4">
          <table:table-cell office:value-type="float" office:value="52">
            <text:p>52</text:p>
          </table:table-cell>
          <table:table-cell office:value-type="float" office:value="7145500">
            <text:p>7,145,500 </text:p>
          </table:table-cell>
          <table:table-cell table:formula="of:=[.B53]-[.B52]" office:value-type="float" office:value="717900">
            <text:p>717,900 </text:p>
          </table:table-cell>
          <table:table-cell table:style-name="ce24" table:formula="of:=[.B53]*0.39" office:value-type="float" office:value="2786745">
            <text:p>2,786,745 </text:p>
          </table:table-cell>
          <table:table-cell table:formula="of:=[.D53]/[.B53]" office:value-type="float" office:value="0.39">
            <text:p>0.3900</text:p>
          </table:table-cell>
          <table:table-cell table:formula="of:=[.D53]-[.D52]" office:value-type="float" office:value="279981">
            <text:p>279,981 </text:p>
          </table:table-cell>
          <table:table-cell table:formula="of:=[.F53]+[.C53]" office:value-type="float" office:value="997881">
            <text:p>997,881 </text:p>
          </table:table-cell>
          <table:table-cell table:formula="of:=[.A53]/2" office:value-type="float" office:value="26">
            <text:p>26.00</text:p>
          </table:table-cell>
          <table:table-cell table:formula="of:=[.H53]*30*60" office:value-type="float" office:value="46800">
            <text:p>46,800</text:p>
          </table:table-cell>
          <table:table-cell table:formula="of:=[.A53]^2*10" office:value-type="float" office:value="27040">
            <text:p>27,040</text:p>
          </table:table-cell>
          <table:table-cell office:value-type="string">
            <text:p>Master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L53:.R53])" office:value-type="float" office:value="12">
            <text:p>12</text:p>
          </table:table-cell>
          <table:table-cell table:number-columns-repeated="1005"/>
        </table:table-row>
        <table:table-row table:style-name="ro4">
          <table:table-cell office:value-type="float" office:value="53">
            <text:p>53</text:p>
          </table:table-cell>
          <table:table-cell office:value-type="float" office:value="7938200">
            <text:p>7,938,200 </text:p>
          </table:table-cell>
          <table:table-cell table:formula="of:=[.B54]-[.B53]" office:value-type="float" office:value="792700">
            <text:p>792,700 </text:p>
          </table:table-cell>
          <table:table-cell table:style-name="ce24" table:formula="of:=[.B54]*0.39" office:value-type="float" office:value="3095898">
            <text:p>3,095,898 </text:p>
          </table:table-cell>
          <table:table-cell table:formula="of:=[.D54]/[.B54]" office:value-type="float" office:value="0.39">
            <text:p>0.3900</text:p>
          </table:table-cell>
          <table:table-cell table:formula="of:=[.D54]-[.D53]" office:value-type="float" office:value="309153">
            <text:p>309,153 </text:p>
          </table:table-cell>
          <table:table-cell table:formula="of:=[.F54]+[.C54]" office:value-type="float" office:value="1101853">
            <text:p>1,101,853 </text:p>
          </table:table-cell>
          <table:table-cell table:formula="of:=[.A54]/2" office:value-type="float" office:value="26.5">
            <text:p>26.50</text:p>
          </table:table-cell>
          <table:table-cell table:formula="of:=[.H54]*30*60" office:value-type="float" office:value="47700">
            <text:p>47,700</text:p>
          </table:table-cell>
          <table:table-cell table:formula="of:=[.A54]^2*10" office:value-type="float" office:value="28090">
            <text:p>28,090</text:p>
          </table:table-cell>
          <table:table-cell office:value-type="string">
            <text:p>Master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L54:.R54])" office:value-type="float" office:value="12">
            <text:p>12</text:p>
          </table:table-cell>
          <table:table-cell table:number-columns-repeated="1005"/>
        </table:table-row>
        <table:table-row table:style-name="ro4">
          <table:table-cell office:value-type="float" office:value="54">
            <text:p>54</text:p>
          </table:table-cell>
          <table:table-cell office:value-type="float" office:value="8813300">
            <text:p>8,813,300 </text:p>
          </table:table-cell>
          <table:table-cell table:formula="of:=[.B55]-[.B54]" office:value-type="float" office:value="875100">
            <text:p>875,100 </text:p>
          </table:table-cell>
          <table:table-cell table:style-name="ce24" table:formula="of:=[.B55]*0.39" office:value-type="float" office:value="3437187">
            <text:p>3,437,187 </text:p>
          </table:table-cell>
          <table:table-cell table:formula="of:=[.D55]/[.B55]" office:value-type="float" office:value="0.39">
            <text:p>0.3900</text:p>
          </table:table-cell>
          <table:table-cell table:formula="of:=[.D55]-[.D54]" office:value-type="float" office:value="341289">
            <text:p>341,289 </text:p>
          </table:table-cell>
          <table:table-cell table:formula="of:=[.F55]+[.C55]" office:value-type="float" office:value="1216389">
            <text:p>1,216,389 </text:p>
          </table:table-cell>
          <table:table-cell table:formula="of:=[.A55]/2" office:value-type="float" office:value="27">
            <text:p>27.00</text:p>
          </table:table-cell>
          <table:table-cell table:formula="of:=[.H55]*30*60" office:value-type="float" office:value="48600">
            <text:p>48,600</text:p>
          </table:table-cell>
          <table:table-cell table:formula="of:=[.A55]^2*10" office:value-type="float" office:value="29160">
            <text:p>29,160</text:p>
          </table:table-cell>
          <table:table-cell office:value-type="string">
            <text:p>Master Sergeant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L55:.R55])" office:value-type="float" office:value="12">
            <text:p>12</text:p>
          </table:table-cell>
          <table:table-cell table:number-columns-repeated="1005"/>
        </table:table-row>
        <table:table-row table:style-name="ro4">
          <table:table-cell table:style-name="ce17" office:value-type="float" office:value="55">
            <text:p>55</text:p>
          </table:table-cell>
          <table:table-cell table:style-name="ce20" office:value-type="float" office:value="9779000">
            <text:p>9,779,000 </text:p>
          </table:table-cell>
          <table:table-cell table:formula="of:=[.B56]-[.B55]" office:value-type="float" office:value="965700">
            <text:p>965,700 </text:p>
          </table:table-cell>
          <table:table-cell table:style-name="ce24" table:formula="of:=[.B56]*0.39" office:value-type="float" office:value="3813810">
            <text:p>3,813,810 </text:p>
          </table:table-cell>
          <table:table-cell table:formula="of:=[.D56]/[.B56]" office:value-type="float" office:value="0.39">
            <text:p>0.3900</text:p>
          </table:table-cell>
          <table:table-cell table:formula="of:=[.D56]-[.D55]" office:value-type="float" office:value="376623">
            <text:p>376,623 </text:p>
          </table:table-cell>
          <table:table-cell table:formula="of:=[.F56]+[.C56]" office:value-type="float" office:value="1342323">
            <text:p>1,342,323 </text:p>
          </table:table-cell>
          <table:table-cell table:formula="of:=[.A56]/2" office:value-type="float" office:value="27.5">
            <text:p>27.50</text:p>
          </table:table-cell>
          <table:table-cell table:formula="of:=[.H56]*30*60" office:value-type="float" office:value="49500">
            <text:p>49,500</text:p>
          </table:table-cell>
          <table:table-cell table:formula="of:=[.A56]^2*10" office:value-type="float" office:value="30250">
            <text:p>30,250</text:p>
          </table:table-cell>
          <table:table-cell table:style-name="ce17" office:value-type="string">
            <text:p>Master Sergeant</text:p>
          </table:table-cell>
          <table:table-cell table:number-columns-repeated="4" table:style-name="ce17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table:formula="of:=SUM([.L56:.R56])" office:value-type="float" office:value="13">
            <text:p>13</text:p>
          </table:table-cell>
          <table:table-cell table:number-columns-repeated="1005"/>
        </table:table-row>
        <table:table-row table:style-name="ro4">
          <table:table-cell office:value-type="float" office:value="56">
            <text:p>56</text:p>
          </table:table-cell>
          <table:table-cell office:value-type="float" office:value="10844600">
            <text:p>10,844,600 </text:p>
          </table:table-cell>
          <table:table-cell table:formula="of:=[.B57]-[.B56]" office:value-type="float" office:value="1065600">
            <text:p>1,065,600 </text:p>
          </table:table-cell>
          <table:table-cell table:style-name="ce24" table:formula="of:=[.B57]*0.39" office:value-type="float" office:value="4229394">
            <text:p>4,229,394 </text:p>
          </table:table-cell>
          <table:table-cell table:formula="of:=[.D57]/[.B57]" office:value-type="float" office:value="0.39">
            <text:p>0.3900</text:p>
          </table:table-cell>
          <table:table-cell table:formula="of:=[.D57]-[.D56]" office:value-type="float" office:value="415584">
            <text:p>415,584 </text:p>
          </table:table-cell>
          <table:table-cell table:formula="of:=[.F57]+[.C57]" office:value-type="float" office:value="1481184">
            <text:p>1,481,184 </text:p>
          </table:table-cell>
          <table:table-cell table:formula="of:=[.A57]/2" office:value-type="float" office:value="28">
            <text:p>28.00</text:p>
          </table:table-cell>
          <table:table-cell table:formula="of:=[.H57]*30*60" office:value-type="float" office:value="50400">
            <text:p>50,400</text:p>
          </table:table-cell>
          <table:table-cell table:formula="of:=[.A57]^2*10" office:value-type="float" office:value="31360">
            <text:p>31,360</text:p>
          </table:table-cell>
          <table:table-cell office:value-type="string">
            <text:p>Master Sergeant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L57:.R57])" office:value-type="float" office:value="13">
            <text:p>13</text:p>
          </table:table-cell>
          <table:table-cell table:number-columns-repeated="1005"/>
        </table:table-row>
        <table:table-row table:style-name="ro4">
          <table:table-cell office:value-type="float" office:value="57">
            <text:p>57</text:p>
          </table:table-cell>
          <table:table-cell office:value-type="float" office:value="12019900">
            <text:p>12,019,900 </text:p>
          </table:table-cell>
          <table:table-cell table:formula="of:=[.B58]-[.B57]" office:value-type="float" office:value="1175300">
            <text:p>1,175,300 </text:p>
          </table:table-cell>
          <table:table-cell table:style-name="ce24" table:formula="of:=[.B58]*0.39" office:value-type="float" office:value="4687761">
            <text:p>4,687,761 </text:p>
          </table:table-cell>
          <table:table-cell table:formula="of:=[.D58]/[.B58]" office:value-type="float" office:value="0.39">
            <text:p>0.3900</text:p>
          </table:table-cell>
          <table:table-cell table:formula="of:=[.D58]-[.D57]" office:value-type="float" office:value="458367">
            <text:p>458,367 </text:p>
          </table:table-cell>
          <table:table-cell table:formula="of:=[.F58]+[.C58]" office:value-type="float" office:value="1633667">
            <text:p>1,633,667 </text:p>
          </table:table-cell>
          <table:table-cell table:formula="of:=[.A58]/2" office:value-type="float" office:value="28.5">
            <text:p>28.50</text:p>
          </table:table-cell>
          <table:table-cell table:formula="of:=[.H58]*30*60" office:value-type="float" office:value="51300">
            <text:p>51,300</text:p>
          </table:table-cell>
          <table:table-cell table:formula="of:=[.A58]^2*10" office:value-type="float" office:value="32490">
            <text:p>32,490</text:p>
          </table:table-cell>
          <table:table-cell office:value-type="string">
            <text:p>Master Sergeant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L58:.R58])" office:value-type="float" office:value="13">
            <text:p>13</text:p>
          </table:table-cell>
          <table:table-cell table:number-columns-repeated="1005"/>
        </table:table-row>
        <table:table-row table:style-name="ro4">
          <table:table-cell office:value-type="float" office:value="58">
            <text:p>58</text:p>
          </table:table-cell>
          <table:table-cell office:value-type="float" office:value="13316100">
            <text:p>13,316,100 </text:p>
          </table:table-cell>
          <table:table-cell table:formula="of:=[.B59]-[.B58]" office:value-type="float" office:value="1296200">
            <text:p>1,296,200 </text:p>
          </table:table-cell>
          <table:table-cell table:style-name="ce24" table:formula="of:=[.B59]*0.39" office:value-type="float" office:value="5193279">
            <text:p>5,193,279 </text:p>
          </table:table-cell>
          <table:table-cell table:formula="of:=[.D59]/[.B59]" office:value-type="float" office:value="0.39">
            <text:p>0.3900</text:p>
          </table:table-cell>
          <table:table-cell table:formula="of:=[.D59]-[.D58]" office:value-type="float" office:value="505518">
            <text:p>505,518 </text:p>
          </table:table-cell>
          <table:table-cell table:formula="of:=[.F59]+[.C59]" office:value-type="float" office:value="1801718">
            <text:p>1,801,718 </text:p>
          </table:table-cell>
          <table:table-cell table:formula="of:=[.A59]/2" office:value-type="float" office:value="29">
            <text:p>29.00</text:p>
          </table:table-cell>
          <table:table-cell table:formula="of:=[.H59]*30*60" office:value-type="float" office:value="52200">
            <text:p>52,200</text:p>
          </table:table-cell>
          <table:table-cell table:formula="of:=[.A59]^2*10" office:value-type="float" office:value="33640">
            <text:p>33,640</text:p>
          </table:table-cell>
          <table:table-cell office:value-type="string">
            <text:p>Master Sergeant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L59:.R59])" office:value-type="float" office:value="13">
            <text:p>13</text:p>
          </table:table-cell>
          <table:table-cell table:number-columns-repeated="1005"/>
        </table:table-row>
        <table:table-row table:style-name="ro4">
          <table:table-cell office:value-type="float" office:value="59">
            <text:p>59</text:p>
          </table:table-cell>
          <table:table-cell office:value-type="float" office:value="14745300">
            <text:p>14,745,300 </text:p>
          </table:table-cell>
          <table:table-cell table:formula="of:=[.B60]-[.B59]" office:value-type="float" office:value="1429200">
            <text:p>1,429,200 </text:p>
          </table:table-cell>
          <table:table-cell table:style-name="ce24" table:formula="of:=[.B60]*0.39" office:value-type="float" office:value="5750667">
            <text:p>5,750,667 </text:p>
          </table:table-cell>
          <table:table-cell table:formula="of:=[.D60]/[.B60]" office:value-type="float" office:value="0.39">
            <text:p>0.3900</text:p>
          </table:table-cell>
          <table:table-cell table:formula="of:=[.D60]-[.D59]" office:value-type="float" office:value="557388">
            <text:p>557,388 </text:p>
          </table:table-cell>
          <table:table-cell table:formula="of:=[.F60]+[.C60]" office:value-type="float" office:value="1986588">
            <text:p>1,986,588 </text:p>
          </table:table-cell>
          <table:table-cell table:formula="of:=[.A60]/2" office:value-type="float" office:value="29.5">
            <text:p>29.50</text:p>
          </table:table-cell>
          <table:table-cell table:formula="of:=[.H60]*30*60" office:value-type="float" office:value="53100">
            <text:p>53,100</text:p>
          </table:table-cell>
          <table:table-cell table:formula="of:=[.A60]^2*10" office:value-type="float" office:value="34810">
            <text:p>34,810</text:p>
          </table:table-cell>
          <table:table-cell office:value-type="string">
            <text:p>Master Sergeant</text:p>
          </table:table-cell>
          <table:table-cell table:number-columns-repeated="4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L60:.R60])" office:value-type="float" office:value="13">
            <text:p>13</text:p>
          </table:table-cell>
          <table:table-cell table:number-columns-repeated="1005"/>
        </table:table-row>
        <table:table-row table:style-name="ro4">
          <table:table-cell table:style-name="ce17" office:value-type="float" office:value="60">
            <text:p>60</text:p>
          </table:table-cell>
          <table:table-cell table:style-name="ce20" office:value-type="float" office:value="16320900">
            <text:p>16,320,900 </text:p>
          </table:table-cell>
          <table:table-cell table:formula="of:=[.B61]-[.B60]" office:value-type="float" office:value="1575600">
            <text:p>1,575,600 </text:p>
          </table:table-cell>
          <table:table-cell table:style-name="ce24" table:formula="of:=[.B61]*0.39" office:value-type="float" office:value="6365151">
            <text:p>6,365,151 </text:p>
          </table:table-cell>
          <table:table-cell table:formula="of:=[.D61]/[.B61]" office:value-type="float" office:value="0.39">
            <text:p>0.3900</text:p>
          </table:table-cell>
          <table:table-cell table:formula="of:=[.D61]-[.D60]" office:value-type="float" office:value="614484">
            <text:p>614,484 </text:p>
          </table:table-cell>
          <table:table-cell table:formula="of:=[.F61]+[.C61]" office:value-type="float" office:value="2190084">
            <text:p>2,190,084 </text:p>
          </table:table-cell>
          <table:table-cell table:formula="of:=[.A61]/2" office:value-type="float" office:value="30">
            <text:p>30.00</text:p>
          </table:table-cell>
          <table:table-cell table:formula="of:=[.H61]*30*60" office:value-type="float" office:value="54000">
            <text:p>54,000</text:p>
          </table:table-cell>
          <table:table-cell table:formula="of:=[.A61]^2*10" office:value-type="float" office:value="36000">
            <text:p>36,000</text:p>
          </table:table-cell>
          <table:table-cell table:style-name="ce17" office:value-type="string">
            <text:p>Master Gunnery Sergeant</text:p>
          </table:table-cell>
          <table:table-cell table:number-columns-repeated="4"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table:formula="of:=SUM([.L61:.R61])" office:value-type="float" office:value="14">
            <text:p>14</text:p>
          </table:table-cell>
          <table:table-cell table:number-columns-repeated="1005"/>
        </table:table-row>
        <table:table-row table:style-name="ro4">
          <table:table-cell office:value-type="float" office:value="61">
            <text:p>61</text:p>
          </table:table-cell>
          <table:table-cell office:value-type="float" office:value="18057500">
            <text:p>18,057,500 </text:p>
          </table:table-cell>
          <table:table-cell table:formula="of:=[.B62]-[.B61]" office:value-type="float" office:value="1736600">
            <text:p>1,736,600 </text:p>
          </table:table-cell>
          <table:table-cell table:style-name="ce24" table:formula="of:=[.B62]*0.39" office:value-type="float" office:value="7042425">
            <text:p>7,042,425 </text:p>
          </table:table-cell>
          <table:table-cell table:formula="of:=[.D62]/[.B62]" office:value-type="float" office:value="0.39">
            <text:p>0.3900</text:p>
          </table:table-cell>
          <table:table-cell table:formula="of:=[.D62]-[.D61]" office:value-type="float" office:value="677274">
            <text:p>677,274 </text:p>
          </table:table-cell>
          <table:table-cell table:formula="of:=[.F62]+[.C62]" office:value-type="float" office:value="2413874">
            <text:p>2,413,874 </text:p>
          </table:table-cell>
          <table:table-cell table:formula="of:=[.A62]/2" office:value-type="float" office:value="30.5">
            <text:p>30.50</text:p>
          </table:table-cell>
          <table:table-cell table:formula="of:=[.H62]*30*60" office:value-type="float" office:value="54900">
            <text:p>54,900</text:p>
          </table:table-cell>
          <table:table-cell table:formula="of:=[.A62]^2*10" office:value-type="float" office:value="37210">
            <text:p>37,210</text:p>
          </table:table-cell>
          <table:table-cell office:value-type="string">
            <text:p>Master Gunnery Sergeant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L62:.R62])" office:value-type="float" office:value="14">
            <text:p>14</text:p>
          </table:table-cell>
          <table:table-cell table:number-columns-repeated="1005"/>
        </table:table-row>
        <table:table-row table:style-name="ro4">
          <table:table-cell office:value-type="float" office:value="62">
            <text:p>62</text:p>
          </table:table-cell>
          <table:table-cell office:value-type="float" office:value="19971400">
            <text:p>19,971,400 </text:p>
          </table:table-cell>
          <table:table-cell table:formula="of:=[.B63]-[.B62]" office:value-type="float" office:value="1913900">
            <text:p>1,913,900 </text:p>
          </table:table-cell>
          <table:table-cell table:style-name="ce24" table:formula="of:=[.B63]*0.39" office:value-type="float" office:value="7788846">
            <text:p>7,788,846 </text:p>
          </table:table-cell>
          <table:table-cell table:formula="of:=[.D63]/[.B63]" office:value-type="float" office:value="0.39">
            <text:p>0.3900</text:p>
          </table:table-cell>
          <table:table-cell table:formula="of:=[.D63]-[.D62]" office:value-type="float" office:value="746421">
            <text:p>746,421 </text:p>
          </table:table-cell>
          <table:table-cell table:formula="of:=[.F63]+[.C63]" office:value-type="float" office:value="2660321">
            <text:p>2,660,321 </text:p>
          </table:table-cell>
          <table:table-cell table:formula="of:=[.A63]/2" office:value-type="float" office:value="31">
            <text:p>31.00</text:p>
          </table:table-cell>
          <table:table-cell table:formula="of:=[.H63]*30*60" office:value-type="float" office:value="55800">
            <text:p>55,800</text:p>
          </table:table-cell>
          <table:table-cell table:formula="of:=[.A63]^2*10" office:value-type="float" office:value="38440">
            <text:p>38,440</text:p>
          </table:table-cell>
          <table:table-cell office:value-type="string">
            <text:p>Master Gunnery Sergeant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L63:.R63])" office:value-type="float" office:value="14">
            <text:p>14</text:p>
          </table:table-cell>
          <table:table-cell table:number-columns-repeated="1005"/>
        </table:table-row>
        <table:table-row table:style-name="ro4">
          <table:table-cell office:value-type="float" office:value="63">
            <text:p>63</text:p>
          </table:table-cell>
          <table:table-cell office:value-type="float" office:value="22080300">
            <text:p>22,080,300 </text:p>
          </table:table-cell>
          <table:table-cell table:formula="of:=[.B64]-[.B63]" office:value-type="float" office:value="2108900">
            <text:p>2,108,900 </text:p>
          </table:table-cell>
          <table:table-cell table:style-name="ce24" table:formula="of:=[.B64]*0.39" office:value-type="float" office:value="8611317">
            <text:p>8,611,317 </text:p>
          </table:table-cell>
          <table:table-cell table:formula="of:=[.D64]/[.B64]" office:value-type="float" office:value="0.39">
            <text:p>0.3900</text:p>
          </table:table-cell>
          <table:table-cell table:formula="of:=[.D64]-[.D63]" office:value-type="float" office:value="822471">
            <text:p>822,471 </text:p>
          </table:table-cell>
          <table:table-cell table:formula="of:=[.F64]+[.C64]" office:value-type="float" office:value="2931371">
            <text:p>2,931,371 </text:p>
          </table:table-cell>
          <table:table-cell table:formula="of:=[.A64]/2" office:value-type="float" office:value="31.5">
            <text:p>31.50</text:p>
          </table:table-cell>
          <table:table-cell table:formula="of:=[.H64]*30*60" office:value-type="float" office:value="56700">
            <text:p>56,700</text:p>
          </table:table-cell>
          <table:table-cell table:formula="of:=[.A64]^2*10" office:value-type="float" office:value="39690">
            <text:p>39,690</text:p>
          </table:table-cell>
          <table:table-cell office:value-type="string">
            <text:p>Master Gunnery Sergeant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L64:.R64])" office:value-type="float" office:value="14">
            <text:p>14</text:p>
          </table:table-cell>
          <table:table-cell table:number-columns-repeated="1005"/>
        </table:table-row>
        <table:table-row table:style-name="ro4">
          <table:table-cell office:value-type="float" office:value="64">
            <text:p>64</text:p>
          </table:table-cell>
          <table:table-cell office:value-type="float" office:value="24403800">
            <text:p>24,403,800 </text:p>
          </table:table-cell>
          <table:table-cell table:formula="of:=[.B65]-[.B64]" office:value-type="float" office:value="2323500">
            <text:p>2,323,500 </text:p>
          </table:table-cell>
          <table:table-cell table:style-name="ce24" table:formula="of:=[.B65]*0.39" office:value-type="float" office:value="9517482">
            <text:p>9,517,482 </text:p>
          </table:table-cell>
          <table:table-cell table:formula="of:=[.D65]/[.B65]" office:value-type="float" office:value="0.39">
            <text:p>0.3900</text:p>
          </table:table-cell>
          <table:table-cell table:formula="of:=[.D65]-[.D64]" office:value-type="float" office:value="906165">
            <text:p>906,165 </text:p>
          </table:table-cell>
          <table:table-cell table:formula="of:=[.F65]+[.C65]" office:value-type="float" office:value="3229665">
            <text:p>3,229,665 </text:p>
          </table:table-cell>
          <table:table-cell table:formula="of:=[.A65]/2" office:value-type="float" office:value="32">
            <text:p>32.00</text:p>
          </table:table-cell>
          <table:table-cell table:formula="of:=[.H65]*30*60" office:value-type="float" office:value="57600">
            <text:p>57,600</text:p>
          </table:table-cell>
          <table:table-cell table:formula="of:=[.A65]^2*10" office:value-type="float" office:value="40960">
            <text:p>40,960</text:p>
          </table:table-cell>
          <table:table-cell office:value-type="string">
            <text:p>Master Gunnery Sergeant</text:p>
          </table:table-cell>
          <table:table-cell table:number-columns-repeated="4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L65:.R65])" office:value-type="float" office:value="14">
            <text:p>14</text:p>
          </table:table-cell>
          <table:table-cell table:number-columns-repeated="1005"/>
        </table:table-row>
        <table:table-row table:style-name="ro4">
          <table:table-cell table:style-name="ce17" office:value-type="float" office:value="65">
            <text:p>65</text:p>
          </table:table-cell>
          <table:table-cell table:style-name="ce20" office:value-type="float" office:value="26963400">
            <text:p>26,963,400 </text:p>
          </table:table-cell>
          <table:table-cell table:formula="of:=[.B66]-[.B65]" office:value-type="float" office:value="2559600">
            <text:p>2,559,600 </text:p>
          </table:table-cell>
          <table:table-cell table:style-name="ce24" table:formula="of:=[.B66]*0.39" office:value-type="float" office:value="10515726">
            <text:p>10,515,726 </text:p>
          </table:table-cell>
          <table:table-cell table:formula="of:=[.D66]/[.B66]" office:value-type="float" office:value="0.39">
            <text:p>0.3900</text:p>
          </table:table-cell>
          <table:table-cell table:formula="of:=[.D66]-[.D65]" office:value-type="float" office:value="998244">
            <text:p>998,244 </text:p>
          </table:table-cell>
          <table:table-cell table:formula="of:=[.F66]+[.C66]" office:value-type="float" office:value="3557844">
            <text:p>3,557,844 </text:p>
          </table:table-cell>
          <table:table-cell table:formula="of:=[.A66]/2" office:value-type="float" office:value="32.5">
            <text:p>32.50</text:p>
          </table:table-cell>
          <table:table-cell table:formula="of:=[.H66]*30*60" office:value-type="float" office:value="58500">
            <text:p>58,500</text:p>
          </table:table-cell>
          <table:table-cell table:formula="of:=[.A66]^2*10" office:value-type="float" office:value="42250">
            <text:p>42,250</text:p>
          </table:table-cell>
          <table:table-cell table:style-name="ce17" office:value-type="string">
            <text:p>Master Gunnery Sergeant</text:p>
          </table:table-cell>
          <table:table-cell table:style-name="ce17" office:value-type="float" office:value="4">
            <text:p>4</text:p>
          </table:table-cell>
          <table:table-cell table:number-columns-repeated="3"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number-columns-repeated="2" table:style-name="ce17" office:value-type="float" office:value="0">
            <text:p>0</text:p>
          </table:table-cell>
          <table:table-cell table:style-name="ce17" table:formula="of:=SUM([.L66:.R66])" office:value-type="float" office:value="15">
            <text:p>15</text:p>
          </table:table-cell>
          <table:table-cell table:number-columns-repeated="1005"/>
        </table:table-row>
        <table:table-row table:style-name="ro4">
          <table:table-cell office:value-type="float" office:value="66">
            <text:p>66</text:p>
          </table:table-cell>
          <table:table-cell office:value-type="float" office:value="29782700">
            <text:p>29,782,700 </text:p>
          </table:table-cell>
          <table:table-cell table:formula="of:=[.B67]-[.B66]" office:value-type="float" office:value="2819300">
            <text:p>2,819,300 </text:p>
          </table:table-cell>
          <table:table-cell table:style-name="ce24" table:formula="of:=[.B67]*0.39" office:value-type="float" office:value="11615253">
            <text:p>11,615,253 </text:p>
          </table:table-cell>
          <table:table-cell table:formula="of:=[.D67]/[.B67]" office:value-type="float" office:value="0.39">
            <text:p>0.3900</text:p>
          </table:table-cell>
          <table:table-cell table:formula="of:=[.D67]-[.D66]" office:value-type="float" office:value="1099527">
            <text:p>1,099,527 </text:p>
          </table:table-cell>
          <table:table-cell table:formula="of:=[.F67]+[.C67]" office:value-type="float" office:value="3918827">
            <text:p>3,918,827 </text:p>
          </table:table-cell>
          <table:table-cell table:formula="of:=[.A67]/2" office:value-type="float" office:value="33">
            <text:p>33.00</text:p>
          </table:table-cell>
          <table:table-cell table:formula="of:=[.H67]*30*60" office:value-type="float" office:value="59400">
            <text:p>59,400</text:p>
          </table:table-cell>
          <table:table-cell table:formula="of:=[.A67]^2*10" office:value-type="float" office:value="43560">
            <text:p>43,560</text:p>
          </table:table-cell>
          <table:table-cell office:value-type="string">
            <text:p>Master Gunnery Sergeant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L67:.R67])" office:value-type="float" office:value="15">
            <text:p>15</text:p>
          </table:table-cell>
          <table:table-cell table:number-columns-repeated="1005"/>
        </table:table-row>
        <table:table-row table:style-name="ro4">
          <table:table-cell office:value-type="float" office:value="67">
            <text:p>67</text:p>
          </table:table-cell>
          <table:table-cell office:value-type="float" office:value="32887900">
            <text:p>32,887,900 </text:p>
          </table:table-cell>
          <table:table-cell table:formula="of:=[.B68]-[.B67]" office:value-type="float" office:value="3105200">
            <text:p>3,105,200 </text:p>
          </table:table-cell>
          <table:table-cell table:style-name="ce24" table:formula="of:=[.B68]*0.39" office:value-type="float" office:value="12826281">
            <text:p>12,826,281 </text:p>
          </table:table-cell>
          <table:table-cell table:formula="of:=[.D68]/[.B68]" office:value-type="float" office:value="0.39">
            <text:p>0.3900</text:p>
          </table:table-cell>
          <table:table-cell table:formula="of:=[.D68]-[.D67]" office:value-type="float" office:value="1211028">
            <text:p>1,211,028 </text:p>
          </table:table-cell>
          <table:table-cell table:formula="of:=[.F68]+[.C68]" office:value-type="float" office:value="4316228">
            <text:p>4,316,228 </text:p>
          </table:table-cell>
          <table:table-cell table:formula="of:=[.A68]/2" office:value-type="float" office:value="33.5">
            <text:p>33.50</text:p>
          </table:table-cell>
          <table:table-cell table:formula="of:=[.H68]*30*60" office:value-type="float" office:value="60300">
            <text:p>60,300</text:p>
          </table:table-cell>
          <table:table-cell table:formula="of:=[.A68]^2*10" office:value-type="float" office:value="44890">
            <text:p>44,890</text:p>
          </table:table-cell>
          <table:table-cell office:value-type="string">
            <text:p>Master Gunnery Sergeant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L68:.R68])" office:value-type="float" office:value="15">
            <text:p>15</text:p>
          </table:table-cell>
          <table:table-cell table:number-columns-repeated="1005"/>
        </table:table-row>
        <table:table-row table:style-name="ro4">
          <table:table-cell office:value-type="float" office:value="68">
            <text:p>68</text:p>
          </table:table-cell>
          <table:table-cell office:value-type="float" office:value="36307500">
            <text:p>36,307,500 </text:p>
          </table:table-cell>
          <table:table-cell table:formula="of:=[.B69]-[.B68]" office:value-type="float" office:value="3419600">
            <text:p>3,419,600 </text:p>
          </table:table-cell>
          <table:table-cell table:style-name="ce24" table:formula="of:=[.B69]*0.39" office:value-type="float" office:value="14159925">
            <text:p>14,159,925 </text:p>
          </table:table-cell>
          <table:table-cell table:formula="of:=[.D69]/[.B69]" office:value-type="float" office:value="0.39">
            <text:p>0.3900</text:p>
          </table:table-cell>
          <table:table-cell table:formula="of:=[.D69]-[.D68]" office:value-type="float" office:value="1333644">
            <text:p>1,333,644 </text:p>
          </table:table-cell>
          <table:table-cell table:formula="of:=[.F69]+[.C69]" office:value-type="float" office:value="4753244">
            <text:p>4,753,244 </text:p>
          </table:table-cell>
          <table:table-cell table:formula="of:=[.A69]/2" office:value-type="float" office:value="34">
            <text:p>34.00</text:p>
          </table:table-cell>
          <table:table-cell table:formula="of:=[.H69]*30*60" office:value-type="float" office:value="61200">
            <text:p>61,200</text:p>
          </table:table-cell>
          <table:table-cell table:formula="of:=[.A69]^2*10" office:value-type="float" office:value="46240">
            <text:p>46,240</text:p>
          </table:table-cell>
          <table:table-cell office:value-type="string">
            <text:p>Master Gunnery Sergeant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L69:.R69])" office:value-type="float" office:value="15">
            <text:p>15</text:p>
          </table:table-cell>
          <table:table-cell table:number-columns-repeated="1005"/>
        </table:table-row>
        <table:table-row table:style-name="ro4">
          <table:table-cell office:value-type="float" office:value="69">
            <text:p>69</text:p>
          </table:table-cell>
          <table:table-cell office:value-type="float" office:value="40073000">
            <text:p>40,073,000 </text:p>
          </table:table-cell>
          <table:table-cell table:formula="of:=[.B70]-[.B69]" office:value-type="float" office:value="3765500">
            <text:p>3,765,500 </text:p>
          </table:table-cell>
          <table:table-cell table:style-name="ce24" table:formula="of:=[.B70]*0.39" office:value-type="float" office:value="15628470">
            <text:p>15,628,470 </text:p>
          </table:table-cell>
          <table:table-cell table:formula="of:=[.D70]/[.B70]" office:value-type="float" office:value="0.39">
            <text:p>0.3900</text:p>
          </table:table-cell>
          <table:table-cell table:formula="of:=[.D70]-[.D69]" office:value-type="float" office:value="1468545">
            <text:p>1,468,545 </text:p>
          </table:table-cell>
          <table:table-cell table:formula="of:=[.F70]+[.C70]" office:value-type="float" office:value="5234045">
            <text:p>5,234,045 </text:p>
          </table:table-cell>
          <table:table-cell table:formula="of:=[.A70]/2" office:value-type="float" office:value="34.5">
            <text:p>34.50</text:p>
          </table:table-cell>
          <table:table-cell table:formula="of:=[.H70]*30*60" office:value-type="float" office:value="62100">
            <text:p>62,100</text:p>
          </table:table-cell>
          <table:table-cell table:formula="of:=[.A70]^2*10" office:value-type="float" office:value="47610">
            <text:p>47,610</text:p>
          </table:table-cell>
          <table:table-cell office:value-type="string">
            <text:p>Master Gunnery Sergeant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L70:.R70])" office:value-type="float" office:value="15">
            <text:p>15</text:p>
          </table:table-cell>
          <table:table-cell table:number-columns-repeated="1005"/>
        </table:table-row>
        <table:table-row table:style-name="ro4">
          <table:table-cell table:style-name="ce19" office:value-type="float" office:value="70">
            <text:p>70</text:p>
          </table:table-cell>
          <table:table-cell table:style-name="ce22" office:value-type="float" office:value="44219200">
            <text:p>44,219,200 </text:p>
          </table:table-cell>
          <table:table-cell table:style-name="ce23" table:formula="of:=[.B71]-[.B70]" office:value-type="float" office:value="4146200">
            <text:p>4,146,200 </text:p>
          </table:table-cell>
          <table:table-cell table:style-name="ce24" table:formula="of:=[.B71]*0.39" office:value-type="float" office:value="17245488">
            <text:p>17,245,488 </text:p>
          </table:table-cell>
          <table:table-cell table:formula="of:=[.D71]/[.B71]" office:value-type="float" office:value="0.39">
            <text:p>0.3900</text:p>
          </table:table-cell>
          <table:table-cell table:style-name="ce23" table:formula="of:=[.D71]-[.D70]" office:value-type="float" office:value="1617018">
            <text:p>1,617,018 </text:p>
          </table:table-cell>
          <table:table-cell table:style-name="ce23" table:formula="of:=[.F71]+[.C71]" office:value-type="float" office:value="5763218">
            <text:p>5,763,218 </text:p>
          </table:table-cell>
          <table:table-cell table:formula="of:=[.A71]/2" office:value-type="float" office:value="35">
            <text:p>35.00</text:p>
          </table:table-cell>
          <table:table-cell table:formula="of:=[.H71]*30*60" office:value-type="float" office:value="63000">
            <text:p>63,000</text:p>
          </table:table-cell>
          <table:table-cell table:formula="of:=[.A71]^2*10" office:value-type="float" office:value="49000">
            <text:p>49,000</text:p>
          </table:table-cell>
          <table:table-cell table:style-name="ce19" office:value-type="string">
            <text:p>Sergeant Major</text:p>
          </table:table-cell>
          <table:table-cell table:style-name="ce19" office:value-type="float" office:value="4">
            <text:p>4</text:p>
          </table:table-cell>
          <table:table-cell table:number-columns-repeated="3" table:style-name="ce19" office:value-type="float" office:value="3">
            <text:p>3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office:value-type="float" office:value="0">
            <text:p>0</text:p>
          </table:table-cell>
          <table:table-cell table:style-name="ce19" table:formula="of:=SUM([.L71:.R71])" office:value-type="float" office:value="16">
            <text:p>16</text:p>
          </table:table-cell>
          <table:table-cell table:number-columns-repeated="1005"/>
        </table:table-row>
        <table:table-row table:style-name="ro4">
          <table:table-cell office:value-type="float" office:value="71">
            <text:p>71</text:p>
          </table:table-cell>
          <table:table-cell office:value-type="float" office:value="48784100">
            <text:p>48,784,100 </text:p>
          </table:table-cell>
          <table:table-cell table:formula="of:=[.B72]-[.B71]" office:value-type="float" office:value="4564900">
            <text:p>4,564,900 </text:p>
          </table:table-cell>
          <table:table-cell table:style-name="ce24" table:formula="of:=[.B72]*0.39" office:value-type="float" office:value="19025799">
            <text:p>19,025,799 </text:p>
          </table:table-cell>
          <table:table-cell table:formula="of:=[.D72]/[.B72]" office:value-type="float" office:value="0.39">
            <text:p>0.3900</text:p>
          </table:table-cell>
          <table:table-cell table:formula="of:=[.D72]-[.D71]" office:value-type="float" office:value="1780311">
            <text:p>1,780,311 </text:p>
          </table:table-cell>
          <table:table-cell table:formula="of:=[.F72]+[.C72]" office:value-type="float" office:value="6345211">
            <text:p>6,345,211 </text:p>
          </table:table-cell>
          <table:table-cell table:formula="of:=[.A72]/2" office:value-type="float" office:value="35.5">
            <text:p>35.50</text:p>
          </table:table-cell>
          <table:table-cell table:formula="of:=[.H72]*30*60" office:value-type="float" office:value="63900">
            <text:p>63,900</text:p>
          </table:table-cell>
          <table:table-cell table:formula="of:=[.A72]^2*10" office:value-type="float" office:value="50410">
            <text:p>50,410</text:p>
          </table:table-cell>
          <table:table-cell office:value-type="string">
            <text:p>Sergeant Major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72:.R72])" office:value-type="float" office:value="16">
            <text:p>16</text:p>
          </table:table-cell>
          <table:table-cell table:number-columns-repeated="1005"/>
        </table:table-row>
        <table:table-row table:style-name="ro4">
          <table:table-cell office:value-type="float" office:value="72">
            <text:p>72</text:p>
          </table:table-cell>
          <table:table-cell office:value-type="float" office:value="53809600">
            <text:p>53,809,600 </text:p>
          </table:table-cell>
          <table:table-cell table:formula="of:=[.B73]-[.B72]" office:value-type="float" office:value="5025500">
            <text:p>5,025,500 </text:p>
          </table:table-cell>
          <table:table-cell table:style-name="ce24" table:formula="of:=[.B73]*0.39" office:value-type="float" office:value="20985744">
            <text:p>20,985,744 </text:p>
          </table:table-cell>
          <table:table-cell table:formula="of:=[.D73]/[.B73]" office:value-type="float" office:value="0.39">
            <text:p>0.3900</text:p>
          </table:table-cell>
          <table:table-cell table:formula="of:=[.D73]-[.D72]" office:value-type="float" office:value="1959945">
            <text:p>1,959,945 </text:p>
          </table:table-cell>
          <table:table-cell table:formula="of:=[.F73]+[.C73]" office:value-type="float" office:value="6985445">
            <text:p>6,985,445 </text:p>
          </table:table-cell>
          <table:table-cell table:formula="of:=[.A73]/2" office:value-type="float" office:value="36">
            <text:p>36.00</text:p>
          </table:table-cell>
          <table:table-cell table:formula="of:=[.H73]*30*60" office:value-type="float" office:value="64800">
            <text:p>64,800</text:p>
          </table:table-cell>
          <table:table-cell table:formula="of:=[.A73]^2*10" office:value-type="float" office:value="51840">
            <text:p>51,840</text:p>
          </table:table-cell>
          <table:table-cell office:value-type="string">
            <text:p>Sergeant Major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73:.R73])" office:value-type="float" office:value="16">
            <text:p>16</text:p>
          </table:table-cell>
          <table:table-cell table:number-columns-repeated="1005"/>
        </table:table-row>
        <table:table-row table:style-name="ro4">
          <table:table-cell office:value-type="float" office:value="73">
            <text:p>73</text:p>
          </table:table-cell>
          <table:table-cell office:value-type="float" office:value="59341900">
            <text:p>59,341,900 </text:p>
          </table:table-cell>
          <table:table-cell table:formula="of:=[.B74]-[.B73]" office:value-type="float" office:value="5532300">
            <text:p>5,532,300 </text:p>
          </table:table-cell>
          <table:table-cell table:style-name="ce24" table:formula="of:=[.B74]*0.39" office:value-type="float" office:value="23143341">
            <text:p>23,143,341 </text:p>
          </table:table-cell>
          <table:table-cell table:formula="of:=[.D74]/[.B74]" office:value-type="float" office:value="0.39">
            <text:p>0.3900</text:p>
          </table:table-cell>
          <table:table-cell table:formula="of:=[.D74]-[.D73]" office:value-type="float" office:value="2157597">
            <text:p>2,157,597 </text:p>
          </table:table-cell>
          <table:table-cell table:formula="of:=[.F74]+[.C74]" office:value-type="float" office:value="7689897">
            <text:p>7,689,897 </text:p>
          </table:table-cell>
          <table:table-cell table:formula="of:=[.A74]/2" office:value-type="float" office:value="36.5">
            <text:p>36.50</text:p>
          </table:table-cell>
          <table:table-cell table:formula="of:=[.H74]*30*60" office:value-type="float" office:value="65700">
            <text:p>65,700</text:p>
          </table:table-cell>
          <table:table-cell table:formula="of:=[.A74]^2*10" office:value-type="float" office:value="53290">
            <text:p>53,290</text:p>
          </table:table-cell>
          <table:table-cell office:value-type="string">
            <text:p>Sergeant Major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74:.R74])" office:value-type="float" office:value="16">
            <text:p>16</text:p>
          </table:table-cell>
          <table:table-cell table:number-columns-repeated="1005"/>
        </table:table-row>
        <table:table-row table:style-name="ro4">
          <table:table-cell office:value-type="float" office:value="74">
            <text:p>74</text:p>
          </table:table-cell>
          <table:table-cell office:value-type="float" office:value="65431700">
            <text:p>65,431,700 </text:p>
          </table:table-cell>
          <table:table-cell table:formula="of:=[.B75]-[.B74]" office:value-type="float" office:value="6089800">
            <text:p>6,089,800 </text:p>
          </table:table-cell>
          <table:table-cell table:style-name="ce24" table:formula="of:=[.B75]*0.39" office:value-type="float" office:value="25518363">
            <text:p>25,518,363 </text:p>
          </table:table-cell>
          <table:table-cell table:formula="of:=[.D75]/[.B75]" office:value-type="float" office:value="0.39">
            <text:p>0.3900</text:p>
          </table:table-cell>
          <table:table-cell table:formula="of:=[.D75]-[.D74]" office:value-type="float" office:value="2375022">
            <text:p>2,375,022 </text:p>
          </table:table-cell>
          <table:table-cell table:formula="of:=[.F75]+[.C75]" office:value-type="float" office:value="8464822">
            <text:p>8,464,822 </text:p>
          </table:table-cell>
          <table:table-cell table:formula="of:=[.A75]/2" office:value-type="float" office:value="37">
            <text:p>37.00</text:p>
          </table:table-cell>
          <table:table-cell table:formula="of:=[.H75]*30*60" office:value-type="float" office:value="66600">
            <text:p>66,600</text:p>
          </table:table-cell>
          <table:table-cell table:formula="of:=[.A75]^2*10" office:value-type="float" office:value="54760">
            <text:p>54,760</text:p>
          </table:table-cell>
          <table:table-cell office:value-type="string">
            <text:p>Sergeant Major</text:p>
          </table:table-cell>
          <table:table-cell office:value-type="float" office:value="4">
            <text:p>4</text:p>
          </table:table-cell>
          <table:table-cell table:number-columns-repeated="3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75:.R75])" office:value-type="float" office:value="16">
            <text:p>16</text:p>
          </table:table-cell>
          <table:table-cell table:number-columns-repeated="1005"/>
        </table:table-row>
        <table:table-row table:style-name="ro4">
          <table:table-cell table:style-name="ce18" office:value-type="float" office:value="75">
            <text:p>75</text:p>
          </table:table-cell>
          <table:table-cell table:style-name="ce20" office:value-type="float" office:value="72134900">
            <text:p>72,134,900 </text:p>
          </table:table-cell>
          <table:table-cell table:formula="of:=[.B76]-[.B75]" office:value-type="float" office:value="6703200">
            <text:p>6,703,200 </text:p>
          </table:table-cell>
          <table:table-cell table:style-name="ce24" table:formula="of:=[.B76]*0.39" office:value-type="float" office:value="28132611">
            <text:p>28,132,611 </text:p>
          </table:table-cell>
          <table:table-cell table:formula="of:=[.D76]/[.B76]" office:value-type="float" office:value="0.39">
            <text:p>0.3900</text:p>
          </table:table-cell>
          <table:table-cell table:formula="of:=[.D76]-[.D75]" office:value-type="float" office:value="2614248">
            <text:p>2,614,248 </text:p>
          </table:table-cell>
          <table:table-cell table:formula="of:=[.F76]+[.C76]" office:value-type="float" office:value="9317448">
            <text:p>9,317,448 </text:p>
          </table:table-cell>
          <table:table-cell table:formula="of:=[.A76]/2" office:value-type="float" office:value="37.5">
            <text:p>37.50</text:p>
          </table:table-cell>
          <table:table-cell table:formula="of:=[.H76]*30*60" office:value-type="float" office:value="67500">
            <text:p>67,500</text:p>
          </table:table-cell>
          <table:table-cell table:formula="of:=[.A76]^2*10" office:value-type="float" office:value="56250">
            <text:p>56,250</text:p>
          </table:table-cell>
          <table:table-cell table:style-name="ce18" office:value-type="string">
            <text:p>Sergeant Major</text:p>
          </table:table-cell>
          <table:table-cell table:number-columns-repeated="3" table:style-name="ce18" office:value-type="float" office:value="4">
            <text:p>4</text:p>
          </table:table-cell>
          <table:table-cell table:style-name="ce18" office:value-type="float" office:value="3">
            <text:p>3</text:p>
          </table:table-cell>
          <table:table-cell table:style-name="ce18" office:value-type="float" office:value="2">
            <text:p>2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0">
            <text:p>0</text:p>
          </table:table-cell>
          <table:table-cell table:style-name="ce18" table:formula="of:=SUM([.L76:.R76])" office:value-type="float" office:value="18">
            <text:p>18</text:p>
          </table:table-cell>
          <table:table-cell table:number-columns-repeated="1005"/>
        </table:table-row>
        <table:table-row table:style-name="ro4">
          <table:table-cell office:value-type="float" office:value="76">
            <text:p>76</text:p>
          </table:table-cell>
          <table:table-cell office:value-type="float" office:value="79512800">
            <text:p>79,512,800 </text:p>
          </table:table-cell>
          <table:table-cell table:formula="of:=[.B77]-[.B76]" office:value-type="float" office:value="7377900">
            <text:p>7,377,900 </text:p>
          </table:table-cell>
          <table:table-cell table:style-name="ce24" table:formula="of:=[.B77]*0.39" office:value-type="float" office:value="31009992">
            <text:p>31,009,992 </text:p>
          </table:table-cell>
          <table:table-cell table:formula="of:=[.D77]/[.B77]" office:value-type="float" office:value="0.39">
            <text:p>0.3900</text:p>
          </table:table-cell>
          <table:table-cell table:formula="of:=[.D77]-[.D76]" office:value-type="float" office:value="2877381">
            <text:p>2,877,381 </text:p>
          </table:table-cell>
          <table:table-cell table:formula="of:=[.F77]+[.C77]" office:value-type="float" office:value="10255281">
            <text:p>10,255,281 </text:p>
          </table:table-cell>
          <table:table-cell table:formula="of:=[.A77]/2" office:value-type="float" office:value="38">
            <text:p>38.00</text:p>
          </table:table-cell>
          <table:table-cell table:formula="of:=[.H77]*30*60" office:value-type="float" office:value="68400">
            <text:p>68,400</text:p>
          </table:table-cell>
          <table:table-cell table:formula="of:=[.A77]^2*10" office:value-type="float" office:value="57760">
            <text:p>57,760</text:p>
          </table:table-cell>
          <table:table-cell office:value-type="string">
            <text:p>Sergeant Major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77:.R77])" office:value-type="float" office:value="18">
            <text:p>18</text:p>
          </table:table-cell>
          <table:table-cell table:number-columns-repeated="1005"/>
        </table:table-row>
        <table:table-row table:style-name="ro4">
          <table:table-cell office:value-type="float" office:value="77">
            <text:p>77</text:p>
          </table:table-cell>
          <table:table-cell office:value-type="float" office:value="87633000">
            <text:p>87,633,000 </text:p>
          </table:table-cell>
          <table:table-cell table:formula="of:=[.B78]-[.B77]" office:value-type="float" office:value="8120200">
            <text:p>8,120,200 </text:p>
          </table:table-cell>
          <table:table-cell table:style-name="ce24" table:formula="of:=[.B78]*0.39" office:value-type="float" office:value="34176870">
            <text:p>34,176,870 </text:p>
          </table:table-cell>
          <table:table-cell table:formula="of:=[.D78]/[.B78]" office:value-type="float" office:value="0.39">
            <text:p>0.3900</text:p>
          </table:table-cell>
          <table:table-cell table:formula="of:=[.D78]-[.D77]" office:value-type="float" office:value="3166878">
            <text:p>3,166,878 </text:p>
          </table:table-cell>
          <table:table-cell table:formula="of:=[.F78]+[.C78]" office:value-type="float" office:value="11287078">
            <text:p>11,287,078 </text:p>
          </table:table-cell>
          <table:table-cell table:formula="of:=[.A78]/2" office:value-type="float" office:value="38.5">
            <text:p>38.50</text:p>
          </table:table-cell>
          <table:table-cell table:formula="of:=[.H78]*30*60" office:value-type="float" office:value="69300">
            <text:p>69,300</text:p>
          </table:table-cell>
          <table:table-cell table:formula="of:=[.A78]^2*10" office:value-type="float" office:value="59290">
            <text:p>59,290</text:p>
          </table:table-cell>
          <table:table-cell office:value-type="string">
            <text:p>Sergeant Major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78:.R78])" office:value-type="float" office:value="18">
            <text:p>18</text:p>
          </table:table-cell>
          <table:table-cell table:number-columns-repeated="1005"/>
        </table:table-row>
        <table:table-row table:style-name="ro4">
          <table:table-cell office:value-type="float" office:value="78">
            <text:p>78</text:p>
          </table:table-cell>
          <table:table-cell office:value-type="float" office:value="96569700">
            <text:p>96,569,700 </text:p>
          </table:table-cell>
          <table:table-cell table:formula="of:=[.B79]-[.B78]" office:value-type="float" office:value="8936700">
            <text:p>8,936,700 </text:p>
          </table:table-cell>
          <table:table-cell table:style-name="ce24" table:formula="of:=[.B79]*0.39" office:value-type="float" office:value="37662183">
            <text:p>37,662,183 </text:p>
          </table:table-cell>
          <table:table-cell table:formula="of:=[.D79]/[.B79]" office:value-type="float" office:value="0.39">
            <text:p>0.3900</text:p>
          </table:table-cell>
          <table:table-cell table:formula="of:=[.D79]-[.D78]" office:value-type="float" office:value="3485313">
            <text:p>3,485,313 </text:p>
          </table:table-cell>
          <table:table-cell table:formula="of:=[.F79]+[.C79]" office:value-type="float" office:value="12422013">
            <text:p>12,422,013 </text:p>
          </table:table-cell>
          <table:table-cell table:formula="of:=[.A79]/2" office:value-type="float" office:value="39">
            <text:p>39.00</text:p>
          </table:table-cell>
          <table:table-cell table:formula="of:=[.H79]*30*60" office:value-type="float" office:value="70200">
            <text:p>70,200</text:p>
          </table:table-cell>
          <table:table-cell table:formula="of:=[.A79]^2*10" office:value-type="float" office:value="60840">
            <text:p>60,840</text:p>
          </table:table-cell>
          <table:table-cell office:value-type="string">
            <text:p>Sergeant Major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79:.R79])" office:value-type="float" office:value="18">
            <text:p>18</text:p>
          </table:table-cell>
          <table:table-cell table:number-columns-repeated="1005"/>
        </table:table-row>
        <table:table-row table:style-name="ro4">
          <table:table-cell office:value-type="float" office:value="79">
            <text:p>79</text:p>
          </table:table-cell>
          <table:table-cell office:value-type="float" office:value="106404700">
            <text:p>106,404,700 </text:p>
          </table:table-cell>
          <table:table-cell table:formula="of:=[.B80]-[.B79]" office:value-type="float" office:value="9835000">
            <text:p>9,835,000 </text:p>
          </table:table-cell>
          <table:table-cell table:style-name="ce24" table:formula="of:=[.B80]*0.39" office:value-type="float" office:value="41497833">
            <text:p>41,497,833 </text:p>
          </table:table-cell>
          <table:table-cell table:formula="of:=[.D80]/[.B80]" office:value-type="float" office:value="0.39">
            <text:p>0.3900</text:p>
          </table:table-cell>
          <table:table-cell table:formula="of:=[.D80]-[.D79]" office:value-type="float" office:value="3835650">
            <text:p>3,835,650 </text:p>
          </table:table-cell>
          <table:table-cell table:formula="of:=[.F80]+[.C80]" office:value-type="float" office:value="13670650">
            <text:p>13,670,650 </text:p>
          </table:table-cell>
          <table:table-cell table:formula="of:=[.A80]/2" office:value-type="float" office:value="39.5">
            <text:p>39.50</text:p>
          </table:table-cell>
          <table:table-cell table:formula="of:=[.H80]*30*60" office:value-type="float" office:value="71100">
            <text:p>71,100</text:p>
          </table:table-cell>
          <table:table-cell table:formula="of:=[.A80]^2*10" office:value-type="float" office:value="62410">
            <text:p>62,410</text:p>
          </table:table-cell>
          <table:table-cell office:value-type="string">
            <text:p>Sergeant Major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L80:.R80])" office:value-type="float" office:value="18">
            <text:p>18</text:p>
          </table:table-cell>
          <table:table-cell table:number-columns-repeated="1005"/>
        </table:table-row>
        <table:table-row table:style-name="ro4">
          <table:table-cell table:style-name="ce17" office:value-type="float" office:value="80">
            <text:p>80</text:p>
          </table:table-cell>
          <table:table-cell table:style-name="ce20" office:value-type="float" office:value="117227800">
            <text:p>117,227,800 </text:p>
          </table:table-cell>
          <table:table-cell table:formula="of:=[.B81]-[.B80]" office:value-type="float" office:value="10823100">
            <text:p>10,823,100 </text:p>
          </table:table-cell>
          <table:table-cell table:style-name="ce24" table:formula="of:=[.B81]*0.39" office:value-type="float" office:value="45718842">
            <text:p>45,718,842 </text:p>
          </table:table-cell>
          <table:table-cell table:formula="of:=[.D81]/[.B81]" office:value-type="float" office:value="0.39">
            <text:p>0.3900</text:p>
          </table:table-cell>
          <table:table-cell table:formula="of:=[.D81]-[.D80]" office:value-type="float" office:value="4221009">
            <text:p>4,221,009 </text:p>
          </table:table-cell>
          <table:table-cell table:formula="of:=[.F81]+[.C81]" office:value-type="float" office:value="15044109">
            <text:p>15,044,109 </text:p>
          </table:table-cell>
          <table:table-cell table:formula="of:=[.A81]/2" office:value-type="float" office:value="40">
            <text:p>40.00</text:p>
          </table:table-cell>
          <table:table-cell table:formula="of:=[.H81]*30*60" office:value-type="float" office:value="72000">
            <text:p>72,000</text:p>
          </table:table-cell>
          <table:table-cell table:formula="of:=[.A81]^2*10" office:value-type="float" office:value="64000">
            <text:p>64,000</text:p>
          </table:table-cell>
          <table:table-cell table:style-name="ce17" office:value-type="string">
            <text:p>Second Lieutenant</text:p>
          </table:table-cell>
          <table:table-cell table:number-columns-repeated="3" table:style-name="ce17" office:value-type="float" office:value="4">
            <text:p>4</text:p>
          </table:table-cell>
          <table:table-cell table:number-columns-repeated="2"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17" table:formula="of:=SUM([.L81:.R81])" office:value-type="float" office:value="20">
            <text:p>20</text:p>
          </table:table-cell>
          <table:table-cell table:number-columns-repeated="1005"/>
        </table:table-row>
        <table:table-row table:style-name="ro4">
          <table:table-cell office:value-type="float" office:value="81">
            <text:p>81</text:p>
          </table:table-cell>
          <table:table-cell office:value-type="float" office:value="129137900">
            <text:p>129,137,900 </text:p>
          </table:table-cell>
          <table:table-cell table:formula="of:=[.B82]-[.B81]" office:value-type="float" office:value="11910100">
            <text:p>11,910,100 </text:p>
          </table:table-cell>
          <table:table-cell table:style-name="ce24" table:formula="of:=[.B82]*0.39" office:value-type="float" office:value="50363781">
            <text:p>50,363,781 </text:p>
          </table:table-cell>
          <table:table-cell table:formula="of:=[.D82]/[.B82]" office:value-type="float" office:value="0.39">
            <text:p>0.3900</text:p>
          </table:table-cell>
          <table:table-cell table:formula="of:=[.D82]-[.D81]" office:value-type="float" office:value="4644939">
            <text:p>4,644,939 </text:p>
          </table:table-cell>
          <table:table-cell table:formula="of:=[.F82]+[.C82]" office:value-type="float" office:value="16555039">
            <text:p>16,555,039 </text:p>
          </table:table-cell>
          <table:table-cell table:formula="of:=[.A82]/2" office:value-type="float" office:value="40.5">
            <text:p>40.50</text:p>
          </table:table-cell>
          <table:table-cell table:formula="of:=[.H82]*30*60" office:value-type="float" office:value="72900">
            <text:p>72,900</text:p>
          </table:table-cell>
          <table:table-cell table:formula="of:=[.A82]^2*10" office:value-type="float" office:value="65610">
            <text:p>65,610</text:p>
          </table:table-cell>
          <table:table-cell office:value-type="string">
            <text:p>Second Lieutenant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82:.R82])" office:value-type="float" office:value="20">
            <text:p>20</text:p>
          </table:table-cell>
          <table:table-cell table:number-columns-repeated="1005"/>
        </table:table-row>
        <table:table-row table:style-name="ro4">
          <table:table-cell office:value-type="float" office:value="82">
            <text:p>82</text:p>
          </table:table-cell>
          <table:table-cell office:value-type="float" office:value="142243800">
            <text:p>142,243,800 </text:p>
          </table:table-cell>
          <table:table-cell table:formula="of:=[.B83]-[.B82]" office:value-type="float" office:value="13105900">
            <text:p>13,105,900 </text:p>
          </table:table-cell>
          <table:table-cell table:style-name="ce24" table:formula="of:=[.B83]*0.39" office:value-type="float" office:value="55475082">
            <text:p>55,475,082 </text:p>
          </table:table-cell>
          <table:table-cell table:formula="of:=[.D83]/[.B83]" office:value-type="float" office:value="0.39">
            <text:p>0.3900</text:p>
          </table:table-cell>
          <table:table-cell table:formula="of:=[.D83]-[.D82]" office:value-type="float" office:value="5111301">
            <text:p>5,111,301 </text:p>
          </table:table-cell>
          <table:table-cell table:formula="of:=[.F83]+[.C83]" office:value-type="float" office:value="18217201">
            <text:p>18,217,201 </text:p>
          </table:table-cell>
          <table:table-cell table:formula="of:=[.A83]/2" office:value-type="float" office:value="41">
            <text:p>41.00</text:p>
          </table:table-cell>
          <table:table-cell table:formula="of:=[.H83]*30*60" office:value-type="float" office:value="73800">
            <text:p>73,800</text:p>
          </table:table-cell>
          <table:table-cell table:formula="of:=[.A83]^2*10" office:value-type="float" office:value="67240">
            <text:p>67,240</text:p>
          </table:table-cell>
          <table:table-cell office:value-type="string">
            <text:p>Second Lieutenant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83:.R83])" office:value-type="float" office:value="20">
            <text:p>20</text:p>
          </table:table-cell>
          <table:table-cell table:number-columns-repeated="1005"/>
        </table:table-row>
        <table:table-row table:style-name="ro4">
          <table:table-cell office:value-type="float" office:value="83">
            <text:p>83</text:p>
          </table:table-cell>
          <table:table-cell office:value-type="float" office:value="156665200">
            <text:p>156,665,200 </text:p>
          </table:table-cell>
          <table:table-cell table:formula="of:=[.B84]-[.B83]" office:value-type="float" office:value="14421400">
            <text:p>14,421,400 </text:p>
          </table:table-cell>
          <table:table-cell table:style-name="ce24" table:formula="of:=[.B84]*0.39" office:value-type="float" office:value="61099428">
            <text:p>61,099,428 </text:p>
          </table:table-cell>
          <table:table-cell table:formula="of:=[.D84]/[.B84]" office:value-type="float" office:value="0.39">
            <text:p>0.3900</text:p>
          </table:table-cell>
          <table:table-cell table:formula="of:=[.D84]-[.D83]" office:value-type="float" office:value="5624346">
            <text:p>5,624,346 </text:p>
          </table:table-cell>
          <table:table-cell table:formula="of:=[.F84]+[.C84]" office:value-type="float" office:value="20045746">
            <text:p>20,045,746 </text:p>
          </table:table-cell>
          <table:table-cell table:formula="of:=[.A84]/2" office:value-type="float" office:value="41.5">
            <text:p>41.50</text:p>
          </table:table-cell>
          <table:table-cell table:formula="of:=[.H84]*30*60" office:value-type="float" office:value="74700">
            <text:p>74,700</text:p>
          </table:table-cell>
          <table:table-cell table:formula="of:=[.A84]^2*10" office:value-type="float" office:value="68890">
            <text:p>68,890</text:p>
          </table:table-cell>
          <table:table-cell office:value-type="string">
            <text:p>Second Lieutenant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84:.R84])" office:value-type="float" office:value="20">
            <text:p>20</text:p>
          </table:table-cell>
          <table:table-cell table:number-columns-repeated="1005"/>
        </table:table-row>
        <table:table-row table:style-name="ro4">
          <table:table-cell office:value-type="float" office:value="84">
            <text:p>84</text:p>
          </table:table-cell>
          <table:table-cell office:value-type="float" office:value="172533500">
            <text:p>172,533,500 </text:p>
          </table:table-cell>
          <table:table-cell table:formula="of:=[.B85]-[.B84]" office:value-type="float" office:value="15868300">
            <text:p>15,868,300 </text:p>
          </table:table-cell>
          <table:table-cell table:style-name="ce24" table:formula="of:=[.B85]*0.39" office:value-type="float" office:value="67288065">
            <text:p>67,288,065 </text:p>
          </table:table-cell>
          <table:table-cell table:formula="of:=[.D85]/[.B85]" office:value-type="float" office:value="0.39">
            <text:p>0.3900</text:p>
          </table:table-cell>
          <table:table-cell table:formula="of:=[.D85]-[.D84]" office:value-type="float" office:value="6188637">
            <text:p>6,188,637 </text:p>
          </table:table-cell>
          <table:table-cell table:formula="of:=[.F85]+[.C85]" office:value-type="float" office:value="22056937">
            <text:p>22,056,937 </text:p>
          </table:table-cell>
          <table:table-cell table:formula="of:=[.A85]/2" office:value-type="float" office:value="42">
            <text:p>42.00</text:p>
          </table:table-cell>
          <table:table-cell table:formula="of:=[.H85]*30*60" office:value-type="float" office:value="75600">
            <text:p>75,600</text:p>
          </table:table-cell>
          <table:table-cell table:formula="of:=[.A85]^2*10" office:value-type="float" office:value="70560">
            <text:p>70,560</text:p>
          </table:table-cell>
          <table:table-cell office:value-type="string">
            <text:p>Second Lieutenant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85:.R85])" office:value-type="float" office:value="20">
            <text:p>20</text:p>
          </table:table-cell>
          <table:table-cell table:number-columns-repeated="1005"/>
        </table:table-row>
        <table:table-row table:style-name="ro4">
          <table:table-cell table:style-name="ce17" office:value-type="float" office:value="85">
            <text:p>85</text:p>
          </table:table-cell>
          <table:table-cell table:style-name="ce20" office:value-type="float" office:value="189993700">
            <text:p>189,993,700 </text:p>
          </table:table-cell>
          <table:table-cell table:formula="of:=[.B86]-[.B85]" office:value-type="float" office:value="17460200">
            <text:p>17,460,200 </text:p>
          </table:table-cell>
          <table:table-cell table:style-name="ce24" table:formula="of:=[.B86]*0.39" office:value-type="float" office:value="74097543">
            <text:p>74,097,543 </text:p>
          </table:table-cell>
          <table:table-cell table:formula="of:=[.D86]/[.B86]" office:value-type="float" office:value="0.39">
            <text:p>0.3900</text:p>
          </table:table-cell>
          <table:table-cell table:formula="of:=[.D86]-[.D85]" office:value-type="float" office:value="6809478">
            <text:p>6,809,478 </text:p>
          </table:table-cell>
          <table:table-cell table:formula="of:=[.F86]+[.C86]" office:value-type="float" office:value="24269678">
            <text:p>24,269,678 </text:p>
          </table:table-cell>
          <table:table-cell table:formula="of:=[.A86]/2" office:value-type="float" office:value="42.5">
            <text:p>42.50</text:p>
          </table:table-cell>
          <table:table-cell table:formula="of:=[.H86]*30*60" office:value-type="float" office:value="76500">
            <text:p>76,500</text:p>
          </table:table-cell>
          <table:table-cell table:formula="of:=[.A86]^2*10" office:value-type="float" office:value="72250">
            <text:p>72,250</text:p>
          </table:table-cell>
          <table:table-cell table:style-name="ce17" office:value-type="string">
            <text:p>Second Lieutenant</text:p>
          </table:table-cell>
          <table:table-cell table:number-columns-repeated="4"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office:value-type="float" office:value="0">
            <text:p>0</text:p>
          </table:table-cell>
          <table:table-cell table:style-name="ce17" table:formula="of:=SUM([.L86:.R86])" office:value-type="float" office:value="21">
            <text:p>21</text:p>
          </table:table-cell>
          <table:table-cell table:number-columns-repeated="1005"/>
        </table:table-row>
        <table:table-row table:style-name="ro4">
          <table:table-cell office:value-type="float" office:value="86">
            <text:p>86</text:p>
          </table:table-cell>
          <table:table-cell office:value-type="float" office:value="209204900">
            <text:p>209,204,900 </text:p>
          </table:table-cell>
          <table:table-cell table:formula="of:=[.B87]-[.B86]" office:value-type="float" office:value="19211200">
            <text:p>19,211,200 </text:p>
          </table:table-cell>
          <table:table-cell table:style-name="ce24" table:formula="of:=[.B87]*0.39" office:value-type="float" office:value="81589911">
            <text:p>81,589,911 </text:p>
          </table:table-cell>
          <table:table-cell table:formula="of:=[.D87]/[.B87]" office:value-type="float" office:value="0.39">
            <text:p>0.3900</text:p>
          </table:table-cell>
          <table:table-cell table:formula="of:=[.D87]-[.D86]" office:value-type="float" office:value="7492368">
            <text:p>7,492,368 </text:p>
          </table:table-cell>
          <table:table-cell table:formula="of:=[.F87]+[.C87]" office:value-type="float" office:value="26703568">
            <text:p>26,703,568 </text:p>
          </table:table-cell>
          <table:table-cell table:formula="of:=[.A87]/2" office:value-type="float" office:value="43">
            <text:p>43.00</text:p>
          </table:table-cell>
          <table:table-cell table:formula="of:=[.H87]*30*60" office:value-type="float" office:value="77400">
            <text:p>77,400</text:p>
          </table:table-cell>
          <table:table-cell table:formula="of:=[.A87]^2*10" office:value-type="float" office:value="73960">
            <text:p>73,960</text:p>
          </table:table-cell>
          <table:table-cell office:value-type="string">
            <text:p>Second Lieutenant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87:.R87])" office:value-type="float" office:value="21">
            <text:p>21</text:p>
          </table:table-cell>
          <table:table-cell table:number-columns-repeated="1005"/>
        </table:table-row>
        <table:table-row table:style-name="ro4">
          <table:table-cell office:value-type="float" office:value="87">
            <text:p>87</text:p>
          </table:table-cell>
          <table:table-cell office:value-type="float" office:value="230342200">
            <text:p>230,342,200 </text:p>
          </table:table-cell>
          <table:table-cell table:formula="of:=[.B88]-[.B87]" office:value-type="float" office:value="21137300">
            <text:p>21,137,300 </text:p>
          </table:table-cell>
          <table:table-cell table:style-name="ce24" table:formula="of:=[.B88]*0.39" office:value-type="float" office:value="89833458">
            <text:p>89,833,458 </text:p>
          </table:table-cell>
          <table:table-cell table:formula="of:=[.D88]/[.B88]" office:value-type="float" office:value="0.39">
            <text:p>0.3900</text:p>
          </table:table-cell>
          <table:table-cell table:formula="of:=[.D88]-[.D87]" office:value-type="float" office:value="8243547">
            <text:p>8,243,547 </text:p>
          </table:table-cell>
          <table:table-cell table:formula="of:=[.F88]+[.C88]" office:value-type="float" office:value="29380847">
            <text:p>29,380,847 </text:p>
          </table:table-cell>
          <table:table-cell table:formula="of:=[.A88]/2" office:value-type="float" office:value="43.5">
            <text:p>43.50</text:p>
          </table:table-cell>
          <table:table-cell table:formula="of:=[.H88]*30*60" office:value-type="float" office:value="78300">
            <text:p>78,300</text:p>
          </table:table-cell>
          <table:table-cell table:formula="of:=[.A88]^2*10" office:value-type="float" office:value="75690">
            <text:p>75,690</text:p>
          </table:table-cell>
          <table:table-cell office:value-type="string">
            <text:p>Second Lieutenant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88:.R88])" office:value-type="float" office:value="21">
            <text:p>21</text:p>
          </table:table-cell>
          <table:table-cell table:number-columns-repeated="1005"/>
        </table:table-row>
        <table:table-row table:style-name="ro4">
          <table:table-cell office:value-type="float" office:value="88">
            <text:p>88</text:p>
          </table:table-cell>
          <table:table-cell office:value-type="float" office:value="253598500">
            <text:p>253,598,500 </text:p>
          </table:table-cell>
          <table:table-cell table:formula="of:=[.B89]-[.B88]" office:value-type="float" office:value="23256300">
            <text:p>23,256,300 </text:p>
          </table:table-cell>
          <table:table-cell table:style-name="ce24" table:formula="of:=[.B89]*0.39" office:value-type="float" office:value="98903415">
            <text:p>98,903,415 </text:p>
          </table:table-cell>
          <table:table-cell table:formula="of:=[.D89]/[.B89]" office:value-type="float" office:value="0.39">
            <text:p>0.3900</text:p>
          </table:table-cell>
          <table:table-cell table:formula="of:=[.D89]-[.D88]" office:value-type="float" office:value="9069957">
            <text:p>9,069,957 </text:p>
          </table:table-cell>
          <table:table-cell table:formula="of:=[.F89]+[.C89]" office:value-type="float" office:value="32326257">
            <text:p>32,326,257 </text:p>
          </table:table-cell>
          <table:table-cell table:formula="of:=[.A89]/2" office:value-type="float" office:value="44">
            <text:p>44.00</text:p>
          </table:table-cell>
          <table:table-cell table:formula="of:=[.H89]*30*60" office:value-type="float" office:value="79200">
            <text:p>79,200</text:p>
          </table:table-cell>
          <table:table-cell table:formula="of:=[.A89]^2*10" office:value-type="float" office:value="77440">
            <text:p>77,440</text:p>
          </table:table-cell>
          <table:table-cell office:value-type="string">
            <text:p>Second Lieutenant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89:.R89])" office:value-type="float" office:value="21">
            <text:p>21</text:p>
          </table:table-cell>
          <table:table-cell table:number-columns-repeated="1005"/>
        </table:table-row>
        <table:table-row table:style-name="ro4">
          <table:table-cell office:value-type="float" office:value="89">
            <text:p>89</text:p>
          </table:table-cell>
          <table:table-cell office:value-type="float" office:value="279185500">
            <text:p>279,185,500 </text:p>
          </table:table-cell>
          <table:table-cell table:formula="of:=[.B90]-[.B89]" office:value-type="float" office:value="25587000">
            <text:p>25,587,000 </text:p>
          </table:table-cell>
          <table:table-cell table:style-name="ce24" table:formula="of:=[.B90]*0.39" office:value-type="float" office:value="108882345">
            <text:p>108,882,345 </text:p>
          </table:table-cell>
          <table:table-cell table:formula="of:=[.D90]/[.B90]" office:value-type="float" office:value="0.39">
            <text:p>0.3900</text:p>
          </table:table-cell>
          <table:table-cell table:formula="of:=[.D90]-[.D89]" office:value-type="float" office:value="9978930">
            <text:p>9,978,930 </text:p>
          </table:table-cell>
          <table:table-cell table:formula="of:=[.F90]+[.C90]" office:value-type="float" office:value="35565930">
            <text:p>35,565,930 </text:p>
          </table:table-cell>
          <table:table-cell table:formula="of:=[.A90]/2" office:value-type="float" office:value="44.5">
            <text:p>44.50</text:p>
          </table:table-cell>
          <table:table-cell table:formula="of:=[.H90]*30*60" office:value-type="float" office:value="80100">
            <text:p>80,100</text:p>
          </table:table-cell>
          <table:table-cell table:formula="of:=[.A90]^2*10" office:value-type="float" office:value="79210">
            <text:p>79,210</text:p>
          </table:table-cell>
          <table:table-cell office:value-type="string">
            <text:p>Second Lieutenant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L90:.R90])" office:value-type="float" office:value="21">
            <text:p>21</text:p>
          </table:table-cell>
          <table:table-cell table:number-columns-repeated="1005"/>
        </table:table-row>
        <table:table-row table:style-name="ro4">
          <table:table-cell table:style-name="ce19" office:value-type="float" office:value="90">
            <text:p>90</text:p>
          </table:table-cell>
          <table:table-cell table:style-name="ce22" office:value-type="float" office:value="307336500">
            <text:p>307,336,500 </text:p>
          </table:table-cell>
          <table:table-cell table:style-name="ce23" table:formula="of:=[.B91]-[.B90]" office:value-type="float" office:value="28151000">
            <text:p>28,151,000 </text:p>
          </table:table-cell>
          <table:table-cell table:style-name="ce24" table:formula="of:=[.B91]*0.39" office:value-type="float" office:value="119861235">
            <text:p>119,861,235 </text:p>
          </table:table-cell>
          <table:table-cell table:formula="of:=[.D91]/[.B91]" office:value-type="float" office:value="0.39">
            <text:p>0.3900</text:p>
          </table:table-cell>
          <table:table-cell table:style-name="ce23" table:formula="of:=[.D91]-[.D90]" office:value-type="float" office:value="10978890">
            <text:p>10,978,890 </text:p>
          </table:table-cell>
          <table:table-cell table:style-name="ce23" table:formula="of:=[.F91]+[.C91]" office:value-type="float" office:value="39129890">
            <text:p>39,129,890 </text:p>
          </table:table-cell>
          <table:table-cell table:formula="of:=[.A91]/2" office:value-type="float" office:value="45">
            <text:p>45.00</text:p>
          </table:table-cell>
          <table:table-cell table:formula="of:=[.H91]*30*60" office:value-type="float" office:value="81000">
            <text:p>81,000</text:p>
          </table:table-cell>
          <table:table-cell table:formula="of:=[.A91]^2*10" office:value-type="float" office:value="81000">
            <text:p>81,000</text:p>
          </table:table-cell>
          <table:table-cell table:style-name="ce19" office:value-type="string">
            <text:p>First Lieutenant</text:p>
          </table:table-cell>
          <table:table-cell table:number-columns-repeated="5" table:style-name="ce19" office:value-type="float" office:value="4">
            <text:p>4</text:p>
          </table:table-cell>
          <table:table-cell table:style-name="ce19" office:value-type="float" office:value="2">
            <text:p>2</text:p>
          </table:table-cell>
          <table:table-cell table:style-name="ce19" office:value-type="float" office:value="1">
            <text:p>1</text:p>
          </table:table-cell>
          <table:table-cell table:style-name="ce19" table:formula="of:=SUM([.L91:.R91])" office:value-type="float" office:value="23">
            <text:p>23</text:p>
          </table:table-cell>
          <table:table-cell table:number-columns-repeated="1005"/>
        </table:table-row>
        <table:table-row table:style-name="ro4">
          <table:table-cell office:value-type="float" office:value="91">
            <text:p>91</text:p>
          </table:table-cell>
          <table:table-cell office:value-type="float" office:value="338307900">
            <text:p>338,307,900 </text:p>
          </table:table-cell>
          <table:table-cell table:formula="of:=[.B92]-[.B91]" office:value-type="float" office:value="30971400">
            <text:p>30,971,400 </text:p>
          </table:table-cell>
          <table:table-cell table:style-name="ce24" table:formula="of:=[.B92]*0.39" office:value-type="float" office:value="131940081">
            <text:p>131,940,081 </text:p>
          </table:table-cell>
          <table:table-cell table:formula="of:=[.D92]/[.B92]" office:value-type="float" office:value="0.39">
            <text:p>0.3900</text:p>
          </table:table-cell>
          <table:table-cell table:formula="of:=[.D92]-[.D91]" office:value-type="float" office:value="12078846">
            <text:p>12,078,846 </text:p>
          </table:table-cell>
          <table:table-cell table:formula="of:=[.F92]+[.C92]" office:value-type="float" office:value="43050246">
            <text:p>43,050,246 </text:p>
          </table:table-cell>
          <table:table-cell table:formula="of:=[.A92]/2" office:value-type="float" office:value="45.5">
            <text:p>45.50</text:p>
          </table:table-cell>
          <table:table-cell table:formula="of:=[.H92]*30*60" office:value-type="float" office:value="81900">
            <text:p>81,900</text:p>
          </table:table-cell>
          <table:table-cell table:formula="of:=[.A92]^2*10" office:value-type="float" office:value="82810">
            <text:p>82,810</text:p>
          </table:table-cell>
          <table:table-cell office:value-type="string">
            <text:p>First Lieutenant</text:p>
          </table:table-cell>
          <table:table-cell table:number-columns-repeated="5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L92:.R92])" office:value-type="float" office:value="23">
            <text:p>23</text:p>
          </table:table-cell>
          <table:table-cell table:number-columns-repeated="1005"/>
        </table:table-row>
        <table:table-row table:style-name="ro4">
          <table:table-cell table:style-name="ce17" office:value-type="float" office:value="92">
            <text:p>92</text:p>
          </table:table-cell>
          <table:table-cell table:style-name="ce20" office:value-type="float" office:value="409620000">
            <text:p>409,620,000 </text:p>
          </table:table-cell>
          <table:table-cell table:formula="of:=[.B93]-[.B92]" office:value-type="float" office:value="71312100">
            <text:p>71,312,100 </text:p>
          </table:table-cell>
          <table:table-cell table:style-name="ce24" table:formula="of:=[.B93]*0.39" office:value-type="float" office:value="159751800">
            <text:p>159,751,800 </text:p>
          </table:table-cell>
          <table:table-cell table:formula="of:=[.D93]/[.B93]" office:value-type="float" office:value="0.39">
            <text:p>0.3900</text:p>
          </table:table-cell>
          <table:table-cell table:formula="of:=[.D93]-[.D92]" office:value-type="float" office:value="27811719">
            <text:p>27,811,719 </text:p>
          </table:table-cell>
          <table:table-cell table:formula="of:=[.F93]+[.C93]" office:value-type="float" office:value="99123819">
            <text:p>99,123,819 </text:p>
          </table:table-cell>
          <table:table-cell table:formula="of:=[.A93]/2" office:value-type="float" office:value="46">
            <text:p>46.00</text:p>
          </table:table-cell>
          <table:table-cell table:formula="of:=[.H93]*30*60" office:value-type="float" office:value="82800">
            <text:p>82,800</text:p>
          </table:table-cell>
          <table:table-cell table:formula="of:=[.A93]^2*10" office:value-type="float" office:value="84640">
            <text:p>84,640</text:p>
          </table:table-cell>
          <table:table-cell table:style-name="ce17" office:value-type="string">
            <text:p>First Lieutenant</text:p>
          </table:table-cell>
          <table:table-cell table:number-columns-repeated="5"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1">
            <text:p>1</text:p>
          </table:table-cell>
          <table:table-cell table:style-name="ce17" table:formula="of:=SUM([.L93:.R93])" office:value-type="float" office:value="24">
            <text:p>24</text:p>
          </table:table-cell>
          <table:table-cell table:number-columns-repeated="1005"/>
        </table:table-row>
        <table:table-row table:style-name="ro4">
          <table:table-cell office:value-type="float" office:value="93">
            <text:p>93</text:p>
          </table:table-cell>
          <table:table-cell office:value-type="float" office:value="495913700">
            <text:p>495,913,700 </text:p>
          </table:table-cell>
          <table:table-cell table:formula="of:=[.B94]-[.B93]" office:value-type="float" office:value="86293700">
            <text:p>86,293,700 </text:p>
          </table:table-cell>
          <table:table-cell table:style-name="ce24" table:formula="of:=[.B94]*0.39" office:value-type="float" office:value="193406343">
            <text:p>193,406,343 </text:p>
          </table:table-cell>
          <table:table-cell table:formula="of:=[.D94]/[.B94]" office:value-type="float" office:value="0.39">
            <text:p>0.3900</text:p>
          </table:table-cell>
          <table:table-cell table:formula="of:=[.D94]-[.D93]" office:value-type="float" office:value="33654543">
            <text:p>33,654,543 </text:p>
          </table:table-cell>
          <table:table-cell table:formula="of:=[.F94]+[.C94]" office:value-type="float" office:value="119948243">
            <text:p>119,948,243 </text:p>
          </table:table-cell>
          <table:table-cell table:formula="of:=[.A94]/2" office:value-type="float" office:value="46.5">
            <text:p>46.50</text:p>
          </table:table-cell>
          <table:table-cell table:formula="of:=[.H94]*30*60" office:value-type="float" office:value="83700">
            <text:p>83,700</text:p>
          </table:table-cell>
          <table:table-cell table:formula="of:=[.A94]^2*10" office:value-type="float" office:value="86490">
            <text:p>86,490</text:p>
          </table:table-cell>
          <table:table-cell office:value-type="string">
            <text:p>Captain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L94:.R94])" office:value-type="float" office:value="24">
            <text:p>24</text:p>
          </table:table-cell>
          <table:table-cell table:number-columns-repeated="1005"/>
        </table:table-row>
        <table:table-row table:style-name="ro4">
          <table:table-cell table:style-name="ce17" office:value-type="float" office:value="94">
            <text:p>94</text:p>
          </table:table-cell>
          <table:table-cell table:style-name="ce20" office:value-type="float" office:value="600335000">
            <text:p>600,335,000 </text:p>
          </table:table-cell>
          <table:table-cell table:formula="of:=[.B95]-[.B94]" office:value-type="float" office:value="104421300">
            <text:p>104,421,300 </text:p>
          </table:table-cell>
          <table:table-cell table:style-name="ce24" table:formula="of:=[.B95]*0.39" office:value-type="float" office:value="234130650">
            <text:p>234,130,650 </text:p>
          </table:table-cell>
          <table:table-cell table:formula="of:=[.D95]/[.B95]" office:value-type="float" office:value="0.39">
            <text:p>0.3900</text:p>
          </table:table-cell>
          <table:table-cell table:formula="of:=[.D95]-[.D94]" office:value-type="float" office:value="40724307">
            <text:p>40,724,307 </text:p>
          </table:table-cell>
          <table:table-cell table:formula="of:=[.F95]+[.C95]" office:value-type="float" office:value="145145607">
            <text:p>145,145,607 </text:p>
          </table:table-cell>
          <table:table-cell table:formula="of:=[.A95]/2" office:value-type="float" office:value="47">
            <text:p>47.00</text:p>
          </table:table-cell>
          <table:table-cell table:formula="of:=[.H95]*30*60" office:value-type="float" office:value="84600">
            <text:p>84,600</text:p>
          </table:table-cell>
          <table:table-cell table:formula="of:=[.A95]^2*10" office:value-type="float" office:value="88360">
            <text:p>88,360</text:p>
          </table:table-cell>
          <table:table-cell table:style-name="ce17" office:value-type="string">
            <text:p>Captain</text:p>
          </table:table-cell>
          <table:table-cell table:number-columns-repeated="5"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table:formula="of:=SUM([.L95:.R95])" office:value-type="float" office:value="25">
            <text:p>25</text:p>
          </table:table-cell>
          <table:table-cell table:number-columns-repeated="1005"/>
        </table:table-row>
        <table:table-row table:style-name="ro4">
          <table:table-cell office:value-type="float" office:value="95">
            <text:p>95</text:p>
          </table:table-cell>
          <table:table-cell office:value-type="float" office:value="726690900">
            <text:p>726,690,900 </text:p>
          </table:table-cell>
          <table:table-cell table:formula="of:=[.B96]-[.B95]" office:value-type="float" office:value="126355900">
            <text:p>126,355,900 </text:p>
          </table:table-cell>
          <table:table-cell table:style-name="ce24" table:formula="of:=[.B96]*0.39" office:value-type="float" office:value="283409451">
            <text:p>283,409,451 </text:p>
          </table:table-cell>
          <table:table-cell table:formula="of:=[.D96]/[.B96]" office:value-type="float" office:value="0.39">
            <text:p>0.3900</text:p>
          </table:table-cell>
          <table:table-cell table:formula="of:=[.D96]-[.D95]" office:value-type="float" office:value="49278801">
            <text:p>49,278,801 </text:p>
          </table:table-cell>
          <table:table-cell table:formula="of:=[.F96]+[.C96]" office:value-type="float" office:value="175634701">
            <text:p>175,634,701 </text:p>
          </table:table-cell>
          <table:table-cell table:formula="of:=[.A96]/2" office:value-type="float" office:value="47.5">
            <text:p>47.50</text:p>
          </table:table-cell>
          <table:table-cell table:formula="of:=[.H96]*30*60" office:value-type="float" office:value="85500">
            <text:p>85,500</text:p>
          </table:table-cell>
          <table:table-cell table:formula="of:=[.A96]^2*10" office:value-type="float" office:value="90250">
            <text:p>90,250</text:p>
          </table:table-cell>
          <table:table-cell office:value-type="string">
            <text:p>Captain</text:p>
          </table:table-cell>
          <table:table-cell table:number-columns-repeated="5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L96:.R96])" office:value-type="float" office:value="25">
            <text:p>25</text:p>
          </table:table-cell>
          <table:table-cell table:number-columns-repeated="1005"/>
        </table:table-row>
        <table:table-row table:style-name="ro4">
          <table:table-cell table:style-name="ce17" office:value-type="float" office:value="96">
            <text:p>96</text:p>
          </table:table-cell>
          <table:table-cell table:style-name="ce20" office:value-type="float" office:value="879587700">
            <text:p>879,587,700 </text:p>
          </table:table-cell>
          <table:table-cell table:formula="of:=[.B97]-[.B96]" office:value-type="float" office:value="152896800">
            <text:p>152,896,800 </text:p>
          </table:table-cell>
          <table:table-cell table:style-name="ce24" table:formula="of:=[.B97]*0.39" office:value-type="float" office:value="343039203">
            <text:p>343,039,203 </text:p>
          </table:table-cell>
          <table:table-cell table:formula="of:=[.D97]/[.B97]" office:value-type="float" office:value="0.39">
            <text:p>0.3900</text:p>
          </table:table-cell>
          <table:table-cell table:formula="of:=[.D97]-[.D96]" office:value-type="float" office:value="59629752">
            <text:p>59,629,752 </text:p>
          </table:table-cell>
          <table:table-cell table:formula="of:=[.F97]+[.C97]" office:value-type="float" office:value="212526552">
            <text:p>212,526,552 </text:p>
          </table:table-cell>
          <table:table-cell table:formula="of:=[.A97]/2" office:value-type="float" office:value="48">
            <text:p>48.00</text:p>
          </table:table-cell>
          <table:table-cell table:formula="of:=[.H97]*30*60" office:value-type="float" office:value="86400">
            <text:p>86,400</text:p>
          </table:table-cell>
          <table:table-cell table:formula="of:=[.A97]^2*10" office:value-type="float" office:value="92160">
            <text:p>92,160</text:p>
          </table:table-cell>
          <table:table-cell table:style-name="ce17" office:value-type="string">
            <text:p>Major</text:p>
          </table:table-cell>
          <table:table-cell table:style-name="ce17" office:value-type="float" office:value="5">
            <text:p>5</text:p>
          </table:table-cell>
          <table:table-cell table:number-columns-repeated="4"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office:value-type="float" office:value="2">
            <text:p>2</text:p>
          </table:table-cell>
          <table:table-cell table:style-name="ce17" table:formula="of:=SUM([.L97:.R97])" office:value-type="float" office:value="26">
            <text:p>26</text:p>
          </table:table-cell>
          <table:table-cell table:number-columns-repeated="1005"/>
        </table:table-row>
        <table:table-row table:style-name="ro4">
          <table:table-cell office:value-type="float" office:value="97">
            <text:p>97</text:p>
          </table:table-cell>
          <table:table-cell office:value-type="float" office:value="1064599100">
            <text:p>1,064,599,100 </text:p>
          </table:table-cell>
          <table:table-cell table:formula="of:=[.B98]-[.B97]" office:value-type="float" office:value="185011400">
            <text:p>185,011,400 </text:p>
          </table:table-cell>
          <table:table-cell table:style-name="ce24" table:formula="of:=[.B98]*0.39" office:value-type="float" office:value="415193649">
            <text:p>415,193,649 </text:p>
          </table:table-cell>
          <table:table-cell table:formula="of:=[.D98]/[.B98]" office:value-type="float" office:value="0.39">
            <text:p>0.3900</text:p>
          </table:table-cell>
          <table:table-cell table:formula="of:=[.D98]-[.D97]" office:value-type="float" office:value="72154446">
            <text:p>72,154,446 </text:p>
          </table:table-cell>
          <table:table-cell table:formula="of:=[.F98]+[.C98]" office:value-type="float" office:value="257165846">
            <text:p>257,165,846 </text:p>
          </table:table-cell>
          <table:table-cell table:formula="of:=[.A98]/2" office:value-type="float" office:value="48.5">
            <text:p>48.50</text:p>
          </table:table-cell>
          <table:table-cell table:formula="of:=[.H98]*30*60" office:value-type="float" office:value="87300">
            <text:p>87,300</text:p>
          </table:table-cell>
          <table:table-cell table:formula="of:=[.A98]^2*10" office:value-type="float" office:value="94090">
            <text:p>94,090</text:p>
          </table:table-cell>
          <table:table-cell office:value-type="string">
            <text:p>Major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L98:.R98])" office:value-type="float" office:value="26">
            <text:p>26</text:p>
          </table:table-cell>
          <table:table-cell table:number-columns-repeated="1005"/>
        </table:table-row>
        <table:table-row table:style-name="ro4">
          <table:table-cell table:style-name="ce17" office:value-type="float" office:value="98">
            <text:p>98</text:p>
          </table:table-cell>
          <table:table-cell table:style-name="ce20" office:value-type="float" office:value="1288469200">
            <text:p>1,288,469,200 </text:p>
          </table:table-cell>
          <table:table-cell table:formula="of:=[.B99]-[.B98]" office:value-type="float" office:value="223870100">
            <text:p>223,870,100 </text:p>
          </table:table-cell>
          <table:table-cell table:style-name="ce24" table:formula="of:=[.B99]*0.39" office:value-type="float" office:value="502502988">
            <text:p>502,502,988 </text:p>
          </table:table-cell>
          <table:table-cell table:formula="of:=[.D99]/[.B99]" office:value-type="float" office:value="0.39">
            <text:p>0.3900</text:p>
          </table:table-cell>
          <table:table-cell table:formula="of:=[.D99]-[.D98]" office:value-type="float" office:value="87309339">
            <text:p>87,309,339 </text:p>
          </table:table-cell>
          <table:table-cell table:formula="of:=[.F99]+[.C99]" office:value-type="float" office:value="311179439">
            <text:p>311,179,439 </text:p>
          </table:table-cell>
          <table:table-cell table:formula="of:=[.A99]/2" office:value-type="float" office:value="49">
            <text:p>49.00</text:p>
          </table:table-cell>
          <table:table-cell table:formula="of:=[.H99]*30*60" office:value-type="float" office:value="88200">
            <text:p>88,200</text:p>
          </table:table-cell>
          <table:table-cell table:formula="of:=[.A99]^2*10" office:value-type="float" office:value="96040">
            <text:p>96,040</text:p>
          </table:table-cell>
          <table:table-cell table:style-name="ce17" office:value-type="string">
            <text:p>Lieutenant Colonel</text:p>
          </table:table-cell>
          <table:table-cell table:style-name="ce17" office:value-type="float" office:value="5">
            <text:p>5</text:p>
          </table:table-cell>
          <table:table-cell table:number-columns-repeated="4" table:style-name="ce17" office:value-type="float" office:value="4">
            <text:p>4</text:p>
          </table:table-cell>
          <table:table-cell table:number-columns-repeated="2" table:style-name="ce17" office:value-type="float" office:value="3">
            <text:p>3</text:p>
          </table:table-cell>
          <table:table-cell table:style-name="ce17" table:formula="of:=SUM([.L99:.R99])" office:value-type="float" office:value="27">
            <text:p>27</text:p>
          </table:table-cell>
          <table:table-cell table:number-columns-repeated="1005"/>
        </table:table-row>
        <table:table-row table:style-name="ro4">
          <table:table-cell office:value-type="float" office:value="99">
            <text:p>99</text:p>
          </table:table-cell>
          <table:table-cell office:value-type="float" office:value="1559358400">
            <text:p>1,559,358,400 </text:p>
          </table:table-cell>
          <table:table-cell table:formula="of:=[.B100]-[.B99]" office:value-type="float" office:value="270889200">
            <text:p>270,889,200 </text:p>
          </table:table-cell>
          <table:table-cell table:style-name="ce24" table:formula="of:=[.B100]*0.39" office:value-type="float" office:value="608149776">
            <text:p>608,149,776 </text:p>
          </table:table-cell>
          <table:table-cell table:formula="of:=[.D100]/[.B100]" office:value-type="float" office:value="0.39">
            <text:p>0.3900</text:p>
          </table:table-cell>
          <table:table-cell table:formula="of:=[.D100]-[.D99]" office:value-type="float" office:value="105646788">
            <text:p>105,646,788 </text:p>
          </table:table-cell>
          <table:table-cell table:formula="of:=[.F100]+[.C100]" office:value-type="float" office:value="376535988">
            <text:p>376,535,988 </text:p>
          </table:table-cell>
          <table:table-cell table:formula="of:=[.A100]/2" office:value-type="float" office:value="49.5">
            <text:p>49.50</text:p>
          </table:table-cell>
          <table:table-cell table:formula="of:=[.H100]*30*60" office:value-type="float" office:value="89100">
            <text:p>89,100</text:p>
          </table:table-cell>
          <table:table-cell table:formula="of:=[.A100]^2*10" office:value-type="float" office:value="98010">
            <text:p>98,010</text:p>
          </table:table-cell>
          <table:table-cell office:value-type="string">
            <text:p>Lieutenant Colonel</text:p>
          </table:table-cell>
          <table:table-cell office:value-type="float" office:value="5">
            <text:p>5</text:p>
          </table:table-cell>
          <table:table-cell table:number-columns-repeated="4"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formula="of:=SUM([.L100:.R100])" office:value-type="float" office:value="27">
            <text:p>27</text:p>
          </table:table-cell>
          <table:table-cell table:number-columns-repeated="1005"/>
        </table:table-row>
        <table:table-row table:style-name="ro4">
          <table:table-cell table:style-name="ce17" office:value-type="float" office:value="100">
            <text:p>100</text:p>
          </table:table-cell>
          <table:table-cell table:style-name="ce20" office:value-type="float" office:value="2000000000">
            <text:p>2,000,000,000 </text:p>
          </table:table-cell>
          <table:table-cell table:formula="of:=[.B101]-[.B100]" office:value-type="float" office:value="440641600">
            <text:p>440,641,600 </text:p>
          </table:table-cell>
          <table:table-cell table:style-name="ce24" table:formula="of:=[.B101]*0.39" office:value-type="float" office:value="780000000">
            <text:p>780,000,000 </text:p>
          </table:table-cell>
          <table:table-cell table:formula="of:=[.D101]/[.B101]" office:value-type="float" office:value="0.39">
            <text:p>0.3900</text:p>
          </table:table-cell>
          <table:table-cell table:formula="of:=[.D101]-[.D100]" office:value-type="float" office:value="171850224">
            <text:p>171,850,224 </text:p>
          </table:table-cell>
          <table:table-cell table:formula="of:=[.F101]+[.C101]" office:value-type="float" office:value="612491824">
            <text:p>612,491,824 </text:p>
          </table:table-cell>
          <table:table-cell table:formula="of:=[.A101]/2" office:value-type="float" office:value="50">
            <text:p>50.00</text:p>
          </table:table-cell>
          <table:table-cell table:formula="of:=[.H101]*30*60" office:value-type="float" office:value="90000">
            <text:p>90,000</text:p>
          </table:table-cell>
          <table:table-cell table:formula="of:=[.A101]^2*10" office:value-type="float" office:value="100000">
            <text:p>100,000</text:p>
          </table:table-cell>
          <table:table-cell table:style-name="ce17" office:value-type="string">
            <text:p>Colonel</text:p>
          </table:table-cell>
          <table:table-cell table:style-name="ce17" office:value-type="float" office:value="5">
            <text:p>5</text:p>
          </table:table-cell>
          <table:table-cell table:number-columns-repeated="5" table:style-name="ce17" office:value-type="float" office:value="4">
            <text:p>4</text:p>
          </table:table-cell>
          <table:table-cell table:style-name="ce17" office:value-type="float" office:value="3">
            <text:p>3</text:p>
          </table:table-cell>
          <table:table-cell table:style-name="ce17" table:formula="of:=SUM([.L101:.R101])" office:value-type="float" office:value="28">
            <text:p>28</text:p>
          </table:table-cell>
          <table:table-cell table:number-columns-repeated="1005"/>
        </table:table-row>
        <table:table-row table:style-name="ro4">
          <table:table-cell office:value-type="string">
            <text:p><text:s text:c="5"/>And a million Scrips for each pip, 10 million for a bar,</text:p>
          </table:table-cell>
          <table:table-cell table:number-columns-repeated="1023"/>
        </table:table-row>
        <table:table-row table:style-name="ro4">
          <table:table-cell office:value-type="string">
            <text:p><text:s text:c="5"/>100 million for a cluster, and 500 million for a medal</text:p>
          </table:table-cell>
          <table:table-cell table:number-columns-repeated="1023"/>
        </table:table-row>
        <table:table-row table:style-name="ro4" table:number-rows-repeated="1048472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mental skills" table:style-name="ta7" table:print="false">
        <office:forms form:automatic-focus="false" form:apply-design-mode="false"/>
        <table:table-column table:style-name="co47" table:default-cell-style-name="ce41"/>
        <table:table-column table:style-name="co6" table:default-cell-style-name="ce21"/>
        <table:table-column table:style-name="co48" table:default-cell-style-name="ce41"/>
        <table:table-column table:style-name="co49" table:default-cell-style-name="ce41"/>
        <table:table-column table:style-name="co50" table:default-cell-style-name="ce41"/>
        <table:table-column table:style-name="co34" table:default-cell-style-name="ce41"/>
        <table:table-column table:style-name="co51" table:default-cell-style-name="ce41"/>
        <table:table-column table:style-name="co52" table:default-cell-style-name="ce41"/>
        <table:table-column table:style-name="co53" table:default-cell-style-name="ce41"/>
        <table:table-column table:style-name="co54" table:default-cell-style-name="ce41"/>
        <table:table-column table:style-name="co55" table:default-cell-style-name="ce41"/>
        <table:table-column table:style-name="co56" table:default-cell-style-name="ce41"/>
        <table:table-column table:style-name="co56" table:default-cell-style-name="ce2"/>
        <table:table-column table:style-name="co57" table:default-cell-style-name="ce2"/>
        <table:table-column table:style-name="co58" table:default-cell-style-name="ce2"/>
        <table:table-column table:style-name="co59" table:default-cell-style-name="ce2"/>
        <table:table-column table:style-name="co60" table:default-cell-style-name="ce2"/>
        <table:table-column table:style-name="co61" table:default-cell-style-name="ce2"/>
        <table:table-column table:style-name="co62" table:default-cell-style-name="ce2"/>
        <table:table-column table:style-name="co63" table:default-cell-style-name="ce2"/>
        <table:table-column table:style-name="co3" table:number-columns-repeated="238" table:default-cell-style-name="ce2"/>
        <table:table-column table:style-name="co3" table:number-columns-repeated="766" table:default-cell-style-name="Default"/>
        <table:table-row table:style-name="ro4">
          <table:table-cell/>
          <table:table-cell table:style-name="ce43" office:value-type="string" office:string-value="Concentration">
            <text:p>Concentration </text:p>
          </table:table-cell>
          <table:table-cell table:style-name="ce47" office:value-type="string">
            <text:p>Iron Mind</text:p>
          </table:table-cell>
          <table:table-cell table:style-name="ce50" office:value-type="string">
            <text:p>Inner Strength</text:p>
          </table:table-cell>
          <table:table-cell table:style-name="ce51" office:value-type="string">
            <text:p>Body Fuel</text:p>
          </table:table-cell>
          <table:table-cell table:style-name="ce51" office:value-type="string">
            <text:p>Psychokinetic Power</text:p>
          </table:table-cell>
          <table:table-cell table:style-name="ce47" office:value-type="string">
            <text:p>Quicken Mind</text:p>
          </table:table-cell>
          <table:table-cell table:style-name="ce50" office:value-type="string">
            <text:p>Speed of Thought</text:p>
          </table:table-cell>
          <table:table-cell table:style-name="ce51" office:value-type="string">
            <text:p>Autohypnosis</text:p>
          </table:table-cell>
          <table:table-cell table:style-name="ce51" office:value-type="string">
            <text:p>Psychokinetic Speed</text:p>
          </table:table-cell>
          <table:table-cell table:number-columns-repeated="2"/>
          <table:table-cell table:style-name="ce39" office:value-type="string">
            <text:p>Tier 1</text:p>
          </table:table-cell>
          <table:table-cell office:value-type="string">
            <text:p>Skill</text:p>
          </table:table-cell>
          <table:table-cell office:value-type="string">
            <text:p>power</text:p>
          </table:table-cell>
          <table:table-cell table:style-name="ce12" office:value-type="string">
            <text:p>Notes</text:p>
          </table:table-cell>
          <table:table-cell table:number-columns-repeated="1008"/>
        </table:table-row>
        <table:table-row table:style-name="ro4">
          <table:table-cell office:value-type="string">
            <text:p>Current</text:p>
          </table:table-cell>
          <table:table-cell office:value-type="float" office:value="60">
            <text:p>60 </text:p>
          </table:table-cell>
          <table:table-cell table:number-columns-repeated="4" table:style-name="ce21" office:value-type="float" office:value="0">
            <text:p><text:s/>- </text:p>
          </table:table-cell>
          <table:table-cell table:style-name="ce21" office:value-type="float" office:value="3">
            <text:p>3 </text:p>
          </table:table-cell>
          <table:table-cell table:number-columns-repeated="3" table:style-name="ce21" office:value-type="float" office:value="0">
            <text:p><text:s/>- </text:p>
          </table:table-cell>
          <table:table-cell table:number-columns-repeated="2"/>
          <table:table-cell table:style-name="ce54" office:value-type="string">
            <text:p>Tier 2</text:p>
          </table:table-cell>
          <table:table-cell table:style-name="ce47" office:value-type="string">
            <text:p>Concentration</text:p>
          </table:table-cell>
          <table:table-cell table:style-name="ce57"/>
          <table:table-cell table:style-name="ce12" office:value-type="string">
            <text:p>success of powers in combat</text:p>
          </table:table-cell>
          <table:table-cell table:number-columns-repeated="1008"/>
        </table:table-row>
        <table:table-row table:style-name="ro4">
          <table:table-cell office:value-type="string">
            <text:p>Spent</text:p>
          </table:table-cell>
          <table:table-cell table:formula="of:=SUM([.B$9]:OFFSET([.B$9];[.B2];0))" office:value-type="float" office:value="59625">
            <text:p>59,625 </text:p>
          </table:table-cell>
          <table:table-cell table:style-name="ce48" table:formula="of:=SUM([.C$9]:OFFSET([.C$9];[.C2];0))" office:value-type="float" office:value="0">
            <text:p><text:s/>- </text:p>
          </table:table-cell>
          <table:table-cell table:style-name="ce48" table:formula="of:=SUM([.D$9]:OFFSET([.D$9];[.D2];0))" office:value-type="float" office:value="0">
            <text:p><text:s/>- </text:p>
          </table:table-cell>
          <table:table-cell table:style-name="ce48" table:formula="of:=SUM([.E$9]:OFFSET([.E$9];[.E2];0))" office:value-type="float" office:value="0">
            <text:p><text:s/>- </text:p>
          </table:table-cell>
          <table:table-cell table:style-name="ce48" table:formula="of:=SUM([.F$9]:OFFSET([.F$9];[.F2];0))" office:value-type="float" office:value="0">
            <text:p><text:s/>- </text:p>
          </table:table-cell>
          <table:table-cell table:style-name="ce48" table:formula="of:=SUM([.G$9]:OFFSET([.G$9];[.G2];0))" office:value-type="float" office:value="3000">
            <text:p>3,000 </text:p>
          </table:table-cell>
          <table:table-cell table:style-name="ce48" table:formula="of:=SUM([.H$9]:OFFSET([.H$9];[.H2];0))" office:value-type="float" office:value="0">
            <text:p><text:s/>- </text:p>
          </table:table-cell>
          <table:table-cell table:style-name="ce48" table:formula="of:=SUM([.I$9]:OFFSET([.I$9];[.I2];0))" office:value-type="float" office:value="0">
            <text:p><text:s/>- </text:p>
          </table:table-cell>
          <table:table-cell table:style-name="ce48" table:formula="of:=SUM([.J$9]:OFFSET([.J$9];[.J2];0))" office:value-type="float" office:value="0">
            <text:p><text:s/>- </text:p>
          </table:table-cell>
          <table:table-cell table:style-name="ce53" table:formula="of:=SUM([.B3:.J3])" office:value-type="float" office:value="62625">
            <text:p>62,625</text:p>
          </table:table-cell>
          <table:table-cell table:style-name="ce53"/>
          <table:table-cell table:style-name="ce55" office:value-type="string">
            <text:p>Tier 3</text:p>
          </table:table-cell>
          <table:table-cell table:style-name="ce47" office:value-type="string">
            <text:p>Iron Mind</text:p>
          </table:table-cell>
          <table:table-cell table:style-name="ce57"/>
          <table:table-cell table:style-name="ce12" office:value-type="string">
            <text:p>increates ratio of int to sps</text:p>
          </table:table-cell>
          <table:table-cell table:number-columns-repeated="1008"/>
        </table:table-row>
        <table:table-row table:style-name="ro4">
          <table:table-cell office:value-type="string">
            <text:p>To Max</text:p>
          </table:table-cell>
          <table:table-cell table:formula="of:=SUM([.B9:.B109])" office:value-type="float" office:value="220625">
            <text:p>220,625 </text:p>
          </table:table-cell>
          <table:table-cell table:style-name="ce21" table:formula="of:=SUM([.C9:.C109])" office:value-type="float" office:value="2525000">
            <text:p>2,525,000 </text:p>
          </table:table-cell>
          <table:table-cell table:style-name="ce21" table:formula="of:=SUM([.D9:.D109])" office:value-type="float" office:value="15150000">
            <text:p>15,150,000 </text:p>
          </table:table-cell>
          <table:table-cell table:style-name="ce21" table:formula="of:=SUM([.E9:.E109])" office:value-type="float" office:value="37875000">
            <text:p>37,875,000 </text:p>
          </table:table-cell>
          <table:table-cell table:style-name="ce21" table:formula="of:=SUM([.F9:.F109])" office:value-type="float" office:value="37875000">
            <text:p>37,875,000 </text:p>
          </table:table-cell>
          <table:table-cell table:style-name="ce21" table:formula="of:=SUM([.G9:.G109])" office:value-type="float" office:value="2525000">
            <text:p>2,525,000 </text:p>
          </table:table-cell>
          <table:table-cell table:style-name="ce21" table:formula="of:=SUM([.H9:.H109])" office:value-type="float" office:value="15150000">
            <text:p>15,150,000 </text:p>
          </table:table-cell>
          <table:table-cell table:style-name="ce21" table:formula="of:=SUM([.I9:.I109])" office:value-type="float" office:value="37875000">
            <text:p>37,875,000 </text:p>
          </table:table-cell>
          <table:table-cell table:style-name="ce21" table:formula="of:=SUM([.J9:.J109])" office:value-type="float" office:value="37875000">
            <text:p>37,875,000 </text:p>
          </table:table-cell>
          <table:table-cell table:number-columns-repeated="2"/>
          <table:table-cell table:style-name="ce56" office:value-type="string">
            <text:p>Tier 4</text:p>
          </table:table-cell>
          <table:table-cell table:style-name="ce50" office:value-type="string">
            <text:p>Inner Strength</text:p>
          </table:table-cell>
          <table:table-cell table:style-name="ce58"/>
          <table:table-cell table:style-name="ce12" office:value-type="string">
            <text:p>increases PE</text:p>
          </table:table-cell>
          <table:table-cell table:number-columns-repeated="1008"/>
        </table:table-row>
        <table:table-row table:style-name="ro4">
          <table:table-cell office:value-type="string">
            <text:p>% Spent</text:p>
          </table:table-cell>
          <table:table-cell table:style-name="ce44" table:formula="of:=[.B3]/(SUM([.$B$3:.$J$3]))" office:value-type="percentage" office:value="0.952095808383234">
            <text:p>95.21%</text:p>
          </table:table-cell>
          <table:table-cell table:style-name="ce44" table:formula="of:=[.C3]/(SUM([.$B$3:.$J$3]))" office:value-type="percentage" office:value="0">
            <text:p>0.00%</text:p>
          </table:table-cell>
          <table:table-cell table:style-name="ce44" table:formula="of:=[.D3]/(SUM([.$B$3:.$J$3]))" office:value-type="percentage" office:value="0">
            <text:p>0.00%</text:p>
          </table:table-cell>
          <table:table-cell table:style-name="ce44" table:formula="of:=[.E3]/(SUM([.$B$3:.$J$3]))" office:value-type="percentage" office:value="0">
            <text:p>0.00%</text:p>
          </table:table-cell>
          <table:table-cell table:style-name="ce44" table:formula="of:=[.F3]/(SUM([.$B$3:.$J$3]))" office:value-type="percentage" office:value="0">
            <text:p>0.00%</text:p>
          </table:table-cell>
          <table:table-cell table:style-name="ce44" table:formula="of:=[.G3]/(SUM([.$B$3:.$J$3]))" office:value-type="percentage" office:value="0.0479041916167665">
            <text:p>4.79%</text:p>
          </table:table-cell>
          <table:table-cell table:style-name="ce44" table:formula="of:=[.H3]/(SUM([.$B$3:.$J$3]))" office:value-type="percentage" office:value="0">
            <text:p>0.00%</text:p>
          </table:table-cell>
          <table:table-cell table:style-name="ce44" table:formula="of:=[.I3]/(SUM([.$B$3:.$J$3]))" office:value-type="percentage" office:value="0">
            <text:p>0.00%</text:p>
          </table:table-cell>
          <table:table-cell table:style-name="ce44" table:formula="of:=[.J3]/(SUM([.$B$3:.$J$3]))" office:value-type="percentage" office:value="0">
            <text:p>0.00%</text:p>
          </table:table-cell>
          <table:table-cell table:number-columns-repeated="3"/>
          <table:table-cell table:style-name="ce51" office:value-type="string">
            <text:p>Body Fuel</text:p>
          </table:table-cell>
          <table:table-cell table:style-name="ce47" office:value-type="string">
            <text:p>body fuel</text:p>
          </table:table-cell>
          <table:table-cell table:style-name="ce12" office:value-type="string">
            <text:p>hps to PE</text:p>
          </table:table-cell>
          <table:table-cell table:number-columns-repeated="1008"/>
        </table:table-row>
        <table:table-row table:style-name="ro4">
          <table:table-cell table:style-name="ce42" office:value-type="string">
            <text:p>Next</text:p>
          </table:table-cell>
          <table:table-cell table:style-name="ce45" table:formula="of:=VLOOKUP([.B$2]+1;[.$A10:.$J198];COLUMN([.B$2]);FALSE())" office:value-type="float" office:value="3050">
            <text:p>3,050 </text:p>
          </table:table-cell>
          <table:table-cell table:style-name="ce45" table:formula="of:=VLOOKUP([.C$2]+1;[.$A10:.$J198];COLUMN([.C$2]);FALSE())" office:value-type="float" office:value="500">
            <text:p>500 </text:p>
          </table:table-cell>
          <table:table-cell table:style-name="ce45" table:formula="of:=VLOOKUP([.D$2]+1;[.$A10:.$J198];COLUMN([.D$2]);FALSE())" office:value-type="float" office:value="3000">
            <text:p>3,000 </text:p>
          </table:table-cell>
          <table:table-cell table:style-name="ce45" table:formula="of:=VLOOKUP([.E$2]+1;[.$A10:.$J198];COLUMN([.E$2]);FALSE())" office:value-type="float" office:value="7500">
            <text:p>7,500 </text:p>
          </table:table-cell>
          <table:table-cell table:style-name="ce45" table:formula="of:=VLOOKUP([.F$2]+1;[.$A10:.$J198];COLUMN([.F$2]);FALSE())" office:value-type="float" office:value="7500">
            <text:p>7,500 </text:p>
          </table:table-cell>
          <table:table-cell table:style-name="ce45" table:formula="of:=VLOOKUP([.G$2]+1;[.$A10:.$J198];COLUMN([.G$2]);FALSE())" office:value-type="float" office:value="2000">
            <text:p>2,000 </text:p>
          </table:table-cell>
          <table:table-cell table:style-name="ce45" table:formula="of:=VLOOKUP([.H$2]+1;[.$A10:.$J198];COLUMN([.H$2]);FALSE())" office:value-type="float" office:value="3000">
            <text:p>3,000 </text:p>
          </table:table-cell>
          <table:table-cell table:style-name="ce45" table:formula="of:=VLOOKUP([.I$2]+1;[.$A10:.$J198];COLUMN([.I$2]);FALSE())" office:value-type="float" office:value="7500">
            <text:p>7,500 </text:p>
          </table:table-cell>
          <table:table-cell table:style-name="ce52" table:formula="of:=VLOOKUP([.J$2]+1;[.$A10:.$J198];COLUMN([.J$2]);FALSE())" office:value-type="float" office:value="7500">
            <text:p>7,500 </text:p>
          </table:table-cell>
          <table:table-cell table:number-columns-repeated="3"/>
          <table:table-cell table:style-name="ce51" office:value-type="string">
            <text:p>Psychokinetic Power</text:p>
          </table:table-cell>
          <table:table-cell table:style-name="ce47" office:value-type="string">
            <text:p>psiwield</text:p>
          </table:table-cell>
          <table:table-cell table:style-name="ce12" office:value-type="string">
            <text:p>determines strength of it</text:p>
          </table:table-cell>
          <table:table-cell table:number-columns-repeated="1008"/>
        </table:table-row>
        <table:table-row table:style-name="ro4">
          <table:table-cell office:value-type="string">
            <text:p>% Next</text:p>
          </table:table-cell>
          <table:table-cell table:style-name="ce46" table:formula="of:=([.B$3]+[.B$6])/(SUM([.$B$3:.$J$3])+[.B$6])" office:value-type="percentage" office:value="0.954320517700799">
            <text:p>95%</text:p>
          </table:table-cell>
          <table:table-cell table:style-name="ce49" table:formula="of:=([.C$3]+[.C$6])/(SUM([.$B$3:.$J$3])+[.C$6])" office:value-type="percentage" office:value="0.00792079207920792">
            <text:p>1%</text:p>
          </table:table-cell>
          <table:table-cell table:style-name="ce49" table:formula="of:=([.D$3]+[.D$6])/(SUM([.$B$3:.$J$3])+[.D$6])" office:value-type="percentage" office:value="0.0457142857142857">
            <text:p>5%</text:p>
          </table:table-cell>
          <table:table-cell table:style-name="ce49" table:formula="of:=([.E$3]+[.E$6])/(SUM([.$B$3:.$J$3])+[.E$6])" office:value-type="percentage" office:value="0.106951871657754">
            <text:p>11%</text:p>
          </table:table-cell>
          <table:table-cell table:style-name="ce49" table:formula="of:=([.F$3]+[.F$6])/(SUM([.$B$3:.$J$3])+[.F$6])" office:value-type="percentage" office:value="0.106951871657754">
            <text:p>11%</text:p>
          </table:table-cell>
          <table:table-cell table:style-name="ce49" table:formula="of:=([.G$3]+[.G$6])/(SUM([.$B$3:.$J$3])+[.G$6])" office:value-type="percentage" office:value="0.0773694390715667">
            <text:p>8%</text:p>
          </table:table-cell>
          <table:table-cell table:style-name="ce49" table:formula="of:=([.H$3]+[.H$6])/(SUM([.$B$3:.$J$3])+[.H$6])" office:value-type="percentage" office:value="0.0457142857142857">
            <text:p>5%</text:p>
          </table:table-cell>
          <table:table-cell table:style-name="ce49" table:formula="of:=([.I$3]+[.I$6])/(SUM([.$B$3:.$J$3])+[.I$6])" office:value-type="percentage" office:value="0.106951871657754">
            <text:p>11%</text:p>
          </table:table-cell>
          <table:table-cell table:style-name="ce49" table:formula="of:=([.J$3]+[.J$6])/(SUM([.$B$3:.$J$3])+[.J$6])" office:value-type="percentage" office:value="0.106951871657754">
            <text:p>11%</text:p>
          </table:table-cell>
          <table:table-cell table:number-columns-repeated="3"/>
          <table:table-cell table:style-name="ce47" office:value-type="string">
            <text:p>Quicken Mind</text:p>
          </table:table-cell>
          <table:table-cell table:style-name="ce57"/>
          <table:table-cell table:style-name="ce12" office:value-type="string">
            <text:p>sp regen</text:p>
          </table:table-cell>
          <table:table-cell table:number-columns-repeated="1008"/>
        </table:table-row>
        <table:table-row table:style-name="ro4">
          <table:table-cell table:number-columns-repeated="2"/>
          <table:table-cell table:style-name="ce21" table:number-columns-repeated="8"/>
          <table:table-cell table:number-columns-repeated="3"/>
          <table:table-cell table:style-name="ce50" office:value-type="string">
            <text:p>Speed of Thought</text:p>
          </table:table-cell>
          <table:table-cell table:style-name="ce58"/>
          <table:table-cell table:style-name="ce12" office:value-type="string">
            <text:p>pe regen</text:p>
          </table:table-cell>
          <table:table-cell table:number-columns-repeated="1008"/>
        </table:table-row>
        <table:table-row table:style-name="ro4">
          <table:table-cell office:value-type="float" office:value="0">
            <text:p>0</text:p>
          </table:table-cell>
          <table:table-cell office:value-type="float" office:value="0">
            <text:p><text:s/>- </text:p>
          </table:table-cell>
          <table:table-cell table:number-columns-repeated="8" table:style-name="ce21" office:value-type="float" office:value="0">
            <text:p><text:s/>- </text:p>
          </table:table-cell>
          <table:table-cell table:number-columns-repeated="3"/>
          <table:table-cell table:style-name="ce51" office:value-type="string">
            <text:p>Autohypnosis</text:p>
          </table:table-cell>
          <table:table-cell table:style-name="ce47"/>
          <table:table-cell table:style-name="ce12" office:value-type="string">
            <text:p>conc never breaks in combat once maxed</text:p>
          </table:table-cell>
          <table:table-cell table:number-columns-repeated="1008"/>
        </table:table-row>
        <table:table-row table:style-name="ro4">
          <table:table-cell office:value-type="float" office:value="1">
            <text:p>1</text:p>
          </table:table-cell>
          <table:table-cell office:value-type="float" office:value="25">
            <text:p>25 </text:p>
          </table:table-cell>
          <table:table-cell table:style-name="ce21" office:value-type="float" office:value="500">
            <text:p>500 </text:p>
          </table:table-cell>
          <table:table-cell table:style-name="ce21" office:value-type="float" office:value="3000">
            <text:p>3,000 </text:p>
          </table:table-cell>
          <table:table-cell table:number-columns-repeated="2" table:style-name="ce21" office:value-type="float" office:value="7500">
            <text:p>7,500 </text:p>
          </table:table-cell>
          <table:table-cell table:style-name="ce21" office:value-type="float" office:value="500">
            <text:p>500 </text:p>
          </table:table-cell>
          <table:table-cell table:style-name="ce21" office:value-type="float" office:value="3000">
            <text:p>3,000 </text:p>
          </table:table-cell>
          <table:table-cell table:number-columns-repeated="2" table:style-name="ce21" office:value-type="float" office:value="7500">
            <text:p>7,500 </text:p>
          </table:table-cell>
          <table:table-cell table:number-columns-repeated="3"/>
          <table:table-cell table:style-name="ce51" office:value-type="string">
            <text:p>Psychokinetic Speed</text:p>
          </table:table-cell>
          <table:table-cell table:style-name="ce47" office:value-type="string">
            <text:p>psiwield</text:p>
          </table:table-cell>
          <table:table-cell table:style-name="ce12" office:value-type="string">
            <text:p>determines speed of psiwield</text:p>
          </table:table-cell>
          <table:table-cell table:number-columns-repeated="1008"/>
        </table:table-row>
        <table:table-row table:style-name="ro4">
          <table:table-cell office:value-type="float" office:value="2">
            <text:p>2</text:p>
          </table:table-cell>
          <table:table-cell office:value-type="float" office:value="50">
            <text:p>50 </text:p>
          </table:table-cell>
          <table:table-cell table:style-name="ce21" office:value-type="float" office:value="1000">
            <text:p>1,000 </text:p>
          </table:table-cell>
          <table:table-cell table:style-name="ce21" table:formula="of:=[.D10]+3000" office:value-type="float" office:value="6000">
            <text:p>6,000 </text:p>
          </table:table-cell>
          <table:table-cell table:style-name="ce21" table:formula="of:=[.E10]+7500" office:value-type="float" office:value="15000">
            <text:p>15,000 </text:p>
          </table:table-cell>
          <table:table-cell table:style-name="ce21" table:formula="of:=[.F10]+7500" office:value-type="float" office:value="15000">
            <text:p>15,000 </text:p>
          </table:table-cell>
          <table:table-cell table:style-name="ce21" office:value-type="float" office:value="1000">
            <text:p>1,000 </text:p>
          </table:table-cell>
          <table:table-cell table:style-name="ce21" table:formula="of:=[.H10]+3000" office:value-type="float" office:value="6000">
            <text:p>6,000 </text:p>
          </table:table-cell>
          <table:table-cell table:style-name="ce21" table:formula="of:=[.I10]+7500" office:value-type="float" office:value="15000">
            <text:p>15,000 </text:p>
          </table:table-cell>
          <table:table-cell table:style-name="ce21" table:formula="of:=[.J10]+7500" office:value-type="float" office:value="15000">
            <text:p>15,000 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4">
          <table:table-cell office:value-type="float" office:value="3">
            <text:p>3</text:p>
          </table:table-cell>
          <table:table-cell office:value-type="float" office:value="75">
            <text:p>75 </text:p>
          </table:table-cell>
          <table:table-cell table:style-name="ce21" office:value-type="float" office:value="1500">
            <text:p>1,500 </text:p>
          </table:table-cell>
          <table:table-cell table:style-name="ce21" table:formula="of:=[.D11]+3000" office:value-type="float" office:value="9000">
            <text:p>9,000 </text:p>
          </table:table-cell>
          <table:table-cell table:style-name="ce21" table:formula="of:=[.E11]+7500" office:value-type="float" office:value="22500">
            <text:p>22,500 </text:p>
          </table:table-cell>
          <table:table-cell table:style-name="ce21" table:formula="of:=[.F11]+7500" office:value-type="float" office:value="22500">
            <text:p>22,500 </text:p>
          </table:table-cell>
          <table:table-cell table:style-name="ce21" office:value-type="float" office:value="1500">
            <text:p>1,500 </text:p>
          </table:table-cell>
          <table:table-cell table:style-name="ce21" table:formula="of:=[.H11]+3000" office:value-type="float" office:value="9000">
            <text:p>9,000 </text:p>
          </table:table-cell>
          <table:table-cell table:style-name="ce21" table:formula="of:=[.I11]+7500" office:value-type="float" office:value="22500">
            <text:p>22,500 </text:p>
          </table:table-cell>
          <table:table-cell table:style-name="ce21" table:formula="of:=[.J11]+7500" office:value-type="float" office:value="22500">
            <text:p>22,500 </text:p>
          </table:table-cell>
          <table:table-cell table:number-columns-repeated="3"/>
          <table:table-cell office:value-type="string">
            <text:p>09:03 Krank [55]: my personal suggestion would be that raising IM and QM at</text:p>
          </table:table-cell>
          <table:table-cell/>
          <table:table-cell table:style-name="ce12"/>
          <table:table-cell table:number-columns-repeated="1008"/>
        </table:table-row>
        <table:table-row table:style-name="ro4">
          <table:table-cell office:value-type="float" office:value="4">
            <text:p>4</text:p>
          </table:table-cell>
          <table:table-cell office:value-type="float" office:value="100">
            <text:p>100 </text:p>
          </table:table-cell>
          <table:table-cell table:style-name="ce21" office:value-type="float" office:value="2000">
            <text:p>2,000 </text:p>
          </table:table-cell>
          <table:table-cell table:style-name="ce21" table:formula="of:=[.D12]+3000" office:value-type="float" office:value="12000">
            <text:p>12,000 </text:p>
          </table:table-cell>
          <table:table-cell table:style-name="ce21" table:formula="of:=[.E12]+7500" office:value-type="float" office:value="30000">
            <text:p>30,000 </text:p>
          </table:table-cell>
          <table:table-cell table:style-name="ce21" table:formula="of:=[.F12]+7500" office:value-type="float" office:value="30000">
            <text:p>30,000 </text:p>
          </table:table-cell>
          <table:table-cell table:style-name="ce21" office:value-type="float" office:value="2000">
            <text:p>2,000 </text:p>
          </table:table-cell>
          <table:table-cell table:style-name="ce21" table:formula="of:=[.H12]+3000" office:value-type="float" office:value="12000">
            <text:p>12,000 </text:p>
          </table:table-cell>
          <table:table-cell table:style-name="ce21" table:formula="of:=[.I12]+7500" office:value-type="float" office:value="30000">
            <text:p>30,000 </text:p>
          </table:table-cell>
          <table:table-cell table:style-name="ce21" table:formula="of:=[.J12]+7500" office:value-type="float" office:value="30000">
            <text:p>30,000 </text:p>
          </table:table-cell>
          <table:table-cell table:number-columns-repeated="3"/>
          <table:table-cell office:value-type="string">
            <text:p><text:s text:c="18"/>a rate of 1:2 or 2:3 would be ideal. <text:s/>They both compliment</text:p>
          </table:table-cell>
          <table:table-cell/>
          <table:table-cell table:style-name="ce12"/>
          <table:table-cell table:number-columns-repeated="1008"/>
        </table:table-row>
        <table:table-row table:style-name="ro4">
          <table:table-cell office:value-type="float" office:value="5">
            <text:p>5</text:p>
          </table:table-cell>
          <table:table-cell office:value-type="float" office:value="125">
            <text:p>125 </text:p>
          </table:table-cell>
          <table:table-cell table:style-name="ce21" office:value-type="float" office:value="2500">
            <text:p>2,500 </text:p>
          </table:table-cell>
          <table:table-cell table:style-name="ce21" table:formula="of:=[.D13]+3000" office:value-type="float" office:value="15000">
            <text:p>15,000 </text:p>
          </table:table-cell>
          <table:table-cell table:style-name="ce21" table:formula="of:=[.E13]+7500" office:value-type="float" office:value="37500">
            <text:p>37,500 </text:p>
          </table:table-cell>
          <table:table-cell table:style-name="ce21" table:formula="of:=[.F13]+7500" office:value-type="float" office:value="37500">
            <text:p>37,500 </text:p>
          </table:table-cell>
          <table:table-cell table:style-name="ce21" office:value-type="float" office:value="2500">
            <text:p>2,500 </text:p>
          </table:table-cell>
          <table:table-cell table:style-name="ce21" table:formula="of:=[.H13]+3000" office:value-type="float" office:value="15000">
            <text:p>15,000 </text:p>
          </table:table-cell>
          <table:table-cell table:style-name="ce21" table:formula="of:=[.I13]+7500" office:value-type="float" office:value="37500">
            <text:p>37,500 </text:p>
          </table:table-cell>
          <table:table-cell table:style-name="ce21" table:formula="of:=[.J13]+7500" office:value-type="float" office:value="37500">
            <text:p>37,500 </text:p>
          </table:table-cell>
          <table:table-cell table:number-columns-repeated="3"/>
          <table:table-cell office:value-type="string">
            <text:p><text:s text:c="18"/>each other, since at low levels you're pretty much using</text:p>
          </table:table-cell>
          <table:table-cell/>
          <table:table-cell table:style-name="ce12"/>
          <table:table-cell table:number-columns-repeated="1008"/>
        </table:table-row>
        <table:table-row table:style-name="ro4">
          <table:table-cell office:value-type="float" office:value="6">
            <text:p>6</text:p>
          </table:table-cell>
          <table:table-cell office:value-type="float" office:value="150">
            <text:p>150 </text:p>
          </table:table-cell>
          <table:table-cell table:style-name="ce21" office:value-type="float" office:value="3000">
            <text:p>3,000 </text:p>
          </table:table-cell>
          <table:table-cell table:style-name="ce21" table:formula="of:=[.D14]+3000" office:value-type="float" office:value="18000">
            <text:p>18,000 </text:p>
          </table:table-cell>
          <table:table-cell table:style-name="ce21" table:formula="of:=[.E14]+7500" office:value-type="float" office:value="45000">
            <text:p>45,000 </text:p>
          </table:table-cell>
          <table:table-cell table:style-name="ce21" table:formula="of:=[.F14]+7500" office:value-type="float" office:value="45000">
            <text:p>45,000 </text:p>
          </table:table-cell>
          <table:table-cell table:style-name="ce21" office:value-type="float" office:value="3000">
            <text:p>3,000 </text:p>
          </table:table-cell>
          <table:table-cell table:style-name="ce21" table:formula="of:=[.H14]+3000" office:value-type="float" office:value="18000">
            <text:p>18,000 </text:p>
          </table:table-cell>
          <table:table-cell table:style-name="ce21" table:formula="of:=[.I14]+7500" office:value-type="float" office:value="45000">
            <text:p>45,000 </text:p>
          </table:table-cell>
          <table:table-cell table:style-name="ce21" table:formula="of:=[.J14]+7500" office:value-type="float" office:value="45000">
            <text:p>45,000 </text:p>
          </table:table-cell>
          <table:table-cell table:number-columns-repeated="3"/>
          <table:table-cell office:value-type="string">
            <text:p><text:s text:c="18"/>it for convert anyways. <text:s/>The reason why I choose QM higher</text:p>
          </table:table-cell>
          <table:table-cell/>
          <table:table-cell table:style-name="ce12"/>
          <table:table-cell table:number-columns-repeated="1008"/>
        </table:table-row>
        <table:table-row table:style-name="ro4">
          <table:table-cell office:value-type="float" office:value="7">
            <text:p>7</text:p>
          </table:table-cell>
          <table:table-cell office:value-type="float" office:value="175">
            <text:p>175 </text:p>
          </table:table-cell>
          <table:table-cell table:style-name="ce21" office:value-type="float" office:value="3500">
            <text:p>3,500 </text:p>
          </table:table-cell>
          <table:table-cell table:style-name="ce21" table:formula="of:=[.D15]+3000" office:value-type="float" office:value="21000">
            <text:p>21,000 </text:p>
          </table:table-cell>
          <table:table-cell table:style-name="ce21" table:formula="of:=[.E15]+7500" office:value-type="float" office:value="52500">
            <text:p>52,500 </text:p>
          </table:table-cell>
          <table:table-cell table:style-name="ce21" table:formula="of:=[.F15]+7500" office:value-type="float" office:value="52500">
            <text:p>52,500 </text:p>
          </table:table-cell>
          <table:table-cell table:style-name="ce21" office:value-type="float" office:value="3500">
            <text:p>3,500 </text:p>
          </table:table-cell>
          <table:table-cell table:style-name="ce21" table:formula="of:=[.H15]+3000" office:value-type="float" office:value="21000">
            <text:p>21,000 </text:p>
          </table:table-cell>
          <table:table-cell table:style-name="ce21" table:formula="of:=[.I15]+7500" office:value-type="float" office:value="52500">
            <text:p>52,500 </text:p>
          </table:table-cell>
          <table:table-cell table:style-name="ce21" table:formula="of:=[.J15]+7500" office:value-type="float" office:value="52500">
            <text:p>52,500 </text:p>
          </table:table-cell>
          <table:table-cell table:number-columns-repeated="3"/>
          <table:table-cell office:value-type="string">
            <text:p><text:s text:c="18"/>than IM is because Speed of Thought is beautiful once you</text:p>
          </table:table-cell>
          <table:table-cell/>
          <table:table-cell table:style-name="ce12"/>
          <table:table-cell table:number-columns-repeated="1008"/>
        </table:table-row>
        <table:table-row table:style-name="ro4">
          <table:table-cell office:value-type="float" office:value="8">
            <text:p>8</text:p>
          </table:table-cell>
          <table:table-cell office:value-type="float" office:value="200">
            <text:p>200 </text:p>
          </table:table-cell>
          <table:table-cell table:style-name="ce21" office:value-type="float" office:value="4000">
            <text:p>4,000 </text:p>
          </table:table-cell>
          <table:table-cell table:style-name="ce21" table:formula="of:=[.D16]+3000" office:value-type="float" office:value="24000">
            <text:p>24,000 </text:p>
          </table:table-cell>
          <table:table-cell table:style-name="ce21" table:formula="of:=[.E16]+7500" office:value-type="float" office:value="60000">
            <text:p>60,000 </text:p>
          </table:table-cell>
          <table:table-cell table:style-name="ce21" table:formula="of:=[.F16]+7500" office:value-type="float" office:value="60000">
            <text:p>60,000 </text:p>
          </table:table-cell>
          <table:table-cell table:style-name="ce21" office:value-type="float" office:value="4000">
            <text:p>4,000 </text:p>
          </table:table-cell>
          <table:table-cell table:style-name="ce21" table:formula="of:=[.H16]+3000" office:value-type="float" office:value="24000">
            <text:p>24,000 </text:p>
          </table:table-cell>
          <table:table-cell table:style-name="ce21" table:formula="of:=[.I16]+7500" office:value-type="float" office:value="60000">
            <text:p>60,000 </text:p>
          </table:table-cell>
          <table:table-cell table:style-name="ce21" table:formula="of:=[.J16]+7500" office:value-type="float" office:value="60000">
            <text:p>60,000 </text:p>
          </table:table-cell>
          <table:table-cell table:number-columns-repeated="3"/>
          <table:table-cell office:value-type="string">
            <text:p><text:s text:c="18"/>get it.</text:p>
          </table:table-cell>
          <table:table-cell/>
          <table:table-cell table:style-name="ce12"/>
          <table:table-cell table:number-columns-repeated="1008"/>
        </table:table-row>
        <table:table-row table:style-name="ro4">
          <table:table-cell office:value-type="float" office:value="9">
            <text:p>9</text:p>
          </table:table-cell>
          <table:table-cell office:value-type="float" office:value="225">
            <text:p>225 </text:p>
          </table:table-cell>
          <table:table-cell table:style-name="ce21" office:value-type="float" office:value="4500">
            <text:p>4,500 </text:p>
          </table:table-cell>
          <table:table-cell table:style-name="ce21" table:formula="of:=[.D17]+3000" office:value-type="float" office:value="27000">
            <text:p>27,000 </text:p>
          </table:table-cell>
          <table:table-cell table:style-name="ce21" table:formula="of:=[.E17]+7500" office:value-type="float" office:value="67500">
            <text:p>67,500 </text:p>
          </table:table-cell>
          <table:table-cell table:style-name="ce21" table:formula="of:=[.F17]+7500" office:value-type="float" office:value="67500">
            <text:p>67,500 </text:p>
          </table:table-cell>
          <table:table-cell table:style-name="ce21" office:value-type="float" office:value="4500">
            <text:p>4,500 </text:p>
          </table:table-cell>
          <table:table-cell table:style-name="ce21" table:formula="of:=[.H17]+3000" office:value-type="float" office:value="27000">
            <text:p>27,000 </text:p>
          </table:table-cell>
          <table:table-cell table:style-name="ce21" table:formula="of:=[.I17]+7500" office:value-type="float" office:value="67500">
            <text:p>67,500 </text:p>
          </table:table-cell>
          <table:table-cell table:style-name="ce21" table:formula="of:=[.J17]+7500" office:value-type="float" office:value="67500">
            <text:p>67,500 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4">
          <table:table-cell office:value-type="float" office:value="10">
            <text:p>10</text:p>
          </table:table-cell>
          <table:table-cell office:value-type="float" office:value="250">
            <text:p>250 </text:p>
          </table:table-cell>
          <table:table-cell table:style-name="ce21" office:value-type="float" office:value="5000">
            <text:p>5,000 </text:p>
          </table:table-cell>
          <table:table-cell table:style-name="ce21" table:formula="of:=[.D18]+3000" office:value-type="float" office:value="30000">
            <text:p>30,000 </text:p>
          </table:table-cell>
          <table:table-cell table:style-name="ce21" table:formula="of:=[.E18]+7500" office:value-type="float" office:value="75000">
            <text:p>75,000 </text:p>
          </table:table-cell>
          <table:table-cell table:style-name="ce21" table:formula="of:=[.F18]+7500" office:value-type="float" office:value="75000">
            <text:p>75,000 </text:p>
          </table:table-cell>
          <table:table-cell table:style-name="ce21" office:value-type="float" office:value="5000">
            <text:p>5,000 </text:p>
          </table:table-cell>
          <table:table-cell table:style-name="ce21" table:formula="of:=[.H18]+3000" office:value-type="float" office:value="30000">
            <text:p>30,000 </text:p>
          </table:table-cell>
          <table:table-cell table:style-name="ce21" table:formula="of:=[.I18]+7500" office:value-type="float" office:value="75000">
            <text:p>75,000 </text:p>
          </table:table-cell>
          <table:table-cell table:style-name="ce21" table:formula="of:=[.J18]+7500" office:value-type="float" office:value="75000">
            <text:p>75,000 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4">
          <table:table-cell office:value-type="float" office:value="11">
            <text:p>11</text:p>
          </table:table-cell>
          <table:table-cell office:value-type="float" office:value="275">
            <text:p>275 </text:p>
          </table:table-cell>
          <table:table-cell table:style-name="ce21" office:value-type="float" office:value="5500">
            <text:p>5,500 </text:p>
          </table:table-cell>
          <table:table-cell table:style-name="ce21" table:formula="of:=[.D19]+3000" office:value-type="float" office:value="33000">
            <text:p>33,000 </text:p>
          </table:table-cell>
          <table:table-cell table:style-name="ce21" table:formula="of:=[.E19]+7500" office:value-type="float" office:value="82500">
            <text:p>82,500 </text:p>
          </table:table-cell>
          <table:table-cell table:style-name="ce21" table:formula="of:=[.F19]+7500" office:value-type="float" office:value="82500">
            <text:p>82,500 </text:p>
          </table:table-cell>
          <table:table-cell table:style-name="ce21" office:value-type="float" office:value="5500">
            <text:p>5,500 </text:p>
          </table:table-cell>
          <table:table-cell table:style-name="ce21" table:formula="of:=[.H19]+3000" office:value-type="float" office:value="33000">
            <text:p>33,000 </text:p>
          </table:table-cell>
          <table:table-cell table:style-name="ce21" table:formula="of:=[.I19]+7500" office:value-type="float" office:value="82500">
            <text:p>82,500 </text:p>
          </table:table-cell>
          <table:table-cell table:style-name="ce21" table:formula="of:=[.J19]+7500" office:value-type="float" office:value="82500">
            <text:p>82,500 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4">
          <table:table-cell office:value-type="float" office:value="12">
            <text:p>12</text:p>
          </table:table-cell>
          <table:table-cell office:value-type="float" office:value="300">
            <text:p>300 </text:p>
          </table:table-cell>
          <table:table-cell table:style-name="ce21" office:value-type="float" office:value="6000">
            <text:p>6,000 </text:p>
          </table:table-cell>
          <table:table-cell table:style-name="ce21" table:formula="of:=[.D20]+3000" office:value-type="float" office:value="36000">
            <text:p>36,000 </text:p>
          </table:table-cell>
          <table:table-cell table:style-name="ce21" table:formula="of:=[.E20]+7500" office:value-type="float" office:value="90000">
            <text:p>90,000 </text:p>
          </table:table-cell>
          <table:table-cell table:style-name="ce21" table:formula="of:=[.F20]+7500" office:value-type="float" office:value="90000">
            <text:p>90,000 </text:p>
          </table:table-cell>
          <table:table-cell table:style-name="ce21" office:value-type="float" office:value="6000">
            <text:p>6,000 </text:p>
          </table:table-cell>
          <table:table-cell table:style-name="ce21" table:formula="of:=[.H20]+3000" office:value-type="float" office:value="36000">
            <text:p>36,000 </text:p>
          </table:table-cell>
          <table:table-cell table:style-name="ce21" table:formula="of:=[.I20]+7500" office:value-type="float" office:value="90000">
            <text:p>90,000 </text:p>
          </table:table-cell>
          <table:table-cell table:style-name="ce21" table:formula="of:=[.J20]+7500" office:value-type="float" office:value="90000">
            <text:p>90,000 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4">
          <table:table-cell office:value-type="float" office:value="13">
            <text:p>13</text:p>
          </table:table-cell>
          <table:table-cell office:value-type="float" office:value="325">
            <text:p>325 </text:p>
          </table:table-cell>
          <table:table-cell table:style-name="ce21" office:value-type="float" office:value="6500">
            <text:p>6,500 </text:p>
          </table:table-cell>
          <table:table-cell table:style-name="ce21" table:formula="of:=[.D21]+3000" office:value-type="float" office:value="39000">
            <text:p>39,000 </text:p>
          </table:table-cell>
          <table:table-cell table:style-name="ce21" table:formula="of:=[.E21]+7500" office:value-type="float" office:value="97500">
            <text:p>97,500 </text:p>
          </table:table-cell>
          <table:table-cell table:style-name="ce21" table:formula="of:=[.F21]+7500" office:value-type="float" office:value="97500">
            <text:p>97,500 </text:p>
          </table:table-cell>
          <table:table-cell table:style-name="ce21" office:value-type="float" office:value="6500">
            <text:p>6,500 </text:p>
          </table:table-cell>
          <table:table-cell table:style-name="ce21" table:formula="of:=[.H21]+3000" office:value-type="float" office:value="39000">
            <text:p>39,000 </text:p>
          </table:table-cell>
          <table:table-cell table:style-name="ce21" table:formula="of:=[.I21]+7500" office:value-type="float" office:value="97500">
            <text:p>97,500 </text:p>
          </table:table-cell>
          <table:table-cell table:style-name="ce21" table:formula="of:=[.J21]+7500" office:value-type="float" office:value="97500">
            <text:p>97,500 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4">
          <table:table-cell office:value-type="float" office:value="14">
            <text:p>14</text:p>
          </table:table-cell>
          <table:table-cell office:value-type="float" office:value="350">
            <text:p>350 </text:p>
          </table:table-cell>
          <table:table-cell table:style-name="ce21" office:value-type="float" office:value="7000">
            <text:p>7,000 </text:p>
          </table:table-cell>
          <table:table-cell table:style-name="ce21" table:formula="of:=[.D22]+3000" office:value-type="float" office:value="42000">
            <text:p>42,000 </text:p>
          </table:table-cell>
          <table:table-cell table:style-name="ce21" table:formula="of:=[.E22]+7500" office:value-type="float" office:value="105000">
            <text:p>105,000 </text:p>
          </table:table-cell>
          <table:table-cell table:style-name="ce21" table:formula="of:=[.F22]+7500" office:value-type="float" office:value="105000">
            <text:p>105,000 </text:p>
          </table:table-cell>
          <table:table-cell table:style-name="ce21" office:value-type="float" office:value="7000">
            <text:p>7,000 </text:p>
          </table:table-cell>
          <table:table-cell table:style-name="ce21" table:formula="of:=[.H22]+3000" office:value-type="float" office:value="42000">
            <text:p>42,000 </text:p>
          </table:table-cell>
          <table:table-cell table:style-name="ce21" table:formula="of:=[.I22]+7500" office:value-type="float" office:value="105000">
            <text:p>105,000 </text:p>
          </table:table-cell>
          <table:table-cell table:style-name="ce21" table:formula="of:=[.J22]+7500" office:value-type="float" office:value="105000">
            <text:p>105,000 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4">
          <table:table-cell office:value-type="float" office:value="15">
            <text:p>15</text:p>
          </table:table-cell>
          <table:table-cell office:value-type="float" office:value="375">
            <text:p>375 </text:p>
          </table:table-cell>
          <table:table-cell table:style-name="ce21" office:value-type="float" office:value="7500">
            <text:p>7,500 </text:p>
          </table:table-cell>
          <table:table-cell table:style-name="ce21" table:formula="of:=[.D23]+3000" office:value-type="float" office:value="45000">
            <text:p>45,000 </text:p>
          </table:table-cell>
          <table:table-cell table:style-name="ce21" table:formula="of:=[.E23]+7500" office:value-type="float" office:value="112500">
            <text:p>112,500 </text:p>
          </table:table-cell>
          <table:table-cell table:style-name="ce21" table:formula="of:=[.F23]+7500" office:value-type="float" office:value="112500">
            <text:p>112,500 </text:p>
          </table:table-cell>
          <table:table-cell table:style-name="ce21" office:value-type="float" office:value="7500">
            <text:p>7,500 </text:p>
          </table:table-cell>
          <table:table-cell table:style-name="ce21" table:formula="of:=[.H23]+3000" office:value-type="float" office:value="45000">
            <text:p>45,000 </text:p>
          </table:table-cell>
          <table:table-cell table:style-name="ce21" table:formula="of:=[.I23]+7500" office:value-type="float" office:value="112500">
            <text:p>112,500 </text:p>
          </table:table-cell>
          <table:table-cell table:style-name="ce21" table:formula="of:=[.J23]+7500" office:value-type="float" office:value="112500">
            <text:p>112,500 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4">
          <table:table-cell office:value-type="float" office:value="16">
            <text:p>16</text:p>
          </table:table-cell>
          <table:table-cell office:value-type="float" office:value="400">
            <text:p>400 </text:p>
          </table:table-cell>
          <table:table-cell table:style-name="ce21" office:value-type="float" office:value="8000">
            <text:p>8,000 </text:p>
          </table:table-cell>
          <table:table-cell table:style-name="ce21" table:formula="of:=[.D24]+3000" office:value-type="float" office:value="48000">
            <text:p>48,000 </text:p>
          </table:table-cell>
          <table:table-cell table:style-name="ce21" table:formula="of:=[.E24]+7500" office:value-type="float" office:value="120000">
            <text:p>120,000 </text:p>
          </table:table-cell>
          <table:table-cell table:style-name="ce21" table:formula="of:=[.F24]+7500" office:value-type="float" office:value="120000">
            <text:p>120,000 </text:p>
          </table:table-cell>
          <table:table-cell table:style-name="ce21" office:value-type="float" office:value="8000">
            <text:p>8,000 </text:p>
          </table:table-cell>
          <table:table-cell table:style-name="ce21" table:formula="of:=[.H24]+3000" office:value-type="float" office:value="48000">
            <text:p>48,000 </text:p>
          </table:table-cell>
          <table:table-cell table:style-name="ce21" table:formula="of:=[.I24]+7500" office:value-type="float" office:value="120000">
            <text:p>120,000 </text:p>
          </table:table-cell>
          <table:table-cell table:style-name="ce21" table:formula="of:=[.J24]+7500" office:value-type="float" office:value="120000">
            <text:p>120,000 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4">
          <table:table-cell office:value-type="float" office:value="17">
            <text:p>17</text:p>
          </table:table-cell>
          <table:table-cell office:value-type="float" office:value="425">
            <text:p>425 </text:p>
          </table:table-cell>
          <table:table-cell table:style-name="ce21" office:value-type="float" office:value="8500">
            <text:p>8,500 </text:p>
          </table:table-cell>
          <table:table-cell table:style-name="ce21" table:formula="of:=[.D25]+3000" office:value-type="float" office:value="51000">
            <text:p>51,000 </text:p>
          </table:table-cell>
          <table:table-cell table:style-name="ce21" table:formula="of:=[.E25]+7500" office:value-type="float" office:value="127500">
            <text:p>127,500 </text:p>
          </table:table-cell>
          <table:table-cell table:style-name="ce21" table:formula="of:=[.F25]+7500" office:value-type="float" office:value="127500">
            <text:p>127,500 </text:p>
          </table:table-cell>
          <table:table-cell table:style-name="ce21" office:value-type="float" office:value="8500">
            <text:p>8,500 </text:p>
          </table:table-cell>
          <table:table-cell table:style-name="ce21" table:formula="of:=[.H25]+3000" office:value-type="float" office:value="51000">
            <text:p>51,000 </text:p>
          </table:table-cell>
          <table:table-cell table:style-name="ce21" table:formula="of:=[.I25]+7500" office:value-type="float" office:value="127500">
            <text:p>127,500 </text:p>
          </table:table-cell>
          <table:table-cell table:style-name="ce21" table:formula="of:=[.J25]+7500" office:value-type="float" office:value="127500">
            <text:p>127,500 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4">
          <table:table-cell office:value-type="float" office:value="18">
            <text:p>18</text:p>
          </table:table-cell>
          <table:table-cell office:value-type="float" office:value="450">
            <text:p>450 </text:p>
          </table:table-cell>
          <table:table-cell table:style-name="ce21" office:value-type="float" office:value="9000">
            <text:p>9,000 </text:p>
          </table:table-cell>
          <table:table-cell table:style-name="ce21" table:formula="of:=[.D26]+3000" office:value-type="float" office:value="54000">
            <text:p>54,000 </text:p>
          </table:table-cell>
          <table:table-cell table:style-name="ce21" table:formula="of:=[.E26]+7500" office:value-type="float" office:value="135000">
            <text:p>135,000 </text:p>
          </table:table-cell>
          <table:table-cell table:style-name="ce21" table:formula="of:=[.F26]+7500" office:value-type="float" office:value="135000">
            <text:p>135,000 </text:p>
          </table:table-cell>
          <table:table-cell table:style-name="ce21" office:value-type="float" office:value="9000">
            <text:p>9,000 </text:p>
          </table:table-cell>
          <table:table-cell table:style-name="ce21" table:formula="of:=[.H26]+3000" office:value-type="float" office:value="54000">
            <text:p>54,000 </text:p>
          </table:table-cell>
          <table:table-cell table:style-name="ce21" table:formula="of:=[.I26]+7500" office:value-type="float" office:value="135000">
            <text:p>135,000 </text:p>
          </table:table-cell>
          <table:table-cell table:style-name="ce21" table:formula="of:=[.J26]+7500" office:value-type="float" office:value="135000">
            <text:p>135,000 </text:p>
          </table:table-cell>
          <table:table-cell table:number-columns-repeated="5"/>
          <table:table-cell table:style-name="ce12"/>
          <table:table-cell table:number-columns-repeated="1008"/>
        </table:table-row>
        <table:table-row table:style-name="ro4">
          <table:table-cell office:value-type="float" office:value="19">
            <text:p>19</text:p>
          </table:table-cell>
          <table:table-cell office:value-type="float" office:value="475">
            <text:p>475 </text:p>
          </table:table-cell>
          <table:table-cell table:style-name="ce21" office:value-type="float" office:value="9500">
            <text:p>9,500 </text:p>
          </table:table-cell>
          <table:table-cell table:style-name="ce21" table:formula="of:=[.D27]+3000" office:value-type="float" office:value="57000">
            <text:p>57,000 </text:p>
          </table:table-cell>
          <table:table-cell table:style-name="ce21" table:formula="of:=[.E27]+7500" office:value-type="float" office:value="142500">
            <text:p>142,500 </text:p>
          </table:table-cell>
          <table:table-cell table:style-name="ce21" table:formula="of:=[.F27]+7500" office:value-type="float" office:value="142500">
            <text:p>142,500 </text:p>
          </table:table-cell>
          <table:table-cell table:style-name="ce21" office:value-type="float" office:value="9500">
            <text:p>9,500 </text:p>
          </table:table-cell>
          <table:table-cell table:style-name="ce21" table:formula="of:=[.H27]+3000" office:value-type="float" office:value="57000">
            <text:p>57,000 </text:p>
          </table:table-cell>
          <table:table-cell table:style-name="ce21" table:formula="of:=[.I27]+7500" office:value-type="float" office:value="142500">
            <text:p>142,500 </text:p>
          </table:table-cell>
          <table:table-cell table:style-name="ce21" table:formula="of:=[.J27]+7500" office:value-type="float" office:value="142500">
            <text:p>142,500 </text:p>
          </table:table-cell>
          <table:table-cell table:number-columns-repeated="1014"/>
        </table:table-row>
        <table:table-row table:style-name="ro4">
          <table:table-cell office:value-type="float" office:value="20">
            <text:p>20</text:p>
          </table:table-cell>
          <table:table-cell table:style-name="ce43" office:value-type="float" office:value="500">
            <text:p>500 </text:p>
          </table:table-cell>
          <table:table-cell table:style-name="ce21" office:value-type="float" office:value="10000">
            <text:p>10,000 </text:p>
          </table:table-cell>
          <table:table-cell table:style-name="ce21" table:formula="of:=[.D28]+3000" office:value-type="float" office:value="60000">
            <text:p>60,000 </text:p>
          </table:table-cell>
          <table:table-cell table:style-name="ce21" table:formula="of:=[.E28]+7500" office:value-type="float" office:value="150000">
            <text:p>150,000 </text:p>
          </table:table-cell>
          <table:table-cell table:style-name="ce21" table:formula="of:=[.F28]+7500" office:value-type="float" office:value="150000">
            <text:p>150,000 </text:p>
          </table:table-cell>
          <table:table-cell table:style-name="ce21" office:value-type="float" office:value="10000">
            <text:p>10,000 </text:p>
          </table:table-cell>
          <table:table-cell table:style-name="ce21" table:formula="of:=[.H28]+3000" office:value-type="float" office:value="60000">
            <text:p>60,000 </text:p>
          </table:table-cell>
          <table:table-cell table:style-name="ce21" table:formula="of:=[.I28]+7500" office:value-type="float" office:value="150000">
            <text:p>150,000 </text:p>
          </table:table-cell>
          <table:table-cell table:style-name="ce21" table:formula="of:=[.J28]+7500" office:value-type="float" office:value="150000">
            <text:p>150,000 </text:p>
          </table:table-cell>
          <table:table-cell table:number-columns-repeated="1014"/>
        </table:table-row>
        <table:table-row table:style-name="ro4">
          <table:table-cell office:value-type="float" office:value="21">
            <text:p>21</text:p>
          </table:table-cell>
          <table:table-cell table:style-name="ce43" office:value-type="float" office:value="525">
            <text:p>525 </text:p>
          </table:table-cell>
          <table:table-cell table:style-name="ce21" office:value-type="float" office:value="10500">
            <text:p>10,500 </text:p>
          </table:table-cell>
          <table:table-cell table:style-name="ce21" table:formula="of:=[.D29]+3000" office:value-type="float" office:value="63000">
            <text:p>63,000 </text:p>
          </table:table-cell>
          <table:table-cell table:style-name="ce21" table:formula="of:=[.E29]+7500" office:value-type="float" office:value="157500">
            <text:p>157,500 </text:p>
          </table:table-cell>
          <table:table-cell table:style-name="ce21" table:formula="of:=[.F29]+7500" office:value-type="float" office:value="157500">
            <text:p>157,500 </text:p>
          </table:table-cell>
          <table:table-cell table:style-name="ce21" office:value-type="float" office:value="10500">
            <text:p>10,500 </text:p>
          </table:table-cell>
          <table:table-cell table:style-name="ce21" table:formula="of:=[.H29]+3000" office:value-type="float" office:value="63000">
            <text:p>63,000 </text:p>
          </table:table-cell>
          <table:table-cell table:style-name="ce21" table:formula="of:=[.I29]+7500" office:value-type="float" office:value="157500">
            <text:p>157,500 </text:p>
          </table:table-cell>
          <table:table-cell table:style-name="ce21" table:formula="of:=[.J29]+7500" office:value-type="float" office:value="157500">
            <text:p>157,500 </text:p>
          </table:table-cell>
          <table:table-cell table:number-columns-repeated="1014"/>
        </table:table-row>
        <table:table-row table:style-name="ro4">
          <table:table-cell office:value-type="float" office:value="22">
            <text:p>22</text:p>
          </table:table-cell>
          <table:table-cell office:value-type="float" office:value="550">
            <text:p>550 </text:p>
          </table:table-cell>
          <table:table-cell table:style-name="ce21" office:value-type="float" office:value="11000">
            <text:p>11,000 </text:p>
          </table:table-cell>
          <table:table-cell table:style-name="ce21" table:formula="of:=[.D30]+3000" office:value-type="float" office:value="66000">
            <text:p>66,000 </text:p>
          </table:table-cell>
          <table:table-cell table:style-name="ce21" table:formula="of:=[.E30]+7500" office:value-type="float" office:value="165000">
            <text:p>165,000 </text:p>
          </table:table-cell>
          <table:table-cell table:style-name="ce21" table:formula="of:=[.F30]+7500" office:value-type="float" office:value="165000">
            <text:p>165,000 </text:p>
          </table:table-cell>
          <table:table-cell table:style-name="ce21" office:value-type="float" office:value="11000">
            <text:p>11,000 </text:p>
          </table:table-cell>
          <table:table-cell table:style-name="ce21" table:formula="of:=[.H30]+3000" office:value-type="float" office:value="66000">
            <text:p>66,000 </text:p>
          </table:table-cell>
          <table:table-cell table:style-name="ce21" table:formula="of:=[.I30]+7500" office:value-type="float" office:value="165000">
            <text:p>165,000 </text:p>
          </table:table-cell>
          <table:table-cell table:style-name="ce21" table:formula="of:=[.J30]+7500" office:value-type="float" office:value="165000">
            <text:p>165,000 </text:p>
          </table:table-cell>
          <table:table-cell table:number-columns-repeated="1014"/>
        </table:table-row>
        <table:table-row table:style-name="ro4">
          <table:table-cell office:value-type="float" office:value="23">
            <text:p>23</text:p>
          </table:table-cell>
          <table:table-cell office:value-type="float" office:value="575">
            <text:p>575 </text:p>
          </table:table-cell>
          <table:table-cell table:style-name="ce21" office:value-type="float" office:value="11500">
            <text:p>11,500 </text:p>
          </table:table-cell>
          <table:table-cell table:style-name="ce21" table:formula="of:=[.D31]+3000" office:value-type="float" office:value="69000">
            <text:p>69,000 </text:p>
          </table:table-cell>
          <table:table-cell table:style-name="ce21" table:formula="of:=[.E31]+7500" office:value-type="float" office:value="172500">
            <text:p>172,500 </text:p>
          </table:table-cell>
          <table:table-cell table:style-name="ce21" table:formula="of:=[.F31]+7500" office:value-type="float" office:value="172500">
            <text:p>172,500 </text:p>
          </table:table-cell>
          <table:table-cell table:style-name="ce21" office:value-type="float" office:value="11500">
            <text:p>11,500 </text:p>
          </table:table-cell>
          <table:table-cell table:style-name="ce21" table:formula="of:=[.H31]+3000" office:value-type="float" office:value="69000">
            <text:p>69,000 </text:p>
          </table:table-cell>
          <table:table-cell table:style-name="ce21" table:formula="of:=[.I31]+7500" office:value-type="float" office:value="172500">
            <text:p>172,500 </text:p>
          </table:table-cell>
          <table:table-cell table:style-name="ce21" table:formula="of:=[.J31]+7500" office:value-type="float" office:value="172500">
            <text:p>172,500 </text:p>
          </table:table-cell>
          <table:table-cell table:number-columns-repeated="1014"/>
        </table:table-row>
        <table:table-row table:style-name="ro4">
          <table:table-cell office:value-type="float" office:value="24">
            <text:p>24</text:p>
          </table:table-cell>
          <table:table-cell office:value-type="float" office:value="600">
            <text:p>600 </text:p>
          </table:table-cell>
          <table:table-cell table:style-name="ce21" office:value-type="float" office:value="12000">
            <text:p>12,000 </text:p>
          </table:table-cell>
          <table:table-cell table:style-name="ce21" table:formula="of:=[.D32]+3000" office:value-type="float" office:value="72000">
            <text:p>72,000 </text:p>
          </table:table-cell>
          <table:table-cell table:style-name="ce21" table:formula="of:=[.E32]+7500" office:value-type="float" office:value="180000">
            <text:p>180,000 </text:p>
          </table:table-cell>
          <table:table-cell table:style-name="ce21" table:formula="of:=[.F32]+7500" office:value-type="float" office:value="180000">
            <text:p>180,000 </text:p>
          </table:table-cell>
          <table:table-cell table:style-name="ce21" office:value-type="float" office:value="12000">
            <text:p>12,000 </text:p>
          </table:table-cell>
          <table:table-cell table:style-name="ce21" table:formula="of:=[.H32]+3000" office:value-type="float" office:value="72000">
            <text:p>72,000 </text:p>
          </table:table-cell>
          <table:table-cell table:style-name="ce21" table:formula="of:=[.I32]+7500" office:value-type="float" office:value="180000">
            <text:p>180,000 </text:p>
          </table:table-cell>
          <table:table-cell table:style-name="ce21" table:formula="of:=[.J32]+7500" office:value-type="float" office:value="180000">
            <text:p>180,000 </text:p>
          </table:table-cell>
          <table:table-cell table:number-columns-repeated="1014"/>
        </table:table-row>
        <table:table-row table:style-name="ro4">
          <table:table-cell office:value-type="float" office:value="25">
            <text:p>25</text:p>
          </table:table-cell>
          <table:table-cell office:value-type="float" office:value="625">
            <text:p>625 </text:p>
          </table:table-cell>
          <table:table-cell table:style-name="ce21" office:value-type="float" office:value="12500">
            <text:p>12,500 </text:p>
          </table:table-cell>
          <table:table-cell table:style-name="ce21" table:formula="of:=[.D33]+3000" office:value-type="float" office:value="75000">
            <text:p>75,000 </text:p>
          </table:table-cell>
          <table:table-cell table:style-name="ce21" table:formula="of:=[.E33]+7500" office:value-type="float" office:value="187500">
            <text:p>187,500 </text:p>
          </table:table-cell>
          <table:table-cell table:style-name="ce21" table:formula="of:=[.F33]+7500" office:value-type="float" office:value="187500">
            <text:p>187,500 </text:p>
          </table:table-cell>
          <table:table-cell table:style-name="ce21" office:value-type="float" office:value="12500">
            <text:p>12,500 </text:p>
          </table:table-cell>
          <table:table-cell table:style-name="ce21" table:formula="of:=[.H33]+3000" office:value-type="float" office:value="75000">
            <text:p>75,000 </text:p>
          </table:table-cell>
          <table:table-cell table:style-name="ce21" table:formula="of:=[.I33]+7500" office:value-type="float" office:value="187500">
            <text:p>187,500 </text:p>
          </table:table-cell>
          <table:table-cell table:style-name="ce21" table:formula="of:=[.J33]+7500" office:value-type="float" office:value="187500">
            <text:p>187,500 </text:p>
          </table:table-cell>
          <table:table-cell table:number-columns-repeated="1014"/>
        </table:table-row>
        <table:table-row table:style-name="ro4">
          <table:table-cell office:value-type="float" office:value="26">
            <text:p>26</text:p>
          </table:table-cell>
          <table:table-cell office:value-type="float" office:value="650">
            <text:p>650 </text:p>
          </table:table-cell>
          <table:table-cell table:style-name="ce21" office:value-type="float" office:value="13000">
            <text:p>13,000 </text:p>
          </table:table-cell>
          <table:table-cell table:style-name="ce21" table:formula="of:=[.D34]+3000" office:value-type="float" office:value="78000">
            <text:p>78,000 </text:p>
          </table:table-cell>
          <table:table-cell table:style-name="ce21" table:formula="of:=[.E34]+7500" office:value-type="float" office:value="195000">
            <text:p>195,000 </text:p>
          </table:table-cell>
          <table:table-cell table:style-name="ce21" table:formula="of:=[.F34]+7500" office:value-type="float" office:value="195000">
            <text:p>195,000 </text:p>
          </table:table-cell>
          <table:table-cell table:style-name="ce21" office:value-type="float" office:value="13000">
            <text:p>13,000 </text:p>
          </table:table-cell>
          <table:table-cell table:style-name="ce21" table:formula="of:=[.H34]+3000" office:value-type="float" office:value="78000">
            <text:p>78,000 </text:p>
          </table:table-cell>
          <table:table-cell table:style-name="ce21" table:formula="of:=[.I34]+7500" office:value-type="float" office:value="195000">
            <text:p>195,000 </text:p>
          </table:table-cell>
          <table:table-cell table:style-name="ce21" table:formula="of:=[.J34]+7500" office:value-type="float" office:value="195000">
            <text:p>195,000 </text:p>
          </table:table-cell>
          <table:table-cell table:number-columns-repeated="1014"/>
        </table:table-row>
        <table:table-row table:style-name="ro4">
          <table:table-cell office:value-type="float" office:value="27">
            <text:p>27</text:p>
          </table:table-cell>
          <table:table-cell office:value-type="float" office:value="675">
            <text:p>675 </text:p>
          </table:table-cell>
          <table:table-cell table:style-name="ce21" office:value-type="float" office:value="13500">
            <text:p>13,500 </text:p>
          </table:table-cell>
          <table:table-cell table:style-name="ce21" table:formula="of:=[.D35]+3000" office:value-type="float" office:value="81000">
            <text:p>81,000 </text:p>
          </table:table-cell>
          <table:table-cell table:style-name="ce21" table:formula="of:=[.E35]+7500" office:value-type="float" office:value="202500">
            <text:p>202,500 </text:p>
          </table:table-cell>
          <table:table-cell table:style-name="ce21" table:formula="of:=[.F35]+7500" office:value-type="float" office:value="202500">
            <text:p>202,500 </text:p>
          </table:table-cell>
          <table:table-cell table:style-name="ce21" office:value-type="float" office:value="13500">
            <text:p>13,500 </text:p>
          </table:table-cell>
          <table:table-cell table:style-name="ce21" table:formula="of:=[.H35]+3000" office:value-type="float" office:value="81000">
            <text:p>81,000 </text:p>
          </table:table-cell>
          <table:table-cell table:style-name="ce21" table:formula="of:=[.I35]+7500" office:value-type="float" office:value="202500">
            <text:p>202,500 </text:p>
          </table:table-cell>
          <table:table-cell table:style-name="ce21" table:formula="of:=[.J35]+7500" office:value-type="float" office:value="202500">
            <text:p>202,500 </text:p>
          </table:table-cell>
          <table:table-cell table:number-columns-repeated="1014"/>
        </table:table-row>
        <table:table-row table:style-name="ro4">
          <table:table-cell office:value-type="float" office:value="28">
            <text:p>28</text:p>
          </table:table-cell>
          <table:table-cell office:value-type="float" office:value="700">
            <text:p>700 </text:p>
          </table:table-cell>
          <table:table-cell table:style-name="ce21" office:value-type="float" office:value="14000">
            <text:p>14,000 </text:p>
          </table:table-cell>
          <table:table-cell table:style-name="ce21" table:formula="of:=[.D36]+3000" office:value-type="float" office:value="84000">
            <text:p>84,000 </text:p>
          </table:table-cell>
          <table:table-cell table:style-name="ce21" table:formula="of:=[.E36]+7500" office:value-type="float" office:value="210000">
            <text:p>210,000 </text:p>
          </table:table-cell>
          <table:table-cell table:style-name="ce21" table:formula="of:=[.F36]+7500" office:value-type="float" office:value="210000">
            <text:p>210,000 </text:p>
          </table:table-cell>
          <table:table-cell table:style-name="ce21" office:value-type="float" office:value="14000">
            <text:p>14,000 </text:p>
          </table:table-cell>
          <table:table-cell table:style-name="ce21" table:formula="of:=[.H36]+3000" office:value-type="float" office:value="84000">
            <text:p>84,000 </text:p>
          </table:table-cell>
          <table:table-cell table:style-name="ce21" table:formula="of:=[.I36]+7500" office:value-type="float" office:value="210000">
            <text:p>210,000 </text:p>
          </table:table-cell>
          <table:table-cell table:style-name="ce21" table:formula="of:=[.J36]+7500" office:value-type="float" office:value="210000">
            <text:p>210,000 </text:p>
          </table:table-cell>
          <table:table-cell table:number-columns-repeated="1014"/>
        </table:table-row>
        <table:table-row table:style-name="ro4">
          <table:table-cell office:value-type="float" office:value="29">
            <text:p>29</text:p>
          </table:table-cell>
          <table:table-cell office:value-type="float" office:value="725">
            <text:p>725 </text:p>
          </table:table-cell>
          <table:table-cell table:style-name="ce21" office:value-type="float" office:value="14500">
            <text:p>14,500 </text:p>
          </table:table-cell>
          <table:table-cell table:style-name="ce21" table:formula="of:=[.D37]+3000" office:value-type="float" office:value="87000">
            <text:p>87,000 </text:p>
          </table:table-cell>
          <table:table-cell table:style-name="ce21" table:formula="of:=[.E37]+7500" office:value-type="float" office:value="217500">
            <text:p>217,500 </text:p>
          </table:table-cell>
          <table:table-cell table:style-name="ce21" table:formula="of:=[.F37]+7500" office:value-type="float" office:value="217500">
            <text:p>217,500 </text:p>
          </table:table-cell>
          <table:table-cell table:style-name="ce21" office:value-type="float" office:value="14500">
            <text:p>14,500 </text:p>
          </table:table-cell>
          <table:table-cell table:style-name="ce21" table:formula="of:=[.H37]+3000" office:value-type="float" office:value="87000">
            <text:p>87,000 </text:p>
          </table:table-cell>
          <table:table-cell table:style-name="ce21" table:formula="of:=[.I37]+7500" office:value-type="float" office:value="217500">
            <text:p>217,500 </text:p>
          </table:table-cell>
          <table:table-cell table:style-name="ce21" table:formula="of:=[.J37]+7500" office:value-type="float" office:value="217500">
            <text:p>217,500 </text:p>
          </table:table-cell>
          <table:table-cell table:number-columns-repeated="1014"/>
        </table:table-row>
        <table:table-row table:style-name="ro4">
          <table:table-cell office:value-type="float" office:value="30">
            <text:p>30</text:p>
          </table:table-cell>
          <table:table-cell office:value-type="float" office:value="750">
            <text:p>750 </text:p>
          </table:table-cell>
          <table:table-cell table:style-name="ce21" office:value-type="float" office:value="15000">
            <text:p>15,000 </text:p>
          </table:table-cell>
          <table:table-cell table:style-name="ce21" table:formula="of:=[.D38]+3000" office:value-type="float" office:value="90000">
            <text:p>90,000 </text:p>
          </table:table-cell>
          <table:table-cell table:style-name="ce21" table:formula="of:=[.E38]+7500" office:value-type="float" office:value="225000">
            <text:p>225,000 </text:p>
          </table:table-cell>
          <table:table-cell table:style-name="ce21" table:formula="of:=[.F38]+7500" office:value-type="float" office:value="225000">
            <text:p>225,000 </text:p>
          </table:table-cell>
          <table:table-cell table:style-name="ce21" office:value-type="float" office:value="15000">
            <text:p>15,000 </text:p>
          </table:table-cell>
          <table:table-cell table:style-name="ce21" table:formula="of:=[.H38]+3000" office:value-type="float" office:value="90000">
            <text:p>90,000 </text:p>
          </table:table-cell>
          <table:table-cell table:style-name="ce21" table:formula="of:=[.I38]+7500" office:value-type="float" office:value="225000">
            <text:p>225,000 </text:p>
          </table:table-cell>
          <table:table-cell table:style-name="ce21" table:formula="of:=[.J38]+7500" office:value-type="float" office:value="225000">
            <text:p>225,000 </text:p>
          </table:table-cell>
          <table:table-cell table:number-columns-repeated="1014"/>
        </table:table-row>
        <table:table-row table:style-name="ro4">
          <table:table-cell office:value-type="float" office:value="31">
            <text:p>31</text:p>
          </table:table-cell>
          <table:table-cell office:value-type="float" office:value="775">
            <text:p>775 </text:p>
          </table:table-cell>
          <table:table-cell table:style-name="ce21" office:value-type="float" office:value="15500">
            <text:p>15,500 </text:p>
          </table:table-cell>
          <table:table-cell table:style-name="ce21" table:formula="of:=[.D39]+3000" office:value-type="float" office:value="93000">
            <text:p>93,000 </text:p>
          </table:table-cell>
          <table:table-cell table:style-name="ce21" table:formula="of:=[.E39]+7500" office:value-type="float" office:value="232500">
            <text:p>232,500 </text:p>
          </table:table-cell>
          <table:table-cell table:style-name="ce21" table:formula="of:=[.F39]+7500" office:value-type="float" office:value="232500">
            <text:p>232,500 </text:p>
          </table:table-cell>
          <table:table-cell table:style-name="ce21" office:value-type="float" office:value="15500">
            <text:p>15,500 </text:p>
          </table:table-cell>
          <table:table-cell table:style-name="ce21" table:formula="of:=[.H39]+3000" office:value-type="float" office:value="93000">
            <text:p>93,000 </text:p>
          </table:table-cell>
          <table:table-cell table:style-name="ce21" table:formula="of:=[.I39]+7500" office:value-type="float" office:value="232500">
            <text:p>232,500 </text:p>
          </table:table-cell>
          <table:table-cell table:style-name="ce21" table:formula="of:=[.J39]+7500" office:value-type="float" office:value="232500">
            <text:p>232,500 </text:p>
          </table:table-cell>
          <table:table-cell table:number-columns-repeated="1014"/>
        </table:table-row>
        <table:table-row table:style-name="ro4">
          <table:table-cell office:value-type="float" office:value="32">
            <text:p>32</text:p>
          </table:table-cell>
          <table:table-cell office:value-type="float" office:value="800">
            <text:p>800 </text:p>
          </table:table-cell>
          <table:table-cell table:style-name="ce21" office:value-type="float" office:value="16000">
            <text:p>16,000 </text:p>
          </table:table-cell>
          <table:table-cell table:style-name="ce21" table:formula="of:=[.D40]+3000" office:value-type="float" office:value="96000">
            <text:p>96,000 </text:p>
          </table:table-cell>
          <table:table-cell table:style-name="ce21" table:formula="of:=[.E40]+7500" office:value-type="float" office:value="240000">
            <text:p>240,000 </text:p>
          </table:table-cell>
          <table:table-cell table:style-name="ce21" table:formula="of:=[.F40]+7500" office:value-type="float" office:value="240000">
            <text:p>240,000 </text:p>
          </table:table-cell>
          <table:table-cell table:style-name="ce21" office:value-type="float" office:value="16000">
            <text:p>16,000 </text:p>
          </table:table-cell>
          <table:table-cell table:style-name="ce21" table:formula="of:=[.H40]+3000" office:value-type="float" office:value="96000">
            <text:p>96,000 </text:p>
          </table:table-cell>
          <table:table-cell table:style-name="ce21" table:formula="of:=[.I40]+7500" office:value-type="float" office:value="240000">
            <text:p>240,000 </text:p>
          </table:table-cell>
          <table:table-cell table:style-name="ce21" table:formula="of:=[.J40]+7500" office:value-type="float" office:value="240000">
            <text:p>240,000 </text:p>
          </table:table-cell>
          <table:table-cell table:number-columns-repeated="1014"/>
        </table:table-row>
        <table:table-row table:style-name="ro4">
          <table:table-cell office:value-type="float" office:value="33">
            <text:p>33</text:p>
          </table:table-cell>
          <table:table-cell office:value-type="float" office:value="825">
            <text:p>825 </text:p>
          </table:table-cell>
          <table:table-cell table:style-name="ce21" office:value-type="float" office:value="16500">
            <text:p>16,500 </text:p>
          </table:table-cell>
          <table:table-cell table:style-name="ce21" table:formula="of:=[.D41]+3000" office:value-type="float" office:value="99000">
            <text:p>99,000 </text:p>
          </table:table-cell>
          <table:table-cell table:style-name="ce21" table:formula="of:=[.E41]+7500" office:value-type="float" office:value="247500">
            <text:p>247,500 </text:p>
          </table:table-cell>
          <table:table-cell table:style-name="ce21" table:formula="of:=[.F41]+7500" office:value-type="float" office:value="247500">
            <text:p>247,500 </text:p>
          </table:table-cell>
          <table:table-cell table:style-name="ce21" office:value-type="float" office:value="16500">
            <text:p>16,500 </text:p>
          </table:table-cell>
          <table:table-cell table:style-name="ce21" table:formula="of:=[.H41]+3000" office:value-type="float" office:value="99000">
            <text:p>99,000 </text:p>
          </table:table-cell>
          <table:table-cell table:style-name="ce21" table:formula="of:=[.I41]+7500" office:value-type="float" office:value="247500">
            <text:p>247,500 </text:p>
          </table:table-cell>
          <table:table-cell table:style-name="ce21" table:formula="of:=[.J41]+7500" office:value-type="float" office:value="247500">
            <text:p>247,500 </text:p>
          </table:table-cell>
          <table:table-cell table:number-columns-repeated="1014"/>
        </table:table-row>
        <table:table-row table:style-name="ro4">
          <table:table-cell office:value-type="float" office:value="34">
            <text:p>34</text:p>
          </table:table-cell>
          <table:table-cell office:value-type="float" office:value="850">
            <text:p>850 </text:p>
          </table:table-cell>
          <table:table-cell table:style-name="ce21" office:value-type="float" office:value="17000">
            <text:p>17,000 </text:p>
          </table:table-cell>
          <table:table-cell table:style-name="ce21" table:formula="of:=[.D42]+3000" office:value-type="float" office:value="102000">
            <text:p>102,000 </text:p>
          </table:table-cell>
          <table:table-cell table:style-name="ce21" table:formula="of:=[.E42]+7500" office:value-type="float" office:value="255000">
            <text:p>255,000 </text:p>
          </table:table-cell>
          <table:table-cell table:style-name="ce21" table:formula="of:=[.F42]+7500" office:value-type="float" office:value="255000">
            <text:p>255,000 </text:p>
          </table:table-cell>
          <table:table-cell table:style-name="ce21" office:value-type="float" office:value="17000">
            <text:p>17,000 </text:p>
          </table:table-cell>
          <table:table-cell table:style-name="ce21" table:formula="of:=[.H42]+3000" office:value-type="float" office:value="102000">
            <text:p>102,000 </text:p>
          </table:table-cell>
          <table:table-cell table:style-name="ce21" table:formula="of:=[.I42]+7500" office:value-type="float" office:value="255000">
            <text:p>255,000 </text:p>
          </table:table-cell>
          <table:table-cell table:style-name="ce21" table:formula="of:=[.J42]+7500" office:value-type="float" office:value="255000">
            <text:p>255,000 </text:p>
          </table:table-cell>
          <table:table-cell table:number-columns-repeated="1014"/>
        </table:table-row>
        <table:table-row table:style-name="ro4">
          <table:table-cell office:value-type="float" office:value="35">
            <text:p>35</text:p>
          </table:table-cell>
          <table:table-cell office:value-type="float" office:value="875">
            <text:p>875 </text:p>
          </table:table-cell>
          <table:table-cell table:style-name="ce21" office:value-type="float" office:value="17500">
            <text:p>17,500 </text:p>
          </table:table-cell>
          <table:table-cell table:style-name="ce21" table:formula="of:=[.D43]+3000" office:value-type="float" office:value="105000">
            <text:p>105,000 </text:p>
          </table:table-cell>
          <table:table-cell table:style-name="ce21" table:formula="of:=[.E43]+7500" office:value-type="float" office:value="262500">
            <text:p>262,500 </text:p>
          </table:table-cell>
          <table:table-cell table:style-name="ce21" table:formula="of:=[.F43]+7500" office:value-type="float" office:value="262500">
            <text:p>262,500 </text:p>
          </table:table-cell>
          <table:table-cell table:style-name="ce21" office:value-type="float" office:value="17500">
            <text:p>17,500 </text:p>
          </table:table-cell>
          <table:table-cell table:style-name="ce21" table:formula="of:=[.H43]+3000" office:value-type="float" office:value="105000">
            <text:p>105,000 </text:p>
          </table:table-cell>
          <table:table-cell table:style-name="ce21" table:formula="of:=[.I43]+7500" office:value-type="float" office:value="262500">
            <text:p>262,500 </text:p>
          </table:table-cell>
          <table:table-cell table:style-name="ce21" table:formula="of:=[.J43]+7500" office:value-type="float" office:value="262500">
            <text:p>262,500 </text:p>
          </table:table-cell>
          <table:table-cell table:number-columns-repeated="1014"/>
        </table:table-row>
        <table:table-row table:style-name="ro4">
          <table:table-cell office:value-type="float" office:value="36">
            <text:p>36</text:p>
          </table:table-cell>
          <table:table-cell office:value-type="float" office:value="900">
            <text:p>900 </text:p>
          </table:table-cell>
          <table:table-cell table:style-name="ce21" office:value-type="float" office:value="18000">
            <text:p>18,000 </text:p>
          </table:table-cell>
          <table:table-cell table:style-name="ce21" table:formula="of:=[.D44]+3000" office:value-type="float" office:value="108000">
            <text:p>108,000 </text:p>
          </table:table-cell>
          <table:table-cell table:style-name="ce21" table:formula="of:=[.E44]+7500" office:value-type="float" office:value="270000">
            <text:p>270,000 </text:p>
          </table:table-cell>
          <table:table-cell table:style-name="ce21" table:formula="of:=[.F44]+7500" office:value-type="float" office:value="270000">
            <text:p>270,000 </text:p>
          </table:table-cell>
          <table:table-cell table:style-name="ce21" office:value-type="float" office:value="18000">
            <text:p>18,000 </text:p>
          </table:table-cell>
          <table:table-cell table:style-name="ce21" table:formula="of:=[.H44]+3000" office:value-type="float" office:value="108000">
            <text:p>108,000 </text:p>
          </table:table-cell>
          <table:table-cell table:style-name="ce21" table:formula="of:=[.I44]+7500" office:value-type="float" office:value="270000">
            <text:p>270,000 </text:p>
          </table:table-cell>
          <table:table-cell table:style-name="ce21" table:formula="of:=[.J44]+7500" office:value-type="float" office:value="270000">
            <text:p>270,000 </text:p>
          </table:table-cell>
          <table:table-cell table:number-columns-repeated="1014"/>
        </table:table-row>
        <table:table-row table:style-name="ro4">
          <table:table-cell office:value-type="float" office:value="37">
            <text:p>37</text:p>
          </table:table-cell>
          <table:table-cell office:value-type="float" office:value="925">
            <text:p>925 </text:p>
          </table:table-cell>
          <table:table-cell table:style-name="ce21" office:value-type="float" office:value="18500">
            <text:p>18,500 </text:p>
          </table:table-cell>
          <table:table-cell table:style-name="ce21" table:formula="of:=[.D45]+3000" office:value-type="float" office:value="111000">
            <text:p>111,000 </text:p>
          </table:table-cell>
          <table:table-cell table:style-name="ce21" table:formula="of:=[.E45]+7500" office:value-type="float" office:value="277500">
            <text:p>277,500 </text:p>
          </table:table-cell>
          <table:table-cell table:style-name="ce21" table:formula="of:=[.F45]+7500" office:value-type="float" office:value="277500">
            <text:p>277,500 </text:p>
          </table:table-cell>
          <table:table-cell table:style-name="ce21" office:value-type="float" office:value="18500">
            <text:p>18,500 </text:p>
          </table:table-cell>
          <table:table-cell table:style-name="ce21" table:formula="of:=[.H45]+3000" office:value-type="float" office:value="111000">
            <text:p>111,000 </text:p>
          </table:table-cell>
          <table:table-cell table:style-name="ce21" table:formula="of:=[.I45]+7500" office:value-type="float" office:value="277500">
            <text:p>277,500 </text:p>
          </table:table-cell>
          <table:table-cell table:style-name="ce21" table:formula="of:=[.J45]+7500" office:value-type="float" office:value="277500">
            <text:p>277,500 </text:p>
          </table:table-cell>
          <table:table-cell table:number-columns-repeated="1014"/>
        </table:table-row>
        <table:table-row table:style-name="ro4">
          <table:table-cell office:value-type="float" office:value="38">
            <text:p>38</text:p>
          </table:table-cell>
          <table:table-cell office:value-type="float" office:value="950">
            <text:p>950 </text:p>
          </table:table-cell>
          <table:table-cell table:style-name="ce21" office:value-type="float" office:value="19000">
            <text:p>19,000 </text:p>
          </table:table-cell>
          <table:table-cell table:style-name="ce21" table:formula="of:=[.D46]+3000" office:value-type="float" office:value="114000">
            <text:p>114,000 </text:p>
          </table:table-cell>
          <table:table-cell table:style-name="ce21" table:formula="of:=[.E46]+7500" office:value-type="float" office:value="285000">
            <text:p>285,000 </text:p>
          </table:table-cell>
          <table:table-cell table:style-name="ce21" table:formula="of:=[.F46]+7500" office:value-type="float" office:value="285000">
            <text:p>285,000 </text:p>
          </table:table-cell>
          <table:table-cell table:style-name="ce21" office:value-type="float" office:value="19000">
            <text:p>19,000 </text:p>
          </table:table-cell>
          <table:table-cell table:style-name="ce21" table:formula="of:=[.H46]+3000" office:value-type="float" office:value="114000">
            <text:p>114,000 </text:p>
          </table:table-cell>
          <table:table-cell table:style-name="ce21" table:formula="of:=[.I46]+7500" office:value-type="float" office:value="285000">
            <text:p>285,000 </text:p>
          </table:table-cell>
          <table:table-cell table:style-name="ce21" table:formula="of:=[.J46]+7500" office:value-type="float" office:value="285000">
            <text:p>285,000 </text:p>
          </table:table-cell>
          <table:table-cell table:number-columns-repeated="1014"/>
        </table:table-row>
        <table:table-row table:style-name="ro4">
          <table:table-cell office:value-type="float" office:value="39">
            <text:p>39</text:p>
          </table:table-cell>
          <table:table-cell office:value-type="float" office:value="975">
            <text:p>975 </text:p>
          </table:table-cell>
          <table:table-cell table:style-name="ce21" office:value-type="float" office:value="19500">
            <text:p>19,500 </text:p>
          </table:table-cell>
          <table:table-cell table:style-name="ce21" table:formula="of:=[.D47]+3000" office:value-type="float" office:value="117000">
            <text:p>117,000 </text:p>
          </table:table-cell>
          <table:table-cell table:style-name="ce21" table:formula="of:=[.E47]+7500" office:value-type="float" office:value="292500">
            <text:p>292,500 </text:p>
          </table:table-cell>
          <table:table-cell table:style-name="ce21" table:formula="of:=[.F47]+7500" office:value-type="float" office:value="292500">
            <text:p>292,500 </text:p>
          </table:table-cell>
          <table:table-cell table:style-name="ce21" office:value-type="float" office:value="19500">
            <text:p>19,500 </text:p>
          </table:table-cell>
          <table:table-cell table:style-name="ce21" table:formula="of:=[.H47]+3000" office:value-type="float" office:value="117000">
            <text:p>117,000 </text:p>
          </table:table-cell>
          <table:table-cell table:style-name="ce21" table:formula="of:=[.I47]+7500" office:value-type="float" office:value="292500">
            <text:p>292,500 </text:p>
          </table:table-cell>
          <table:table-cell table:style-name="ce21" table:formula="of:=[.J47]+7500" office:value-type="float" office:value="292500">
            <text:p>292,500 </text:p>
          </table:table-cell>
          <table:table-cell table:number-columns-repeated="1014"/>
        </table:table-row>
        <table:table-row table:style-name="ro4">
          <table:table-cell office:value-type="float" office:value="40">
            <text:p>40</text:p>
          </table:table-cell>
          <table:table-cell office:value-type="float" office:value="1000">
            <text:p>1,000 </text:p>
          </table:table-cell>
          <table:table-cell table:style-name="ce21" office:value-type="float" office:value="20000">
            <text:p>20,000 </text:p>
          </table:table-cell>
          <table:table-cell table:style-name="ce21" table:formula="of:=[.D48]+3000" office:value-type="float" office:value="120000">
            <text:p>120,000 </text:p>
          </table:table-cell>
          <table:table-cell table:style-name="ce21" table:formula="of:=[.E48]+7500" office:value-type="float" office:value="300000">
            <text:p>300,000 </text:p>
          </table:table-cell>
          <table:table-cell table:style-name="ce21" table:formula="of:=[.F48]+7500" office:value-type="float" office:value="300000">
            <text:p>300,000 </text:p>
          </table:table-cell>
          <table:table-cell table:style-name="ce21" office:value-type="float" office:value="20000">
            <text:p>20,000 </text:p>
          </table:table-cell>
          <table:table-cell table:style-name="ce21" table:formula="of:=[.H48]+3000" office:value-type="float" office:value="120000">
            <text:p>120,000 </text:p>
          </table:table-cell>
          <table:table-cell table:style-name="ce21" table:formula="of:=[.I48]+7500" office:value-type="float" office:value="300000">
            <text:p>300,000 </text:p>
          </table:table-cell>
          <table:table-cell table:style-name="ce21" table:formula="of:=[.J48]+7500" office:value-type="float" office:value="300000">
            <text:p>300,000 </text:p>
          </table:table-cell>
          <table:table-cell table:number-columns-repeated="1014"/>
        </table:table-row>
        <table:table-row table:style-name="ro4">
          <table:table-cell office:value-type="float" office:value="41">
            <text:p>41</text:p>
          </table:table-cell>
          <table:table-cell office:value-type="float" office:value="1025">
            <text:p>1,025 </text:p>
          </table:table-cell>
          <table:table-cell table:style-name="ce21" office:value-type="float" office:value="20500">
            <text:p>20,500 </text:p>
          </table:table-cell>
          <table:table-cell table:style-name="ce21" table:formula="of:=[.D49]+3000" office:value-type="float" office:value="123000">
            <text:p>123,000 </text:p>
          </table:table-cell>
          <table:table-cell table:style-name="ce21" table:formula="of:=[.E49]+7500" office:value-type="float" office:value="307500">
            <text:p>307,500 </text:p>
          </table:table-cell>
          <table:table-cell table:style-name="ce21" table:formula="of:=[.F49]+7500" office:value-type="float" office:value="307500">
            <text:p>307,500 </text:p>
          </table:table-cell>
          <table:table-cell table:style-name="ce21" office:value-type="float" office:value="20500">
            <text:p>20,500 </text:p>
          </table:table-cell>
          <table:table-cell table:style-name="ce21" table:formula="of:=[.H49]+3000" office:value-type="float" office:value="123000">
            <text:p>123,000 </text:p>
          </table:table-cell>
          <table:table-cell table:style-name="ce21" table:formula="of:=[.I49]+7500" office:value-type="float" office:value="307500">
            <text:p>307,500 </text:p>
          </table:table-cell>
          <table:table-cell table:style-name="ce21" table:formula="of:=[.J49]+7500" office:value-type="float" office:value="307500">
            <text:p>307,500 </text:p>
          </table:table-cell>
          <table:table-cell table:number-columns-repeated="1014"/>
        </table:table-row>
        <table:table-row table:style-name="ro4">
          <table:table-cell office:value-type="float" office:value="42">
            <text:p>42</text:p>
          </table:table-cell>
          <table:table-cell office:value-type="float" office:value="1050">
            <text:p>1,050 </text:p>
          </table:table-cell>
          <table:table-cell table:style-name="ce21" office:value-type="float" office:value="21000">
            <text:p>21,000 </text:p>
          </table:table-cell>
          <table:table-cell table:style-name="ce21" table:formula="of:=[.D50]+3000" office:value-type="float" office:value="126000">
            <text:p>126,000 </text:p>
          </table:table-cell>
          <table:table-cell table:style-name="ce21" table:formula="of:=[.E50]+7500" office:value-type="float" office:value="315000">
            <text:p>315,000 </text:p>
          </table:table-cell>
          <table:table-cell table:style-name="ce21" table:formula="of:=[.F50]+7500" office:value-type="float" office:value="315000">
            <text:p>315,000 </text:p>
          </table:table-cell>
          <table:table-cell table:style-name="ce21" office:value-type="float" office:value="21000">
            <text:p>21,000 </text:p>
          </table:table-cell>
          <table:table-cell table:style-name="ce21" table:formula="of:=[.H50]+3000" office:value-type="float" office:value="126000">
            <text:p>126,000 </text:p>
          </table:table-cell>
          <table:table-cell table:style-name="ce21" table:formula="of:=[.I50]+7500" office:value-type="float" office:value="315000">
            <text:p>315,000 </text:p>
          </table:table-cell>
          <table:table-cell table:style-name="ce21" table:formula="of:=[.J50]+7500" office:value-type="float" office:value="315000">
            <text:p>315,000 </text:p>
          </table:table-cell>
          <table:table-cell table:number-columns-repeated="1014"/>
        </table:table-row>
        <table:table-row table:style-name="ro4">
          <table:table-cell office:value-type="float" office:value="43">
            <text:p>43</text:p>
          </table:table-cell>
          <table:table-cell office:value-type="float" office:value="1075">
            <text:p>1,075 </text:p>
          </table:table-cell>
          <table:table-cell table:style-name="ce21" office:value-type="float" office:value="21500">
            <text:p>21,500 </text:p>
          </table:table-cell>
          <table:table-cell table:style-name="ce21" table:formula="of:=[.D51]+3000" office:value-type="float" office:value="129000">
            <text:p>129,000 </text:p>
          </table:table-cell>
          <table:table-cell table:style-name="ce21" table:formula="of:=[.E51]+7500" office:value-type="float" office:value="322500">
            <text:p>322,500 </text:p>
          </table:table-cell>
          <table:table-cell table:style-name="ce21" table:formula="of:=[.F51]+7500" office:value-type="float" office:value="322500">
            <text:p>322,500 </text:p>
          </table:table-cell>
          <table:table-cell table:style-name="ce21" office:value-type="float" office:value="21500">
            <text:p>21,500 </text:p>
          </table:table-cell>
          <table:table-cell table:style-name="ce21" table:formula="of:=[.H51]+3000" office:value-type="float" office:value="129000">
            <text:p>129,000 </text:p>
          </table:table-cell>
          <table:table-cell table:style-name="ce21" table:formula="of:=[.I51]+7500" office:value-type="float" office:value="322500">
            <text:p>322,500 </text:p>
          </table:table-cell>
          <table:table-cell table:style-name="ce21" table:formula="of:=[.J51]+7500" office:value-type="float" office:value="322500">
            <text:p>322,500 </text:p>
          </table:table-cell>
          <table:table-cell table:number-columns-repeated="1014"/>
        </table:table-row>
        <table:table-row table:style-name="ro4">
          <table:table-cell office:value-type="float" office:value="44">
            <text:p>44</text:p>
          </table:table-cell>
          <table:table-cell office:value-type="float" office:value="1100">
            <text:p>1,100 </text:p>
          </table:table-cell>
          <table:table-cell table:style-name="ce21" office:value-type="float" office:value="22000">
            <text:p>22,000 </text:p>
          </table:table-cell>
          <table:table-cell table:style-name="ce21" table:formula="of:=[.D52]+3000" office:value-type="float" office:value="132000">
            <text:p>132,000 </text:p>
          </table:table-cell>
          <table:table-cell table:style-name="ce21" table:formula="of:=[.E52]+7500" office:value-type="float" office:value="330000">
            <text:p>330,000 </text:p>
          </table:table-cell>
          <table:table-cell table:style-name="ce21" table:formula="of:=[.F52]+7500" office:value-type="float" office:value="330000">
            <text:p>330,000 </text:p>
          </table:table-cell>
          <table:table-cell table:style-name="ce21" office:value-type="float" office:value="22000">
            <text:p>22,000 </text:p>
          </table:table-cell>
          <table:table-cell table:style-name="ce21" table:formula="of:=[.H52]+3000" office:value-type="float" office:value="132000">
            <text:p>132,000 </text:p>
          </table:table-cell>
          <table:table-cell table:style-name="ce21" table:formula="of:=[.I52]+7500" office:value-type="float" office:value="330000">
            <text:p>330,000 </text:p>
          </table:table-cell>
          <table:table-cell table:style-name="ce21" table:formula="of:=[.J52]+7500" office:value-type="float" office:value="330000">
            <text:p>330,000 </text:p>
          </table:table-cell>
          <table:table-cell table:number-columns-repeated="1014"/>
        </table:table-row>
        <table:table-row table:style-name="ro4">
          <table:table-cell office:value-type="float" office:value="45">
            <text:p>45</text:p>
          </table:table-cell>
          <table:table-cell office:value-type="float" office:value="1125">
            <text:p>1,125 </text:p>
          </table:table-cell>
          <table:table-cell table:style-name="ce21" office:value-type="float" office:value="22500">
            <text:p>22,500 </text:p>
          </table:table-cell>
          <table:table-cell table:style-name="ce21" table:formula="of:=[.D53]+3000" office:value-type="float" office:value="135000">
            <text:p>135,000 </text:p>
          </table:table-cell>
          <table:table-cell table:style-name="ce21" table:formula="of:=[.E53]+7500" office:value-type="float" office:value="337500">
            <text:p>337,500 </text:p>
          </table:table-cell>
          <table:table-cell table:style-name="ce21" table:formula="of:=[.F53]+7500" office:value-type="float" office:value="337500">
            <text:p>337,500 </text:p>
          </table:table-cell>
          <table:table-cell table:style-name="ce21" office:value-type="float" office:value="22500">
            <text:p>22,500 </text:p>
          </table:table-cell>
          <table:table-cell table:style-name="ce21" table:formula="of:=[.H53]+3000" office:value-type="float" office:value="135000">
            <text:p>135,000 </text:p>
          </table:table-cell>
          <table:table-cell table:style-name="ce21" table:formula="of:=[.I53]+7500" office:value-type="float" office:value="337500">
            <text:p>337,500 </text:p>
          </table:table-cell>
          <table:table-cell table:style-name="ce21" table:formula="of:=[.J53]+7500" office:value-type="float" office:value="337500">
            <text:p>337,500 </text:p>
          </table:table-cell>
          <table:table-cell table:number-columns-repeated="1014"/>
        </table:table-row>
        <table:table-row table:style-name="ro4">
          <table:table-cell office:value-type="float" office:value="46">
            <text:p>46</text:p>
          </table:table-cell>
          <table:table-cell office:value-type="float" office:value="1150">
            <text:p>1,150 </text:p>
          </table:table-cell>
          <table:table-cell table:style-name="ce21" office:value-type="float" office:value="23000">
            <text:p>23,000 </text:p>
          </table:table-cell>
          <table:table-cell table:style-name="ce21" table:formula="of:=[.D54]+3000" office:value-type="float" office:value="138000">
            <text:p>138,000 </text:p>
          </table:table-cell>
          <table:table-cell table:style-name="ce21" table:formula="of:=[.E54]+7500" office:value-type="float" office:value="345000">
            <text:p>345,000 </text:p>
          </table:table-cell>
          <table:table-cell table:style-name="ce21" table:formula="of:=[.F54]+7500" office:value-type="float" office:value="345000">
            <text:p>345,000 </text:p>
          </table:table-cell>
          <table:table-cell table:style-name="ce21" office:value-type="float" office:value="23000">
            <text:p>23,000 </text:p>
          </table:table-cell>
          <table:table-cell table:style-name="ce21" table:formula="of:=[.H54]+3000" office:value-type="float" office:value="138000">
            <text:p>138,000 </text:p>
          </table:table-cell>
          <table:table-cell table:style-name="ce21" table:formula="of:=[.I54]+7500" office:value-type="float" office:value="345000">
            <text:p>345,000 </text:p>
          </table:table-cell>
          <table:table-cell table:style-name="ce21" table:formula="of:=[.J54]+7500" office:value-type="float" office:value="345000">
            <text:p>345,000 </text:p>
          </table:table-cell>
          <table:table-cell table:number-columns-repeated="1014"/>
        </table:table-row>
        <table:table-row table:style-name="ro4">
          <table:table-cell office:value-type="float" office:value="47">
            <text:p>47</text:p>
          </table:table-cell>
          <table:table-cell office:value-type="float" office:value="1175">
            <text:p>1,175 </text:p>
          </table:table-cell>
          <table:table-cell table:style-name="ce21" office:value-type="float" office:value="23500">
            <text:p>23,500 </text:p>
          </table:table-cell>
          <table:table-cell table:style-name="ce21" table:formula="of:=[.D55]+3000" office:value-type="float" office:value="141000">
            <text:p>141,000 </text:p>
          </table:table-cell>
          <table:table-cell table:style-name="ce21" table:formula="of:=[.E55]+7500" office:value-type="float" office:value="352500">
            <text:p>352,500 </text:p>
          </table:table-cell>
          <table:table-cell table:style-name="ce21" table:formula="of:=[.F55]+7500" office:value-type="float" office:value="352500">
            <text:p>352,500 </text:p>
          </table:table-cell>
          <table:table-cell table:style-name="ce21" office:value-type="float" office:value="23500">
            <text:p>23,500 </text:p>
          </table:table-cell>
          <table:table-cell table:style-name="ce21" table:formula="of:=[.H55]+3000" office:value-type="float" office:value="141000">
            <text:p>141,000 </text:p>
          </table:table-cell>
          <table:table-cell table:style-name="ce21" table:formula="of:=[.I55]+7500" office:value-type="float" office:value="352500">
            <text:p>352,500 </text:p>
          </table:table-cell>
          <table:table-cell table:style-name="ce21" table:formula="of:=[.J55]+7500" office:value-type="float" office:value="352500">
            <text:p>352,500 </text:p>
          </table:table-cell>
          <table:table-cell table:number-columns-repeated="1014"/>
        </table:table-row>
        <table:table-row table:style-name="ro4">
          <table:table-cell office:value-type="float" office:value="48">
            <text:p>48</text:p>
          </table:table-cell>
          <table:table-cell office:value-type="float" office:value="1200">
            <text:p>1,200 </text:p>
          </table:table-cell>
          <table:table-cell table:style-name="ce21" office:value-type="float" office:value="24000">
            <text:p>24,000 </text:p>
          </table:table-cell>
          <table:table-cell table:style-name="ce21" table:formula="of:=[.D56]+3000" office:value-type="float" office:value="144000">
            <text:p>144,000 </text:p>
          </table:table-cell>
          <table:table-cell table:style-name="ce21" table:formula="of:=[.E56]+7500" office:value-type="float" office:value="360000">
            <text:p>360,000 </text:p>
          </table:table-cell>
          <table:table-cell table:style-name="ce21" table:formula="of:=[.F56]+7500" office:value-type="float" office:value="360000">
            <text:p>360,000 </text:p>
          </table:table-cell>
          <table:table-cell table:style-name="ce21" office:value-type="float" office:value="24000">
            <text:p>24,000 </text:p>
          </table:table-cell>
          <table:table-cell table:style-name="ce21" table:formula="of:=[.H56]+3000" office:value-type="float" office:value="144000">
            <text:p>144,000 </text:p>
          </table:table-cell>
          <table:table-cell table:style-name="ce21" table:formula="of:=[.I56]+7500" office:value-type="float" office:value="360000">
            <text:p>360,000 </text:p>
          </table:table-cell>
          <table:table-cell table:style-name="ce21" table:formula="of:=[.J56]+7500" office:value-type="float" office:value="360000">
            <text:p>360,000 </text:p>
          </table:table-cell>
          <table:table-cell table:number-columns-repeated="1014"/>
        </table:table-row>
        <table:table-row table:style-name="ro4">
          <table:table-cell office:value-type="float" office:value="49">
            <text:p>49</text:p>
          </table:table-cell>
          <table:table-cell office:value-type="float" office:value="1225">
            <text:p>1,225 </text:p>
          </table:table-cell>
          <table:table-cell table:style-name="ce21" office:value-type="float" office:value="24500">
            <text:p>24,500 </text:p>
          </table:table-cell>
          <table:table-cell table:style-name="ce21" table:formula="of:=[.D57]+3000" office:value-type="float" office:value="147000">
            <text:p>147,000 </text:p>
          </table:table-cell>
          <table:table-cell table:style-name="ce21" table:formula="of:=[.E57]+7500" office:value-type="float" office:value="367500">
            <text:p>367,500 </text:p>
          </table:table-cell>
          <table:table-cell table:style-name="ce21" table:formula="of:=[.F57]+7500" office:value-type="float" office:value="367500">
            <text:p>367,500 </text:p>
          </table:table-cell>
          <table:table-cell table:style-name="ce21" office:value-type="float" office:value="24500">
            <text:p>24,500 </text:p>
          </table:table-cell>
          <table:table-cell table:style-name="ce21" table:formula="of:=[.H57]+3000" office:value-type="float" office:value="147000">
            <text:p>147,000 </text:p>
          </table:table-cell>
          <table:table-cell table:style-name="ce21" table:formula="of:=[.I57]+7500" office:value-type="float" office:value="367500">
            <text:p>367,500 </text:p>
          </table:table-cell>
          <table:table-cell table:style-name="ce21" table:formula="of:=[.J57]+7500" office:value-type="float" office:value="367500">
            <text:p>367,500 </text:p>
          </table:table-cell>
          <table:table-cell table:number-columns-repeated="1014"/>
        </table:table-row>
        <table:table-row table:style-name="ro4">
          <table:table-cell office:value-type="float" office:value="50">
            <text:p>50</text:p>
          </table:table-cell>
          <table:table-cell office:value-type="float" office:value="1250">
            <text:p>1,250 </text:p>
          </table:table-cell>
          <table:table-cell table:style-name="ce21" office:value-type="float" office:value="25000">
            <text:p>25,000 </text:p>
          </table:table-cell>
          <table:table-cell table:style-name="ce21" table:formula="of:=[.D58]+3000" office:value-type="float" office:value="150000">
            <text:p>150,000 </text:p>
          </table:table-cell>
          <table:table-cell table:style-name="ce21" table:formula="of:=[.E58]+7500" office:value-type="float" office:value="375000">
            <text:p>375,000 </text:p>
          </table:table-cell>
          <table:table-cell table:style-name="ce21" table:formula="of:=[.F58]+7500" office:value-type="float" office:value="375000">
            <text:p>375,000 </text:p>
          </table:table-cell>
          <table:table-cell table:style-name="ce21" office:value-type="float" office:value="25000">
            <text:p>25,000 </text:p>
          </table:table-cell>
          <table:table-cell table:style-name="ce21" table:formula="of:=[.H58]+3000" office:value-type="float" office:value="150000">
            <text:p>150,000 </text:p>
          </table:table-cell>
          <table:table-cell table:style-name="ce21" table:formula="of:=[.I58]+7500" office:value-type="float" office:value="375000">
            <text:p>375,000 </text:p>
          </table:table-cell>
          <table:table-cell table:style-name="ce21" table:formula="of:=[.J58]+7500" office:value-type="float" office:value="375000">
            <text:p>375,000 </text:p>
          </table:table-cell>
          <table:table-cell table:number-columns-repeated="1014"/>
        </table:table-row>
        <table:table-row table:style-name="ro4">
          <table:table-cell office:value-type="float" office:value="51">
            <text:p>51</text:p>
          </table:table-cell>
          <table:table-cell office:value-type="float" office:value="2550">
            <text:p>2,550 </text:p>
          </table:table-cell>
          <table:table-cell table:style-name="ce21" office:value-type="float" office:value="25500">
            <text:p>25,500 </text:p>
          </table:table-cell>
          <table:table-cell table:style-name="ce21" table:formula="of:=[.D59]+3000" office:value-type="float" office:value="153000">
            <text:p>153,000 </text:p>
          </table:table-cell>
          <table:table-cell table:style-name="ce21" table:formula="of:=[.E59]+7500" office:value-type="float" office:value="382500">
            <text:p>382,500 </text:p>
          </table:table-cell>
          <table:table-cell table:style-name="ce21" table:formula="of:=[.F59]+7500" office:value-type="float" office:value="382500">
            <text:p>382,500 </text:p>
          </table:table-cell>
          <table:table-cell table:style-name="ce21" office:value-type="float" office:value="25500">
            <text:p>25,500 </text:p>
          </table:table-cell>
          <table:table-cell table:style-name="ce21" table:formula="of:=[.H59]+3000" office:value-type="float" office:value="153000">
            <text:p>153,000 </text:p>
          </table:table-cell>
          <table:table-cell table:style-name="ce21" table:formula="of:=[.I59]+7500" office:value-type="float" office:value="382500">
            <text:p>382,500 </text:p>
          </table:table-cell>
          <table:table-cell table:style-name="ce21" table:formula="of:=[.J59]+7500" office:value-type="float" office:value="382500">
            <text:p>382,500 </text:p>
          </table:table-cell>
          <table:table-cell table:number-columns-repeated="1014"/>
        </table:table-row>
        <table:table-row table:style-name="ro4">
          <table:table-cell office:value-type="float" office:value="52">
            <text:p>52</text:p>
          </table:table-cell>
          <table:table-cell office:value-type="float" office:value="2600">
            <text:p>2,600 </text:p>
          </table:table-cell>
          <table:table-cell table:style-name="ce21" office:value-type="float" office:value="26000">
            <text:p>26,000 </text:p>
          </table:table-cell>
          <table:table-cell table:style-name="ce21" table:formula="of:=[.D60]+3000" office:value-type="float" office:value="156000">
            <text:p>156,000 </text:p>
          </table:table-cell>
          <table:table-cell table:style-name="ce21" table:formula="of:=[.E60]+7500" office:value-type="float" office:value="390000">
            <text:p>390,000 </text:p>
          </table:table-cell>
          <table:table-cell table:style-name="ce21" table:formula="of:=[.F60]+7500" office:value-type="float" office:value="390000">
            <text:p>390,000 </text:p>
          </table:table-cell>
          <table:table-cell table:style-name="ce21" office:value-type="float" office:value="26000">
            <text:p>26,000 </text:p>
          </table:table-cell>
          <table:table-cell table:style-name="ce21" table:formula="of:=[.H60]+3000" office:value-type="float" office:value="156000">
            <text:p>156,000 </text:p>
          </table:table-cell>
          <table:table-cell table:style-name="ce21" table:formula="of:=[.I60]+7500" office:value-type="float" office:value="390000">
            <text:p>390,000 </text:p>
          </table:table-cell>
          <table:table-cell table:style-name="ce21" table:formula="of:=[.J60]+7500" office:value-type="float" office:value="390000">
            <text:p>390,000 </text:p>
          </table:table-cell>
          <table:table-cell table:number-columns-repeated="1014"/>
        </table:table-row>
        <table:table-row table:style-name="ro4">
          <table:table-cell office:value-type="float" office:value="53">
            <text:p>53</text:p>
          </table:table-cell>
          <table:table-cell office:value-type="float" office:value="2650">
            <text:p>2,650 </text:p>
          </table:table-cell>
          <table:table-cell table:style-name="ce21" office:value-type="float" office:value="26500">
            <text:p>26,500 </text:p>
          </table:table-cell>
          <table:table-cell table:style-name="ce21" table:formula="of:=[.D61]+3000" office:value-type="float" office:value="159000">
            <text:p>159,000 </text:p>
          </table:table-cell>
          <table:table-cell table:style-name="ce21" table:formula="of:=[.E61]+7500" office:value-type="float" office:value="397500">
            <text:p>397,500 </text:p>
          </table:table-cell>
          <table:table-cell table:style-name="ce21" table:formula="of:=[.F61]+7500" office:value-type="float" office:value="397500">
            <text:p>397,500 </text:p>
          </table:table-cell>
          <table:table-cell table:style-name="ce21" office:value-type="float" office:value="26500">
            <text:p>26,500 </text:p>
          </table:table-cell>
          <table:table-cell table:style-name="ce21" table:formula="of:=[.H61]+3000" office:value-type="float" office:value="159000">
            <text:p>159,000 </text:p>
          </table:table-cell>
          <table:table-cell table:style-name="ce21" table:formula="of:=[.I61]+7500" office:value-type="float" office:value="397500">
            <text:p>397,500 </text:p>
          </table:table-cell>
          <table:table-cell table:style-name="ce21" table:formula="of:=[.J61]+7500" office:value-type="float" office:value="397500">
            <text:p>397,500 </text:p>
          </table:table-cell>
          <table:table-cell table:number-columns-repeated="1014"/>
        </table:table-row>
        <table:table-row table:style-name="ro4">
          <table:table-cell office:value-type="float" office:value="54">
            <text:p>54</text:p>
          </table:table-cell>
          <table:table-cell office:value-type="float" office:value="2700">
            <text:p>2,700 </text:p>
          </table:table-cell>
          <table:table-cell table:style-name="ce21" office:value-type="float" office:value="27000">
            <text:p>27,000 </text:p>
          </table:table-cell>
          <table:table-cell table:style-name="ce21" table:formula="of:=[.D62]+3000" office:value-type="float" office:value="162000">
            <text:p>162,000 </text:p>
          </table:table-cell>
          <table:table-cell table:style-name="ce21" table:formula="of:=[.E62]+7500" office:value-type="float" office:value="405000">
            <text:p>405,000 </text:p>
          </table:table-cell>
          <table:table-cell table:style-name="ce21" table:formula="of:=[.F62]+7500" office:value-type="float" office:value="405000">
            <text:p>405,000 </text:p>
          </table:table-cell>
          <table:table-cell table:style-name="ce21" office:value-type="float" office:value="27000">
            <text:p>27,000 </text:p>
          </table:table-cell>
          <table:table-cell table:style-name="ce21" table:formula="of:=[.H62]+3000" office:value-type="float" office:value="162000">
            <text:p>162,000 </text:p>
          </table:table-cell>
          <table:table-cell table:style-name="ce21" table:formula="of:=[.I62]+7500" office:value-type="float" office:value="405000">
            <text:p>405,000 </text:p>
          </table:table-cell>
          <table:table-cell table:style-name="ce21" table:formula="of:=[.J62]+7500" office:value-type="float" office:value="405000">
            <text:p>405,000 </text:p>
          </table:table-cell>
          <table:table-cell table:number-columns-repeated="1014"/>
        </table:table-row>
        <table:table-row table:style-name="ro4">
          <table:table-cell office:value-type="float" office:value="55">
            <text:p>55</text:p>
          </table:table-cell>
          <table:table-cell office:value-type="float" office:value="2750">
            <text:p>2,750 </text:p>
          </table:table-cell>
          <table:table-cell table:style-name="ce21" office:value-type="float" office:value="27500">
            <text:p>27,500 </text:p>
          </table:table-cell>
          <table:table-cell table:style-name="ce21" table:formula="of:=[.D63]+3000" office:value-type="float" office:value="165000">
            <text:p>165,000 </text:p>
          </table:table-cell>
          <table:table-cell table:style-name="ce21" table:formula="of:=[.E63]+7500" office:value-type="float" office:value="412500">
            <text:p>412,500 </text:p>
          </table:table-cell>
          <table:table-cell table:style-name="ce21" table:formula="of:=[.F63]+7500" office:value-type="float" office:value="412500">
            <text:p>412,500 </text:p>
          </table:table-cell>
          <table:table-cell table:style-name="ce21" office:value-type="float" office:value="27500">
            <text:p>27,500 </text:p>
          </table:table-cell>
          <table:table-cell table:style-name="ce21" table:formula="of:=[.H63]+3000" office:value-type="float" office:value="165000">
            <text:p>165,000 </text:p>
          </table:table-cell>
          <table:table-cell table:style-name="ce21" table:formula="of:=[.I63]+7500" office:value-type="float" office:value="412500">
            <text:p>412,500 </text:p>
          </table:table-cell>
          <table:table-cell table:style-name="ce21" table:formula="of:=[.J63]+7500" office:value-type="float" office:value="412500">
            <text:p>412,500 </text:p>
          </table:table-cell>
          <table:table-cell table:number-columns-repeated="1014"/>
        </table:table-row>
        <table:table-row table:style-name="ro4">
          <table:table-cell office:value-type="float" office:value="56">
            <text:p>56</text:p>
          </table:table-cell>
          <table:table-cell office:value-type="float" office:value="2800">
            <text:p>2,800 </text:p>
          </table:table-cell>
          <table:table-cell table:style-name="ce21" office:value-type="float" office:value="28000">
            <text:p>28,000 </text:p>
          </table:table-cell>
          <table:table-cell table:style-name="ce21" table:formula="of:=[.D64]+3000" office:value-type="float" office:value="168000">
            <text:p>168,000 </text:p>
          </table:table-cell>
          <table:table-cell table:style-name="ce21" table:formula="of:=[.E64]+7500" office:value-type="float" office:value="420000">
            <text:p>420,000 </text:p>
          </table:table-cell>
          <table:table-cell table:style-name="ce21" table:formula="of:=[.F64]+7500" office:value-type="float" office:value="420000">
            <text:p>420,000 </text:p>
          </table:table-cell>
          <table:table-cell table:style-name="ce21" office:value-type="float" office:value="28000">
            <text:p>28,000 </text:p>
          </table:table-cell>
          <table:table-cell table:style-name="ce21" table:formula="of:=[.H64]+3000" office:value-type="float" office:value="168000">
            <text:p>168,000 </text:p>
          </table:table-cell>
          <table:table-cell table:style-name="ce21" table:formula="of:=[.I64]+7500" office:value-type="float" office:value="420000">
            <text:p>420,000 </text:p>
          </table:table-cell>
          <table:table-cell table:style-name="ce21" table:formula="of:=[.J64]+7500" office:value-type="float" office:value="420000">
            <text:p>420,000 </text:p>
          </table:table-cell>
          <table:table-cell table:number-columns-repeated="1014"/>
        </table:table-row>
        <table:table-row table:style-name="ro4">
          <table:table-cell office:value-type="float" office:value="57">
            <text:p>57</text:p>
          </table:table-cell>
          <table:table-cell office:value-type="float" office:value="2850">
            <text:p>2,850 </text:p>
          </table:table-cell>
          <table:table-cell table:style-name="ce21" office:value-type="float" office:value="28500">
            <text:p>28,500 </text:p>
          </table:table-cell>
          <table:table-cell table:style-name="ce21" table:formula="of:=[.D65]+3000" office:value-type="float" office:value="171000">
            <text:p>171,000 </text:p>
          </table:table-cell>
          <table:table-cell table:style-name="ce21" table:formula="of:=[.E65]+7500" office:value-type="float" office:value="427500">
            <text:p>427,500 </text:p>
          </table:table-cell>
          <table:table-cell table:style-name="ce21" table:formula="of:=[.F65]+7500" office:value-type="float" office:value="427500">
            <text:p>427,500 </text:p>
          </table:table-cell>
          <table:table-cell table:style-name="ce21" office:value-type="float" office:value="28500">
            <text:p>28,500 </text:p>
          </table:table-cell>
          <table:table-cell table:style-name="ce21" table:formula="of:=[.H65]+3000" office:value-type="float" office:value="171000">
            <text:p>171,000 </text:p>
          </table:table-cell>
          <table:table-cell table:style-name="ce21" table:formula="of:=[.I65]+7500" office:value-type="float" office:value="427500">
            <text:p>427,500 </text:p>
          </table:table-cell>
          <table:table-cell table:style-name="ce21" table:formula="of:=[.J65]+7500" office:value-type="float" office:value="427500">
            <text:p>427,500 </text:p>
          </table:table-cell>
          <table:table-cell table:number-columns-repeated="1014"/>
        </table:table-row>
        <table:table-row table:style-name="ro4">
          <table:table-cell office:value-type="float" office:value="58">
            <text:p>58</text:p>
          </table:table-cell>
          <table:table-cell office:value-type="float" office:value="2900">
            <text:p>2,900 </text:p>
          </table:table-cell>
          <table:table-cell table:style-name="ce21" office:value-type="float" office:value="29000">
            <text:p>29,000 </text:p>
          </table:table-cell>
          <table:table-cell table:style-name="ce21" table:formula="of:=[.D66]+3000" office:value-type="float" office:value="174000">
            <text:p>174,000 </text:p>
          </table:table-cell>
          <table:table-cell table:style-name="ce21" table:formula="of:=[.E66]+7500" office:value-type="float" office:value="435000">
            <text:p>435,000 </text:p>
          </table:table-cell>
          <table:table-cell table:style-name="ce21" table:formula="of:=[.F66]+7500" office:value-type="float" office:value="435000">
            <text:p>435,000 </text:p>
          </table:table-cell>
          <table:table-cell table:style-name="ce21" office:value-type="float" office:value="29000">
            <text:p>29,000 </text:p>
          </table:table-cell>
          <table:table-cell table:style-name="ce21" table:formula="of:=[.H66]+3000" office:value-type="float" office:value="174000">
            <text:p>174,000 </text:p>
          </table:table-cell>
          <table:table-cell table:style-name="ce21" table:formula="of:=[.I66]+7500" office:value-type="float" office:value="435000">
            <text:p>435,000 </text:p>
          </table:table-cell>
          <table:table-cell table:style-name="ce21" table:formula="of:=[.J66]+7500" office:value-type="float" office:value="435000">
            <text:p>435,000 </text:p>
          </table:table-cell>
          <table:table-cell table:number-columns-repeated="1014"/>
        </table:table-row>
        <table:table-row table:style-name="ro4">
          <table:table-cell office:value-type="float" office:value="59">
            <text:p>59</text:p>
          </table:table-cell>
          <table:table-cell office:value-type="float" office:value="2950">
            <text:p>2,950 </text:p>
          </table:table-cell>
          <table:table-cell table:style-name="ce21" office:value-type="float" office:value="29500">
            <text:p>29,500 </text:p>
          </table:table-cell>
          <table:table-cell table:style-name="ce21" table:formula="of:=[.D67]+3000" office:value-type="float" office:value="177000">
            <text:p>177,000 </text:p>
          </table:table-cell>
          <table:table-cell table:style-name="ce21" table:formula="of:=[.E67]+7500" office:value-type="float" office:value="442500">
            <text:p>442,500 </text:p>
          </table:table-cell>
          <table:table-cell table:style-name="ce21" table:formula="of:=[.F67]+7500" office:value-type="float" office:value="442500">
            <text:p>442,500 </text:p>
          </table:table-cell>
          <table:table-cell table:style-name="ce21" office:value-type="float" office:value="29500">
            <text:p>29,500 </text:p>
          </table:table-cell>
          <table:table-cell table:style-name="ce21" table:formula="of:=[.H67]+3000" office:value-type="float" office:value="177000">
            <text:p>177,000 </text:p>
          </table:table-cell>
          <table:table-cell table:style-name="ce21" table:formula="of:=[.I67]+7500" office:value-type="float" office:value="442500">
            <text:p>442,500 </text:p>
          </table:table-cell>
          <table:table-cell table:style-name="ce21" table:formula="of:=[.J67]+7500" office:value-type="float" office:value="442500">
            <text:p>442,500 </text:p>
          </table:table-cell>
          <table:table-cell table:number-columns-repeated="1014"/>
        </table:table-row>
        <table:table-row table:style-name="ro4">
          <table:table-cell office:value-type="float" office:value="60">
            <text:p>60</text:p>
          </table:table-cell>
          <table:table-cell office:value-type="float" office:value="3000">
            <text:p>3,000 </text:p>
          </table:table-cell>
          <table:table-cell table:style-name="ce21" office:value-type="float" office:value="30000">
            <text:p>30,000 </text:p>
          </table:table-cell>
          <table:table-cell table:style-name="ce21" table:formula="of:=[.D68]+3000" office:value-type="float" office:value="180000">
            <text:p>180,000 </text:p>
          </table:table-cell>
          <table:table-cell table:style-name="ce21" table:formula="of:=[.E68]+7500" office:value-type="float" office:value="450000">
            <text:p>450,000 </text:p>
          </table:table-cell>
          <table:table-cell table:style-name="ce21" table:formula="of:=[.F68]+7500" office:value-type="float" office:value="450000">
            <text:p>450,000 </text:p>
          </table:table-cell>
          <table:table-cell table:style-name="ce21" office:value-type="float" office:value="30000">
            <text:p>30,000 </text:p>
          </table:table-cell>
          <table:table-cell table:style-name="ce21" table:formula="of:=[.H68]+3000" office:value-type="float" office:value="180000">
            <text:p>180,000 </text:p>
          </table:table-cell>
          <table:table-cell table:style-name="ce21" table:formula="of:=[.I68]+7500" office:value-type="float" office:value="450000">
            <text:p>450,000 </text:p>
          </table:table-cell>
          <table:table-cell table:style-name="ce21" table:formula="of:=[.J68]+7500" office:value-type="float" office:value="450000">
            <text:p>450,000 </text:p>
          </table:table-cell>
          <table:table-cell table:number-columns-repeated="1014"/>
        </table:table-row>
        <table:table-row table:style-name="ro4">
          <table:table-cell office:value-type="float" office:value="61">
            <text:p>61</text:p>
          </table:table-cell>
          <table:table-cell office:value-type="float" office:value="3050">
            <text:p>3,050 </text:p>
          </table:table-cell>
          <table:table-cell table:style-name="ce21" office:value-type="float" office:value="30500">
            <text:p>30,500 </text:p>
          </table:table-cell>
          <table:table-cell table:style-name="ce21" table:formula="of:=[.D69]+3000" office:value-type="float" office:value="183000">
            <text:p>183,000 </text:p>
          </table:table-cell>
          <table:table-cell table:style-name="ce21" table:formula="of:=[.E69]+7500" office:value-type="float" office:value="457500">
            <text:p>457,500 </text:p>
          </table:table-cell>
          <table:table-cell table:style-name="ce21" table:formula="of:=[.F69]+7500" office:value-type="float" office:value="457500">
            <text:p>457,500 </text:p>
          </table:table-cell>
          <table:table-cell table:style-name="ce21" office:value-type="float" office:value="30500">
            <text:p>30,500 </text:p>
          </table:table-cell>
          <table:table-cell table:style-name="ce21" table:formula="of:=[.H69]+3000" office:value-type="float" office:value="183000">
            <text:p>183,000 </text:p>
          </table:table-cell>
          <table:table-cell table:style-name="ce21" table:formula="of:=[.I69]+7500" office:value-type="float" office:value="457500">
            <text:p>457,500 </text:p>
          </table:table-cell>
          <table:table-cell table:style-name="ce21" table:formula="of:=[.J69]+7500" office:value-type="float" office:value="457500">
            <text:p>457,500 </text:p>
          </table:table-cell>
          <table:table-cell table:number-columns-repeated="1014"/>
        </table:table-row>
        <table:table-row table:style-name="ro4">
          <table:table-cell office:value-type="float" office:value="62">
            <text:p>62</text:p>
          </table:table-cell>
          <table:table-cell office:value-type="float" office:value="3100">
            <text:p>3,100 </text:p>
          </table:table-cell>
          <table:table-cell table:style-name="ce21" office:value-type="float" office:value="31000">
            <text:p>31,000 </text:p>
          </table:table-cell>
          <table:table-cell table:style-name="ce21" table:formula="of:=[.D70]+3000" office:value-type="float" office:value="186000">
            <text:p>186,000 </text:p>
          </table:table-cell>
          <table:table-cell table:style-name="ce21" table:formula="of:=[.E70]+7500" office:value-type="float" office:value="465000">
            <text:p>465,000 </text:p>
          </table:table-cell>
          <table:table-cell table:style-name="ce21" table:formula="of:=[.F70]+7500" office:value-type="float" office:value="465000">
            <text:p>465,000 </text:p>
          </table:table-cell>
          <table:table-cell table:style-name="ce21" office:value-type="float" office:value="31000">
            <text:p>31,000 </text:p>
          </table:table-cell>
          <table:table-cell table:style-name="ce21" table:formula="of:=[.H70]+3000" office:value-type="float" office:value="186000">
            <text:p>186,000 </text:p>
          </table:table-cell>
          <table:table-cell table:style-name="ce21" table:formula="of:=[.I70]+7500" office:value-type="float" office:value="465000">
            <text:p>465,000 </text:p>
          </table:table-cell>
          <table:table-cell table:style-name="ce21" table:formula="of:=[.J70]+7500" office:value-type="float" office:value="465000">
            <text:p>465,000 </text:p>
          </table:table-cell>
          <table:table-cell table:number-columns-repeated="1014"/>
        </table:table-row>
        <table:table-row table:style-name="ro4">
          <table:table-cell office:value-type="float" office:value="63">
            <text:p>63</text:p>
          </table:table-cell>
          <table:table-cell office:value-type="float" office:value="3150">
            <text:p>3,150 </text:p>
          </table:table-cell>
          <table:table-cell table:style-name="ce21" office:value-type="float" office:value="31500">
            <text:p>31,500 </text:p>
          </table:table-cell>
          <table:table-cell table:style-name="ce21" table:formula="of:=[.D71]+3000" office:value-type="float" office:value="189000">
            <text:p>189,000 </text:p>
          </table:table-cell>
          <table:table-cell table:style-name="ce21" table:formula="of:=[.E71]+7500" office:value-type="float" office:value="472500">
            <text:p>472,500 </text:p>
          </table:table-cell>
          <table:table-cell table:style-name="ce21" table:formula="of:=[.F71]+7500" office:value-type="float" office:value="472500">
            <text:p>472,500 </text:p>
          </table:table-cell>
          <table:table-cell table:style-name="ce21" office:value-type="float" office:value="31500">
            <text:p>31,500 </text:p>
          </table:table-cell>
          <table:table-cell table:style-name="ce21" table:formula="of:=[.H71]+3000" office:value-type="float" office:value="189000">
            <text:p>189,000 </text:p>
          </table:table-cell>
          <table:table-cell table:style-name="ce21" table:formula="of:=[.I71]+7500" office:value-type="float" office:value="472500">
            <text:p>472,500 </text:p>
          </table:table-cell>
          <table:table-cell table:style-name="ce21" table:formula="of:=[.J71]+7500" office:value-type="float" office:value="472500">
            <text:p>472,500 </text:p>
          </table:table-cell>
          <table:table-cell table:number-columns-repeated="1014"/>
        </table:table-row>
        <table:table-row table:style-name="ro4">
          <table:table-cell office:value-type="float" office:value="64">
            <text:p>64</text:p>
          </table:table-cell>
          <table:table-cell office:value-type="float" office:value="3200">
            <text:p>3,200 </text:p>
          </table:table-cell>
          <table:table-cell table:style-name="ce21" office:value-type="float" office:value="32000">
            <text:p>32,000 </text:p>
          </table:table-cell>
          <table:table-cell table:style-name="ce21" table:formula="of:=[.D72]+3000" office:value-type="float" office:value="192000">
            <text:p>192,000 </text:p>
          </table:table-cell>
          <table:table-cell table:style-name="ce21" table:formula="of:=[.E72]+7500" office:value-type="float" office:value="480000">
            <text:p>480,000 </text:p>
          </table:table-cell>
          <table:table-cell table:style-name="ce21" table:formula="of:=[.F72]+7500" office:value-type="float" office:value="480000">
            <text:p>480,000 </text:p>
          </table:table-cell>
          <table:table-cell table:style-name="ce21" office:value-type="float" office:value="32000">
            <text:p>32,000 </text:p>
          </table:table-cell>
          <table:table-cell table:style-name="ce21" table:formula="of:=[.H72]+3000" office:value-type="float" office:value="192000">
            <text:p>192,000 </text:p>
          </table:table-cell>
          <table:table-cell table:style-name="ce21" table:formula="of:=[.I72]+7500" office:value-type="float" office:value="480000">
            <text:p>480,000 </text:p>
          </table:table-cell>
          <table:table-cell table:style-name="ce21" table:formula="of:=[.J72]+7500" office:value-type="float" office:value="480000">
            <text:p>480,000 </text:p>
          </table:table-cell>
          <table:table-cell table:number-columns-repeated="1014"/>
        </table:table-row>
        <table:table-row table:style-name="ro4">
          <table:table-cell office:value-type="float" office:value="65">
            <text:p>65</text:p>
          </table:table-cell>
          <table:table-cell office:value-type="float" office:value="3250">
            <text:p>3,250 </text:p>
          </table:table-cell>
          <table:table-cell table:style-name="ce21" office:value-type="float" office:value="32500">
            <text:p>32,500 </text:p>
          </table:table-cell>
          <table:table-cell table:style-name="ce21" table:formula="of:=[.D73]+3000" office:value-type="float" office:value="195000">
            <text:p>195,000 </text:p>
          </table:table-cell>
          <table:table-cell table:style-name="ce21" table:formula="of:=[.E73]+7500" office:value-type="float" office:value="487500">
            <text:p>487,500 </text:p>
          </table:table-cell>
          <table:table-cell table:style-name="ce21" table:formula="of:=[.F73]+7500" office:value-type="float" office:value="487500">
            <text:p>487,500 </text:p>
          </table:table-cell>
          <table:table-cell table:style-name="ce21" office:value-type="float" office:value="32500">
            <text:p>32,500 </text:p>
          </table:table-cell>
          <table:table-cell table:style-name="ce21" table:formula="of:=[.H73]+3000" office:value-type="float" office:value="195000">
            <text:p>195,000 </text:p>
          </table:table-cell>
          <table:table-cell table:style-name="ce21" table:formula="of:=[.I73]+7500" office:value-type="float" office:value="487500">
            <text:p>487,500 </text:p>
          </table:table-cell>
          <table:table-cell table:style-name="ce21" table:formula="of:=[.J73]+7500" office:value-type="float" office:value="487500">
            <text:p>487,500 </text:p>
          </table:table-cell>
          <table:table-cell table:number-columns-repeated="1014"/>
        </table:table-row>
        <table:table-row table:style-name="ro4">
          <table:table-cell office:value-type="float" office:value="66">
            <text:p>66</text:p>
          </table:table-cell>
          <table:table-cell office:value-type="float" office:value="3300">
            <text:p>3,300 </text:p>
          </table:table-cell>
          <table:table-cell table:style-name="ce21" office:value-type="float" office:value="33000">
            <text:p>33,000 </text:p>
          </table:table-cell>
          <table:table-cell table:style-name="ce21" table:formula="of:=[.D74]+3000" office:value-type="float" office:value="198000">
            <text:p>198,000 </text:p>
          </table:table-cell>
          <table:table-cell table:style-name="ce21" table:formula="of:=[.E74]+7500" office:value-type="float" office:value="495000">
            <text:p>495,000 </text:p>
          </table:table-cell>
          <table:table-cell table:style-name="ce21" table:formula="of:=[.F74]+7500" office:value-type="float" office:value="495000">
            <text:p>495,000 </text:p>
          </table:table-cell>
          <table:table-cell table:style-name="ce21" office:value-type="float" office:value="33000">
            <text:p>33,000 </text:p>
          </table:table-cell>
          <table:table-cell table:style-name="ce21" table:formula="of:=[.H74]+3000" office:value-type="float" office:value="198000">
            <text:p>198,000 </text:p>
          </table:table-cell>
          <table:table-cell table:style-name="ce21" table:formula="of:=[.I74]+7500" office:value-type="float" office:value="495000">
            <text:p>495,000 </text:p>
          </table:table-cell>
          <table:table-cell table:style-name="ce21" table:formula="of:=[.J74]+7500" office:value-type="float" office:value="495000">
            <text:p>495,000 </text:p>
          </table:table-cell>
          <table:table-cell table:number-columns-repeated="1014"/>
        </table:table-row>
        <table:table-row table:style-name="ro4">
          <table:table-cell office:value-type="float" office:value="67">
            <text:p>67</text:p>
          </table:table-cell>
          <table:table-cell office:value-type="float" office:value="3350">
            <text:p>3,350 </text:p>
          </table:table-cell>
          <table:table-cell table:style-name="ce21" office:value-type="float" office:value="33500">
            <text:p>33,500 </text:p>
          </table:table-cell>
          <table:table-cell table:style-name="ce21" table:formula="of:=[.D75]+3000" office:value-type="float" office:value="201000">
            <text:p>201,000 </text:p>
          </table:table-cell>
          <table:table-cell table:style-name="ce21" table:formula="of:=[.E75]+7500" office:value-type="float" office:value="502500">
            <text:p>502,500 </text:p>
          </table:table-cell>
          <table:table-cell table:style-name="ce21" table:formula="of:=[.F75]+7500" office:value-type="float" office:value="502500">
            <text:p>502,500 </text:p>
          </table:table-cell>
          <table:table-cell table:style-name="ce21" office:value-type="float" office:value="33500">
            <text:p>33,500 </text:p>
          </table:table-cell>
          <table:table-cell table:style-name="ce21" table:formula="of:=[.H75]+3000" office:value-type="float" office:value="201000">
            <text:p>201,000 </text:p>
          </table:table-cell>
          <table:table-cell table:style-name="ce21" table:formula="of:=[.I75]+7500" office:value-type="float" office:value="502500">
            <text:p>502,500 </text:p>
          </table:table-cell>
          <table:table-cell table:style-name="ce21" table:formula="of:=[.J75]+7500" office:value-type="float" office:value="502500">
            <text:p>502,500 </text:p>
          </table:table-cell>
          <table:table-cell table:number-columns-repeated="1014"/>
        </table:table-row>
        <table:table-row table:style-name="ro4">
          <table:table-cell office:value-type="float" office:value="68">
            <text:p>68</text:p>
          </table:table-cell>
          <table:table-cell office:value-type="float" office:value="3400">
            <text:p>3,400 </text:p>
          </table:table-cell>
          <table:table-cell table:style-name="ce21" office:value-type="float" office:value="34000">
            <text:p>34,000 </text:p>
          </table:table-cell>
          <table:table-cell table:style-name="ce21" table:formula="of:=[.D76]+3000" office:value-type="float" office:value="204000">
            <text:p>204,000 </text:p>
          </table:table-cell>
          <table:table-cell table:style-name="ce21" table:formula="of:=[.E76]+7500" office:value-type="float" office:value="510000">
            <text:p>510,000 </text:p>
          </table:table-cell>
          <table:table-cell table:style-name="ce21" table:formula="of:=[.F76]+7500" office:value-type="float" office:value="510000">
            <text:p>510,000 </text:p>
          </table:table-cell>
          <table:table-cell table:style-name="ce21" office:value-type="float" office:value="34000">
            <text:p>34,000 </text:p>
          </table:table-cell>
          <table:table-cell table:style-name="ce21" table:formula="of:=[.H76]+3000" office:value-type="float" office:value="204000">
            <text:p>204,000 </text:p>
          </table:table-cell>
          <table:table-cell table:style-name="ce21" table:formula="of:=[.I76]+7500" office:value-type="float" office:value="510000">
            <text:p>510,000 </text:p>
          </table:table-cell>
          <table:table-cell table:style-name="ce21" table:formula="of:=[.J76]+7500" office:value-type="float" office:value="510000">
            <text:p>510,000 </text:p>
          </table:table-cell>
          <table:table-cell table:number-columns-repeated="1014"/>
        </table:table-row>
        <table:table-row table:style-name="ro4">
          <table:table-cell office:value-type="float" office:value="69">
            <text:p>69</text:p>
          </table:table-cell>
          <table:table-cell office:value-type="float" office:value="3450">
            <text:p>3,450 </text:p>
          </table:table-cell>
          <table:table-cell table:style-name="ce21" office:value-type="float" office:value="34500">
            <text:p>34,500 </text:p>
          </table:table-cell>
          <table:table-cell table:style-name="ce21" table:formula="of:=[.D77]+3000" office:value-type="float" office:value="207000">
            <text:p>207,000 </text:p>
          </table:table-cell>
          <table:table-cell table:style-name="ce21" table:formula="of:=[.E77]+7500" office:value-type="float" office:value="517500">
            <text:p>517,500 </text:p>
          </table:table-cell>
          <table:table-cell table:style-name="ce21" table:formula="of:=[.F77]+7500" office:value-type="float" office:value="517500">
            <text:p>517,500 </text:p>
          </table:table-cell>
          <table:table-cell table:style-name="ce21" office:value-type="float" office:value="34500">
            <text:p>34,500 </text:p>
          </table:table-cell>
          <table:table-cell table:style-name="ce21" table:formula="of:=[.H77]+3000" office:value-type="float" office:value="207000">
            <text:p>207,000 </text:p>
          </table:table-cell>
          <table:table-cell table:style-name="ce21" table:formula="of:=[.I77]+7500" office:value-type="float" office:value="517500">
            <text:p>517,500 </text:p>
          </table:table-cell>
          <table:table-cell table:style-name="ce21" table:formula="of:=[.J77]+7500" office:value-type="float" office:value="517500">
            <text:p>517,500 </text:p>
          </table:table-cell>
          <table:table-cell table:number-columns-repeated="1014"/>
        </table:table-row>
        <table:table-row table:style-name="ro4">
          <table:table-cell office:value-type="float" office:value="70">
            <text:p>70</text:p>
          </table:table-cell>
          <table:table-cell office:value-type="float" office:value="3500">
            <text:p>3,500 </text:p>
          </table:table-cell>
          <table:table-cell table:style-name="ce21" office:value-type="float" office:value="35000">
            <text:p>35,000 </text:p>
          </table:table-cell>
          <table:table-cell table:style-name="ce21" table:formula="of:=[.D78]+3000" office:value-type="float" office:value="210000">
            <text:p>210,000 </text:p>
          </table:table-cell>
          <table:table-cell table:style-name="ce21" table:formula="of:=[.E78]+7500" office:value-type="float" office:value="525000">
            <text:p>525,000 </text:p>
          </table:table-cell>
          <table:table-cell table:style-name="ce21" table:formula="of:=[.F78]+7500" office:value-type="float" office:value="525000">
            <text:p>525,000 </text:p>
          </table:table-cell>
          <table:table-cell table:style-name="ce21" office:value-type="float" office:value="35000">
            <text:p>35,000 </text:p>
          </table:table-cell>
          <table:table-cell table:style-name="ce21" table:formula="of:=[.H78]+3000" office:value-type="float" office:value="210000">
            <text:p>210,000 </text:p>
          </table:table-cell>
          <table:table-cell table:style-name="ce21" table:formula="of:=[.I78]+7500" office:value-type="float" office:value="525000">
            <text:p>525,000 </text:p>
          </table:table-cell>
          <table:table-cell table:style-name="ce21" table:formula="of:=[.J78]+7500" office:value-type="float" office:value="525000">
            <text:p>525,000 </text:p>
          </table:table-cell>
          <table:table-cell table:number-columns-repeated="1014"/>
        </table:table-row>
        <table:table-row table:style-name="ro4">
          <table:table-cell office:value-type="float" office:value="71">
            <text:p>71</text:p>
          </table:table-cell>
          <table:table-cell office:value-type="float" office:value="3550">
            <text:p>3,550 </text:p>
          </table:table-cell>
          <table:table-cell table:style-name="ce21" office:value-type="float" office:value="35500">
            <text:p>35,500 </text:p>
          </table:table-cell>
          <table:table-cell table:style-name="ce21" table:formula="of:=[.D79]+3000" office:value-type="float" office:value="213000">
            <text:p>213,000 </text:p>
          </table:table-cell>
          <table:table-cell table:style-name="ce21" table:formula="of:=[.E79]+7500" office:value-type="float" office:value="532500">
            <text:p>532,500 </text:p>
          </table:table-cell>
          <table:table-cell table:style-name="ce21" table:formula="of:=[.F79]+7500" office:value-type="float" office:value="532500">
            <text:p>532,500 </text:p>
          </table:table-cell>
          <table:table-cell table:style-name="ce21" office:value-type="float" office:value="35500">
            <text:p>35,500 </text:p>
          </table:table-cell>
          <table:table-cell table:style-name="ce21" table:formula="of:=[.H79]+3000" office:value-type="float" office:value="213000">
            <text:p>213,000 </text:p>
          </table:table-cell>
          <table:table-cell table:style-name="ce21" table:formula="of:=[.I79]+7500" office:value-type="float" office:value="532500">
            <text:p>532,500 </text:p>
          </table:table-cell>
          <table:table-cell table:style-name="ce21" table:formula="of:=[.J79]+7500" office:value-type="float" office:value="532500">
            <text:p>532,500 </text:p>
          </table:table-cell>
          <table:table-cell table:number-columns-repeated="1014"/>
        </table:table-row>
        <table:table-row table:style-name="ro4">
          <table:table-cell office:value-type="float" office:value="72">
            <text:p>72</text:p>
          </table:table-cell>
          <table:table-cell office:value-type="float" office:value="3600">
            <text:p>3,600 </text:p>
          </table:table-cell>
          <table:table-cell table:style-name="ce21" office:value-type="float" office:value="36000">
            <text:p>36,000 </text:p>
          </table:table-cell>
          <table:table-cell table:style-name="ce21" table:formula="of:=[.D80]+3000" office:value-type="float" office:value="216000">
            <text:p>216,000 </text:p>
          </table:table-cell>
          <table:table-cell table:style-name="ce21" table:formula="of:=[.E80]+7500" office:value-type="float" office:value="540000">
            <text:p>540,000 </text:p>
          </table:table-cell>
          <table:table-cell table:style-name="ce21" table:formula="of:=[.F80]+7500" office:value-type="float" office:value="540000">
            <text:p>540,000 </text:p>
          </table:table-cell>
          <table:table-cell table:style-name="ce21" office:value-type="float" office:value="36000">
            <text:p>36,000 </text:p>
          </table:table-cell>
          <table:table-cell table:style-name="ce21" table:formula="of:=[.H80]+3000" office:value-type="float" office:value="216000">
            <text:p>216,000 </text:p>
          </table:table-cell>
          <table:table-cell table:style-name="ce21" table:formula="of:=[.I80]+7500" office:value-type="float" office:value="540000">
            <text:p>540,000 </text:p>
          </table:table-cell>
          <table:table-cell table:style-name="ce21" table:formula="of:=[.J80]+7500" office:value-type="float" office:value="540000">
            <text:p>540,000 </text:p>
          </table:table-cell>
          <table:table-cell table:number-columns-repeated="1014"/>
        </table:table-row>
        <table:table-row table:style-name="ro4">
          <table:table-cell office:value-type="float" office:value="73">
            <text:p>73</text:p>
          </table:table-cell>
          <table:table-cell office:value-type="float" office:value="3650">
            <text:p>3,650 </text:p>
          </table:table-cell>
          <table:table-cell table:style-name="ce21" office:value-type="float" office:value="36500">
            <text:p>36,500 </text:p>
          </table:table-cell>
          <table:table-cell table:style-name="ce21" table:formula="of:=[.D81]+3000" office:value-type="float" office:value="219000">
            <text:p>219,000 </text:p>
          </table:table-cell>
          <table:table-cell table:style-name="ce21" table:formula="of:=[.E81]+7500" office:value-type="float" office:value="547500">
            <text:p>547,500 </text:p>
          </table:table-cell>
          <table:table-cell table:style-name="ce21" table:formula="of:=[.F81]+7500" office:value-type="float" office:value="547500">
            <text:p>547,500 </text:p>
          </table:table-cell>
          <table:table-cell table:style-name="ce21" office:value-type="float" office:value="36500">
            <text:p>36,500 </text:p>
          </table:table-cell>
          <table:table-cell table:style-name="ce21" table:formula="of:=[.H81]+3000" office:value-type="float" office:value="219000">
            <text:p>219,000 </text:p>
          </table:table-cell>
          <table:table-cell table:style-name="ce21" table:formula="of:=[.I81]+7500" office:value-type="float" office:value="547500">
            <text:p>547,500 </text:p>
          </table:table-cell>
          <table:table-cell table:style-name="ce21" table:formula="of:=[.J81]+7500" office:value-type="float" office:value="547500">
            <text:p>547,500 </text:p>
          </table:table-cell>
          <table:table-cell table:number-columns-repeated="1014"/>
        </table:table-row>
        <table:table-row table:style-name="ro4">
          <table:table-cell office:value-type="float" office:value="74">
            <text:p>74</text:p>
          </table:table-cell>
          <table:table-cell office:value-type="float" office:value="3700">
            <text:p>3,700 </text:p>
          </table:table-cell>
          <table:table-cell table:style-name="ce21" office:value-type="float" office:value="37000">
            <text:p>37,000 </text:p>
          </table:table-cell>
          <table:table-cell table:style-name="ce21" table:formula="of:=[.D82]+3000" office:value-type="float" office:value="222000">
            <text:p>222,000 </text:p>
          </table:table-cell>
          <table:table-cell table:style-name="ce21" table:formula="of:=[.E82]+7500" office:value-type="float" office:value="555000">
            <text:p>555,000 </text:p>
          </table:table-cell>
          <table:table-cell table:style-name="ce21" table:formula="of:=[.F82]+7500" office:value-type="float" office:value="555000">
            <text:p>555,000 </text:p>
          </table:table-cell>
          <table:table-cell table:style-name="ce21" office:value-type="float" office:value="37000">
            <text:p>37,000 </text:p>
          </table:table-cell>
          <table:table-cell table:style-name="ce21" table:formula="of:=[.H82]+3000" office:value-type="float" office:value="222000">
            <text:p>222,000 </text:p>
          </table:table-cell>
          <table:table-cell table:style-name="ce21" table:formula="of:=[.I82]+7500" office:value-type="float" office:value="555000">
            <text:p>555,000 </text:p>
          </table:table-cell>
          <table:table-cell table:style-name="ce21" table:formula="of:=[.J82]+7500" office:value-type="float" office:value="555000">
            <text:p>555,000 </text:p>
          </table:table-cell>
          <table:table-cell table:number-columns-repeated="1014"/>
        </table:table-row>
        <table:table-row table:style-name="ro4">
          <table:table-cell office:value-type="float" office:value="75">
            <text:p>75</text:p>
          </table:table-cell>
          <table:table-cell office:value-type="float" office:value="3750">
            <text:p>3,750 </text:p>
          </table:table-cell>
          <table:table-cell table:style-name="ce21" office:value-type="float" office:value="37500">
            <text:p>37,500 </text:p>
          </table:table-cell>
          <table:table-cell table:style-name="ce21" table:formula="of:=[.D83]+3000" office:value-type="float" office:value="225000">
            <text:p>225,000 </text:p>
          </table:table-cell>
          <table:table-cell table:style-name="ce21" table:formula="of:=[.E83]+7500" office:value-type="float" office:value="562500">
            <text:p>562,500 </text:p>
          </table:table-cell>
          <table:table-cell table:style-name="ce21" table:formula="of:=[.F83]+7500" office:value-type="float" office:value="562500">
            <text:p>562,500 </text:p>
          </table:table-cell>
          <table:table-cell table:style-name="ce21" office:value-type="float" office:value="37500">
            <text:p>37,500 </text:p>
          </table:table-cell>
          <table:table-cell table:style-name="ce21" table:formula="of:=[.H83]+3000" office:value-type="float" office:value="225000">
            <text:p>225,000 </text:p>
          </table:table-cell>
          <table:table-cell table:style-name="ce21" table:formula="of:=[.I83]+7500" office:value-type="float" office:value="562500">
            <text:p>562,500 </text:p>
          </table:table-cell>
          <table:table-cell table:style-name="ce21" table:formula="of:=[.J83]+7500" office:value-type="float" office:value="562500">
            <text:p>562,500 </text:p>
          </table:table-cell>
          <table:table-cell table:number-columns-repeated="1014"/>
        </table:table-row>
        <table:table-row table:style-name="ro4">
          <table:table-cell office:value-type="float" office:value="76">
            <text:p>76</text:p>
          </table:table-cell>
          <table:table-cell office:value-type="float" office:value="3800">
            <text:p>3,800 </text:p>
          </table:table-cell>
          <table:table-cell table:style-name="ce21" office:value-type="float" office:value="38000">
            <text:p>38,000 </text:p>
          </table:table-cell>
          <table:table-cell table:style-name="ce21" table:formula="of:=[.D84]+3000" office:value-type="float" office:value="228000">
            <text:p>228,000 </text:p>
          </table:table-cell>
          <table:table-cell table:style-name="ce21" table:formula="of:=[.E84]+7500" office:value-type="float" office:value="570000">
            <text:p>570,000 </text:p>
          </table:table-cell>
          <table:table-cell table:style-name="ce21" table:formula="of:=[.F84]+7500" office:value-type="float" office:value="570000">
            <text:p>570,000 </text:p>
          </table:table-cell>
          <table:table-cell table:style-name="ce21" office:value-type="float" office:value="38000">
            <text:p>38,000 </text:p>
          </table:table-cell>
          <table:table-cell table:style-name="ce21" table:formula="of:=[.H84]+3000" office:value-type="float" office:value="228000">
            <text:p>228,000 </text:p>
          </table:table-cell>
          <table:table-cell table:style-name="ce21" table:formula="of:=[.I84]+7500" office:value-type="float" office:value="570000">
            <text:p>570,000 </text:p>
          </table:table-cell>
          <table:table-cell table:style-name="ce21" table:formula="of:=[.J84]+7500" office:value-type="float" office:value="570000">
            <text:p>570,000 </text:p>
          </table:table-cell>
          <table:table-cell table:number-columns-repeated="1014"/>
        </table:table-row>
        <table:table-row table:style-name="ro4">
          <table:table-cell office:value-type="float" office:value="77">
            <text:p>77</text:p>
          </table:table-cell>
          <table:table-cell office:value-type="float" office:value="3850">
            <text:p>3,850 </text:p>
          </table:table-cell>
          <table:table-cell table:style-name="ce21" office:value-type="float" office:value="38500">
            <text:p>38,500 </text:p>
          </table:table-cell>
          <table:table-cell table:style-name="ce21" table:formula="of:=[.D85]+3000" office:value-type="float" office:value="231000">
            <text:p>231,000 </text:p>
          </table:table-cell>
          <table:table-cell table:style-name="ce21" table:formula="of:=[.E85]+7500" office:value-type="float" office:value="577500">
            <text:p>577,500 </text:p>
          </table:table-cell>
          <table:table-cell table:style-name="ce21" table:formula="of:=[.F85]+7500" office:value-type="float" office:value="577500">
            <text:p>577,500 </text:p>
          </table:table-cell>
          <table:table-cell table:style-name="ce21" office:value-type="float" office:value="38500">
            <text:p>38,500 </text:p>
          </table:table-cell>
          <table:table-cell table:style-name="ce21" table:formula="of:=[.H85]+3000" office:value-type="float" office:value="231000">
            <text:p>231,000 </text:p>
          </table:table-cell>
          <table:table-cell table:style-name="ce21" table:formula="of:=[.I85]+7500" office:value-type="float" office:value="577500">
            <text:p>577,500 </text:p>
          </table:table-cell>
          <table:table-cell table:style-name="ce21" table:formula="of:=[.J85]+7500" office:value-type="float" office:value="577500">
            <text:p>577,500 </text:p>
          </table:table-cell>
          <table:table-cell table:number-columns-repeated="1014"/>
        </table:table-row>
        <table:table-row table:style-name="ro4">
          <table:table-cell office:value-type="float" office:value="78">
            <text:p>78</text:p>
          </table:table-cell>
          <table:table-cell office:value-type="float" office:value="3900">
            <text:p>3,900 </text:p>
          </table:table-cell>
          <table:table-cell table:style-name="ce21" office:value-type="float" office:value="39000">
            <text:p>39,000 </text:p>
          </table:table-cell>
          <table:table-cell table:style-name="ce21" table:formula="of:=[.D86]+3000" office:value-type="float" office:value="234000">
            <text:p>234,000 </text:p>
          </table:table-cell>
          <table:table-cell table:style-name="ce21" table:formula="of:=[.E86]+7500" office:value-type="float" office:value="585000">
            <text:p>585,000 </text:p>
          </table:table-cell>
          <table:table-cell table:style-name="ce21" table:formula="of:=[.F86]+7500" office:value-type="float" office:value="585000">
            <text:p>585,000 </text:p>
          </table:table-cell>
          <table:table-cell table:style-name="ce21" office:value-type="float" office:value="39000">
            <text:p>39,000 </text:p>
          </table:table-cell>
          <table:table-cell table:style-name="ce21" table:formula="of:=[.H86]+3000" office:value-type="float" office:value="234000">
            <text:p>234,000 </text:p>
          </table:table-cell>
          <table:table-cell table:style-name="ce21" table:formula="of:=[.I86]+7500" office:value-type="float" office:value="585000">
            <text:p>585,000 </text:p>
          </table:table-cell>
          <table:table-cell table:style-name="ce21" table:formula="of:=[.J86]+7500" office:value-type="float" office:value="585000">
            <text:p>585,000 </text:p>
          </table:table-cell>
          <table:table-cell table:number-columns-repeated="1014"/>
        </table:table-row>
        <table:table-row table:style-name="ro4">
          <table:table-cell office:value-type="float" office:value="79">
            <text:p>79</text:p>
          </table:table-cell>
          <table:table-cell office:value-type="float" office:value="3950">
            <text:p>3,950 </text:p>
          </table:table-cell>
          <table:table-cell table:style-name="ce21" office:value-type="float" office:value="39500">
            <text:p>39,500 </text:p>
          </table:table-cell>
          <table:table-cell table:style-name="ce21" table:formula="of:=[.D87]+3000" office:value-type="float" office:value="237000">
            <text:p>237,000 </text:p>
          </table:table-cell>
          <table:table-cell table:style-name="ce21" table:formula="of:=[.E87]+7500" office:value-type="float" office:value="592500">
            <text:p>592,500 </text:p>
          </table:table-cell>
          <table:table-cell table:style-name="ce21" table:formula="of:=[.F87]+7500" office:value-type="float" office:value="592500">
            <text:p>592,500 </text:p>
          </table:table-cell>
          <table:table-cell table:style-name="ce21" office:value-type="float" office:value="39500">
            <text:p>39,500 </text:p>
          </table:table-cell>
          <table:table-cell table:style-name="ce21" table:formula="of:=[.H87]+3000" office:value-type="float" office:value="237000">
            <text:p>237,000 </text:p>
          </table:table-cell>
          <table:table-cell table:style-name="ce21" table:formula="of:=[.I87]+7500" office:value-type="float" office:value="592500">
            <text:p>592,500 </text:p>
          </table:table-cell>
          <table:table-cell table:style-name="ce21" table:formula="of:=[.J87]+7500" office:value-type="float" office:value="592500">
            <text:p>592,500 </text:p>
          </table:table-cell>
          <table:table-cell table:number-columns-repeated="1014"/>
        </table:table-row>
        <table:table-row table:style-name="ro4">
          <table:table-cell office:value-type="float" office:value="80">
            <text:p>80</text:p>
          </table:table-cell>
          <table:table-cell office:value-type="float" office:value="4000">
            <text:p>4,000 </text:p>
          </table:table-cell>
          <table:table-cell table:style-name="ce21" office:value-type="float" office:value="40000">
            <text:p>40,000 </text:p>
          </table:table-cell>
          <table:table-cell table:style-name="ce21" table:formula="of:=[.D88]+3000" office:value-type="float" office:value="240000">
            <text:p>240,000 </text:p>
          </table:table-cell>
          <table:table-cell table:style-name="ce21" table:formula="of:=[.E88]+7500" office:value-type="float" office:value="600000">
            <text:p>600,000 </text:p>
          </table:table-cell>
          <table:table-cell table:style-name="ce21" table:formula="of:=[.F88]+7500" office:value-type="float" office:value="600000">
            <text:p>600,000 </text:p>
          </table:table-cell>
          <table:table-cell table:style-name="ce21" office:value-type="float" office:value="40000">
            <text:p>40,000 </text:p>
          </table:table-cell>
          <table:table-cell table:style-name="ce21" table:formula="of:=[.H88]+3000" office:value-type="float" office:value="240000">
            <text:p>240,000 </text:p>
          </table:table-cell>
          <table:table-cell table:style-name="ce21" table:formula="of:=[.I88]+7500" office:value-type="float" office:value="600000">
            <text:p>600,000 </text:p>
          </table:table-cell>
          <table:table-cell table:style-name="ce21" table:formula="of:=[.J88]+7500" office:value-type="float" office:value="600000">
            <text:p>600,000 </text:p>
          </table:table-cell>
          <table:table-cell table:number-columns-repeated="1014"/>
        </table:table-row>
        <table:table-row table:style-name="ro4">
          <table:table-cell office:value-type="float" office:value="81">
            <text:p>81</text:p>
          </table:table-cell>
          <table:table-cell office:value-type="float" office:value="4050">
            <text:p>4,050 </text:p>
          </table:table-cell>
          <table:table-cell table:style-name="ce21" office:value-type="float" office:value="40500">
            <text:p>40,500 </text:p>
          </table:table-cell>
          <table:table-cell table:style-name="ce21" table:formula="of:=[.D89]+3000" office:value-type="float" office:value="243000">
            <text:p>243,000 </text:p>
          </table:table-cell>
          <table:table-cell table:style-name="ce21" table:formula="of:=[.E89]+7500" office:value-type="float" office:value="607500">
            <text:p>607,500 </text:p>
          </table:table-cell>
          <table:table-cell table:style-name="ce21" table:formula="of:=[.F89]+7500" office:value-type="float" office:value="607500">
            <text:p>607,500 </text:p>
          </table:table-cell>
          <table:table-cell table:style-name="ce21" office:value-type="float" office:value="40500">
            <text:p>40,500 </text:p>
          </table:table-cell>
          <table:table-cell table:style-name="ce21" table:formula="of:=[.H89]+3000" office:value-type="float" office:value="243000">
            <text:p>243,000 </text:p>
          </table:table-cell>
          <table:table-cell table:style-name="ce21" table:formula="of:=[.I89]+7500" office:value-type="float" office:value="607500">
            <text:p>607,500 </text:p>
          </table:table-cell>
          <table:table-cell table:style-name="ce21" table:formula="of:=[.J89]+7500" office:value-type="float" office:value="607500">
            <text:p>607,500 </text:p>
          </table:table-cell>
          <table:table-cell table:number-columns-repeated="1014"/>
        </table:table-row>
        <table:table-row table:style-name="ro4">
          <table:table-cell office:value-type="float" office:value="82">
            <text:p>82</text:p>
          </table:table-cell>
          <table:table-cell office:value-type="float" office:value="4100">
            <text:p>4,100 </text:p>
          </table:table-cell>
          <table:table-cell table:style-name="ce21" office:value-type="float" office:value="41000">
            <text:p>41,000 </text:p>
          </table:table-cell>
          <table:table-cell table:style-name="ce21" table:formula="of:=[.D90]+3000" office:value-type="float" office:value="246000">
            <text:p>246,000 </text:p>
          </table:table-cell>
          <table:table-cell table:style-name="ce21" table:formula="of:=[.E90]+7500" office:value-type="float" office:value="615000">
            <text:p>615,000 </text:p>
          </table:table-cell>
          <table:table-cell table:style-name="ce21" table:formula="of:=[.F90]+7500" office:value-type="float" office:value="615000">
            <text:p>615,000 </text:p>
          </table:table-cell>
          <table:table-cell table:style-name="ce21" office:value-type="float" office:value="41000">
            <text:p>41,000 </text:p>
          </table:table-cell>
          <table:table-cell table:style-name="ce21" table:formula="of:=[.H90]+3000" office:value-type="float" office:value="246000">
            <text:p>246,000 </text:p>
          </table:table-cell>
          <table:table-cell table:style-name="ce21" table:formula="of:=[.I90]+7500" office:value-type="float" office:value="615000">
            <text:p>615,000 </text:p>
          </table:table-cell>
          <table:table-cell table:style-name="ce21" table:formula="of:=[.J90]+7500" office:value-type="float" office:value="615000">
            <text:p>615,000 </text:p>
          </table:table-cell>
          <table:table-cell table:number-columns-repeated="1014"/>
        </table:table-row>
        <table:table-row table:style-name="ro4">
          <table:table-cell office:value-type="float" office:value="83">
            <text:p>83</text:p>
          </table:table-cell>
          <table:table-cell office:value-type="float" office:value="4150">
            <text:p>4,150 </text:p>
          </table:table-cell>
          <table:table-cell table:style-name="ce21" office:value-type="float" office:value="41500">
            <text:p>41,500 </text:p>
          </table:table-cell>
          <table:table-cell table:style-name="ce21" table:formula="of:=[.D91]+3000" office:value-type="float" office:value="249000">
            <text:p>249,000 </text:p>
          </table:table-cell>
          <table:table-cell table:style-name="ce21" table:formula="of:=[.E91]+7500" office:value-type="float" office:value="622500">
            <text:p>622,500 </text:p>
          </table:table-cell>
          <table:table-cell table:style-name="ce21" table:formula="of:=[.F91]+7500" office:value-type="float" office:value="622500">
            <text:p>622,500 </text:p>
          </table:table-cell>
          <table:table-cell table:style-name="ce21" office:value-type="float" office:value="41500">
            <text:p>41,500 </text:p>
          </table:table-cell>
          <table:table-cell table:style-name="ce21" table:formula="of:=[.H91]+3000" office:value-type="float" office:value="249000">
            <text:p>249,000 </text:p>
          </table:table-cell>
          <table:table-cell table:style-name="ce21" table:formula="of:=[.I91]+7500" office:value-type="float" office:value="622500">
            <text:p>622,500 </text:p>
          </table:table-cell>
          <table:table-cell table:style-name="ce21" table:formula="of:=[.J91]+7500" office:value-type="float" office:value="622500">
            <text:p>622,500 </text:p>
          </table:table-cell>
          <table:table-cell table:number-columns-repeated="1014"/>
        </table:table-row>
        <table:table-row table:style-name="ro4">
          <table:table-cell office:value-type="float" office:value="84">
            <text:p>84</text:p>
          </table:table-cell>
          <table:table-cell table:formula="of:=[.B92]+50" office:value-type="float" office:value="4200">
            <text:p>4,200 </text:p>
          </table:table-cell>
          <table:table-cell table:style-name="ce21" office:value-type="float" office:value="42000">
            <text:p>42,000 </text:p>
          </table:table-cell>
          <table:table-cell table:style-name="ce21" table:formula="of:=[.D92]+3000" office:value-type="float" office:value="252000">
            <text:p>252,000 </text:p>
          </table:table-cell>
          <table:table-cell table:style-name="ce21" table:formula="of:=[.E92]+7500" office:value-type="float" office:value="630000">
            <text:p>630,000 </text:p>
          </table:table-cell>
          <table:table-cell table:style-name="ce21" table:formula="of:=[.F92]+7500" office:value-type="float" office:value="630000">
            <text:p>630,000 </text:p>
          </table:table-cell>
          <table:table-cell table:style-name="ce21" office:value-type="float" office:value="42000">
            <text:p>42,000 </text:p>
          </table:table-cell>
          <table:table-cell table:style-name="ce21" table:formula="of:=[.H92]+3000" office:value-type="float" office:value="252000">
            <text:p>252,000 </text:p>
          </table:table-cell>
          <table:table-cell table:style-name="ce21" table:formula="of:=[.I92]+7500" office:value-type="float" office:value="630000">
            <text:p>630,000 </text:p>
          </table:table-cell>
          <table:table-cell table:style-name="ce21" table:formula="of:=[.J92]+7500" office:value-type="float" office:value="630000">
            <text:p>630,000 </text:p>
          </table:table-cell>
          <table:table-cell table:number-columns-repeated="1014"/>
        </table:table-row>
        <table:table-row table:style-name="ro4">
          <table:table-cell office:value-type="float" office:value="85">
            <text:p>85</text:p>
          </table:table-cell>
          <table:table-cell table:formula="of:=[.B93]+50" office:value-type="float" office:value="4250">
            <text:p>4,250 </text:p>
          </table:table-cell>
          <table:table-cell table:style-name="ce21" office:value-type="float" office:value="42500">
            <text:p>42,500 </text:p>
          </table:table-cell>
          <table:table-cell table:style-name="ce21" table:formula="of:=[.D93]+3000" office:value-type="float" office:value="255000">
            <text:p>255,000 </text:p>
          </table:table-cell>
          <table:table-cell table:style-name="ce21" table:formula="of:=[.E93]+7500" office:value-type="float" office:value="637500">
            <text:p>637,500 </text:p>
          </table:table-cell>
          <table:table-cell table:style-name="ce21" table:formula="of:=[.F93]+7500" office:value-type="float" office:value="637500">
            <text:p>637,500 </text:p>
          </table:table-cell>
          <table:table-cell table:style-name="ce21" office:value-type="float" office:value="42500">
            <text:p>42,500 </text:p>
          </table:table-cell>
          <table:table-cell table:style-name="ce21" table:formula="of:=[.H93]+3000" office:value-type="float" office:value="255000">
            <text:p>255,000 </text:p>
          </table:table-cell>
          <table:table-cell table:style-name="ce21" table:formula="of:=[.I93]+7500" office:value-type="float" office:value="637500">
            <text:p>637,500 </text:p>
          </table:table-cell>
          <table:table-cell table:style-name="ce21" table:formula="of:=[.J93]+7500" office:value-type="float" office:value="637500">
            <text:p>637,500 </text:p>
          </table:table-cell>
          <table:table-cell table:number-columns-repeated="1014"/>
        </table:table-row>
        <table:table-row table:style-name="ro4">
          <table:table-cell office:value-type="float" office:value="86">
            <text:p>86</text:p>
          </table:table-cell>
          <table:table-cell table:formula="of:=[.B94]+50" office:value-type="float" office:value="4300">
            <text:p>4,300 </text:p>
          </table:table-cell>
          <table:table-cell table:style-name="ce21" office:value-type="float" office:value="43000">
            <text:p>43,000 </text:p>
          </table:table-cell>
          <table:table-cell table:style-name="ce21" table:formula="of:=[.D94]+3000" office:value-type="float" office:value="258000">
            <text:p>258,000 </text:p>
          </table:table-cell>
          <table:table-cell table:style-name="ce21" table:formula="of:=[.E94]+7500" office:value-type="float" office:value="645000">
            <text:p>645,000 </text:p>
          </table:table-cell>
          <table:table-cell table:style-name="ce21" table:formula="of:=[.F94]+7500" office:value-type="float" office:value="645000">
            <text:p>645,000 </text:p>
          </table:table-cell>
          <table:table-cell table:style-name="ce21" office:value-type="float" office:value="43000">
            <text:p>43,000 </text:p>
          </table:table-cell>
          <table:table-cell table:style-name="ce21" table:formula="of:=[.H94]+3000" office:value-type="float" office:value="258000">
            <text:p>258,000 </text:p>
          </table:table-cell>
          <table:table-cell table:style-name="ce21" table:formula="of:=[.I94]+7500" office:value-type="float" office:value="645000">
            <text:p>645,000 </text:p>
          </table:table-cell>
          <table:table-cell table:style-name="ce21" table:formula="of:=[.J94]+7500" office:value-type="float" office:value="645000">
            <text:p>645,000 </text:p>
          </table:table-cell>
          <table:table-cell table:number-columns-repeated="1014"/>
        </table:table-row>
        <table:table-row table:style-name="ro4">
          <table:table-cell office:value-type="float" office:value="87">
            <text:p>87</text:p>
          </table:table-cell>
          <table:table-cell table:formula="of:=[.B95]+50" office:value-type="float" office:value="4350">
            <text:p>4,350 </text:p>
          </table:table-cell>
          <table:table-cell table:style-name="ce21" office:value-type="float" office:value="43500">
            <text:p>43,500 </text:p>
          </table:table-cell>
          <table:table-cell table:style-name="ce21" table:formula="of:=[.D95]+3000" office:value-type="float" office:value="261000">
            <text:p>261,000 </text:p>
          </table:table-cell>
          <table:table-cell table:style-name="ce21" table:formula="of:=[.E95]+7500" office:value-type="float" office:value="652500">
            <text:p>652,500 </text:p>
          </table:table-cell>
          <table:table-cell table:style-name="ce21" table:formula="of:=[.F95]+7500" office:value-type="float" office:value="652500">
            <text:p>652,500 </text:p>
          </table:table-cell>
          <table:table-cell table:style-name="ce21" office:value-type="float" office:value="43500">
            <text:p>43,500 </text:p>
          </table:table-cell>
          <table:table-cell table:style-name="ce21" table:formula="of:=[.H95]+3000" office:value-type="float" office:value="261000">
            <text:p>261,000 </text:p>
          </table:table-cell>
          <table:table-cell table:style-name="ce21" table:formula="of:=[.I95]+7500" office:value-type="float" office:value="652500">
            <text:p>652,500 </text:p>
          </table:table-cell>
          <table:table-cell table:style-name="ce21" table:formula="of:=[.J95]+7500" office:value-type="float" office:value="652500">
            <text:p>652,500 </text:p>
          </table:table-cell>
          <table:table-cell table:number-columns-repeated="1014"/>
        </table:table-row>
        <table:table-row table:style-name="ro4">
          <table:table-cell office:value-type="float" office:value="88">
            <text:p>88</text:p>
          </table:table-cell>
          <table:table-cell table:formula="of:=[.B96]+50" office:value-type="float" office:value="4400">
            <text:p>4,400 </text:p>
          </table:table-cell>
          <table:table-cell table:style-name="ce21" office:value-type="float" office:value="44000">
            <text:p>44,000 </text:p>
          </table:table-cell>
          <table:table-cell table:style-name="ce21" table:formula="of:=[.D96]+3000" office:value-type="float" office:value="264000">
            <text:p>264,000 </text:p>
          </table:table-cell>
          <table:table-cell table:style-name="ce21" table:formula="of:=[.E96]+7500" office:value-type="float" office:value="660000">
            <text:p>660,000 </text:p>
          </table:table-cell>
          <table:table-cell table:style-name="ce21" table:formula="of:=[.F96]+7500" office:value-type="float" office:value="660000">
            <text:p>660,000 </text:p>
          </table:table-cell>
          <table:table-cell table:style-name="ce21" office:value-type="float" office:value="44000">
            <text:p>44,000 </text:p>
          </table:table-cell>
          <table:table-cell table:style-name="ce21" table:formula="of:=[.H96]+3000" office:value-type="float" office:value="264000">
            <text:p>264,000 </text:p>
          </table:table-cell>
          <table:table-cell table:style-name="ce21" table:formula="of:=[.I96]+7500" office:value-type="float" office:value="660000">
            <text:p>660,000 </text:p>
          </table:table-cell>
          <table:table-cell table:style-name="ce21" table:formula="of:=[.J96]+7500" office:value-type="float" office:value="660000">
            <text:p>660,000 </text:p>
          </table:table-cell>
          <table:table-cell table:number-columns-repeated="1014"/>
        </table:table-row>
        <table:table-row table:style-name="ro4">
          <table:table-cell office:value-type="float" office:value="89">
            <text:p>89</text:p>
          </table:table-cell>
          <table:table-cell table:formula="of:=[.B97]+50" office:value-type="float" office:value="4450">
            <text:p>4,450 </text:p>
          </table:table-cell>
          <table:table-cell table:style-name="ce21" office:value-type="float" office:value="44500">
            <text:p>44,500 </text:p>
          </table:table-cell>
          <table:table-cell table:style-name="ce21" table:formula="of:=[.D97]+3000" office:value-type="float" office:value="267000">
            <text:p>267,000 </text:p>
          </table:table-cell>
          <table:table-cell table:style-name="ce21" table:formula="of:=[.E97]+7500" office:value-type="float" office:value="667500">
            <text:p>667,500 </text:p>
          </table:table-cell>
          <table:table-cell table:style-name="ce21" table:formula="of:=[.F97]+7500" office:value-type="float" office:value="667500">
            <text:p>667,500 </text:p>
          </table:table-cell>
          <table:table-cell table:style-name="ce21" office:value-type="float" office:value="44500">
            <text:p>44,500 </text:p>
          </table:table-cell>
          <table:table-cell table:style-name="ce21" table:formula="of:=[.H97]+3000" office:value-type="float" office:value="267000">
            <text:p>267,000 </text:p>
          </table:table-cell>
          <table:table-cell table:style-name="ce21" table:formula="of:=[.I97]+7500" office:value-type="float" office:value="667500">
            <text:p>667,500 </text:p>
          </table:table-cell>
          <table:table-cell table:style-name="ce21" table:formula="of:=[.J97]+7500" office:value-type="float" office:value="667500">
            <text:p>667,500 </text:p>
          </table:table-cell>
          <table:table-cell table:number-columns-repeated="1014"/>
        </table:table-row>
        <table:table-row table:style-name="ro4">
          <table:table-cell office:value-type="float" office:value="90">
            <text:p>90</text:p>
          </table:table-cell>
          <table:table-cell table:formula="of:=[.B98]+50" office:value-type="float" office:value="4500">
            <text:p>4,500 </text:p>
          </table:table-cell>
          <table:table-cell table:style-name="ce21" office:value-type="float" office:value="45000">
            <text:p>45,000 </text:p>
          </table:table-cell>
          <table:table-cell table:style-name="ce21" table:formula="of:=[.D98]+3000" office:value-type="float" office:value="270000">
            <text:p>270,000 </text:p>
          </table:table-cell>
          <table:table-cell table:style-name="ce21" table:formula="of:=[.E98]+7500" office:value-type="float" office:value="675000">
            <text:p>675,000 </text:p>
          </table:table-cell>
          <table:table-cell table:style-name="ce21" table:formula="of:=[.F98]+7500" office:value-type="float" office:value="675000">
            <text:p>675,000 </text:p>
          </table:table-cell>
          <table:table-cell table:style-name="ce21" office:value-type="float" office:value="45000">
            <text:p>45,000 </text:p>
          </table:table-cell>
          <table:table-cell table:style-name="ce21" table:formula="of:=[.H98]+3000" office:value-type="float" office:value="270000">
            <text:p>270,000 </text:p>
          </table:table-cell>
          <table:table-cell table:style-name="ce21" table:formula="of:=[.I98]+7500" office:value-type="float" office:value="675000">
            <text:p>675,000 </text:p>
          </table:table-cell>
          <table:table-cell table:style-name="ce21" table:formula="of:=[.J98]+7500" office:value-type="float" office:value="675000">
            <text:p>675,000 </text:p>
          </table:table-cell>
          <table:table-cell table:number-columns-repeated="1014"/>
        </table:table-row>
        <table:table-row table:style-name="ro4">
          <table:table-cell office:value-type="float" office:value="91">
            <text:p>91</text:p>
          </table:table-cell>
          <table:table-cell table:formula="of:=[.B99]+50" office:value-type="float" office:value="4550">
            <text:p>4,550 </text:p>
          </table:table-cell>
          <table:table-cell table:style-name="ce21" office:value-type="float" office:value="45500">
            <text:p>45,500 </text:p>
          </table:table-cell>
          <table:table-cell table:style-name="ce21" table:formula="of:=[.D99]+3000" office:value-type="float" office:value="273000">
            <text:p>273,000 </text:p>
          </table:table-cell>
          <table:table-cell table:style-name="ce21" table:formula="of:=[.E99]+7500" office:value-type="float" office:value="682500">
            <text:p>682,500 </text:p>
          </table:table-cell>
          <table:table-cell table:style-name="ce21" table:formula="of:=[.F99]+7500" office:value-type="float" office:value="682500">
            <text:p>682,500 </text:p>
          </table:table-cell>
          <table:table-cell table:style-name="ce21" office:value-type="float" office:value="45500">
            <text:p>45,500 </text:p>
          </table:table-cell>
          <table:table-cell table:style-name="ce21" table:formula="of:=[.H99]+3000" office:value-type="float" office:value="273000">
            <text:p>273,000 </text:p>
          </table:table-cell>
          <table:table-cell table:style-name="ce21" table:formula="of:=[.I99]+7500" office:value-type="float" office:value="682500">
            <text:p>682,500 </text:p>
          </table:table-cell>
          <table:table-cell table:style-name="ce21" table:formula="of:=[.J99]+7500" office:value-type="float" office:value="682500">
            <text:p>682,500 </text:p>
          </table:table-cell>
          <table:table-cell table:number-columns-repeated="1014"/>
        </table:table-row>
        <table:table-row table:style-name="ro4">
          <table:table-cell office:value-type="float" office:value="92">
            <text:p>92</text:p>
          </table:table-cell>
          <table:table-cell table:formula="of:=[.B100]+50" office:value-type="float" office:value="4600">
            <text:p>4,600 </text:p>
          </table:table-cell>
          <table:table-cell table:style-name="ce21" office:value-type="float" office:value="46000">
            <text:p>46,000 </text:p>
          </table:table-cell>
          <table:table-cell table:style-name="ce21" table:formula="of:=[.D100]+3000" office:value-type="float" office:value="276000">
            <text:p>276,000 </text:p>
          </table:table-cell>
          <table:table-cell table:style-name="ce21" table:formula="of:=[.E100]+7500" office:value-type="float" office:value="690000">
            <text:p>690,000 </text:p>
          </table:table-cell>
          <table:table-cell table:style-name="ce21" table:formula="of:=[.F100]+7500" office:value-type="float" office:value="690000">
            <text:p>690,000 </text:p>
          </table:table-cell>
          <table:table-cell table:style-name="ce21" office:value-type="float" office:value="46000">
            <text:p>46,000 </text:p>
          </table:table-cell>
          <table:table-cell table:style-name="ce21" table:formula="of:=[.H100]+3000" office:value-type="float" office:value="276000">
            <text:p>276,000 </text:p>
          </table:table-cell>
          <table:table-cell table:style-name="ce21" table:formula="of:=[.I100]+7500" office:value-type="float" office:value="690000">
            <text:p>690,000 </text:p>
          </table:table-cell>
          <table:table-cell table:style-name="ce21" table:formula="of:=[.J100]+7500" office:value-type="float" office:value="690000">
            <text:p>690,000 </text:p>
          </table:table-cell>
          <table:table-cell table:number-columns-repeated="1014"/>
        </table:table-row>
        <table:table-row table:style-name="ro4">
          <table:table-cell office:value-type="float" office:value="93">
            <text:p>93</text:p>
          </table:table-cell>
          <table:table-cell table:formula="of:=[.B101]+50" office:value-type="float" office:value="4650">
            <text:p>4,650 </text:p>
          </table:table-cell>
          <table:table-cell table:style-name="ce21" office:value-type="float" office:value="46500">
            <text:p>46,500 </text:p>
          </table:table-cell>
          <table:table-cell table:style-name="ce21" table:formula="of:=[.D101]+3000" office:value-type="float" office:value="279000">
            <text:p>279,000 </text:p>
          </table:table-cell>
          <table:table-cell table:style-name="ce21" table:formula="of:=[.E101]+7500" office:value-type="float" office:value="697500">
            <text:p>697,500 </text:p>
          </table:table-cell>
          <table:table-cell table:style-name="ce21" table:formula="of:=[.F101]+7500" office:value-type="float" office:value="697500">
            <text:p>697,500 </text:p>
          </table:table-cell>
          <table:table-cell table:style-name="ce21" office:value-type="float" office:value="46500">
            <text:p>46,500 </text:p>
          </table:table-cell>
          <table:table-cell table:style-name="ce21" table:formula="of:=[.H101]+3000" office:value-type="float" office:value="279000">
            <text:p>279,000 </text:p>
          </table:table-cell>
          <table:table-cell table:style-name="ce21" table:formula="of:=[.I101]+7500" office:value-type="float" office:value="697500">
            <text:p>697,500 </text:p>
          </table:table-cell>
          <table:table-cell table:style-name="ce21" table:formula="of:=[.J101]+7500" office:value-type="float" office:value="697500">
            <text:p>697,500 </text:p>
          </table:table-cell>
          <table:table-cell table:number-columns-repeated="1014"/>
        </table:table-row>
        <table:table-row table:style-name="ro4">
          <table:table-cell office:value-type="float" office:value="94">
            <text:p>94</text:p>
          </table:table-cell>
          <table:table-cell table:formula="of:=[.B102]+50" office:value-type="float" office:value="4700">
            <text:p>4,700 </text:p>
          </table:table-cell>
          <table:table-cell table:style-name="ce21" office:value-type="float" office:value="47000">
            <text:p>47,000 </text:p>
          </table:table-cell>
          <table:table-cell table:style-name="ce21" table:formula="of:=[.D102]+3000" office:value-type="float" office:value="282000">
            <text:p>282,000 </text:p>
          </table:table-cell>
          <table:table-cell table:style-name="ce21" table:formula="of:=[.E102]+7500" office:value-type="float" office:value="705000">
            <text:p>705,000 </text:p>
          </table:table-cell>
          <table:table-cell table:style-name="ce21" table:formula="of:=[.F102]+7500" office:value-type="float" office:value="705000">
            <text:p>705,000 </text:p>
          </table:table-cell>
          <table:table-cell table:style-name="ce21" office:value-type="float" office:value="47000">
            <text:p>47,000 </text:p>
          </table:table-cell>
          <table:table-cell table:style-name="ce21" table:formula="of:=[.H102]+3000" office:value-type="float" office:value="282000">
            <text:p>282,000 </text:p>
          </table:table-cell>
          <table:table-cell table:style-name="ce21" table:formula="of:=[.I102]+7500" office:value-type="float" office:value="705000">
            <text:p>705,000 </text:p>
          </table:table-cell>
          <table:table-cell table:style-name="ce21" table:formula="of:=[.J102]+7500" office:value-type="float" office:value="705000">
            <text:p>705,000 </text:p>
          </table:table-cell>
          <table:table-cell table:number-columns-repeated="1014"/>
        </table:table-row>
        <table:table-row table:style-name="ro4">
          <table:table-cell office:value-type="float" office:value="95">
            <text:p>95</text:p>
          </table:table-cell>
          <table:table-cell table:formula="of:=[.B103]+50" office:value-type="float" office:value="4750">
            <text:p>4,750 </text:p>
          </table:table-cell>
          <table:table-cell table:style-name="ce21" office:value-type="float" office:value="47500">
            <text:p>47,500 </text:p>
          </table:table-cell>
          <table:table-cell table:style-name="ce21" table:formula="of:=[.D103]+3000" office:value-type="float" office:value="285000">
            <text:p>285,000 </text:p>
          </table:table-cell>
          <table:table-cell table:style-name="ce21" table:formula="of:=[.E103]+7500" office:value-type="float" office:value="712500">
            <text:p>712,500 </text:p>
          </table:table-cell>
          <table:table-cell table:style-name="ce21" table:formula="of:=[.F103]+7500" office:value-type="float" office:value="712500">
            <text:p>712,500 </text:p>
          </table:table-cell>
          <table:table-cell table:style-name="ce21" office:value-type="float" office:value="47500">
            <text:p>47,500 </text:p>
          </table:table-cell>
          <table:table-cell table:style-name="ce21" table:formula="of:=[.H103]+3000" office:value-type="float" office:value="285000">
            <text:p>285,000 </text:p>
          </table:table-cell>
          <table:table-cell table:style-name="ce21" table:formula="of:=[.I103]+7500" office:value-type="float" office:value="712500">
            <text:p>712,500 </text:p>
          </table:table-cell>
          <table:table-cell table:style-name="ce21" table:formula="of:=[.J103]+7500" office:value-type="float" office:value="712500">
            <text:p>712,500 </text:p>
          </table:table-cell>
          <table:table-cell table:number-columns-repeated="1014"/>
        </table:table-row>
        <table:table-row table:style-name="ro4">
          <table:table-cell office:value-type="float" office:value="96">
            <text:p>96</text:p>
          </table:table-cell>
          <table:table-cell table:formula="of:=[.B104]+50" office:value-type="float" office:value="4800">
            <text:p>4,800 </text:p>
          </table:table-cell>
          <table:table-cell table:style-name="ce21" office:value-type="float" office:value="48000">
            <text:p>48,000 </text:p>
          </table:table-cell>
          <table:table-cell table:style-name="ce21" table:formula="of:=[.D104]+3000" office:value-type="float" office:value="288000">
            <text:p>288,000 </text:p>
          </table:table-cell>
          <table:table-cell table:style-name="ce21" table:formula="of:=[.E104]+7500" office:value-type="float" office:value="720000">
            <text:p>720,000 </text:p>
          </table:table-cell>
          <table:table-cell table:style-name="ce21" table:formula="of:=[.F104]+7500" office:value-type="float" office:value="720000">
            <text:p>720,000 </text:p>
          </table:table-cell>
          <table:table-cell table:style-name="ce21" office:value-type="float" office:value="48000">
            <text:p>48,000 </text:p>
          </table:table-cell>
          <table:table-cell table:style-name="ce21" table:formula="of:=[.H104]+3000" office:value-type="float" office:value="288000">
            <text:p>288,000 </text:p>
          </table:table-cell>
          <table:table-cell table:style-name="ce21" table:formula="of:=[.I104]+7500" office:value-type="float" office:value="720000">
            <text:p>720,000 </text:p>
          </table:table-cell>
          <table:table-cell table:style-name="ce21" table:formula="of:=[.J104]+7500" office:value-type="float" office:value="720000">
            <text:p>720,000 </text:p>
          </table:table-cell>
          <table:table-cell table:number-columns-repeated="1014"/>
        </table:table-row>
        <table:table-row table:style-name="ro4">
          <table:table-cell office:value-type="float" office:value="97">
            <text:p>97</text:p>
          </table:table-cell>
          <table:table-cell table:formula="of:=[.B105]+50" office:value-type="float" office:value="4850">
            <text:p>4,850 </text:p>
          </table:table-cell>
          <table:table-cell table:style-name="ce21" office:value-type="float" office:value="48500">
            <text:p>48,500 </text:p>
          </table:table-cell>
          <table:table-cell table:style-name="ce21" table:formula="of:=[.D105]+3000" office:value-type="float" office:value="291000">
            <text:p>291,000 </text:p>
          </table:table-cell>
          <table:table-cell table:style-name="ce21" table:formula="of:=[.E105]+7500" office:value-type="float" office:value="727500">
            <text:p>727,500 </text:p>
          </table:table-cell>
          <table:table-cell table:style-name="ce21" table:formula="of:=[.F105]+7500" office:value-type="float" office:value="727500">
            <text:p>727,500 </text:p>
          </table:table-cell>
          <table:table-cell table:style-name="ce21" office:value-type="float" office:value="48500">
            <text:p>48,500 </text:p>
          </table:table-cell>
          <table:table-cell table:style-name="ce21" table:formula="of:=[.H105]+3000" office:value-type="float" office:value="291000">
            <text:p>291,000 </text:p>
          </table:table-cell>
          <table:table-cell table:style-name="ce21" table:formula="of:=[.I105]+7500" office:value-type="float" office:value="727500">
            <text:p>727,500 </text:p>
          </table:table-cell>
          <table:table-cell table:style-name="ce21" table:formula="of:=[.J105]+7500" office:value-type="float" office:value="727500">
            <text:p>727,500 </text:p>
          </table:table-cell>
          <table:table-cell table:number-columns-repeated="1014"/>
        </table:table-row>
        <table:table-row table:style-name="ro4">
          <table:table-cell office:value-type="float" office:value="98">
            <text:p>98</text:p>
          </table:table-cell>
          <table:table-cell table:formula="of:=[.B106]+50" office:value-type="float" office:value="4900">
            <text:p>4,900 </text:p>
          </table:table-cell>
          <table:table-cell table:style-name="ce21" office:value-type="float" office:value="49000">
            <text:p>49,000 </text:p>
          </table:table-cell>
          <table:table-cell table:style-name="ce21" table:formula="of:=[.D106]+3000" office:value-type="float" office:value="294000">
            <text:p>294,000 </text:p>
          </table:table-cell>
          <table:table-cell table:style-name="ce21" table:formula="of:=[.E106]+7500" office:value-type="float" office:value="735000">
            <text:p>735,000 </text:p>
          </table:table-cell>
          <table:table-cell table:style-name="ce21" table:formula="of:=[.F106]+7500" office:value-type="float" office:value="735000">
            <text:p>735,000 </text:p>
          </table:table-cell>
          <table:table-cell table:style-name="ce21" office:value-type="float" office:value="49000">
            <text:p>49,000 </text:p>
          </table:table-cell>
          <table:table-cell table:style-name="ce21" table:formula="of:=[.H106]+3000" office:value-type="float" office:value="294000">
            <text:p>294,000 </text:p>
          </table:table-cell>
          <table:table-cell table:style-name="ce21" table:formula="of:=[.I106]+7500" office:value-type="float" office:value="735000">
            <text:p>735,000 </text:p>
          </table:table-cell>
          <table:table-cell table:style-name="ce21" table:formula="of:=[.J106]+7500" office:value-type="float" office:value="735000">
            <text:p>735,000 </text:p>
          </table:table-cell>
          <table:table-cell table:number-columns-repeated="1014"/>
        </table:table-row>
        <table:table-row table:style-name="ro4">
          <table:table-cell office:value-type="float" office:value="99">
            <text:p>99</text:p>
          </table:table-cell>
          <table:table-cell table:formula="of:=[.B107]+50" office:value-type="float" office:value="4950">
            <text:p>4,950 </text:p>
          </table:table-cell>
          <table:table-cell table:style-name="ce21" office:value-type="float" office:value="49500">
            <text:p>49,500 </text:p>
          </table:table-cell>
          <table:table-cell table:style-name="ce21" table:formula="of:=[.D107]+3000" office:value-type="float" office:value="297000">
            <text:p>297,000 </text:p>
          </table:table-cell>
          <table:table-cell table:style-name="ce21" table:formula="of:=[.E107]+7500" office:value-type="float" office:value="742500">
            <text:p>742,500 </text:p>
          </table:table-cell>
          <table:table-cell table:style-name="ce21" table:formula="of:=[.F107]+7500" office:value-type="float" office:value="742500">
            <text:p>742,500 </text:p>
          </table:table-cell>
          <table:table-cell table:style-name="ce21" office:value-type="float" office:value="49500">
            <text:p>49,500 </text:p>
          </table:table-cell>
          <table:table-cell table:style-name="ce21" table:formula="of:=[.H107]+3000" office:value-type="float" office:value="297000">
            <text:p>297,000 </text:p>
          </table:table-cell>
          <table:table-cell table:style-name="ce21" table:formula="of:=[.I107]+7500" office:value-type="float" office:value="742500">
            <text:p>742,500 </text:p>
          </table:table-cell>
          <table:table-cell table:style-name="ce21" table:formula="of:=[.J107]+7500" office:value-type="float" office:value="742500">
            <text:p>742,500 </text:p>
          </table:table-cell>
          <table:table-cell table:number-columns-repeated="1014"/>
        </table:table-row>
        <table:table-row table:style-name="ro4">
          <table:table-cell office:value-type="float" office:value="100">
            <text:p>100</text:p>
          </table:table-cell>
          <table:table-cell table:formula="of:=[.B108]+50" office:value-type="float" office:value="5000">
            <text:p>5,000 </text:p>
          </table:table-cell>
          <table:table-cell table:style-name="ce21" office:value-type="float" office:value="50000">
            <text:p>50,000 </text:p>
          </table:table-cell>
          <table:table-cell table:style-name="ce21" table:formula="of:=[.D108]+3000" office:value-type="float" office:value="300000">
            <text:p>300,000 </text:p>
          </table:table-cell>
          <table:table-cell table:style-name="ce21" table:formula="of:=[.E108]+7500" office:value-type="float" office:value="750000">
            <text:p>750,000 </text:p>
          </table:table-cell>
          <table:table-cell table:style-name="ce21" table:formula="of:=[.F108]+7500" office:value-type="float" office:value="750000">
            <text:p>750,000 </text:p>
          </table:table-cell>
          <table:table-cell table:style-name="ce21" office:value-type="float" office:value="50000">
            <text:p>50,000 </text:p>
          </table:table-cell>
          <table:table-cell table:style-name="ce21" table:formula="of:=[.H108]+3000" office:value-type="float" office:value="300000">
            <text:p>300,000 </text:p>
          </table:table-cell>
          <table:table-cell table:style-name="ce21" table:formula="of:=[.I108]+7500" office:value-type="float" office:value="750000">
            <text:p>750,000 </text:p>
          </table:table-cell>
          <table:table-cell table:style-name="ce21" table:formula="of:=[.J108]+7500" office:value-type="float" office:value="750000">
            <text:p>750,000 </text:p>
          </table:table-cell>
          <table:table-cell table:number-columns-repeated="1014"/>
        </table:table-row>
        <table:table-row table:style-name="ro4" table:number-rows-repeated="1048466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physical skills" table:style-name="ta8" table:print="false">
        <office:forms form:automatic-focus="false" form:apply-design-mode="false"/>
        <table:table-column table:style-name="co47" table:default-cell-style-name="ce2"/>
        <table:table-column table:style-name="co48" table:default-cell-style-name="ce2"/>
        <table:table-column table:style-name="co50" table:number-columns-repeated="2" table:default-cell-style-name="ce2"/>
        <table:table-column table:style-name="co53" table:default-cell-style-name="ce2"/>
        <table:table-column table:style-name="co50" table:default-cell-style-name="ce2"/>
        <table:table-column table:style-name="co64" table:number-columns-repeated="2" table:default-cell-style-name="ce2"/>
        <table:table-column table:style-name="co48" table:default-cell-style-name="ce68"/>
        <table:table-column table:style-name="co42" table:default-cell-style-name="ce2"/>
        <table:table-column table:style-name="co50" table:default-cell-style-name="ce2"/>
        <table:table-column table:style-name="co51" table:default-cell-style-name="ce2"/>
        <table:table-column table:style-name="co50" table:default-cell-style-name="ce2"/>
        <table:table-column table:style-name="co65" table:default-cell-style-name="ce2"/>
        <table:table-column table:style-name="co66" table:default-cell-style-name="ce2"/>
        <table:table-column table:style-name="co67" table:default-cell-style-name="ce2"/>
        <table:table-column table:style-name="co68" table:default-cell-style-name="ce2"/>
        <table:table-column table:style-name="co69" table:default-cell-style-name="ce2"/>
        <table:table-column table:style-name="co64" table:default-cell-style-name="ce2"/>
        <table:table-column table:style-name="co70" table:default-cell-style-name="ce2"/>
        <table:table-column table:style-name="co18" table:default-cell-style-name="ce2"/>
        <table:table-column table:style-name="co39" table:number-columns-repeated="236" table:default-cell-style-name="ce2"/>
        <table:table-row table:style-name="ro4">
          <table:table-cell table:style-name="ce39"/>
          <table:table-cell table:style-name="ce59" office:value-type="string">
            <text:p>Agility</text:p>
          </table:table-cell>
          <table:table-cell table:style-name="ce50" office:value-type="string">
            <text:p>Dodge</text:p>
          </table:table-cell>
          <table:table-cell table:style-name="ce51" office:value-type="string">
            <text:p>Riposte</text:p>
          </table:table-cell>
          <table:table-cell table:style-name="ce60" office:value-type="string">
            <text:p>Total Defense</text:p>
          </table:table-cell>
          <table:table-cell table:style-name="ce50" office:value-type="string">
            <text:p>Expertise</text:p>
          </table:table-cell>
          <table:table-cell table:style-name="ce51" office:value-type="string">
            <text:p>Combat Reflexes</text:p>
          </table:table-cell>
          <table:table-cell table:style-name="ce61" office:value-type="string">
            <text:p>Whirlwind Attack</text:p>
          </table:table-cell>
          <table:table-cell table:style-name="ce62" office:value-type="string">
            <text:p>Stamina</text:p>
          </table:table-cell>
          <table:table-cell table:style-name="ce69" office:value-type="string">
            <text:p>Body Hardness</text:p>
          </table:table-cell>
          <table:table-cell table:style-name="ce69" office:value-type="string">
            <text:p>Healing</text:p>
          </table:table-cell>
          <table:table-cell table:style-name="ce70" office:value-type="string">
            <text:p>Regeneration</text:p>
          </table:table-cell>
          <table:table-cell table:style-name="ce71" office:value-type="string">
            <text:p>Resistance</text:p>
          </table:table-cell>
          <table:table-cell table:style-name="ce72" office:value-type="string">
            <text:p>Energy Charge</text:p>
          </table:table-cell>
          <table:table-cell table:style-name="ce70" office:value-type="string">
            <text:p>Overchannel</text:p>
          </table:table-cell>
          <table:table-cell table:number-columns-repeated="2"/>
          <table:table-cell table:style-name="ce39" office:value-type="string">
            <text:p>Tier 1</text:p>
          </table:table-cell>
          <table:table-cell table:style-name="ce73" office:value-type="string">
            <text:p>Skills</text:p>
          </table:table-cell>
          <table:table-cell table:style-name="ce1" office:value-type="string">
            <text:p>Notes</text:p>
          </table:table-cell>
          <table:table-cell table:style-name="ce14" office:value-type="string">
            <text:p>Stamina</text:p>
          </table:table-cell>
          <table:table-cell table:number-columns-repeated="236"/>
        </table:table-row>
        <table:table-row table:style-name="ro4">
          <table:table-cell table:style-name="ce41" office:value-type="string">
            <text:p>Current</text:p>
          </table:table-cell>
          <table:table-cell table:style-name="ce21" office:value-type="float" office:value="1">
            <text:p>1 </text:p>
          </table:table-cell>
          <table:table-cell table:number-columns-repeated="6" table:style-name="ce21" office:value-type="float" office:value="0">
            <text:p><text:s/>- </text:p>
          </table:table-cell>
          <table:table-cell table:style-name="ce63" office:value-type="float" office:value="7">
            <text:p>7 </text:p>
          </table:table-cell>
          <table:table-cell table:number-columns-repeated="6" table:style-name="ce21" office:value-type="float" office:value="0">
            <text:p><text:s/>- </text:p>
          </table:table-cell>
          <table:table-cell table:number-columns-repeated="2"/>
          <table:table-cell table:style-name="ce54" office:value-type="string">
            <text:p>Tier 2</text:p>
          </table:table-cell>
          <table:table-cell table:style-name="ce47" office:value-type="string">
            <text:p>Agility</text:p>
          </table:table-cell>
          <table:table-cell office:value-type="string">
            <text:p>raises dex</text:p>
          </table:table-cell>
          <table:table-cell table:number-columns-repeated="237"/>
        </table:table-row>
        <table:table-row table:style-name="ro4">
          <table:table-cell table:style-name="ce41" office:value-type="string">
            <text:p>Spent</text:p>
          </table:table-cell>
          <table:table-cell table:style-name="ce48" table:formula="of:=SUM([.B$9]:OFFSET([.B$9];[.B2];0))" office:value-type="float" office:value="1000">
            <text:p>1,000 </text:p>
          </table:table-cell>
          <table:table-cell table:style-name="ce48" table:formula="of:=SUM([.C$9]:OFFSET([.C$9];[.C2];0))" office:value-type="float" office:value="0">
            <text:p><text:s/>- </text:p>
          </table:table-cell>
          <table:table-cell table:style-name="ce48" table:formula="of:=SUM([.D$9]:OFFSET([.D$9];[.D2];0))" office:value-type="float" office:value="0">
            <text:p><text:s/>- </text:p>
          </table:table-cell>
          <table:table-cell table:style-name="ce48" table:formula="of:=SUM([.E$9]:OFFSET([.E$9];[.E2];0))" office:value-type="float" office:value="0">
            <text:p><text:s/>- </text:p>
          </table:table-cell>
          <table:table-cell table:style-name="ce48" table:formula="of:=SUM([.F$9]:OFFSET([.F$9];[.F2];0))" office:value-type="float" office:value="0">
            <text:p><text:s/>- </text:p>
          </table:table-cell>
          <table:table-cell table:style-name="ce48" table:formula="of:=SUM([.G$9]:OFFSET([.G$9];[.G2];0))" office:value-type="float" office:value="0">
            <text:p><text:s/>- </text:p>
          </table:table-cell>
          <table:table-cell table:style-name="ce48" table:formula="of:=SUM([.H$9]:OFFSET([.H$9];[.H2];0))" office:value-type="float" office:value="0">
            <text:p><text:s/>- </text:p>
          </table:table-cell>
          <table:table-cell table:style-name="ce64" table:formula="of:=SUM([.I$9]:OFFSET([.I$9];[.I2];0))" office:value-type="float" office:value="28000">
            <text:p>28,000 </text:p>
          </table:table-cell>
          <table:table-cell table:style-name="ce48" table:formula="of:=SUM([.J$9]:OFFSET([.J$9];[.J2];0))" office:value-type="float" office:value="0">
            <text:p><text:s/>- </text:p>
          </table:table-cell>
          <table:table-cell table:style-name="ce48" table:formula="of:=SUM([.K$9]:OFFSET([.K$9];[.K2];0))" office:value-type="float" office:value="0">
            <text:p><text:s/>- </text:p>
          </table:table-cell>
          <table:table-cell table:style-name="ce48" table:formula="of:=SUM([.L$9]:OFFSET([.L$9];[.L2];0))" office:value-type="float" office:value="0">
            <text:p><text:s/>- </text:p>
          </table:table-cell>
          <table:table-cell table:style-name="ce48" table:formula="of:=SUM([.M$9]:OFFSET([.M$9];[.M2];0))" office:value-type="float" office:value="0">
            <text:p><text:s/>- </text:p>
          </table:table-cell>
          <table:table-cell table:style-name="ce48" table:formula="of:=SUM([.N$9]:OFFSET([.N$9];[.N2];0))" office:value-type="float" office:value="0">
            <text:p><text:s/>- </text:p>
          </table:table-cell>
          <table:table-cell table:style-name="ce48" table:formula="of:=SUM([.O$9]:OFFSET([.O$9];[.O2];0))" office:value-type="float" office:value="0">
            <text:p><text:s/>- </text:p>
          </table:table-cell>
          <table:table-cell table:style-name="ce53" table:formula="of:=SUM([.B3:.O3])" office:value-type="float" office:value="29000">
            <text:p>29,000</text:p>
          </table:table-cell>
          <table:table-cell table:style-name="ce53"/>
          <table:table-cell table:style-name="ce55" office:value-type="string">
            <text:p>Tier 3</text:p>
          </table:table-cell>
          <table:table-cell table:style-name="ce50" office:value-type="string">
            <text:p>Dodge</text:p>
          </table:table-cell>
          <table:table-cell office:value-type="string">
            <text:p>dodge!</text:p>
          </table:table-cell>
          <table:table-cell office:value-type="string">
            <text:p>5 / rnd</text:p>
          </table:table-cell>
          <table:table-cell table:number-columns-repeated="236"/>
        </table:table-row>
        <table:table-row table:style-name="ro4">
          <table:table-cell table:style-name="ce41" office:value-type="string">
            <text:p>To Max</text:p>
          </table:table-cell>
          <table:table-cell table:style-name="ce48" table:formula="of:=SUM([.B10:.B109])" office:value-type="float" office:value="5050000">
            <text:p>5,050,000 </text:p>
          </table:table-cell>
          <table:table-cell table:style-name="ce48" table:formula="of:=SUM([.C10:.C109])" office:value-type="float" office:value="12625000">
            <text:p>12,625,000 </text:p>
          </table:table-cell>
          <table:table-cell table:style-name="ce48" table:formula="of:=SUM([.D10:.D109])" office:value-type="float" office:value="25250000">
            <text:p>25,250,000 </text:p>
          </table:table-cell>
          <table:table-cell table:style-name="ce48" table:formula="of:=SUM([.E10:.E109])" office:value-type="float" office:value="50500000">
            <text:p>50,500,000 </text:p>
          </table:table-cell>
          <table:table-cell table:style-name="ce48" table:formula="of:=SUM([.F10:.F109])" office:value-type="float" office:value="12625000">
            <text:p>12,625,000 </text:p>
          </table:table-cell>
          <table:table-cell table:style-name="ce48" table:formula="of:=SUM([.G10:.G109])" office:value-type="float" office:value="25250000">
            <text:p>25,250,000 </text:p>
          </table:table-cell>
          <table:table-cell table:style-name="ce48" table:formula="of:=SUM([.H10:.H109])" office:value-type="float" office:value="50500000">
            <text:p>50,500,000 </text:p>
          </table:table-cell>
          <table:table-cell table:style-name="ce64" table:formula="of:=SUM([.I10:.I109])" office:value-type="float" office:value="5050000">
            <text:p>5,050,000 </text:p>
          </table:table-cell>
          <table:table-cell table:style-name="ce48" table:formula="of:=SUM([.J10:.J109])" office:value-type="float" office:value="12625000">
            <text:p>12,625,000 </text:p>
          </table:table-cell>
          <table:table-cell table:style-name="ce48" table:formula="of:=SUM([.K10:.K109])" office:value-type="float" office:value="12625000">
            <text:p>12,625,000 </text:p>
          </table:table-cell>
          <table:table-cell table:style-name="ce48" table:formula="of:=SUM([.L10:.L109])" office:value-type="float" office:value="25250000">
            <text:p>25,250,000 </text:p>
          </table:table-cell>
          <table:table-cell table:style-name="ce48" table:formula="of:=SUM([.M10:.M109])" office:value-type="float" office:value="50500000">
            <text:p>50,500,000 </text:p>
          </table:table-cell>
          <table:table-cell table:style-name="ce48" table:formula="of:=SUM([.N10:.N109])" office:value-type="float" office:value="12625000">
            <text:p>12,625,000 </text:p>
          </table:table-cell>
          <table:table-cell table:style-name="ce48" table:formula="of:=SUM([.O10:.O109])" office:value-type="float" office:value="25250000">
            <text:p>25,250,000 </text:p>
          </table:table-cell>
          <table:table-cell table:number-columns-repeated="2"/>
          <table:table-cell table:style-name="ce56" office:value-type="string">
            <text:p>Tier 4</text:p>
          </table:table-cell>
          <table:table-cell table:style-name="ce51" office:value-type="string">
            <text:p>Riposte</text:p>
          </table:table-cell>
          <table:table-cell office:value-type="string">
            <text:p>attack on mob misses</text:p>
          </table:table-cell>
          <table:table-cell office:value-type="string">
            <text:p>50/attack</text:p>
          </table:table-cell>
          <table:table-cell table:number-columns-repeated="236"/>
        </table:table-row>
        <table:table-row table:style-name="ro4">
          <table:table-cell table:style-name="ce41" office:value-type="string">
            <text:p>% Spent</text:p>
          </table:table-cell>
          <table:table-cell table:style-name="ce44" table:formula="of:=[.B3]/(SUM([.$B$3:.$O$3]))" office:value-type="percentage" office:value="0.0344827586206897">
            <text:p>3.45%</text:p>
          </table:table-cell>
          <table:table-cell table:style-name="ce44" table:formula="of:=[.C3]/(SUM([.$B$3:.$O$3]))" office:value-type="percentage" office:value="0">
            <text:p>0.00%</text:p>
          </table:table-cell>
          <table:table-cell table:style-name="ce44" table:formula="of:=[.D3]/(SUM([.$B$3:.$O$3]))" office:value-type="percentage" office:value="0">
            <text:p>0.00%</text:p>
          </table:table-cell>
          <table:table-cell table:style-name="ce44" table:formula="of:=[.E3]/(SUM([.$B$3:.$O$3]))" office:value-type="percentage" office:value="0">
            <text:p>0.00%</text:p>
          </table:table-cell>
          <table:table-cell table:style-name="ce44" table:formula="of:=[.F3]/(SUM([.$B$3:.$O$3]))" office:value-type="percentage" office:value="0">
            <text:p>0.00%</text:p>
          </table:table-cell>
          <table:table-cell table:style-name="ce44" table:formula="of:=[.G3]/(SUM([.$B$3:.$O$3]))" office:value-type="percentage" office:value="0">
            <text:p>0.00%</text:p>
          </table:table-cell>
          <table:table-cell table:style-name="ce44" table:formula="of:=[.H3]/(SUM([.$B$3:.$O$3]))" office:value-type="percentage" office:value="0">
            <text:p>0.00%</text:p>
          </table:table-cell>
          <table:table-cell table:style-name="ce65" table:formula="of:=[.I3]/(SUM([.$B$3:.$O$3]))" office:value-type="percentage" office:value="0.96551724137931">
            <text:p>96.55%</text:p>
          </table:table-cell>
          <table:table-cell table:style-name="ce44" table:formula="of:=[.J3]/(SUM([.$B$3:.$O$3]))" office:value-type="percentage" office:value="0">
            <text:p>0.00%</text:p>
          </table:table-cell>
          <table:table-cell table:style-name="ce44" table:formula="of:=[.K3]/(SUM([.$B$3:.$O$3]))" office:value-type="percentage" office:value="0">
            <text:p>0.00%</text:p>
          </table:table-cell>
          <table:table-cell table:style-name="ce44" table:formula="of:=[.L3]/(SUM([.$B$3:.$O$3]))" office:value-type="percentage" office:value="0">
            <text:p>0.00%</text:p>
          </table:table-cell>
          <table:table-cell table:style-name="ce44" table:formula="of:=[.M3]/(SUM([.$B$3:.$O$3]))" office:value-type="percentage" office:value="0">
            <text:p>0.00%</text:p>
          </table:table-cell>
          <table:table-cell table:style-name="ce44" table:formula="of:=[.N3]/(SUM([.$B$3:.$O$3]))" office:value-type="percentage" office:value="0">
            <text:p>0.00%</text:p>
          </table:table-cell>
          <table:table-cell table:style-name="ce44" table:formula="of:=[.O3]/(SUM([.$B$3:.$O$3]))" office:value-type="percentage" office:value="0">
            <text:p>0.00%</text:p>
          </table:table-cell>
          <table:table-cell table:number-columns-repeated="3"/>
          <table:table-cell table:style-name="ce60" office:value-type="string">
            <text:p>Total Defense</text:p>
          </table:table-cell>
          <table:table-cell office:value-type="string">
            <text:p>block/dodge all attacks</text:p>
          </table:table-cell>
          <table:table-cell office:value-type="string">
            <text:p>15 / rnd</text:p>
          </table:table-cell>
          <table:table-cell table:number-columns-repeated="236"/>
        </table:table-row>
        <table:table-row table:style-name="ro4">
          <table:table-cell table:style-name="ce42" office:value-type="string">
            <text:p>Next</text:p>
          </table:table-cell>
          <table:table-cell table:style-name="ce45" table:formula="of:=VLOOKUP([.B$2]+1;[.$A10:.$O198];COLUMN([.B$2]);FALSE())" office:value-type="float" office:value="2000">
            <text:p>2,000 </text:p>
          </table:table-cell>
          <table:table-cell table:style-name="ce45" table:formula="of:=VLOOKUP([.C$2]+1;[.$A10:.$O198];COLUMN([.C$2]);FALSE())" office:value-type="float" office:value="2500">
            <text:p>2,500 </text:p>
          </table:table-cell>
          <table:table-cell table:style-name="ce45" table:formula="of:=VLOOKUP([.D$2]+1;[.$A10:.$O198];COLUMN([.D$2]);FALSE())" office:value-type="float" office:value="5000">
            <text:p>5,000 </text:p>
          </table:table-cell>
          <table:table-cell table:style-name="ce45" table:formula="of:=VLOOKUP([.E$2]+1;[.$A10:.$O198];COLUMN([.E$2]);FALSE())" office:value-type="float" office:value="10000">
            <text:p>10,000 </text:p>
          </table:table-cell>
          <table:table-cell table:style-name="ce45" table:formula="of:=VLOOKUP([.F$2]+1;[.$A10:.$O198];COLUMN([.F$2]);FALSE())" office:value-type="float" office:value="2500">
            <text:p>2,500 </text:p>
          </table:table-cell>
          <table:table-cell table:style-name="ce45" table:formula="of:=VLOOKUP([.G$2]+1;[.$A10:.$O198];COLUMN([.G$2]);FALSE())" office:value-type="float" office:value="5000">
            <text:p>5,000 </text:p>
          </table:table-cell>
          <table:table-cell table:style-name="ce45" table:formula="of:=VLOOKUP([.H$2]+1;[.$A10:.$O198];COLUMN([.H$2]);FALSE())" office:value-type="float" office:value="10000">
            <text:p>10,000 </text:p>
          </table:table-cell>
          <table:table-cell table:style-name="ce66" table:formula="of:=VLOOKUP([.I$2]+1;[.$A10:.$O198];COLUMN([.I$2]);FALSE())" office:value-type="float" office:value="8000">
            <text:p>8,000 </text:p>
          </table:table-cell>
          <table:table-cell table:style-name="ce45" table:formula="of:=VLOOKUP([.J$2]+1;[.$A10:.$O198];COLUMN([.J$2]);FALSE())" office:value-type="float" office:value="2500">
            <text:p>2,500 </text:p>
          </table:table-cell>
          <table:table-cell table:style-name="ce45" table:formula="of:=VLOOKUP([.K$2]+1;[.$A10:.$O198];COLUMN([.K$2]);FALSE())" office:value-type="float" office:value="2500">
            <text:p>2,500 </text:p>
          </table:table-cell>
          <table:table-cell table:style-name="ce45" table:formula="of:=VLOOKUP([.L$2]+1;[.$A10:.$O198];COLUMN([.L$2]);FALSE())" office:value-type="float" office:value="5000">
            <text:p>5,000 </text:p>
          </table:table-cell>
          <table:table-cell table:style-name="ce45" table:formula="of:=VLOOKUP([.M$2]+1;[.$A10:.$O198];COLUMN([.M$2]);FALSE())" office:value-type="float" office:value="10000">
            <text:p>10,000 </text:p>
          </table:table-cell>
          <table:table-cell table:style-name="ce45" table:formula="of:=VLOOKUP([.N$2]+1;[.$A10:.$O198];COLUMN([.N$2]);FALSE())" office:value-type="float" office:value="2500">
            <text:p>2,500 </text:p>
          </table:table-cell>
          <table:table-cell table:style-name="ce52" table:formula="of:=VLOOKUP([.O$2]+1;[.$A10:.$O198];COLUMN([.O$2]);FALSE())" office:value-type="float" office:value="5000">
            <text:p>5,000 </text:p>
          </table:table-cell>
          <table:table-cell table:number-columns-repeated="3"/>
          <table:table-cell table:style-name="ce50" office:value-type="string">
            <text:p>Expertise</text:p>
          </table:table-cell>
          <table:table-cell office:value-type="string">
            <text:p>helps hitting by lowering defense</text:p>
          </table:table-cell>
          <table:table-cell office:value-type="string">
            <text:p>5 / rnd</text:p>
          </table:table-cell>
          <table:table-cell table:number-columns-repeated="236"/>
        </table:table-row>
        <table:table-row table:style-name="ro4">
          <table:table-cell table:style-name="ce41" office:value-type="string">
            <text:p>% Next</text:p>
          </table:table-cell>
          <table:table-cell table:style-name="ce49" table:formula="of:=([.B$3]+[.B$6])/(SUM([.$B$3:.$O$3])+[.B$6])" office:value-type="percentage" office:value="0.0967741935483871">
            <text:p>10%</text:p>
          </table:table-cell>
          <table:table-cell table:style-name="ce49" table:formula="of:=([.C$3]+[.C$6])/(SUM([.$B$3:.$O$3])+[.C$6])" office:value-type="percentage" office:value="0.0793650793650794">
            <text:p>8%</text:p>
          </table:table-cell>
          <table:table-cell table:style-name="ce49" table:formula="of:=([.D$3]+[.D$6])/(SUM([.$B$3:.$O$3])+[.D$6])" office:value-type="percentage" office:value="0.147058823529412">
            <text:p>15%</text:p>
          </table:table-cell>
          <table:table-cell table:style-name="ce49" table:formula="of:=([.E$3]+[.E$6])/(SUM([.$B$3:.$O$3])+[.E$6])" office:value-type="percentage" office:value="0.256410256410256">
            <text:p>26%</text:p>
          </table:table-cell>
          <table:table-cell table:style-name="ce49" table:formula="of:=([.F$3]+[.F$6])/(SUM([.$B$3:.$O$3])+[.F$6])" office:value-type="percentage" office:value="0.0793650793650794">
            <text:p>8%</text:p>
          </table:table-cell>
          <table:table-cell table:style-name="ce49" table:formula="of:=([.G$3]+[.G$6])/(SUM([.$B$3:.$O$3])+[.G$6])" office:value-type="percentage" office:value="0.147058823529412">
            <text:p>15%</text:p>
          </table:table-cell>
          <table:table-cell table:style-name="ce49" table:formula="of:=([.H$3]+[.H$6])/(SUM([.$B$3:.$O$3])+[.H$6])" office:value-type="percentage" office:value="0.256410256410256">
            <text:p>26%</text:p>
          </table:table-cell>
          <table:table-cell table:style-name="ce67" table:formula="of:=([.I$3]+[.I$6])/(SUM([.$B$3:.$O$3])+[.I$6])" office:value-type="percentage" office:value="0.972972972972973">
            <text:p>97%</text:p>
          </table:table-cell>
          <table:table-cell table:style-name="ce49" table:formula="of:=([.J$3]+[.J$6])/(SUM([.$B$3:.$O$3])+[.J$6])" office:value-type="percentage" office:value="0.0793650793650794">
            <text:p>8%</text:p>
          </table:table-cell>
          <table:table-cell table:style-name="ce49" table:formula="of:=([.K$3]+[.K$6])/(SUM([.$B$3:.$O$3])+[.K$6])" office:value-type="percentage" office:value="0.0793650793650794">
            <text:p>8%</text:p>
          </table:table-cell>
          <table:table-cell table:style-name="ce49" table:formula="of:=([.L$3]+[.L$6])/(SUM([.$B$3:.$O$3])+[.L$6])" office:value-type="percentage" office:value="0.147058823529412">
            <text:p>15%</text:p>
          </table:table-cell>
          <table:table-cell table:style-name="ce49" table:formula="of:=([.M$3]+[.M$6])/(SUM([.$B$3:.$O$3])+[.M$6])" office:value-type="percentage" office:value="0.256410256410256">
            <text:p>26%</text:p>
          </table:table-cell>
          <table:table-cell table:style-name="ce49" table:formula="of:=([.N$3]+[.N$6])/(SUM([.$B$3:.$O$3])+[.N$6])" office:value-type="percentage" office:value="0.0793650793650794">
            <text:p>8%</text:p>
          </table:table-cell>
          <table:table-cell table:style-name="ce49" table:formula="of:=([.O$3]+[.O$6])/(SUM([.$B$3:.$O$3])+[.O$6])" office:value-type="percentage" office:value="0.147058823529412">
            <text:p>15%</text:p>
          </table:table-cell>
          <table:table-cell table:number-columns-repeated="3"/>
          <table:table-cell table:style-name="ce51" office:value-type="string">
            <text:p>Combat Reflexes</text:p>
          </table:table-cell>
          <table:table-cell office:value-type="string">
            <text:p>increases attacks/rnd</text:p>
          </table:table-cell>
          <table:table-cell table:number-columns-repeated="237"/>
        </table:table-row>
        <table:table-row table:style-name="ro4">
          <table:table-cell table:style-name="ce39"/>
          <table:table-cell table:style-name="ce21" table:number-columns-repeated="7"/>
          <table:table-cell table:number-columns-repeated="10"/>
          <table:table-cell table:style-name="ce61" office:value-type="string">
            <text:p>Whirlwind Attack</text:p>
          </table:table-cell>
          <table:table-cell office:value-type="string">
            <text:p>hit all mobs in room</text:p>
          </table:table-cell>
          <table:table-cell office:value-type="string">
            <text:p>5 / rnd</text:p>
          </table:table-cell>
          <table:table-cell table:number-columns-repeated="236"/>
        </table:table-row>
        <table:table-row table:style-name="ro4">
          <table:table-cell table:number-columns-repeated="8" table:style-name="ce21" office:value-type="float" office:value="0">
            <text:p><text:s/>- </text:p>
          </table:table-cell>
          <table:table-cell table:style-name="ce63" office:value-type="float" office:value="0">
            <text:p><text:s/>- </text:p>
          </table:table-cell>
          <table:table-cell table:number-columns-repeated="6" table:style-name="ce21" office:value-type="float" office:value="0">
            <text:p><text:s/>- </text:p>
          </table:table-cell>
          <table:table-cell table:number-columns-repeated="3"/>
          <table:table-cell table:style-name="ce47" office:value-type="string">
            <text:p>Stamina</text:p>
          </table:table-cell>
          <table:table-cell office:value-type="string">
            <text:p>raises stam and hp/stam regen</text:p>
          </table:table-cell>
          <table:table-cell table:number-columns-repeated="237"/>
        </table:table-row>
        <table:table-row table:style-name="ro4">
          <table:table-cell table:style-name="ce21" office:value-type="float" office:value="1">
            <text:p>1 </text:p>
          </table:table-cell>
          <table:table-cell table:style-name="ce21" office:value-type="float" office:value="1000">
            <text:p>1,000 </text:p>
          </table:table-cell>
          <table:table-cell table:style-name="ce21" office:value-type="float" office:value="2500">
            <text:p>2,500 </text:p>
          </table:table-cell>
          <table:table-cell table:style-name="ce21" office:value-type="float" office:value="5000">
            <text:p>5,000 </text:p>
          </table:table-cell>
          <table:table-cell table:style-name="ce21" office:value-type="float" office:value="10000">
            <text:p>10,000 </text:p>
          </table:table-cell>
          <table:table-cell table:style-name="ce21" office:value-type="float" office:value="2500">
            <text:p>2,500 </text:p>
          </table:table-cell>
          <table:table-cell table:style-name="ce21" office:value-type="float" office:value="5000">
            <text:p>5,000 </text:p>
          </table:table-cell>
          <table:table-cell table:style-name="ce21" office:value-type="float" office:value="10000">
            <text:p>10,000 </text:p>
          </table:table-cell>
          <table:table-cell table:style-name="ce63" office:value-type="float" office:value="1000">
            <text:p>1,000 </text:p>
          </table:table-cell>
          <table:table-cell table:number-columns-repeated="2" table:style-name="ce21" office:value-type="float" office:value="2500">
            <text:p>2,500 </text:p>
          </table:table-cell>
          <table:table-cell table:style-name="ce21" office:value-type="float" office:value="5000">
            <text:p>5,000 </text:p>
          </table:table-cell>
          <table:table-cell table:style-name="ce21" office:value-type="float" office:value="10000">
            <text:p>10,000 </text:p>
          </table:table-cell>
          <table:table-cell table:style-name="ce21" office:value-type="float" office:value="2500">
            <text:p>2,500 </text:p>
          </table:table-cell>
          <table:table-cell table:style-name="ce21" office:value-type="float" office:value="5000">
            <text:p>5,000 </text:p>
          </table:table-cell>
          <table:table-cell table:number-columns-repeated="3"/>
          <table:table-cell table:style-name="ce69" office:value-type="string">
            <text:p>Body Hardness</text:p>
          </table:table-cell>
          <table:table-cell office:value-type="string">
            <text:p>boosts con to hp ratio</text:p>
          </table:table-cell>
          <table:table-cell table:number-columns-repeated="237"/>
        </table:table-row>
        <table:table-row table:style-name="ro4">
          <table:table-cell table:style-name="ce21" office:value-type="float" office:value="2">
            <text:p>2 </text:p>
          </table:table-cell>
          <table:table-cell table:style-name="ce21" office:value-type="float" office:value="2000">
            <text:p>2,000 </text:p>
          </table:table-cell>
          <table:table-cell table:style-name="ce21" table:formula="of:=[.C10]+2500" office:value-type="float" office:value="5000">
            <text:p>5,000 </text:p>
          </table:table-cell>
          <table:table-cell table:style-name="ce21" table:formula="of:=[.D10]+5000" office:value-type="float" office:value="10000">
            <text:p>10,000 </text:p>
          </table:table-cell>
          <table:table-cell table:style-name="ce21" table:formula="of:=[.E10]+10000" office:value-type="float" office:value="20000">
            <text:p>20,000 </text:p>
          </table:table-cell>
          <table:table-cell table:style-name="ce21" table:formula="of:=[.F10]+2500" office:value-type="float" office:value="5000">
            <text:p>5,000 </text:p>
          </table:table-cell>
          <table:table-cell table:style-name="ce21" table:formula="of:=[.G10]+5000" office:value-type="float" office:value="10000">
            <text:p>10,000 </text:p>
          </table:table-cell>
          <table:table-cell table:style-name="ce21" table:formula="of:=[.H10]+10000" office:value-type="float" office:value="20000">
            <text:p>20,000 </text:p>
          </table:table-cell>
          <table:table-cell table:style-name="ce63" office:value-type="float" office:value="2000">
            <text:p>2,000 </text:p>
          </table:table-cell>
          <table:table-cell table:style-name="ce21" table:formula="of:=[.J10]+2500" office:value-type="float" office:value="5000">
            <text:p>5,000 </text:p>
          </table:table-cell>
          <table:table-cell table:style-name="ce21" table:formula="of:=[.K10]+2500" office:value-type="float" office:value="5000">
            <text:p>5,000 </text:p>
          </table:table-cell>
          <table:table-cell table:style-name="ce21" table:formula="of:=[.L10]+5000" office:value-type="float" office:value="10000">
            <text:p>10,000 </text:p>
          </table:table-cell>
          <table:table-cell table:style-name="ce21" table:formula="of:=[.M10]+10000" office:value-type="float" office:value="20000">
            <text:p>20,000 </text:p>
          </table:table-cell>
          <table:table-cell table:style-name="ce21" table:formula="of:=[.N10]+2500" office:value-type="float" office:value="5000">
            <text:p>5,000 </text:p>
          </table:table-cell>
          <table:table-cell table:style-name="ce21" table:formula="of:=[.O10]+5000" office:value-type="float" office:value="10000">
            <text:p>10,000 </text:p>
          </table:table-cell>
          <table:table-cell table:number-columns-repeated="3"/>
          <table:table-cell table:style-name="ce69" office:value-type="string">
            <text:p>Healing</text:p>
          </table:table-cell>
          <table:table-cell office:value-type="string">
            <text:p>boosts body adjustment healing</text:p>
          </table:table-cell>
          <table:table-cell table:number-columns-repeated="237"/>
        </table:table-row>
        <table:table-row table:style-name="ro4">
          <table:table-cell table:style-name="ce21" office:value-type="float" office:value="3">
            <text:p>3 </text:p>
          </table:table-cell>
          <table:table-cell table:style-name="ce21" office:value-type="float" office:value="3000">
            <text:p>3,000 </text:p>
          </table:table-cell>
          <table:table-cell table:style-name="ce21" table:formula="of:=[.C11]+2500" office:value-type="float" office:value="7500">
            <text:p>7,500 </text:p>
          </table:table-cell>
          <table:table-cell table:style-name="ce21" table:formula="of:=[.D11]+5000" office:value-type="float" office:value="15000">
            <text:p>15,000 </text:p>
          </table:table-cell>
          <table:table-cell table:style-name="ce21" table:formula="of:=[.E11]+10000" office:value-type="float" office:value="30000">
            <text:p>30,000 </text:p>
          </table:table-cell>
          <table:table-cell table:style-name="ce21" table:formula="of:=[.F11]+2500" office:value-type="float" office:value="7500">
            <text:p>7,500 </text:p>
          </table:table-cell>
          <table:table-cell table:style-name="ce21" table:formula="of:=[.G11]+5000" office:value-type="float" office:value="15000">
            <text:p>15,000 </text:p>
          </table:table-cell>
          <table:table-cell table:style-name="ce21" table:formula="of:=[.H11]+10000" office:value-type="float" office:value="30000">
            <text:p>30,000 </text:p>
          </table:table-cell>
          <table:table-cell table:style-name="ce63" office:value-type="float" office:value="3000">
            <text:p>3,000 </text:p>
          </table:table-cell>
          <table:table-cell table:style-name="ce21" table:formula="of:=[.J11]+2500" office:value-type="float" office:value="7500">
            <text:p>7,500 </text:p>
          </table:table-cell>
          <table:table-cell table:style-name="ce21" table:formula="of:=[.K11]+2500" office:value-type="float" office:value="7500">
            <text:p>7,500 </text:p>
          </table:table-cell>
          <table:table-cell table:style-name="ce21" table:formula="of:=[.L11]+5000" office:value-type="float" office:value="15000">
            <text:p>15,000 </text:p>
          </table:table-cell>
          <table:table-cell table:style-name="ce21" table:formula="of:=[.M11]+10000" office:value-type="float" office:value="30000">
            <text:p>30,000 </text:p>
          </table:table-cell>
          <table:table-cell table:style-name="ce21" table:formula="of:=[.N11]+2500" office:value-type="float" office:value="7500">
            <text:p>7,500 </text:p>
          </table:table-cell>
          <table:table-cell table:style-name="ce21" table:formula="of:=[.O11]+5000" office:value-type="float" office:value="15000">
            <text:p>15,000 </text:p>
          </table:table-cell>
          <table:table-cell table:number-columns-repeated="3"/>
          <table:table-cell table:style-name="ce70" office:value-type="string">
            <text:p>Regeneration</text:p>
          </table:table-cell>
          <table:table-cell office:value-type="string">
            <text:p>gives health regen</text:p>
          </table:table-cell>
          <table:table-cell table:number-columns-repeated="237"/>
        </table:table-row>
        <table:table-row table:style-name="ro4">
          <table:table-cell table:style-name="ce21" office:value-type="float" office:value="4">
            <text:p>4 </text:p>
          </table:table-cell>
          <table:table-cell table:style-name="ce21" office:value-type="float" office:value="4000">
            <text:p>4,000 </text:p>
          </table:table-cell>
          <table:table-cell table:style-name="ce21" table:formula="of:=[.C12]+2500" office:value-type="float" office:value="10000">
            <text:p>10,000 </text:p>
          </table:table-cell>
          <table:table-cell table:style-name="ce21" table:formula="of:=[.D12]+5000" office:value-type="float" office:value="20000">
            <text:p>20,000 </text:p>
          </table:table-cell>
          <table:table-cell table:style-name="ce21" table:formula="of:=[.E12]+10000" office:value-type="float" office:value="40000">
            <text:p>40,000 </text:p>
          </table:table-cell>
          <table:table-cell table:style-name="ce21" table:formula="of:=[.F12]+2500" office:value-type="float" office:value="10000">
            <text:p>10,000 </text:p>
          </table:table-cell>
          <table:table-cell table:style-name="ce21" table:formula="of:=[.G12]+5000" office:value-type="float" office:value="20000">
            <text:p>20,000 </text:p>
          </table:table-cell>
          <table:table-cell table:style-name="ce21" table:formula="of:=[.H12]+10000" office:value-type="float" office:value="40000">
            <text:p>40,000 </text:p>
          </table:table-cell>
          <table:table-cell table:style-name="ce63" office:value-type="float" office:value="4000">
            <text:p>4,000 </text:p>
          </table:table-cell>
          <table:table-cell table:style-name="ce21" table:formula="of:=[.J12]+2500" office:value-type="float" office:value="10000">
            <text:p>10,000 </text:p>
          </table:table-cell>
          <table:table-cell table:style-name="ce21" table:formula="of:=[.K12]+2500" office:value-type="float" office:value="10000">
            <text:p>10,000 </text:p>
          </table:table-cell>
          <table:table-cell table:style-name="ce21" table:formula="of:=[.L12]+5000" office:value-type="float" office:value="20000">
            <text:p>20,000 </text:p>
          </table:table-cell>
          <table:table-cell table:style-name="ce21" table:formula="of:=[.M12]+10000" office:value-type="float" office:value="40000">
            <text:p>40,000 </text:p>
          </table:table-cell>
          <table:table-cell table:style-name="ce21" table:formula="of:=[.N12]+2500" office:value-type="float" office:value="10000">
            <text:p>10,000 </text:p>
          </table:table-cell>
          <table:table-cell table:style-name="ce21" table:formula="of:=[.O12]+5000" office:value-type="float" office:value="20000">
            <text:p>20,000 </text:p>
          </table:table-cell>
          <table:table-cell table:number-columns-repeated="3"/>
          <table:table-cell table:style-name="ce71" office:value-type="string">
            <text:p>Resistance</text:p>
          </table:table-cell>
          <table:table-cell office:value-type="string">
            <text:p>reduces dmg</text:p>
          </table:table-cell>
          <table:table-cell table:number-columns-repeated="237"/>
        </table:table-row>
        <table:table-row table:style-name="ro4">
          <table:table-cell table:style-name="ce21" office:value-type="float" office:value="5">
            <text:p>5 </text:p>
          </table:table-cell>
          <table:table-cell table:style-name="ce21" office:value-type="float" office:value="5000">
            <text:p>5,000 </text:p>
          </table:table-cell>
          <table:table-cell table:style-name="ce21" table:formula="of:=[.C13]+2500" office:value-type="float" office:value="12500">
            <text:p>12,500 </text:p>
          </table:table-cell>
          <table:table-cell table:style-name="ce21" table:formula="of:=[.D13]+5000" office:value-type="float" office:value="25000">
            <text:p>25,000 </text:p>
          </table:table-cell>
          <table:table-cell table:style-name="ce21" table:formula="of:=[.E13]+10000" office:value-type="float" office:value="50000">
            <text:p>50,000 </text:p>
          </table:table-cell>
          <table:table-cell table:style-name="ce21" table:formula="of:=[.F13]+2500" office:value-type="float" office:value="12500">
            <text:p>12,500 </text:p>
          </table:table-cell>
          <table:table-cell table:style-name="ce21" table:formula="of:=[.G13]+5000" office:value-type="float" office:value="25000">
            <text:p>25,000 </text:p>
          </table:table-cell>
          <table:table-cell table:style-name="ce21" table:formula="of:=[.H13]+10000" office:value-type="float" office:value="50000">
            <text:p>50,000 </text:p>
          </table:table-cell>
          <table:table-cell table:style-name="ce63" office:value-type="float" office:value="5000">
            <text:p>5,000 </text:p>
          </table:table-cell>
          <table:table-cell table:style-name="ce21" table:formula="of:=[.J13]+2500" office:value-type="float" office:value="12500">
            <text:p>12,500 </text:p>
          </table:table-cell>
          <table:table-cell table:style-name="ce21" table:formula="of:=[.K13]+2500" office:value-type="float" office:value="12500">
            <text:p>12,500 </text:p>
          </table:table-cell>
          <table:table-cell table:style-name="ce21" table:formula="of:=[.L13]+5000" office:value-type="float" office:value="25000">
            <text:p>25,000 </text:p>
          </table:table-cell>
          <table:table-cell table:style-name="ce21" table:formula="of:=[.M13]+10000" office:value-type="float" office:value="50000">
            <text:p>50,000 </text:p>
          </table:table-cell>
          <table:table-cell table:style-name="ce21" table:formula="of:=[.N13]+2500" office:value-type="float" office:value="12500">
            <text:p>12,500 </text:p>
          </table:table-cell>
          <table:table-cell table:style-name="ce21" table:formula="of:=[.O13]+5000" office:value-type="float" office:value="25000">
            <text:p>25,000 </text:p>
          </table:table-cell>
          <table:table-cell table:number-columns-repeated="3"/>
          <table:table-cell table:style-name="ce72" office:value-type="string">
            <text:p>Energy Charge</text:p>
          </table:table-cell>
          <table:table-cell office:value-type="string">
            <text:p>drain pe from mob and store</text:p>
          </table:table-cell>
          <table:table-cell table:number-columns-repeated="237"/>
        </table:table-row>
        <table:table-row table:style-name="ro4">
          <table:table-cell table:style-name="ce21" office:value-type="float" office:value="6">
            <text:p>6 </text:p>
          </table:table-cell>
          <table:table-cell table:style-name="ce21" office:value-type="float" office:value="6000">
            <text:p>6,000 </text:p>
          </table:table-cell>
          <table:table-cell table:style-name="ce21" table:formula="of:=[.C14]+2500" office:value-type="float" office:value="15000">
            <text:p>15,000 </text:p>
          </table:table-cell>
          <table:table-cell table:style-name="ce21" table:formula="of:=[.D14]+5000" office:value-type="float" office:value="30000">
            <text:p>30,000 </text:p>
          </table:table-cell>
          <table:table-cell table:style-name="ce21" table:formula="of:=[.E14]+10000" office:value-type="float" office:value="60000">
            <text:p>60,000 </text:p>
          </table:table-cell>
          <table:table-cell table:style-name="ce21" table:formula="of:=[.F14]+2500" office:value-type="float" office:value="15000">
            <text:p>15,000 </text:p>
          </table:table-cell>
          <table:table-cell table:style-name="ce21" table:formula="of:=[.G14]+5000" office:value-type="float" office:value="30000">
            <text:p>30,000 </text:p>
          </table:table-cell>
          <table:table-cell table:style-name="ce21" table:formula="of:=[.H14]+10000" office:value-type="float" office:value="60000">
            <text:p>60,000 </text:p>
          </table:table-cell>
          <table:table-cell table:style-name="ce63" office:value-type="float" office:value="6000">
            <text:p>6,000 </text:p>
          </table:table-cell>
          <table:table-cell table:style-name="ce21" table:formula="of:=[.J14]+2500" office:value-type="float" office:value="15000">
            <text:p>15,000 </text:p>
          </table:table-cell>
          <table:table-cell table:style-name="ce21" table:formula="of:=[.K14]+2500" office:value-type="float" office:value="15000">
            <text:p>15,000 </text:p>
          </table:table-cell>
          <table:table-cell table:style-name="ce21" table:formula="of:=[.L14]+5000" office:value-type="float" office:value="30000">
            <text:p>30,000 </text:p>
          </table:table-cell>
          <table:table-cell table:style-name="ce21" table:formula="of:=[.M14]+10000" office:value-type="float" office:value="60000">
            <text:p>60,000 </text:p>
          </table:table-cell>
          <table:table-cell table:style-name="ce21" table:formula="of:=[.N14]+2500" office:value-type="float" office:value="15000">
            <text:p>15,000 </text:p>
          </table:table-cell>
          <table:table-cell table:style-name="ce21" table:formula="of:=[.O14]+5000" office:value-type="float" office:value="30000">
            <text:p>30,000 </text:p>
          </table:table-cell>
          <table:table-cell table:number-columns-repeated="2"/>
          <table:table-cell table:style-name="Default"/>
          <table:table-cell table:style-name="ce70" office:value-type="string">
            <text:p>Overchannel</text:p>
          </table:table-cell>
          <table:table-cell office:value-type="string">
            <text:p>convert stam to pe</text:p>
          </table:table-cell>
          <table:table-cell table:number-columns-repeated="237"/>
        </table:table-row>
        <table:table-row table:style-name="ro4">
          <table:table-cell table:style-name="ce21" office:value-type="float" office:value="7">
            <text:p>7 </text:p>
          </table:table-cell>
          <table:table-cell table:style-name="ce21" office:value-type="float" office:value="7000">
            <text:p>7,000 </text:p>
          </table:table-cell>
          <table:table-cell table:style-name="ce21" table:formula="of:=[.C15]+2500" office:value-type="float" office:value="17500">
            <text:p>17,500 </text:p>
          </table:table-cell>
          <table:table-cell table:style-name="ce21" table:formula="of:=[.D15]+5000" office:value-type="float" office:value="35000">
            <text:p>35,000 </text:p>
          </table:table-cell>
          <table:table-cell table:style-name="ce21" table:formula="of:=[.E15]+10000" office:value-type="float" office:value="70000">
            <text:p>70,000 </text:p>
          </table:table-cell>
          <table:table-cell table:style-name="ce21" table:formula="of:=[.F15]+2500" office:value-type="float" office:value="17500">
            <text:p>17,500 </text:p>
          </table:table-cell>
          <table:table-cell table:style-name="ce21" table:formula="of:=[.G15]+5000" office:value-type="float" office:value="35000">
            <text:p>35,000 </text:p>
          </table:table-cell>
          <table:table-cell table:style-name="ce21" table:formula="of:=[.H15]+10000" office:value-type="float" office:value="70000">
            <text:p>70,000 </text:p>
          </table:table-cell>
          <table:table-cell table:style-name="ce63" office:value-type="float" office:value="7000">
            <text:p>7,000 </text:p>
          </table:table-cell>
          <table:table-cell table:style-name="ce21" table:formula="of:=[.J15]+2500" office:value-type="float" office:value="17500">
            <text:p>17,500 </text:p>
          </table:table-cell>
          <table:table-cell table:style-name="ce21" table:formula="of:=[.K15]+2500" office:value-type="float" office:value="17500">
            <text:p>17,500 </text:p>
          </table:table-cell>
          <table:table-cell table:style-name="ce21" table:formula="of:=[.L15]+5000" office:value-type="float" office:value="35000">
            <text:p>35,000 </text:p>
          </table:table-cell>
          <table:table-cell table:style-name="ce21" table:formula="of:=[.M15]+10000" office:value-type="float" office:value="70000">
            <text:p>70,000 </text:p>
          </table:table-cell>
          <table:table-cell table:style-name="ce21" table:formula="of:=[.N15]+2500" office:value-type="float" office:value="17500">
            <text:p>17,500 </text:p>
          </table:table-cell>
          <table:table-cell table:style-name="ce21" table:formula="of:=[.O15]+5000" office:value-type="float" office:value="35000">
            <text:p>35,000 </text:p>
          </table:table-cell>
          <table:table-cell table:number-columns-repeated="2"/>
          <table:table-cell table:style-name="Default"/>
          <table:table-cell table:number-columns-repeated="239"/>
        </table:table-row>
        <table:table-row table:style-name="ro4">
          <table:table-cell table:style-name="ce21" office:value-type="float" office:value="8">
            <text:p>8 </text:p>
          </table:table-cell>
          <table:table-cell table:style-name="ce21" office:value-type="float" office:value="8000">
            <text:p>8,000 </text:p>
          </table:table-cell>
          <table:table-cell table:style-name="ce21" table:formula="of:=[.C16]+2500" office:value-type="float" office:value="20000">
            <text:p>20,000 </text:p>
          </table:table-cell>
          <table:table-cell table:style-name="ce21" table:formula="of:=[.D16]+5000" office:value-type="float" office:value="40000">
            <text:p>40,000 </text:p>
          </table:table-cell>
          <table:table-cell table:style-name="ce21" table:formula="of:=[.E16]+10000" office:value-type="float" office:value="80000">
            <text:p>80,000 </text:p>
          </table:table-cell>
          <table:table-cell table:style-name="ce21" table:formula="of:=[.F16]+2500" office:value-type="float" office:value="20000">
            <text:p>20,000 </text:p>
          </table:table-cell>
          <table:table-cell table:style-name="ce21" table:formula="of:=[.G16]+5000" office:value-type="float" office:value="40000">
            <text:p>40,000 </text:p>
          </table:table-cell>
          <table:table-cell table:style-name="ce21" table:formula="of:=[.H16]+10000" office:value-type="float" office:value="80000">
            <text:p>80,000 </text:p>
          </table:table-cell>
          <table:table-cell table:style-name="ce63" office:value-type="float" office:value="8000">
            <text:p>8,000 </text:p>
          </table:table-cell>
          <table:table-cell table:style-name="ce21" table:formula="of:=[.J16]+2500" office:value-type="float" office:value="20000">
            <text:p>20,000 </text:p>
          </table:table-cell>
          <table:table-cell table:style-name="ce21" table:formula="of:=[.K16]+2500" office:value-type="float" office:value="20000">
            <text:p>20,000 </text:p>
          </table:table-cell>
          <table:table-cell table:style-name="ce21" table:formula="of:=[.L16]+5000" office:value-type="float" office:value="40000">
            <text:p>40,000 </text:p>
          </table:table-cell>
          <table:table-cell table:style-name="ce21" table:formula="of:=[.M16]+10000" office:value-type="float" office:value="80000">
            <text:p>80,000 </text:p>
          </table:table-cell>
          <table:table-cell table:style-name="ce21" table:formula="of:=[.N16]+2500" office:value-type="float" office:value="20000">
            <text:p>20,000 </text:p>
          </table:table-cell>
          <table:table-cell table:style-name="ce21" table:formula="of:=[.O16]+5000" office:value-type="float" office:value="40000">
            <text:p>40,000 </text:p>
          </table:table-cell>
          <table:table-cell table:number-columns-repeated="2"/>
          <table:table-cell table:style-name="Default"/>
          <table:table-cell table:number-columns-repeated="239"/>
        </table:table-row>
        <table:table-row table:style-name="ro4">
          <table:table-cell table:style-name="ce21" office:value-type="float" office:value="9">
            <text:p>9 </text:p>
          </table:table-cell>
          <table:table-cell table:style-name="ce21" office:value-type="float" office:value="9000">
            <text:p>9,000 </text:p>
          </table:table-cell>
          <table:table-cell table:style-name="ce21" table:formula="of:=[.C17]+2500" office:value-type="float" office:value="22500">
            <text:p>22,500 </text:p>
          </table:table-cell>
          <table:table-cell table:style-name="ce21" table:formula="of:=[.D17]+5000" office:value-type="float" office:value="45000">
            <text:p>45,000 </text:p>
          </table:table-cell>
          <table:table-cell table:style-name="ce21" table:formula="of:=[.E17]+10000" office:value-type="float" office:value="90000">
            <text:p>90,000 </text:p>
          </table:table-cell>
          <table:table-cell table:style-name="ce21" table:formula="of:=[.F17]+2500" office:value-type="float" office:value="22500">
            <text:p>22,500 </text:p>
          </table:table-cell>
          <table:table-cell table:style-name="ce21" table:formula="of:=[.G17]+5000" office:value-type="float" office:value="45000">
            <text:p>45,000 </text:p>
          </table:table-cell>
          <table:table-cell table:style-name="ce21" table:formula="of:=[.H17]+10000" office:value-type="float" office:value="90000">
            <text:p>90,000 </text:p>
          </table:table-cell>
          <table:table-cell table:style-name="ce63" office:value-type="float" office:value="9000">
            <text:p>9,000 </text:p>
          </table:table-cell>
          <table:table-cell table:style-name="ce21" table:formula="of:=[.J17]+2500" office:value-type="float" office:value="22500">
            <text:p>22,500 </text:p>
          </table:table-cell>
          <table:table-cell table:style-name="ce21" table:formula="of:=[.K17]+2500" office:value-type="float" office:value="22500">
            <text:p>22,500 </text:p>
          </table:table-cell>
          <table:table-cell table:style-name="ce21" table:formula="of:=[.L17]+5000" office:value-type="float" office:value="45000">
            <text:p>45,000 </text:p>
          </table:table-cell>
          <table:table-cell table:style-name="ce21" table:formula="of:=[.M17]+10000" office:value-type="float" office:value="90000">
            <text:p>90,000 </text:p>
          </table:table-cell>
          <table:table-cell table:style-name="ce21" table:formula="of:=[.N17]+2500" office:value-type="float" office:value="22500">
            <text:p>22,500 </text:p>
          </table:table-cell>
          <table:table-cell table:style-name="ce21" table:formula="of:=[.O17]+5000" office:value-type="float" office:value="45000">
            <text:p>45,000 </text:p>
          </table:table-cell>
          <table:table-cell table:number-columns-repeated="2"/>
          <table:table-cell table:style-name="Default"/>
          <table:table-cell table:number-columns-repeated="239"/>
        </table:table-row>
        <table:table-row table:style-name="ro4">
          <table:table-cell table:style-name="ce21" office:value-type="float" office:value="10">
            <text:p>10 </text:p>
          </table:table-cell>
          <table:table-cell table:style-name="ce21" office:value-type="float" office:value="10000">
            <text:p>10,000 </text:p>
          </table:table-cell>
          <table:table-cell table:style-name="ce21" table:formula="of:=[.C18]+2500" office:value-type="float" office:value="25000">
            <text:p>25,000 </text:p>
          </table:table-cell>
          <table:table-cell table:style-name="ce21" table:formula="of:=[.D18]+5000" office:value-type="float" office:value="50000">
            <text:p>50,000 </text:p>
          </table:table-cell>
          <table:table-cell table:style-name="ce21" table:formula="of:=[.E18]+10000" office:value-type="float" office:value="100000">
            <text:p>100,000 </text:p>
          </table:table-cell>
          <table:table-cell table:style-name="ce21" table:formula="of:=[.F18]+2500" office:value-type="float" office:value="25000">
            <text:p>25,000 </text:p>
          </table:table-cell>
          <table:table-cell table:style-name="ce21" table:formula="of:=[.G18]+5000" office:value-type="float" office:value="50000">
            <text:p>50,000 </text:p>
          </table:table-cell>
          <table:table-cell table:style-name="ce21" table:formula="of:=[.H18]+10000" office:value-type="float" office:value="100000">
            <text:p>100,000 </text:p>
          </table:table-cell>
          <table:table-cell table:style-name="ce63" office:value-type="float" office:value="10000">
            <text:p>10,000 </text:p>
          </table:table-cell>
          <table:table-cell table:style-name="ce21" table:formula="of:=[.J18]+2500" office:value-type="float" office:value="25000">
            <text:p>25,000 </text:p>
          </table:table-cell>
          <table:table-cell table:style-name="ce21" table:formula="of:=[.K18]+2500" office:value-type="float" office:value="25000">
            <text:p>25,000 </text:p>
          </table:table-cell>
          <table:table-cell table:style-name="ce21" table:formula="of:=[.L18]+5000" office:value-type="float" office:value="50000">
            <text:p>50,000 </text:p>
          </table:table-cell>
          <table:table-cell table:style-name="ce21" table:formula="of:=[.M18]+10000" office:value-type="float" office:value="100000">
            <text:p>100,000 </text:p>
          </table:table-cell>
          <table:table-cell table:style-name="ce21" table:formula="of:=[.N18]+2500" office:value-type="float" office:value="25000">
            <text:p>25,000 </text:p>
          </table:table-cell>
          <table:table-cell table:style-name="ce21" table:formula="of:=[.O18]+5000" office:value-type="float" office:value="50000">
            <text:p>50,000 </text:p>
          </table:table-cell>
          <table:table-cell table:number-columns-repeated="2"/>
          <table:table-cell table:style-name="Default"/>
          <table:table-cell table:number-columns-repeated="239"/>
        </table:table-row>
        <table:table-row table:style-name="ro4">
          <table:table-cell table:style-name="ce21" office:value-type="float" office:value="11">
            <text:p>11 </text:p>
          </table:table-cell>
          <table:table-cell table:style-name="ce21" office:value-type="float" office:value="11000">
            <text:p>11,000 </text:p>
          </table:table-cell>
          <table:table-cell table:style-name="ce21" table:formula="of:=[.C19]+2500" office:value-type="float" office:value="27500">
            <text:p>27,500 </text:p>
          </table:table-cell>
          <table:table-cell table:style-name="ce21" table:formula="of:=[.D19]+5000" office:value-type="float" office:value="55000">
            <text:p>55,000 </text:p>
          </table:table-cell>
          <table:table-cell table:style-name="ce21" table:formula="of:=[.E19]+10000" office:value-type="float" office:value="110000">
            <text:p>110,000 </text:p>
          </table:table-cell>
          <table:table-cell table:style-name="ce21" table:formula="of:=[.F19]+2500" office:value-type="float" office:value="27500">
            <text:p>27,500 </text:p>
          </table:table-cell>
          <table:table-cell table:style-name="ce21" table:formula="of:=[.G19]+5000" office:value-type="float" office:value="55000">
            <text:p>55,000 </text:p>
          </table:table-cell>
          <table:table-cell table:style-name="ce21" table:formula="of:=[.H19]+10000" office:value-type="float" office:value="110000">
            <text:p>110,000 </text:p>
          </table:table-cell>
          <table:table-cell table:style-name="ce63" office:value-type="float" office:value="11000">
            <text:p>11,000 </text:p>
          </table:table-cell>
          <table:table-cell table:style-name="ce21" table:formula="of:=[.J19]+2500" office:value-type="float" office:value="27500">
            <text:p>27,500 </text:p>
          </table:table-cell>
          <table:table-cell table:style-name="ce21" table:formula="of:=[.K19]+2500" office:value-type="float" office:value="27500">
            <text:p>27,500 </text:p>
          </table:table-cell>
          <table:table-cell table:style-name="ce21" table:formula="of:=[.L19]+5000" office:value-type="float" office:value="55000">
            <text:p>55,000 </text:p>
          </table:table-cell>
          <table:table-cell table:style-name="ce21" table:formula="of:=[.M19]+10000" office:value-type="float" office:value="110000">
            <text:p>110,000 </text:p>
          </table:table-cell>
          <table:table-cell table:style-name="ce21" table:formula="of:=[.N19]+2500" office:value-type="float" office:value="27500">
            <text:p>27,500 </text:p>
          </table:table-cell>
          <table:table-cell table:style-name="ce21" table:formula="of:=[.O19]+5000" office:value-type="float" office:value="55000">
            <text:p>55,000 </text:p>
          </table:table-cell>
          <table:table-cell table:number-columns-repeated="2"/>
          <table:table-cell table:style-name="Default"/>
          <table:table-cell table:number-columns-repeated="239"/>
        </table:table-row>
        <table:table-row table:style-name="ro4">
          <table:table-cell table:style-name="ce21" office:value-type="float" office:value="12">
            <text:p>12 </text:p>
          </table:table-cell>
          <table:table-cell table:style-name="ce21" office:value-type="float" office:value="12000">
            <text:p>12,000 </text:p>
          </table:table-cell>
          <table:table-cell table:style-name="ce21" table:formula="of:=[.C20]+2500" office:value-type="float" office:value="30000">
            <text:p>30,000 </text:p>
          </table:table-cell>
          <table:table-cell table:style-name="ce21" table:formula="of:=[.D20]+5000" office:value-type="float" office:value="60000">
            <text:p>60,000 </text:p>
          </table:table-cell>
          <table:table-cell table:style-name="ce21" table:formula="of:=[.E20]+10000" office:value-type="float" office:value="120000">
            <text:p>120,000 </text:p>
          </table:table-cell>
          <table:table-cell table:style-name="ce21" table:formula="of:=[.F20]+2500" office:value-type="float" office:value="30000">
            <text:p>30,000 </text:p>
          </table:table-cell>
          <table:table-cell table:style-name="ce21" table:formula="of:=[.G20]+5000" office:value-type="float" office:value="60000">
            <text:p>60,000 </text:p>
          </table:table-cell>
          <table:table-cell table:style-name="ce21" table:formula="of:=[.H20]+10000" office:value-type="float" office:value="120000">
            <text:p>120,000 </text:p>
          </table:table-cell>
          <table:table-cell table:style-name="ce63" office:value-type="float" office:value="12000">
            <text:p>12,000 </text:p>
          </table:table-cell>
          <table:table-cell table:style-name="ce21" table:formula="of:=[.J20]+2500" office:value-type="float" office:value="30000">
            <text:p>30,000 </text:p>
          </table:table-cell>
          <table:table-cell table:style-name="ce21" table:formula="of:=[.K20]+2500" office:value-type="float" office:value="30000">
            <text:p>30,000 </text:p>
          </table:table-cell>
          <table:table-cell table:style-name="ce21" table:formula="of:=[.L20]+5000" office:value-type="float" office:value="60000">
            <text:p>60,000 </text:p>
          </table:table-cell>
          <table:table-cell table:style-name="ce21" table:formula="of:=[.M20]+10000" office:value-type="float" office:value="120000">
            <text:p>120,000 </text:p>
          </table:table-cell>
          <table:table-cell table:style-name="ce21" table:formula="of:=[.N20]+2500" office:value-type="float" office:value="30000">
            <text:p>30,000 </text:p>
          </table:table-cell>
          <table:table-cell table:style-name="ce21" table:formula="of:=[.O20]+5000" office:value-type="float" office:value="60000">
            <text:p>6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13">
            <text:p>13 </text:p>
          </table:table-cell>
          <table:table-cell table:style-name="ce21" office:value-type="float" office:value="13000">
            <text:p>13,000 </text:p>
          </table:table-cell>
          <table:table-cell table:style-name="ce21" table:formula="of:=[.C21]+2500" office:value-type="float" office:value="32500">
            <text:p>32,500 </text:p>
          </table:table-cell>
          <table:table-cell table:style-name="ce21" table:formula="of:=[.D21]+5000" office:value-type="float" office:value="65000">
            <text:p>65,000 </text:p>
          </table:table-cell>
          <table:table-cell table:style-name="ce21" table:formula="of:=[.E21]+10000" office:value-type="float" office:value="130000">
            <text:p>130,000 </text:p>
          </table:table-cell>
          <table:table-cell table:style-name="ce21" table:formula="of:=[.F21]+2500" office:value-type="float" office:value="32500">
            <text:p>32,500 </text:p>
          </table:table-cell>
          <table:table-cell table:style-name="ce21" table:formula="of:=[.G21]+5000" office:value-type="float" office:value="65000">
            <text:p>65,000 </text:p>
          </table:table-cell>
          <table:table-cell table:style-name="ce21" table:formula="of:=[.H21]+10000" office:value-type="float" office:value="130000">
            <text:p>130,000 </text:p>
          </table:table-cell>
          <table:table-cell table:style-name="ce63" office:value-type="float" office:value="13000">
            <text:p>13,000 </text:p>
          </table:table-cell>
          <table:table-cell table:style-name="ce21" table:formula="of:=[.J21]+2500" office:value-type="float" office:value="32500">
            <text:p>32,500 </text:p>
          </table:table-cell>
          <table:table-cell table:style-name="ce21" table:formula="of:=[.K21]+2500" office:value-type="float" office:value="32500">
            <text:p>32,500 </text:p>
          </table:table-cell>
          <table:table-cell table:style-name="ce21" table:formula="of:=[.L21]+5000" office:value-type="float" office:value="65000">
            <text:p>65,000 </text:p>
          </table:table-cell>
          <table:table-cell table:style-name="ce21" table:formula="of:=[.M21]+10000" office:value-type="float" office:value="130000">
            <text:p>130,000 </text:p>
          </table:table-cell>
          <table:table-cell table:style-name="ce21" table:formula="of:=[.N21]+2500" office:value-type="float" office:value="32500">
            <text:p>32,500 </text:p>
          </table:table-cell>
          <table:table-cell table:style-name="ce21" table:formula="of:=[.O21]+5000" office:value-type="float" office:value="65000">
            <text:p>6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14">
            <text:p>14 </text:p>
          </table:table-cell>
          <table:table-cell table:style-name="ce21" office:value-type="float" office:value="14000">
            <text:p>14,000 </text:p>
          </table:table-cell>
          <table:table-cell table:style-name="ce21" table:formula="of:=[.C22]+2500" office:value-type="float" office:value="35000">
            <text:p>35,000 </text:p>
          </table:table-cell>
          <table:table-cell table:style-name="ce21" table:formula="of:=[.D22]+5000" office:value-type="float" office:value="70000">
            <text:p>70,000 </text:p>
          </table:table-cell>
          <table:table-cell table:style-name="ce21" table:formula="of:=[.E22]+10000" office:value-type="float" office:value="140000">
            <text:p>140,000 </text:p>
          </table:table-cell>
          <table:table-cell table:style-name="ce21" table:formula="of:=[.F22]+2500" office:value-type="float" office:value="35000">
            <text:p>35,000 </text:p>
          </table:table-cell>
          <table:table-cell table:style-name="ce21" table:formula="of:=[.G22]+5000" office:value-type="float" office:value="70000">
            <text:p>70,000 </text:p>
          </table:table-cell>
          <table:table-cell table:style-name="ce21" table:formula="of:=[.H22]+10000" office:value-type="float" office:value="140000">
            <text:p>140,000 </text:p>
          </table:table-cell>
          <table:table-cell table:style-name="ce63" office:value-type="float" office:value="14000">
            <text:p>14,000 </text:p>
          </table:table-cell>
          <table:table-cell table:style-name="ce21" table:formula="of:=[.J22]+2500" office:value-type="float" office:value="35000">
            <text:p>35,000 </text:p>
          </table:table-cell>
          <table:table-cell table:style-name="ce21" table:formula="of:=[.K22]+2500" office:value-type="float" office:value="35000">
            <text:p>35,000 </text:p>
          </table:table-cell>
          <table:table-cell table:style-name="ce21" table:formula="of:=[.L22]+5000" office:value-type="float" office:value="70000">
            <text:p>70,000 </text:p>
          </table:table-cell>
          <table:table-cell table:style-name="ce21" table:formula="of:=[.M22]+10000" office:value-type="float" office:value="140000">
            <text:p>140,000 </text:p>
          </table:table-cell>
          <table:table-cell table:style-name="ce21" table:formula="of:=[.N22]+2500" office:value-type="float" office:value="35000">
            <text:p>35,000 </text:p>
          </table:table-cell>
          <table:table-cell table:style-name="ce21" table:formula="of:=[.O22]+5000" office:value-type="float" office:value="70000">
            <text:p>7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15">
            <text:p>15 </text:p>
          </table:table-cell>
          <table:table-cell table:style-name="ce21" office:value-type="float" office:value="15000">
            <text:p>15,000 </text:p>
          </table:table-cell>
          <table:table-cell table:style-name="ce21" table:formula="of:=[.C23]+2500" office:value-type="float" office:value="37500">
            <text:p>37,500 </text:p>
          </table:table-cell>
          <table:table-cell table:style-name="ce21" table:formula="of:=[.D23]+5000" office:value-type="float" office:value="75000">
            <text:p>75,000 </text:p>
          </table:table-cell>
          <table:table-cell table:style-name="ce21" table:formula="of:=[.E23]+10000" office:value-type="float" office:value="150000">
            <text:p>150,000 </text:p>
          </table:table-cell>
          <table:table-cell table:style-name="ce21" table:formula="of:=[.F23]+2500" office:value-type="float" office:value="37500">
            <text:p>37,500 </text:p>
          </table:table-cell>
          <table:table-cell table:style-name="ce21" table:formula="of:=[.G23]+5000" office:value-type="float" office:value="75000">
            <text:p>75,000 </text:p>
          </table:table-cell>
          <table:table-cell table:style-name="ce21" table:formula="of:=[.H23]+10000" office:value-type="float" office:value="150000">
            <text:p>150,000 </text:p>
          </table:table-cell>
          <table:table-cell table:style-name="ce63" office:value-type="float" office:value="15000">
            <text:p>15,000 </text:p>
          </table:table-cell>
          <table:table-cell table:style-name="ce21" table:formula="of:=[.J23]+2500" office:value-type="float" office:value="37500">
            <text:p>37,500 </text:p>
          </table:table-cell>
          <table:table-cell table:style-name="ce21" table:formula="of:=[.K23]+2500" office:value-type="float" office:value="37500">
            <text:p>37,500 </text:p>
          </table:table-cell>
          <table:table-cell table:style-name="ce21" table:formula="of:=[.L23]+5000" office:value-type="float" office:value="75000">
            <text:p>75,000 </text:p>
          </table:table-cell>
          <table:table-cell table:style-name="ce21" table:formula="of:=[.M23]+10000" office:value-type="float" office:value="150000">
            <text:p>150,000 </text:p>
          </table:table-cell>
          <table:table-cell table:style-name="ce21" table:formula="of:=[.N23]+2500" office:value-type="float" office:value="37500">
            <text:p>37,500 </text:p>
          </table:table-cell>
          <table:table-cell table:style-name="ce21" table:formula="of:=[.O23]+5000" office:value-type="float" office:value="75000">
            <text:p>7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16">
            <text:p>16 </text:p>
          </table:table-cell>
          <table:table-cell table:style-name="ce21" office:value-type="float" office:value="16000">
            <text:p>16,000 </text:p>
          </table:table-cell>
          <table:table-cell table:style-name="ce21" table:formula="of:=[.C24]+2500" office:value-type="float" office:value="40000">
            <text:p>40,000 </text:p>
          </table:table-cell>
          <table:table-cell table:style-name="ce21" table:formula="of:=[.D24]+5000" office:value-type="float" office:value="80000">
            <text:p>80,000 </text:p>
          </table:table-cell>
          <table:table-cell table:style-name="ce21" table:formula="of:=[.E24]+10000" office:value-type="float" office:value="160000">
            <text:p>160,000 </text:p>
          </table:table-cell>
          <table:table-cell table:style-name="ce21" table:formula="of:=[.F24]+2500" office:value-type="float" office:value="40000">
            <text:p>40,000 </text:p>
          </table:table-cell>
          <table:table-cell table:style-name="ce21" table:formula="of:=[.G24]+5000" office:value-type="float" office:value="80000">
            <text:p>80,000 </text:p>
          </table:table-cell>
          <table:table-cell table:style-name="ce21" table:formula="of:=[.H24]+10000" office:value-type="float" office:value="160000">
            <text:p>160,000 </text:p>
          </table:table-cell>
          <table:table-cell table:style-name="ce63" office:value-type="float" office:value="16000">
            <text:p>16,000 </text:p>
          </table:table-cell>
          <table:table-cell table:style-name="ce21" table:formula="of:=[.J24]+2500" office:value-type="float" office:value="40000">
            <text:p>40,000 </text:p>
          </table:table-cell>
          <table:table-cell table:style-name="ce21" table:formula="of:=[.K24]+2500" office:value-type="float" office:value="40000">
            <text:p>40,000 </text:p>
          </table:table-cell>
          <table:table-cell table:style-name="ce21" table:formula="of:=[.L24]+5000" office:value-type="float" office:value="80000">
            <text:p>80,000 </text:p>
          </table:table-cell>
          <table:table-cell table:style-name="ce21" table:formula="of:=[.M24]+10000" office:value-type="float" office:value="160000">
            <text:p>160,000 </text:p>
          </table:table-cell>
          <table:table-cell table:style-name="ce21" table:formula="of:=[.N24]+2500" office:value-type="float" office:value="40000">
            <text:p>40,000 </text:p>
          </table:table-cell>
          <table:table-cell table:style-name="ce21" table:formula="of:=[.O24]+5000" office:value-type="float" office:value="80000">
            <text:p>8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17">
            <text:p>17 </text:p>
          </table:table-cell>
          <table:table-cell table:style-name="ce21" office:value-type="float" office:value="17000">
            <text:p>17,000 </text:p>
          </table:table-cell>
          <table:table-cell table:style-name="ce21" table:formula="of:=[.C25]+2500" office:value-type="float" office:value="42500">
            <text:p>42,500 </text:p>
          </table:table-cell>
          <table:table-cell table:style-name="ce21" table:formula="of:=[.D25]+5000" office:value-type="float" office:value="85000">
            <text:p>85,000 </text:p>
          </table:table-cell>
          <table:table-cell table:style-name="ce21" table:formula="of:=[.E25]+10000" office:value-type="float" office:value="170000">
            <text:p>170,000 </text:p>
          </table:table-cell>
          <table:table-cell table:style-name="ce21" table:formula="of:=[.F25]+2500" office:value-type="float" office:value="42500">
            <text:p>42,500 </text:p>
          </table:table-cell>
          <table:table-cell table:style-name="ce21" table:formula="of:=[.G25]+5000" office:value-type="float" office:value="85000">
            <text:p>85,000 </text:p>
          </table:table-cell>
          <table:table-cell table:style-name="ce21" table:formula="of:=[.H25]+10000" office:value-type="float" office:value="170000">
            <text:p>170,000 </text:p>
          </table:table-cell>
          <table:table-cell table:style-name="ce63" office:value-type="float" office:value="17000">
            <text:p>17,000 </text:p>
          </table:table-cell>
          <table:table-cell table:style-name="ce21" table:formula="of:=[.J25]+2500" office:value-type="float" office:value="42500">
            <text:p>42,500 </text:p>
          </table:table-cell>
          <table:table-cell table:style-name="ce21" table:formula="of:=[.K25]+2500" office:value-type="float" office:value="42500">
            <text:p>42,500 </text:p>
          </table:table-cell>
          <table:table-cell table:style-name="ce21" table:formula="of:=[.L25]+5000" office:value-type="float" office:value="85000">
            <text:p>85,000 </text:p>
          </table:table-cell>
          <table:table-cell table:style-name="ce21" table:formula="of:=[.M25]+10000" office:value-type="float" office:value="170000">
            <text:p>170,000 </text:p>
          </table:table-cell>
          <table:table-cell table:style-name="ce21" table:formula="of:=[.N25]+2500" office:value-type="float" office:value="42500">
            <text:p>42,500 </text:p>
          </table:table-cell>
          <table:table-cell table:style-name="ce21" table:formula="of:=[.O25]+5000" office:value-type="float" office:value="85000">
            <text:p>8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18">
            <text:p>18 </text:p>
          </table:table-cell>
          <table:table-cell table:style-name="ce21" office:value-type="float" office:value="18000">
            <text:p>18,000 </text:p>
          </table:table-cell>
          <table:table-cell table:style-name="ce21" table:formula="of:=[.C26]+2500" office:value-type="float" office:value="45000">
            <text:p>45,000 </text:p>
          </table:table-cell>
          <table:table-cell table:style-name="ce21" table:formula="of:=[.D26]+5000" office:value-type="float" office:value="90000">
            <text:p>90,000 </text:p>
          </table:table-cell>
          <table:table-cell table:style-name="ce21" table:formula="of:=[.E26]+10000" office:value-type="float" office:value="180000">
            <text:p>180,000 </text:p>
          </table:table-cell>
          <table:table-cell table:style-name="ce21" table:formula="of:=[.F26]+2500" office:value-type="float" office:value="45000">
            <text:p>45,000 </text:p>
          </table:table-cell>
          <table:table-cell table:style-name="ce21" table:formula="of:=[.G26]+5000" office:value-type="float" office:value="90000">
            <text:p>90,000 </text:p>
          </table:table-cell>
          <table:table-cell table:style-name="ce21" table:formula="of:=[.H26]+10000" office:value-type="float" office:value="180000">
            <text:p>180,000 </text:p>
          </table:table-cell>
          <table:table-cell table:style-name="ce63" office:value-type="float" office:value="18000">
            <text:p>18,000 </text:p>
          </table:table-cell>
          <table:table-cell table:style-name="ce21" table:formula="of:=[.J26]+2500" office:value-type="float" office:value="45000">
            <text:p>45,000 </text:p>
          </table:table-cell>
          <table:table-cell table:style-name="ce21" table:formula="of:=[.K26]+2500" office:value-type="float" office:value="45000">
            <text:p>45,000 </text:p>
          </table:table-cell>
          <table:table-cell table:style-name="ce21" table:formula="of:=[.L26]+5000" office:value-type="float" office:value="90000">
            <text:p>90,000 </text:p>
          </table:table-cell>
          <table:table-cell table:style-name="ce21" table:formula="of:=[.M26]+10000" office:value-type="float" office:value="180000">
            <text:p>180,000 </text:p>
          </table:table-cell>
          <table:table-cell table:style-name="ce21" table:formula="of:=[.N26]+2500" office:value-type="float" office:value="45000">
            <text:p>45,000 </text:p>
          </table:table-cell>
          <table:table-cell table:style-name="ce21" table:formula="of:=[.O26]+5000" office:value-type="float" office:value="90000">
            <text:p>9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19">
            <text:p>19 </text:p>
          </table:table-cell>
          <table:table-cell table:style-name="ce21" office:value-type="float" office:value="19000">
            <text:p>19,000 </text:p>
          </table:table-cell>
          <table:table-cell table:style-name="ce21" table:formula="of:=[.C27]+2500" office:value-type="float" office:value="47500">
            <text:p>47,500 </text:p>
          </table:table-cell>
          <table:table-cell table:style-name="ce21" table:formula="of:=[.D27]+5000" office:value-type="float" office:value="95000">
            <text:p>95,000 </text:p>
          </table:table-cell>
          <table:table-cell table:style-name="ce21" table:formula="of:=[.E27]+10000" office:value-type="float" office:value="190000">
            <text:p>190,000 </text:p>
          </table:table-cell>
          <table:table-cell table:style-name="ce21" table:formula="of:=[.F27]+2500" office:value-type="float" office:value="47500">
            <text:p>47,500 </text:p>
          </table:table-cell>
          <table:table-cell table:style-name="ce21" table:formula="of:=[.G27]+5000" office:value-type="float" office:value="95000">
            <text:p>95,000 </text:p>
          </table:table-cell>
          <table:table-cell table:style-name="ce21" table:formula="of:=[.H27]+10000" office:value-type="float" office:value="190000">
            <text:p>190,000 </text:p>
          </table:table-cell>
          <table:table-cell table:style-name="ce63" office:value-type="float" office:value="19000">
            <text:p>19,000 </text:p>
          </table:table-cell>
          <table:table-cell table:style-name="ce21" table:formula="of:=[.J27]+2500" office:value-type="float" office:value="47500">
            <text:p>47,500 </text:p>
          </table:table-cell>
          <table:table-cell table:style-name="ce21" table:formula="of:=[.K27]+2500" office:value-type="float" office:value="47500">
            <text:p>47,500 </text:p>
          </table:table-cell>
          <table:table-cell table:style-name="ce21" table:formula="of:=[.L27]+5000" office:value-type="float" office:value="95000">
            <text:p>95,000 </text:p>
          </table:table-cell>
          <table:table-cell table:style-name="ce21" table:formula="of:=[.M27]+10000" office:value-type="float" office:value="190000">
            <text:p>190,000 </text:p>
          </table:table-cell>
          <table:table-cell table:style-name="ce21" table:formula="of:=[.N27]+2500" office:value-type="float" office:value="47500">
            <text:p>47,500 </text:p>
          </table:table-cell>
          <table:table-cell table:style-name="ce21" table:formula="of:=[.O27]+5000" office:value-type="float" office:value="95000">
            <text:p>9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20">
            <text:p>20 </text:p>
          </table:table-cell>
          <table:table-cell table:style-name="ce21" office:value-type="float" office:value="20000">
            <text:p>20,000 </text:p>
          </table:table-cell>
          <table:table-cell table:style-name="ce21" table:formula="of:=[.C28]+2500" office:value-type="float" office:value="50000">
            <text:p>50,000 </text:p>
          </table:table-cell>
          <table:table-cell table:style-name="ce21" table:formula="of:=[.D28]+5000" office:value-type="float" office:value="100000">
            <text:p>100,000 </text:p>
          </table:table-cell>
          <table:table-cell table:style-name="ce21" table:formula="of:=[.E28]+10000" office:value-type="float" office:value="200000">
            <text:p>200,000 </text:p>
          </table:table-cell>
          <table:table-cell table:style-name="ce21" table:formula="of:=[.F28]+2500" office:value-type="float" office:value="50000">
            <text:p>50,000 </text:p>
          </table:table-cell>
          <table:table-cell table:style-name="ce21" table:formula="of:=[.G28]+5000" office:value-type="float" office:value="100000">
            <text:p>100,000 </text:p>
          </table:table-cell>
          <table:table-cell table:style-name="ce21" table:formula="of:=[.H28]+10000" office:value-type="float" office:value="200000">
            <text:p>200,000 </text:p>
          </table:table-cell>
          <table:table-cell table:style-name="ce63" office:value-type="float" office:value="20000">
            <text:p>20,000 </text:p>
          </table:table-cell>
          <table:table-cell table:style-name="ce21" table:formula="of:=[.J28]+2500" office:value-type="float" office:value="50000">
            <text:p>50,000 </text:p>
          </table:table-cell>
          <table:table-cell table:style-name="ce21" table:formula="of:=[.K28]+2500" office:value-type="float" office:value="50000">
            <text:p>50,000 </text:p>
          </table:table-cell>
          <table:table-cell table:style-name="ce21" table:formula="of:=[.L28]+5000" office:value-type="float" office:value="100000">
            <text:p>100,000 </text:p>
          </table:table-cell>
          <table:table-cell table:style-name="ce21" table:formula="of:=[.M28]+10000" office:value-type="float" office:value="200000">
            <text:p>200,000 </text:p>
          </table:table-cell>
          <table:table-cell table:style-name="ce21" table:formula="of:=[.N28]+2500" office:value-type="float" office:value="50000">
            <text:p>50,000 </text:p>
          </table:table-cell>
          <table:table-cell table:style-name="ce21" table:formula="of:=[.O28]+5000" office:value-type="float" office:value="100000">
            <text:p>10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21">
            <text:p>21 </text:p>
          </table:table-cell>
          <table:table-cell table:style-name="ce21" office:value-type="float" office:value="21000">
            <text:p>21,000 </text:p>
          </table:table-cell>
          <table:table-cell table:style-name="ce21" table:formula="of:=[.C29]+2500" office:value-type="float" office:value="52500">
            <text:p>52,500 </text:p>
          </table:table-cell>
          <table:table-cell table:style-name="ce21" table:formula="of:=[.D29]+5000" office:value-type="float" office:value="105000">
            <text:p>105,000 </text:p>
          </table:table-cell>
          <table:table-cell table:style-name="ce21" table:formula="of:=[.E29]+10000" office:value-type="float" office:value="210000">
            <text:p>210,000 </text:p>
          </table:table-cell>
          <table:table-cell table:style-name="ce21" table:formula="of:=[.F29]+2500" office:value-type="float" office:value="52500">
            <text:p>52,500 </text:p>
          </table:table-cell>
          <table:table-cell table:style-name="ce21" table:formula="of:=[.G29]+5000" office:value-type="float" office:value="105000">
            <text:p>105,000 </text:p>
          </table:table-cell>
          <table:table-cell table:style-name="ce21" table:formula="of:=[.H29]+10000" office:value-type="float" office:value="210000">
            <text:p>210,000 </text:p>
          </table:table-cell>
          <table:table-cell table:style-name="ce63" office:value-type="float" office:value="21000">
            <text:p>21,000 </text:p>
          </table:table-cell>
          <table:table-cell table:style-name="ce21" table:formula="of:=[.J29]+2500" office:value-type="float" office:value="52500">
            <text:p>52,500 </text:p>
          </table:table-cell>
          <table:table-cell table:style-name="ce21" table:formula="of:=[.K29]+2500" office:value-type="float" office:value="52500">
            <text:p>52,500 </text:p>
          </table:table-cell>
          <table:table-cell table:style-name="ce21" table:formula="of:=[.L29]+5000" office:value-type="float" office:value="105000">
            <text:p>105,000 </text:p>
          </table:table-cell>
          <table:table-cell table:style-name="ce21" table:formula="of:=[.M29]+10000" office:value-type="float" office:value="210000">
            <text:p>210,000 </text:p>
          </table:table-cell>
          <table:table-cell table:style-name="ce21" table:formula="of:=[.N29]+2500" office:value-type="float" office:value="52500">
            <text:p>52,500 </text:p>
          </table:table-cell>
          <table:table-cell table:style-name="ce21" table:formula="of:=[.O29]+5000" office:value-type="float" office:value="105000">
            <text:p>10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22">
            <text:p>22 </text:p>
          </table:table-cell>
          <table:table-cell table:style-name="ce21" office:value-type="float" office:value="22000">
            <text:p>22,000 </text:p>
          </table:table-cell>
          <table:table-cell table:style-name="ce21" table:formula="of:=[.C30]+2500" office:value-type="float" office:value="55000">
            <text:p>55,000 </text:p>
          </table:table-cell>
          <table:table-cell table:style-name="ce21" table:formula="of:=[.D30]+5000" office:value-type="float" office:value="110000">
            <text:p>110,000 </text:p>
          </table:table-cell>
          <table:table-cell table:style-name="ce21" table:formula="of:=[.E30]+10000" office:value-type="float" office:value="220000">
            <text:p>220,000 </text:p>
          </table:table-cell>
          <table:table-cell table:style-name="ce21" table:formula="of:=[.F30]+2500" office:value-type="float" office:value="55000">
            <text:p>55,000 </text:p>
          </table:table-cell>
          <table:table-cell table:style-name="ce21" table:formula="of:=[.G30]+5000" office:value-type="float" office:value="110000">
            <text:p>110,000 </text:p>
          </table:table-cell>
          <table:table-cell table:style-name="ce21" table:formula="of:=[.H30]+10000" office:value-type="float" office:value="220000">
            <text:p>220,000 </text:p>
          </table:table-cell>
          <table:table-cell table:style-name="ce63" office:value-type="float" office:value="22000">
            <text:p>22,000 </text:p>
          </table:table-cell>
          <table:table-cell table:style-name="ce21" table:formula="of:=[.J30]+2500" office:value-type="float" office:value="55000">
            <text:p>55,000 </text:p>
          </table:table-cell>
          <table:table-cell table:style-name="ce21" table:formula="of:=[.K30]+2500" office:value-type="float" office:value="55000">
            <text:p>55,000 </text:p>
          </table:table-cell>
          <table:table-cell table:style-name="ce21" table:formula="of:=[.L30]+5000" office:value-type="float" office:value="110000">
            <text:p>110,000 </text:p>
          </table:table-cell>
          <table:table-cell table:style-name="ce21" table:formula="of:=[.M30]+10000" office:value-type="float" office:value="220000">
            <text:p>220,000 </text:p>
          </table:table-cell>
          <table:table-cell table:style-name="ce21" table:formula="of:=[.N30]+2500" office:value-type="float" office:value="55000">
            <text:p>55,000 </text:p>
          </table:table-cell>
          <table:table-cell table:style-name="ce21" table:formula="of:=[.O30]+5000" office:value-type="float" office:value="110000">
            <text:p>11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23">
            <text:p>23 </text:p>
          </table:table-cell>
          <table:table-cell table:style-name="ce21" office:value-type="float" office:value="23000">
            <text:p>23,000 </text:p>
          </table:table-cell>
          <table:table-cell table:style-name="ce21" table:formula="of:=[.C31]+2500" office:value-type="float" office:value="57500">
            <text:p>57,500 </text:p>
          </table:table-cell>
          <table:table-cell table:style-name="ce21" table:formula="of:=[.D31]+5000" office:value-type="float" office:value="115000">
            <text:p>115,000 </text:p>
          </table:table-cell>
          <table:table-cell table:style-name="ce21" table:formula="of:=[.E31]+10000" office:value-type="float" office:value="230000">
            <text:p>230,000 </text:p>
          </table:table-cell>
          <table:table-cell table:style-name="ce21" table:formula="of:=[.F31]+2500" office:value-type="float" office:value="57500">
            <text:p>57,500 </text:p>
          </table:table-cell>
          <table:table-cell table:style-name="ce21" table:formula="of:=[.G31]+5000" office:value-type="float" office:value="115000">
            <text:p>115,000 </text:p>
          </table:table-cell>
          <table:table-cell table:style-name="ce21" table:formula="of:=[.H31]+10000" office:value-type="float" office:value="230000">
            <text:p>230,000 </text:p>
          </table:table-cell>
          <table:table-cell table:style-name="ce63" office:value-type="float" office:value="23000">
            <text:p>23,000 </text:p>
          </table:table-cell>
          <table:table-cell table:style-name="ce21" table:formula="of:=[.J31]+2500" office:value-type="float" office:value="57500">
            <text:p>57,500 </text:p>
          </table:table-cell>
          <table:table-cell table:style-name="ce21" table:formula="of:=[.K31]+2500" office:value-type="float" office:value="57500">
            <text:p>57,500 </text:p>
          </table:table-cell>
          <table:table-cell table:style-name="ce21" table:formula="of:=[.L31]+5000" office:value-type="float" office:value="115000">
            <text:p>115,000 </text:p>
          </table:table-cell>
          <table:table-cell table:style-name="ce21" table:formula="of:=[.M31]+10000" office:value-type="float" office:value="230000">
            <text:p>230,000 </text:p>
          </table:table-cell>
          <table:table-cell table:style-name="ce21" table:formula="of:=[.N31]+2500" office:value-type="float" office:value="57500">
            <text:p>57,500 </text:p>
          </table:table-cell>
          <table:table-cell table:style-name="ce21" table:formula="of:=[.O31]+5000" office:value-type="float" office:value="115000">
            <text:p>11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24">
            <text:p>24 </text:p>
          </table:table-cell>
          <table:table-cell table:style-name="ce21" office:value-type="float" office:value="24000">
            <text:p>24,000 </text:p>
          </table:table-cell>
          <table:table-cell table:style-name="ce21" table:formula="of:=[.C32]+2500" office:value-type="float" office:value="60000">
            <text:p>60,000 </text:p>
          </table:table-cell>
          <table:table-cell table:style-name="ce21" table:formula="of:=[.D32]+5000" office:value-type="float" office:value="120000">
            <text:p>120,000 </text:p>
          </table:table-cell>
          <table:table-cell table:style-name="ce21" table:formula="of:=[.E32]+10000" office:value-type="float" office:value="240000">
            <text:p>240,000 </text:p>
          </table:table-cell>
          <table:table-cell table:style-name="ce21" table:formula="of:=[.F32]+2500" office:value-type="float" office:value="60000">
            <text:p>60,000 </text:p>
          </table:table-cell>
          <table:table-cell table:style-name="ce21" table:formula="of:=[.G32]+5000" office:value-type="float" office:value="120000">
            <text:p>120,000 </text:p>
          </table:table-cell>
          <table:table-cell table:style-name="ce21" table:formula="of:=[.H32]+10000" office:value-type="float" office:value="240000">
            <text:p>240,000 </text:p>
          </table:table-cell>
          <table:table-cell table:style-name="ce63" office:value-type="float" office:value="24000">
            <text:p>24,000 </text:p>
          </table:table-cell>
          <table:table-cell table:style-name="ce21" table:formula="of:=[.J32]+2500" office:value-type="float" office:value="60000">
            <text:p>60,000 </text:p>
          </table:table-cell>
          <table:table-cell table:style-name="ce21" table:formula="of:=[.K32]+2500" office:value-type="float" office:value="60000">
            <text:p>60,000 </text:p>
          </table:table-cell>
          <table:table-cell table:style-name="ce21" table:formula="of:=[.L32]+5000" office:value-type="float" office:value="120000">
            <text:p>120,000 </text:p>
          </table:table-cell>
          <table:table-cell table:style-name="ce21" table:formula="of:=[.M32]+10000" office:value-type="float" office:value="240000">
            <text:p>240,000 </text:p>
          </table:table-cell>
          <table:table-cell table:style-name="ce21" table:formula="of:=[.N32]+2500" office:value-type="float" office:value="60000">
            <text:p>60,000 </text:p>
          </table:table-cell>
          <table:table-cell table:style-name="ce21" table:formula="of:=[.O32]+5000" office:value-type="float" office:value="120000">
            <text:p>12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25">
            <text:p>25 </text:p>
          </table:table-cell>
          <table:table-cell table:style-name="ce21" office:value-type="float" office:value="25000">
            <text:p>25,000 </text:p>
          </table:table-cell>
          <table:table-cell table:style-name="ce21" table:formula="of:=[.C33]+2500" office:value-type="float" office:value="62500">
            <text:p>62,500 </text:p>
          </table:table-cell>
          <table:table-cell table:style-name="ce21" table:formula="of:=[.D33]+5000" office:value-type="float" office:value="125000">
            <text:p>125,000 </text:p>
          </table:table-cell>
          <table:table-cell table:style-name="ce21" table:formula="of:=[.E33]+10000" office:value-type="float" office:value="250000">
            <text:p>250,000 </text:p>
          </table:table-cell>
          <table:table-cell table:style-name="ce21" table:formula="of:=[.F33]+2500" office:value-type="float" office:value="62500">
            <text:p>62,500 </text:p>
          </table:table-cell>
          <table:table-cell table:style-name="ce21" table:formula="of:=[.G33]+5000" office:value-type="float" office:value="125000">
            <text:p>125,000 </text:p>
          </table:table-cell>
          <table:table-cell table:style-name="ce21" table:formula="of:=[.H33]+10000" office:value-type="float" office:value="250000">
            <text:p>250,000 </text:p>
          </table:table-cell>
          <table:table-cell table:style-name="ce63" office:value-type="float" office:value="25000">
            <text:p>25,000 </text:p>
          </table:table-cell>
          <table:table-cell table:style-name="ce21" table:formula="of:=[.J33]+2500" office:value-type="float" office:value="62500">
            <text:p>62,500 </text:p>
          </table:table-cell>
          <table:table-cell table:style-name="ce21" table:formula="of:=[.K33]+2500" office:value-type="float" office:value="62500">
            <text:p>62,500 </text:p>
          </table:table-cell>
          <table:table-cell table:style-name="ce21" table:formula="of:=[.L33]+5000" office:value-type="float" office:value="125000">
            <text:p>125,000 </text:p>
          </table:table-cell>
          <table:table-cell table:style-name="ce21" table:formula="of:=[.M33]+10000" office:value-type="float" office:value="250000">
            <text:p>250,000 </text:p>
          </table:table-cell>
          <table:table-cell table:style-name="ce21" table:formula="of:=[.N33]+2500" office:value-type="float" office:value="62500">
            <text:p>62,500 </text:p>
          </table:table-cell>
          <table:table-cell table:style-name="ce21" table:formula="of:=[.O33]+5000" office:value-type="float" office:value="125000">
            <text:p>12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26">
            <text:p>26 </text:p>
          </table:table-cell>
          <table:table-cell table:style-name="ce21" office:value-type="float" office:value="26000">
            <text:p>26,000 </text:p>
          </table:table-cell>
          <table:table-cell table:style-name="ce21" table:formula="of:=[.C34]+2500" office:value-type="float" office:value="65000">
            <text:p>65,000 </text:p>
          </table:table-cell>
          <table:table-cell table:style-name="ce21" table:formula="of:=[.D34]+5000" office:value-type="float" office:value="130000">
            <text:p>130,000 </text:p>
          </table:table-cell>
          <table:table-cell table:style-name="ce21" table:formula="of:=[.E34]+10000" office:value-type="float" office:value="260000">
            <text:p>260,000 </text:p>
          </table:table-cell>
          <table:table-cell table:style-name="ce21" table:formula="of:=[.F34]+2500" office:value-type="float" office:value="65000">
            <text:p>65,000 </text:p>
          </table:table-cell>
          <table:table-cell table:style-name="ce21" table:formula="of:=[.G34]+5000" office:value-type="float" office:value="130000">
            <text:p>130,000 </text:p>
          </table:table-cell>
          <table:table-cell table:style-name="ce21" table:formula="of:=[.H34]+10000" office:value-type="float" office:value="260000">
            <text:p>260,000 </text:p>
          </table:table-cell>
          <table:table-cell table:style-name="ce63" office:value-type="float" office:value="26000">
            <text:p>26,000 </text:p>
          </table:table-cell>
          <table:table-cell table:style-name="ce21" table:formula="of:=[.J34]+2500" office:value-type="float" office:value="65000">
            <text:p>65,000 </text:p>
          </table:table-cell>
          <table:table-cell table:style-name="ce21" table:formula="of:=[.K34]+2500" office:value-type="float" office:value="65000">
            <text:p>65,000 </text:p>
          </table:table-cell>
          <table:table-cell table:style-name="ce21" table:formula="of:=[.L34]+5000" office:value-type="float" office:value="130000">
            <text:p>130,000 </text:p>
          </table:table-cell>
          <table:table-cell table:style-name="ce21" table:formula="of:=[.M34]+10000" office:value-type="float" office:value="260000">
            <text:p>260,000 </text:p>
          </table:table-cell>
          <table:table-cell table:style-name="ce21" table:formula="of:=[.N34]+2500" office:value-type="float" office:value="65000">
            <text:p>65,000 </text:p>
          </table:table-cell>
          <table:table-cell table:style-name="ce21" table:formula="of:=[.O34]+5000" office:value-type="float" office:value="130000">
            <text:p>13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27">
            <text:p>27 </text:p>
          </table:table-cell>
          <table:table-cell table:style-name="ce21" office:value-type="float" office:value="27000">
            <text:p>27,000 </text:p>
          </table:table-cell>
          <table:table-cell table:style-name="ce21" table:formula="of:=[.C35]+2500" office:value-type="float" office:value="67500">
            <text:p>67,500 </text:p>
          </table:table-cell>
          <table:table-cell table:style-name="ce21" table:formula="of:=[.D35]+5000" office:value-type="float" office:value="135000">
            <text:p>135,000 </text:p>
          </table:table-cell>
          <table:table-cell table:style-name="ce21" table:formula="of:=[.E35]+10000" office:value-type="float" office:value="270000">
            <text:p>270,000 </text:p>
          </table:table-cell>
          <table:table-cell table:style-name="ce21" table:formula="of:=[.F35]+2500" office:value-type="float" office:value="67500">
            <text:p>67,500 </text:p>
          </table:table-cell>
          <table:table-cell table:style-name="ce21" table:formula="of:=[.G35]+5000" office:value-type="float" office:value="135000">
            <text:p>135,000 </text:p>
          </table:table-cell>
          <table:table-cell table:style-name="ce21" table:formula="of:=[.H35]+10000" office:value-type="float" office:value="270000">
            <text:p>270,000 </text:p>
          </table:table-cell>
          <table:table-cell table:style-name="ce63" office:value-type="float" office:value="27000">
            <text:p>27,000 </text:p>
          </table:table-cell>
          <table:table-cell table:style-name="ce21" table:formula="of:=[.J35]+2500" office:value-type="float" office:value="67500">
            <text:p>67,500 </text:p>
          </table:table-cell>
          <table:table-cell table:style-name="ce21" table:formula="of:=[.K35]+2500" office:value-type="float" office:value="67500">
            <text:p>67,500 </text:p>
          </table:table-cell>
          <table:table-cell table:style-name="ce21" table:formula="of:=[.L35]+5000" office:value-type="float" office:value="135000">
            <text:p>135,000 </text:p>
          </table:table-cell>
          <table:table-cell table:style-name="ce21" table:formula="of:=[.M35]+10000" office:value-type="float" office:value="270000">
            <text:p>270,000 </text:p>
          </table:table-cell>
          <table:table-cell table:style-name="ce21" table:formula="of:=[.N35]+2500" office:value-type="float" office:value="67500">
            <text:p>67,500 </text:p>
          </table:table-cell>
          <table:table-cell table:style-name="ce21" table:formula="of:=[.O35]+5000" office:value-type="float" office:value="135000">
            <text:p>13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28">
            <text:p>28 </text:p>
          </table:table-cell>
          <table:table-cell table:style-name="ce21" office:value-type="float" office:value="28000">
            <text:p>28,000 </text:p>
          </table:table-cell>
          <table:table-cell table:style-name="ce21" table:formula="of:=[.C36]+2500" office:value-type="float" office:value="70000">
            <text:p>70,000 </text:p>
          </table:table-cell>
          <table:table-cell table:style-name="ce21" table:formula="of:=[.D36]+5000" office:value-type="float" office:value="140000">
            <text:p>140,000 </text:p>
          </table:table-cell>
          <table:table-cell table:style-name="ce21" table:formula="of:=[.E36]+10000" office:value-type="float" office:value="280000">
            <text:p>280,000 </text:p>
          </table:table-cell>
          <table:table-cell table:style-name="ce21" table:formula="of:=[.F36]+2500" office:value-type="float" office:value="70000">
            <text:p>70,000 </text:p>
          </table:table-cell>
          <table:table-cell table:style-name="ce21" table:formula="of:=[.G36]+5000" office:value-type="float" office:value="140000">
            <text:p>140,000 </text:p>
          </table:table-cell>
          <table:table-cell table:style-name="ce21" table:formula="of:=[.H36]+10000" office:value-type="float" office:value="280000">
            <text:p>280,000 </text:p>
          </table:table-cell>
          <table:table-cell table:style-name="ce63" office:value-type="float" office:value="28000">
            <text:p>28,000 </text:p>
          </table:table-cell>
          <table:table-cell table:style-name="ce21" table:formula="of:=[.J36]+2500" office:value-type="float" office:value="70000">
            <text:p>70,000 </text:p>
          </table:table-cell>
          <table:table-cell table:style-name="ce21" table:formula="of:=[.K36]+2500" office:value-type="float" office:value="70000">
            <text:p>70,000 </text:p>
          </table:table-cell>
          <table:table-cell table:style-name="ce21" table:formula="of:=[.L36]+5000" office:value-type="float" office:value="140000">
            <text:p>140,000 </text:p>
          </table:table-cell>
          <table:table-cell table:style-name="ce21" table:formula="of:=[.M36]+10000" office:value-type="float" office:value="280000">
            <text:p>280,000 </text:p>
          </table:table-cell>
          <table:table-cell table:style-name="ce21" table:formula="of:=[.N36]+2500" office:value-type="float" office:value="70000">
            <text:p>70,000 </text:p>
          </table:table-cell>
          <table:table-cell table:style-name="ce21" table:formula="of:=[.O36]+5000" office:value-type="float" office:value="140000">
            <text:p>14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29">
            <text:p>29 </text:p>
          </table:table-cell>
          <table:table-cell table:style-name="ce21" office:value-type="float" office:value="29000">
            <text:p>29,000 </text:p>
          </table:table-cell>
          <table:table-cell table:style-name="ce21" table:formula="of:=[.C37]+2500" office:value-type="float" office:value="72500">
            <text:p>72,500 </text:p>
          </table:table-cell>
          <table:table-cell table:style-name="ce21" table:formula="of:=[.D37]+5000" office:value-type="float" office:value="145000">
            <text:p>145,000 </text:p>
          </table:table-cell>
          <table:table-cell table:style-name="ce21" table:formula="of:=[.E37]+10000" office:value-type="float" office:value="290000">
            <text:p>290,000 </text:p>
          </table:table-cell>
          <table:table-cell table:style-name="ce21" table:formula="of:=[.F37]+2500" office:value-type="float" office:value="72500">
            <text:p>72,500 </text:p>
          </table:table-cell>
          <table:table-cell table:style-name="ce21" table:formula="of:=[.G37]+5000" office:value-type="float" office:value="145000">
            <text:p>145,000 </text:p>
          </table:table-cell>
          <table:table-cell table:style-name="ce21" table:formula="of:=[.H37]+10000" office:value-type="float" office:value="290000">
            <text:p>290,000 </text:p>
          </table:table-cell>
          <table:table-cell table:style-name="ce63" office:value-type="float" office:value="29000">
            <text:p>29,000 </text:p>
          </table:table-cell>
          <table:table-cell table:style-name="ce21" table:formula="of:=[.J37]+2500" office:value-type="float" office:value="72500">
            <text:p>72,500 </text:p>
          </table:table-cell>
          <table:table-cell table:style-name="ce21" table:formula="of:=[.K37]+2500" office:value-type="float" office:value="72500">
            <text:p>72,500 </text:p>
          </table:table-cell>
          <table:table-cell table:style-name="ce21" table:formula="of:=[.L37]+5000" office:value-type="float" office:value="145000">
            <text:p>145,000 </text:p>
          </table:table-cell>
          <table:table-cell table:style-name="ce21" table:formula="of:=[.M37]+10000" office:value-type="float" office:value="290000">
            <text:p>290,000 </text:p>
          </table:table-cell>
          <table:table-cell table:style-name="ce21" table:formula="of:=[.N37]+2500" office:value-type="float" office:value="72500">
            <text:p>72,500 </text:p>
          </table:table-cell>
          <table:table-cell table:style-name="ce21" table:formula="of:=[.O37]+5000" office:value-type="float" office:value="145000">
            <text:p>14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30">
            <text:p>30 </text:p>
          </table:table-cell>
          <table:table-cell table:style-name="ce21" office:value-type="float" office:value="30000">
            <text:p>30,000 </text:p>
          </table:table-cell>
          <table:table-cell table:style-name="ce21" table:formula="of:=[.C38]+2500" office:value-type="float" office:value="75000">
            <text:p>75,000 </text:p>
          </table:table-cell>
          <table:table-cell table:style-name="ce21" table:formula="of:=[.D38]+5000" office:value-type="float" office:value="150000">
            <text:p>150,000 </text:p>
          </table:table-cell>
          <table:table-cell table:style-name="ce21" table:formula="of:=[.E38]+10000" office:value-type="float" office:value="300000">
            <text:p>300,000 </text:p>
          </table:table-cell>
          <table:table-cell table:style-name="ce21" table:formula="of:=[.F38]+2500" office:value-type="float" office:value="75000">
            <text:p>75,000 </text:p>
          </table:table-cell>
          <table:table-cell table:style-name="ce21" table:formula="of:=[.G38]+5000" office:value-type="float" office:value="150000">
            <text:p>150,000 </text:p>
          </table:table-cell>
          <table:table-cell table:style-name="ce21" table:formula="of:=[.H38]+10000" office:value-type="float" office:value="300000">
            <text:p>300,000 </text:p>
          </table:table-cell>
          <table:table-cell table:style-name="ce63" office:value-type="float" office:value="30000">
            <text:p>30,000 </text:p>
          </table:table-cell>
          <table:table-cell table:style-name="ce21" table:formula="of:=[.J38]+2500" office:value-type="float" office:value="75000">
            <text:p>75,000 </text:p>
          </table:table-cell>
          <table:table-cell table:style-name="ce21" table:formula="of:=[.K38]+2500" office:value-type="float" office:value="75000">
            <text:p>75,000 </text:p>
          </table:table-cell>
          <table:table-cell table:style-name="ce21" table:formula="of:=[.L38]+5000" office:value-type="float" office:value="150000">
            <text:p>150,000 </text:p>
          </table:table-cell>
          <table:table-cell table:style-name="ce21" table:formula="of:=[.M38]+10000" office:value-type="float" office:value="300000">
            <text:p>300,000 </text:p>
          </table:table-cell>
          <table:table-cell table:style-name="ce21" table:formula="of:=[.N38]+2500" office:value-type="float" office:value="75000">
            <text:p>75,000 </text:p>
          </table:table-cell>
          <table:table-cell table:style-name="ce21" table:formula="of:=[.O38]+5000" office:value-type="float" office:value="150000">
            <text:p>15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31">
            <text:p>31 </text:p>
          </table:table-cell>
          <table:table-cell table:style-name="ce21" office:value-type="float" office:value="31000">
            <text:p>31,000 </text:p>
          </table:table-cell>
          <table:table-cell table:style-name="ce21" table:formula="of:=[.C39]+2500" office:value-type="float" office:value="77500">
            <text:p>77,500 </text:p>
          </table:table-cell>
          <table:table-cell table:style-name="ce21" table:formula="of:=[.D39]+5000" office:value-type="float" office:value="155000">
            <text:p>155,000 </text:p>
          </table:table-cell>
          <table:table-cell table:style-name="ce21" table:formula="of:=[.E39]+10000" office:value-type="float" office:value="310000">
            <text:p>310,000 </text:p>
          </table:table-cell>
          <table:table-cell table:style-name="ce21" table:formula="of:=[.F39]+2500" office:value-type="float" office:value="77500">
            <text:p>77,500 </text:p>
          </table:table-cell>
          <table:table-cell table:style-name="ce21" table:formula="of:=[.G39]+5000" office:value-type="float" office:value="155000">
            <text:p>155,000 </text:p>
          </table:table-cell>
          <table:table-cell table:style-name="ce21" table:formula="of:=[.H39]+10000" office:value-type="float" office:value="310000">
            <text:p>310,000 </text:p>
          </table:table-cell>
          <table:table-cell table:style-name="ce63" office:value-type="float" office:value="31000">
            <text:p>31,000 </text:p>
          </table:table-cell>
          <table:table-cell table:style-name="ce21" table:formula="of:=[.J39]+2500" office:value-type="float" office:value="77500">
            <text:p>77,500 </text:p>
          </table:table-cell>
          <table:table-cell table:style-name="ce21" table:formula="of:=[.K39]+2500" office:value-type="float" office:value="77500">
            <text:p>77,500 </text:p>
          </table:table-cell>
          <table:table-cell table:style-name="ce21" table:formula="of:=[.L39]+5000" office:value-type="float" office:value="155000">
            <text:p>155,000 </text:p>
          </table:table-cell>
          <table:table-cell table:style-name="ce21" table:formula="of:=[.M39]+10000" office:value-type="float" office:value="310000">
            <text:p>310,000 </text:p>
          </table:table-cell>
          <table:table-cell table:style-name="ce21" table:formula="of:=[.N39]+2500" office:value-type="float" office:value="77500">
            <text:p>77,500 </text:p>
          </table:table-cell>
          <table:table-cell table:style-name="ce21" table:formula="of:=[.O39]+5000" office:value-type="float" office:value="155000">
            <text:p>15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32">
            <text:p>32 </text:p>
          </table:table-cell>
          <table:table-cell table:style-name="ce21" office:value-type="float" office:value="32000">
            <text:p>32,000 </text:p>
          </table:table-cell>
          <table:table-cell table:style-name="ce21" table:formula="of:=[.C40]+2500" office:value-type="float" office:value="80000">
            <text:p>80,000 </text:p>
          </table:table-cell>
          <table:table-cell table:style-name="ce21" table:formula="of:=[.D40]+5000" office:value-type="float" office:value="160000">
            <text:p>160,000 </text:p>
          </table:table-cell>
          <table:table-cell table:style-name="ce21" table:formula="of:=[.E40]+10000" office:value-type="float" office:value="320000">
            <text:p>320,000 </text:p>
          </table:table-cell>
          <table:table-cell table:style-name="ce21" table:formula="of:=[.F40]+2500" office:value-type="float" office:value="80000">
            <text:p>80,000 </text:p>
          </table:table-cell>
          <table:table-cell table:style-name="ce21" table:formula="of:=[.G40]+5000" office:value-type="float" office:value="160000">
            <text:p>160,000 </text:p>
          </table:table-cell>
          <table:table-cell table:style-name="ce21" table:formula="of:=[.H40]+10000" office:value-type="float" office:value="320000">
            <text:p>320,000 </text:p>
          </table:table-cell>
          <table:table-cell table:style-name="ce63" office:value-type="float" office:value="32000">
            <text:p>32,000 </text:p>
          </table:table-cell>
          <table:table-cell table:style-name="ce21" table:formula="of:=[.J40]+2500" office:value-type="float" office:value="80000">
            <text:p>80,000 </text:p>
          </table:table-cell>
          <table:table-cell table:style-name="ce21" table:formula="of:=[.K40]+2500" office:value-type="float" office:value="80000">
            <text:p>80,000 </text:p>
          </table:table-cell>
          <table:table-cell table:style-name="ce21" table:formula="of:=[.L40]+5000" office:value-type="float" office:value="160000">
            <text:p>160,000 </text:p>
          </table:table-cell>
          <table:table-cell table:style-name="ce21" table:formula="of:=[.M40]+10000" office:value-type="float" office:value="320000">
            <text:p>320,000 </text:p>
          </table:table-cell>
          <table:table-cell table:style-name="ce21" table:formula="of:=[.N40]+2500" office:value-type="float" office:value="80000">
            <text:p>80,000 </text:p>
          </table:table-cell>
          <table:table-cell table:style-name="ce21" table:formula="of:=[.O40]+5000" office:value-type="float" office:value="160000">
            <text:p>16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33">
            <text:p>33 </text:p>
          </table:table-cell>
          <table:table-cell table:style-name="ce21" office:value-type="float" office:value="33000">
            <text:p>33,000 </text:p>
          </table:table-cell>
          <table:table-cell table:style-name="ce21" table:formula="of:=[.C41]+2500" office:value-type="float" office:value="82500">
            <text:p>82,500 </text:p>
          </table:table-cell>
          <table:table-cell table:style-name="ce21" table:formula="of:=[.D41]+5000" office:value-type="float" office:value="165000">
            <text:p>165,000 </text:p>
          </table:table-cell>
          <table:table-cell table:style-name="ce21" table:formula="of:=[.E41]+10000" office:value-type="float" office:value="330000">
            <text:p>330,000 </text:p>
          </table:table-cell>
          <table:table-cell table:style-name="ce21" table:formula="of:=[.F41]+2500" office:value-type="float" office:value="82500">
            <text:p>82,500 </text:p>
          </table:table-cell>
          <table:table-cell table:style-name="ce21" table:formula="of:=[.G41]+5000" office:value-type="float" office:value="165000">
            <text:p>165,000 </text:p>
          </table:table-cell>
          <table:table-cell table:style-name="ce21" table:formula="of:=[.H41]+10000" office:value-type="float" office:value="330000">
            <text:p>330,000 </text:p>
          </table:table-cell>
          <table:table-cell table:style-name="ce63" office:value-type="float" office:value="33000">
            <text:p>33,000 </text:p>
          </table:table-cell>
          <table:table-cell table:style-name="ce21" table:formula="of:=[.J41]+2500" office:value-type="float" office:value="82500">
            <text:p>82,500 </text:p>
          </table:table-cell>
          <table:table-cell table:style-name="ce21" table:formula="of:=[.K41]+2500" office:value-type="float" office:value="82500">
            <text:p>82,500 </text:p>
          </table:table-cell>
          <table:table-cell table:style-name="ce21" table:formula="of:=[.L41]+5000" office:value-type="float" office:value="165000">
            <text:p>165,000 </text:p>
          </table:table-cell>
          <table:table-cell table:style-name="ce21" table:formula="of:=[.M41]+10000" office:value-type="float" office:value="330000">
            <text:p>330,000 </text:p>
          </table:table-cell>
          <table:table-cell table:style-name="ce21" table:formula="of:=[.N41]+2500" office:value-type="float" office:value="82500">
            <text:p>82,500 </text:p>
          </table:table-cell>
          <table:table-cell table:style-name="ce21" table:formula="of:=[.O41]+5000" office:value-type="float" office:value="165000">
            <text:p>16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34">
            <text:p>34 </text:p>
          </table:table-cell>
          <table:table-cell table:style-name="ce21" office:value-type="float" office:value="34000">
            <text:p>34,000 </text:p>
          </table:table-cell>
          <table:table-cell table:style-name="ce21" table:formula="of:=[.C42]+2500" office:value-type="float" office:value="85000">
            <text:p>85,000 </text:p>
          </table:table-cell>
          <table:table-cell table:style-name="ce21" table:formula="of:=[.D42]+5000" office:value-type="float" office:value="170000">
            <text:p>170,000 </text:p>
          </table:table-cell>
          <table:table-cell table:style-name="ce21" table:formula="of:=[.E42]+10000" office:value-type="float" office:value="340000">
            <text:p>340,000 </text:p>
          </table:table-cell>
          <table:table-cell table:style-name="ce21" table:formula="of:=[.F42]+2500" office:value-type="float" office:value="85000">
            <text:p>85,000 </text:p>
          </table:table-cell>
          <table:table-cell table:style-name="ce21" table:formula="of:=[.G42]+5000" office:value-type="float" office:value="170000">
            <text:p>170,000 </text:p>
          </table:table-cell>
          <table:table-cell table:style-name="ce21" table:formula="of:=[.H42]+10000" office:value-type="float" office:value="340000">
            <text:p>340,000 </text:p>
          </table:table-cell>
          <table:table-cell table:style-name="ce63" office:value-type="float" office:value="34000">
            <text:p>34,000 </text:p>
          </table:table-cell>
          <table:table-cell table:style-name="ce21" table:formula="of:=[.J42]+2500" office:value-type="float" office:value="85000">
            <text:p>85,000 </text:p>
          </table:table-cell>
          <table:table-cell table:style-name="ce21" table:formula="of:=[.K42]+2500" office:value-type="float" office:value="85000">
            <text:p>85,000 </text:p>
          </table:table-cell>
          <table:table-cell table:style-name="ce21" table:formula="of:=[.L42]+5000" office:value-type="float" office:value="170000">
            <text:p>170,000 </text:p>
          </table:table-cell>
          <table:table-cell table:style-name="ce21" table:formula="of:=[.M42]+10000" office:value-type="float" office:value="340000">
            <text:p>340,000 </text:p>
          </table:table-cell>
          <table:table-cell table:style-name="ce21" table:formula="of:=[.N42]+2500" office:value-type="float" office:value="85000">
            <text:p>85,000 </text:p>
          </table:table-cell>
          <table:table-cell table:style-name="ce21" table:formula="of:=[.O42]+5000" office:value-type="float" office:value="170000">
            <text:p>17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35">
            <text:p>35 </text:p>
          </table:table-cell>
          <table:table-cell table:style-name="ce21" office:value-type="float" office:value="35000">
            <text:p>35,000 </text:p>
          </table:table-cell>
          <table:table-cell table:style-name="ce21" table:formula="of:=[.C43]+2500" office:value-type="float" office:value="87500">
            <text:p>87,500 </text:p>
          </table:table-cell>
          <table:table-cell table:style-name="ce21" table:formula="of:=[.D43]+5000" office:value-type="float" office:value="175000">
            <text:p>175,000 </text:p>
          </table:table-cell>
          <table:table-cell table:style-name="ce21" table:formula="of:=[.E43]+10000" office:value-type="float" office:value="350000">
            <text:p>350,000 </text:p>
          </table:table-cell>
          <table:table-cell table:style-name="ce21" table:formula="of:=[.F43]+2500" office:value-type="float" office:value="87500">
            <text:p>87,500 </text:p>
          </table:table-cell>
          <table:table-cell table:style-name="ce21" table:formula="of:=[.G43]+5000" office:value-type="float" office:value="175000">
            <text:p>175,000 </text:p>
          </table:table-cell>
          <table:table-cell table:style-name="ce21" table:formula="of:=[.H43]+10000" office:value-type="float" office:value="350000">
            <text:p>350,000 </text:p>
          </table:table-cell>
          <table:table-cell table:style-name="ce63" office:value-type="float" office:value="35000">
            <text:p>35,000 </text:p>
          </table:table-cell>
          <table:table-cell table:style-name="ce21" table:formula="of:=[.J43]+2500" office:value-type="float" office:value="87500">
            <text:p>87,500 </text:p>
          </table:table-cell>
          <table:table-cell table:style-name="ce21" table:formula="of:=[.K43]+2500" office:value-type="float" office:value="87500">
            <text:p>87,500 </text:p>
          </table:table-cell>
          <table:table-cell table:style-name="ce21" table:formula="of:=[.L43]+5000" office:value-type="float" office:value="175000">
            <text:p>175,000 </text:p>
          </table:table-cell>
          <table:table-cell table:style-name="ce21" table:formula="of:=[.M43]+10000" office:value-type="float" office:value="350000">
            <text:p>350,000 </text:p>
          </table:table-cell>
          <table:table-cell table:style-name="ce21" table:formula="of:=[.N43]+2500" office:value-type="float" office:value="87500">
            <text:p>87,500 </text:p>
          </table:table-cell>
          <table:table-cell table:style-name="ce21" table:formula="of:=[.O43]+5000" office:value-type="float" office:value="175000">
            <text:p>17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36">
            <text:p>36 </text:p>
          </table:table-cell>
          <table:table-cell table:style-name="ce21" office:value-type="float" office:value="36000">
            <text:p>36,000 </text:p>
          </table:table-cell>
          <table:table-cell table:style-name="ce21" table:formula="of:=[.C44]+2500" office:value-type="float" office:value="90000">
            <text:p>90,000 </text:p>
          </table:table-cell>
          <table:table-cell table:style-name="ce21" table:formula="of:=[.D44]+5000" office:value-type="float" office:value="180000">
            <text:p>180,000 </text:p>
          </table:table-cell>
          <table:table-cell table:style-name="ce21" table:formula="of:=[.E44]+10000" office:value-type="float" office:value="360000">
            <text:p>360,000 </text:p>
          </table:table-cell>
          <table:table-cell table:style-name="ce21" table:formula="of:=[.F44]+2500" office:value-type="float" office:value="90000">
            <text:p>90,000 </text:p>
          </table:table-cell>
          <table:table-cell table:style-name="ce21" table:formula="of:=[.G44]+5000" office:value-type="float" office:value="180000">
            <text:p>180,000 </text:p>
          </table:table-cell>
          <table:table-cell table:style-name="ce21" table:formula="of:=[.H44]+10000" office:value-type="float" office:value="360000">
            <text:p>360,000 </text:p>
          </table:table-cell>
          <table:table-cell table:style-name="ce63" office:value-type="float" office:value="36000">
            <text:p>36,000 </text:p>
          </table:table-cell>
          <table:table-cell table:style-name="ce21" table:formula="of:=[.J44]+2500" office:value-type="float" office:value="90000">
            <text:p>90,000 </text:p>
          </table:table-cell>
          <table:table-cell table:style-name="ce21" table:formula="of:=[.K44]+2500" office:value-type="float" office:value="90000">
            <text:p>90,000 </text:p>
          </table:table-cell>
          <table:table-cell table:style-name="ce21" table:formula="of:=[.L44]+5000" office:value-type="float" office:value="180000">
            <text:p>180,000 </text:p>
          </table:table-cell>
          <table:table-cell table:style-name="ce21" table:formula="of:=[.M44]+10000" office:value-type="float" office:value="360000">
            <text:p>360,000 </text:p>
          </table:table-cell>
          <table:table-cell table:style-name="ce21" table:formula="of:=[.N44]+2500" office:value-type="float" office:value="90000">
            <text:p>90,000 </text:p>
          </table:table-cell>
          <table:table-cell table:style-name="ce21" table:formula="of:=[.O44]+5000" office:value-type="float" office:value="180000">
            <text:p>18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37">
            <text:p>37 </text:p>
          </table:table-cell>
          <table:table-cell table:style-name="ce21" office:value-type="float" office:value="37000">
            <text:p>37,000 </text:p>
          </table:table-cell>
          <table:table-cell table:style-name="ce21" table:formula="of:=[.C45]+2500" office:value-type="float" office:value="92500">
            <text:p>92,500 </text:p>
          </table:table-cell>
          <table:table-cell table:style-name="ce21" table:formula="of:=[.D45]+5000" office:value-type="float" office:value="185000">
            <text:p>185,000 </text:p>
          </table:table-cell>
          <table:table-cell table:style-name="ce21" table:formula="of:=[.E45]+10000" office:value-type="float" office:value="370000">
            <text:p>370,000 </text:p>
          </table:table-cell>
          <table:table-cell table:style-name="ce21" table:formula="of:=[.F45]+2500" office:value-type="float" office:value="92500">
            <text:p>92,500 </text:p>
          </table:table-cell>
          <table:table-cell table:style-name="ce21" table:formula="of:=[.G45]+5000" office:value-type="float" office:value="185000">
            <text:p>185,000 </text:p>
          </table:table-cell>
          <table:table-cell table:style-name="ce21" table:formula="of:=[.H45]+10000" office:value-type="float" office:value="370000">
            <text:p>370,000 </text:p>
          </table:table-cell>
          <table:table-cell table:style-name="ce63" office:value-type="float" office:value="37000">
            <text:p>37,000 </text:p>
          </table:table-cell>
          <table:table-cell table:style-name="ce21" table:formula="of:=[.J45]+2500" office:value-type="float" office:value="92500">
            <text:p>92,500 </text:p>
          </table:table-cell>
          <table:table-cell table:style-name="ce21" table:formula="of:=[.K45]+2500" office:value-type="float" office:value="92500">
            <text:p>92,500 </text:p>
          </table:table-cell>
          <table:table-cell table:style-name="ce21" table:formula="of:=[.L45]+5000" office:value-type="float" office:value="185000">
            <text:p>185,000 </text:p>
          </table:table-cell>
          <table:table-cell table:style-name="ce21" table:formula="of:=[.M45]+10000" office:value-type="float" office:value="370000">
            <text:p>370,000 </text:p>
          </table:table-cell>
          <table:table-cell table:style-name="ce21" table:formula="of:=[.N45]+2500" office:value-type="float" office:value="92500">
            <text:p>92,500 </text:p>
          </table:table-cell>
          <table:table-cell table:style-name="ce21" table:formula="of:=[.O45]+5000" office:value-type="float" office:value="185000">
            <text:p>18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38">
            <text:p>38 </text:p>
          </table:table-cell>
          <table:table-cell table:style-name="ce21" office:value-type="float" office:value="38000">
            <text:p>38,000 </text:p>
          </table:table-cell>
          <table:table-cell table:style-name="ce21" table:formula="of:=[.C46]+2500" office:value-type="float" office:value="95000">
            <text:p>95,000 </text:p>
          </table:table-cell>
          <table:table-cell table:style-name="ce21" table:formula="of:=[.D46]+5000" office:value-type="float" office:value="190000">
            <text:p>190,000 </text:p>
          </table:table-cell>
          <table:table-cell table:style-name="ce21" table:formula="of:=[.E46]+10000" office:value-type="float" office:value="380000">
            <text:p>380,000 </text:p>
          </table:table-cell>
          <table:table-cell table:style-name="ce21" table:formula="of:=[.F46]+2500" office:value-type="float" office:value="95000">
            <text:p>95,000 </text:p>
          </table:table-cell>
          <table:table-cell table:style-name="ce21" table:formula="of:=[.G46]+5000" office:value-type="float" office:value="190000">
            <text:p>190,000 </text:p>
          </table:table-cell>
          <table:table-cell table:style-name="ce21" table:formula="of:=[.H46]+10000" office:value-type="float" office:value="380000">
            <text:p>380,000 </text:p>
          </table:table-cell>
          <table:table-cell table:style-name="ce63" office:value-type="float" office:value="38000">
            <text:p>38,000 </text:p>
          </table:table-cell>
          <table:table-cell table:style-name="ce21" table:formula="of:=[.J46]+2500" office:value-type="float" office:value="95000">
            <text:p>95,000 </text:p>
          </table:table-cell>
          <table:table-cell table:style-name="ce21" table:formula="of:=[.K46]+2500" office:value-type="float" office:value="95000">
            <text:p>95,000 </text:p>
          </table:table-cell>
          <table:table-cell table:style-name="ce21" table:formula="of:=[.L46]+5000" office:value-type="float" office:value="190000">
            <text:p>190,000 </text:p>
          </table:table-cell>
          <table:table-cell table:style-name="ce21" table:formula="of:=[.M46]+10000" office:value-type="float" office:value="380000">
            <text:p>380,000 </text:p>
          </table:table-cell>
          <table:table-cell table:style-name="ce21" table:formula="of:=[.N46]+2500" office:value-type="float" office:value="95000">
            <text:p>95,000 </text:p>
          </table:table-cell>
          <table:table-cell table:style-name="ce21" table:formula="of:=[.O46]+5000" office:value-type="float" office:value="190000">
            <text:p>19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39">
            <text:p>39 </text:p>
          </table:table-cell>
          <table:table-cell table:style-name="ce21" office:value-type="float" office:value="39000">
            <text:p>39,000 </text:p>
          </table:table-cell>
          <table:table-cell table:style-name="ce21" table:formula="of:=[.C47]+2500" office:value-type="float" office:value="97500">
            <text:p>97,500 </text:p>
          </table:table-cell>
          <table:table-cell table:style-name="ce21" table:formula="of:=[.D47]+5000" office:value-type="float" office:value="195000">
            <text:p>195,000 </text:p>
          </table:table-cell>
          <table:table-cell table:style-name="ce21" table:formula="of:=[.E47]+10000" office:value-type="float" office:value="390000">
            <text:p>390,000 </text:p>
          </table:table-cell>
          <table:table-cell table:style-name="ce21" table:formula="of:=[.F47]+2500" office:value-type="float" office:value="97500">
            <text:p>97,500 </text:p>
          </table:table-cell>
          <table:table-cell table:style-name="ce21" table:formula="of:=[.G47]+5000" office:value-type="float" office:value="195000">
            <text:p>195,000 </text:p>
          </table:table-cell>
          <table:table-cell table:style-name="ce21" table:formula="of:=[.H47]+10000" office:value-type="float" office:value="390000">
            <text:p>390,000 </text:p>
          </table:table-cell>
          <table:table-cell table:style-name="ce63" office:value-type="float" office:value="39000">
            <text:p>39,000 </text:p>
          </table:table-cell>
          <table:table-cell table:style-name="ce21" table:formula="of:=[.J47]+2500" office:value-type="float" office:value="97500">
            <text:p>97,500 </text:p>
          </table:table-cell>
          <table:table-cell table:style-name="ce21" table:formula="of:=[.K47]+2500" office:value-type="float" office:value="97500">
            <text:p>97,500 </text:p>
          </table:table-cell>
          <table:table-cell table:style-name="ce21" table:formula="of:=[.L47]+5000" office:value-type="float" office:value="195000">
            <text:p>195,000 </text:p>
          </table:table-cell>
          <table:table-cell table:style-name="ce21" table:formula="of:=[.M47]+10000" office:value-type="float" office:value="390000">
            <text:p>390,000 </text:p>
          </table:table-cell>
          <table:table-cell table:style-name="ce21" table:formula="of:=[.N47]+2500" office:value-type="float" office:value="97500">
            <text:p>97,500 </text:p>
          </table:table-cell>
          <table:table-cell table:style-name="ce21" table:formula="of:=[.O47]+5000" office:value-type="float" office:value="195000">
            <text:p>19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40">
            <text:p>40 </text:p>
          </table:table-cell>
          <table:table-cell table:style-name="ce21" office:value-type="float" office:value="40000">
            <text:p>40,000 </text:p>
          </table:table-cell>
          <table:table-cell table:style-name="ce21" table:formula="of:=[.C48]+2500" office:value-type="float" office:value="100000">
            <text:p>100,000 </text:p>
          </table:table-cell>
          <table:table-cell table:style-name="ce21" table:formula="of:=[.D48]+5000" office:value-type="float" office:value="200000">
            <text:p>200,000 </text:p>
          </table:table-cell>
          <table:table-cell table:style-name="ce21" table:formula="of:=[.E48]+10000" office:value-type="float" office:value="400000">
            <text:p>400,000 </text:p>
          </table:table-cell>
          <table:table-cell table:style-name="ce21" table:formula="of:=[.F48]+2500" office:value-type="float" office:value="100000">
            <text:p>100,000 </text:p>
          </table:table-cell>
          <table:table-cell table:style-name="ce21" table:formula="of:=[.G48]+5000" office:value-type="float" office:value="200000">
            <text:p>200,000 </text:p>
          </table:table-cell>
          <table:table-cell table:style-name="ce21" table:formula="of:=[.H48]+10000" office:value-type="float" office:value="400000">
            <text:p>400,000 </text:p>
          </table:table-cell>
          <table:table-cell table:style-name="ce63" office:value-type="float" office:value="40000">
            <text:p>40,000 </text:p>
          </table:table-cell>
          <table:table-cell table:style-name="ce21" table:formula="of:=[.J48]+2500" office:value-type="float" office:value="100000">
            <text:p>100,000 </text:p>
          </table:table-cell>
          <table:table-cell table:style-name="ce21" table:formula="of:=[.K48]+2500" office:value-type="float" office:value="100000">
            <text:p>100,000 </text:p>
          </table:table-cell>
          <table:table-cell table:style-name="ce21" table:formula="of:=[.L48]+5000" office:value-type="float" office:value="200000">
            <text:p>200,000 </text:p>
          </table:table-cell>
          <table:table-cell table:style-name="ce21" table:formula="of:=[.M48]+10000" office:value-type="float" office:value="400000">
            <text:p>400,000 </text:p>
          </table:table-cell>
          <table:table-cell table:style-name="ce21" table:formula="of:=[.N48]+2500" office:value-type="float" office:value="100000">
            <text:p>100,000 </text:p>
          </table:table-cell>
          <table:table-cell table:style-name="ce21" table:formula="of:=[.O48]+5000" office:value-type="float" office:value="200000">
            <text:p>20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41">
            <text:p>41 </text:p>
          </table:table-cell>
          <table:table-cell table:style-name="ce21" office:value-type="float" office:value="41000">
            <text:p>41,000 </text:p>
          </table:table-cell>
          <table:table-cell table:style-name="ce21" table:formula="of:=[.C49]+2500" office:value-type="float" office:value="102500">
            <text:p>102,500 </text:p>
          </table:table-cell>
          <table:table-cell table:style-name="ce21" table:formula="of:=[.D49]+5000" office:value-type="float" office:value="205000">
            <text:p>205,000 </text:p>
          </table:table-cell>
          <table:table-cell table:style-name="ce21" table:formula="of:=[.E49]+10000" office:value-type="float" office:value="410000">
            <text:p>410,000 </text:p>
          </table:table-cell>
          <table:table-cell table:style-name="ce21" table:formula="of:=[.F49]+2500" office:value-type="float" office:value="102500">
            <text:p>102,500 </text:p>
          </table:table-cell>
          <table:table-cell table:style-name="ce21" table:formula="of:=[.G49]+5000" office:value-type="float" office:value="205000">
            <text:p>205,000 </text:p>
          </table:table-cell>
          <table:table-cell table:style-name="ce21" table:formula="of:=[.H49]+10000" office:value-type="float" office:value="410000">
            <text:p>410,000 </text:p>
          </table:table-cell>
          <table:table-cell table:style-name="ce63" office:value-type="float" office:value="41000">
            <text:p>41,000 </text:p>
          </table:table-cell>
          <table:table-cell table:style-name="ce21" table:formula="of:=[.J49]+2500" office:value-type="float" office:value="102500">
            <text:p>102,500 </text:p>
          </table:table-cell>
          <table:table-cell table:style-name="ce21" table:formula="of:=[.K49]+2500" office:value-type="float" office:value="102500">
            <text:p>102,500 </text:p>
          </table:table-cell>
          <table:table-cell table:style-name="ce21" table:formula="of:=[.L49]+5000" office:value-type="float" office:value="205000">
            <text:p>205,000 </text:p>
          </table:table-cell>
          <table:table-cell table:style-name="ce21" table:formula="of:=[.M49]+10000" office:value-type="float" office:value="410000">
            <text:p>410,000 </text:p>
          </table:table-cell>
          <table:table-cell table:style-name="ce21" table:formula="of:=[.N49]+2500" office:value-type="float" office:value="102500">
            <text:p>102,500 </text:p>
          </table:table-cell>
          <table:table-cell table:style-name="ce21" table:formula="of:=[.O49]+5000" office:value-type="float" office:value="205000">
            <text:p>20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42">
            <text:p>42 </text:p>
          </table:table-cell>
          <table:table-cell table:style-name="ce21" office:value-type="float" office:value="42000">
            <text:p>42,000 </text:p>
          </table:table-cell>
          <table:table-cell table:style-name="ce21" table:formula="of:=[.C50]+2500" office:value-type="float" office:value="105000">
            <text:p>105,000 </text:p>
          </table:table-cell>
          <table:table-cell table:style-name="ce21" table:formula="of:=[.D50]+5000" office:value-type="float" office:value="210000">
            <text:p>210,000 </text:p>
          </table:table-cell>
          <table:table-cell table:style-name="ce21" table:formula="of:=[.E50]+10000" office:value-type="float" office:value="420000">
            <text:p>420,000 </text:p>
          </table:table-cell>
          <table:table-cell table:style-name="ce21" table:formula="of:=[.F50]+2500" office:value-type="float" office:value="105000">
            <text:p>105,000 </text:p>
          </table:table-cell>
          <table:table-cell table:style-name="ce21" table:formula="of:=[.G50]+5000" office:value-type="float" office:value="210000">
            <text:p>210,000 </text:p>
          </table:table-cell>
          <table:table-cell table:style-name="ce21" table:formula="of:=[.H50]+10000" office:value-type="float" office:value="420000">
            <text:p>420,000 </text:p>
          </table:table-cell>
          <table:table-cell table:style-name="ce63" office:value-type="float" office:value="42000">
            <text:p>42,000 </text:p>
          </table:table-cell>
          <table:table-cell table:style-name="ce21" table:formula="of:=[.J50]+2500" office:value-type="float" office:value="105000">
            <text:p>105,000 </text:p>
          </table:table-cell>
          <table:table-cell table:style-name="ce21" table:formula="of:=[.K50]+2500" office:value-type="float" office:value="105000">
            <text:p>105,000 </text:p>
          </table:table-cell>
          <table:table-cell table:style-name="ce21" table:formula="of:=[.L50]+5000" office:value-type="float" office:value="210000">
            <text:p>210,000 </text:p>
          </table:table-cell>
          <table:table-cell table:style-name="ce21" table:formula="of:=[.M50]+10000" office:value-type="float" office:value="420000">
            <text:p>420,000 </text:p>
          </table:table-cell>
          <table:table-cell table:style-name="ce21" table:formula="of:=[.N50]+2500" office:value-type="float" office:value="105000">
            <text:p>105,000 </text:p>
          </table:table-cell>
          <table:table-cell table:style-name="ce21" table:formula="of:=[.O50]+5000" office:value-type="float" office:value="210000">
            <text:p>21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43">
            <text:p>43 </text:p>
          </table:table-cell>
          <table:table-cell table:style-name="ce21" office:value-type="float" office:value="43000">
            <text:p>43,000 </text:p>
          </table:table-cell>
          <table:table-cell table:style-name="ce21" table:formula="of:=[.C51]+2500" office:value-type="float" office:value="107500">
            <text:p>107,500 </text:p>
          </table:table-cell>
          <table:table-cell table:style-name="ce21" table:formula="of:=[.D51]+5000" office:value-type="float" office:value="215000">
            <text:p>215,000 </text:p>
          </table:table-cell>
          <table:table-cell table:style-name="ce21" table:formula="of:=[.E51]+10000" office:value-type="float" office:value="430000">
            <text:p>430,000 </text:p>
          </table:table-cell>
          <table:table-cell table:style-name="ce21" table:formula="of:=[.F51]+2500" office:value-type="float" office:value="107500">
            <text:p>107,500 </text:p>
          </table:table-cell>
          <table:table-cell table:style-name="ce21" table:formula="of:=[.G51]+5000" office:value-type="float" office:value="215000">
            <text:p>215,000 </text:p>
          </table:table-cell>
          <table:table-cell table:style-name="ce21" table:formula="of:=[.H51]+10000" office:value-type="float" office:value="430000">
            <text:p>430,000 </text:p>
          </table:table-cell>
          <table:table-cell table:style-name="ce63" office:value-type="float" office:value="43000">
            <text:p>43,000 </text:p>
          </table:table-cell>
          <table:table-cell table:style-name="ce21" table:formula="of:=[.J51]+2500" office:value-type="float" office:value="107500">
            <text:p>107,500 </text:p>
          </table:table-cell>
          <table:table-cell table:style-name="ce21" table:formula="of:=[.K51]+2500" office:value-type="float" office:value="107500">
            <text:p>107,500 </text:p>
          </table:table-cell>
          <table:table-cell table:style-name="ce21" table:formula="of:=[.L51]+5000" office:value-type="float" office:value="215000">
            <text:p>215,000 </text:p>
          </table:table-cell>
          <table:table-cell table:style-name="ce21" table:formula="of:=[.M51]+10000" office:value-type="float" office:value="430000">
            <text:p>430,000 </text:p>
          </table:table-cell>
          <table:table-cell table:style-name="ce21" table:formula="of:=[.N51]+2500" office:value-type="float" office:value="107500">
            <text:p>107,500 </text:p>
          </table:table-cell>
          <table:table-cell table:style-name="ce21" table:formula="of:=[.O51]+5000" office:value-type="float" office:value="215000">
            <text:p>21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44">
            <text:p>44 </text:p>
          </table:table-cell>
          <table:table-cell table:style-name="ce21" office:value-type="float" office:value="44000">
            <text:p>44,000 </text:p>
          </table:table-cell>
          <table:table-cell table:style-name="ce21" table:formula="of:=[.C52]+2500" office:value-type="float" office:value="110000">
            <text:p>110,000 </text:p>
          </table:table-cell>
          <table:table-cell table:style-name="ce21" table:formula="of:=[.D52]+5000" office:value-type="float" office:value="220000">
            <text:p>220,000 </text:p>
          </table:table-cell>
          <table:table-cell table:style-name="ce21" table:formula="of:=[.E52]+10000" office:value-type="float" office:value="440000">
            <text:p>440,000 </text:p>
          </table:table-cell>
          <table:table-cell table:style-name="ce21" table:formula="of:=[.F52]+2500" office:value-type="float" office:value="110000">
            <text:p>110,000 </text:p>
          </table:table-cell>
          <table:table-cell table:style-name="ce21" table:formula="of:=[.G52]+5000" office:value-type="float" office:value="220000">
            <text:p>220,000 </text:p>
          </table:table-cell>
          <table:table-cell table:style-name="ce21" table:formula="of:=[.H52]+10000" office:value-type="float" office:value="440000">
            <text:p>440,000 </text:p>
          </table:table-cell>
          <table:table-cell table:style-name="ce63" office:value-type="float" office:value="44000">
            <text:p>44,000 </text:p>
          </table:table-cell>
          <table:table-cell table:style-name="ce21" table:formula="of:=[.J52]+2500" office:value-type="float" office:value="110000">
            <text:p>110,000 </text:p>
          </table:table-cell>
          <table:table-cell table:style-name="ce21" table:formula="of:=[.K52]+2500" office:value-type="float" office:value="110000">
            <text:p>110,000 </text:p>
          </table:table-cell>
          <table:table-cell table:style-name="ce21" table:formula="of:=[.L52]+5000" office:value-type="float" office:value="220000">
            <text:p>220,000 </text:p>
          </table:table-cell>
          <table:table-cell table:style-name="ce21" table:formula="of:=[.M52]+10000" office:value-type="float" office:value="440000">
            <text:p>440,000 </text:p>
          </table:table-cell>
          <table:table-cell table:style-name="ce21" table:formula="of:=[.N52]+2500" office:value-type="float" office:value="110000">
            <text:p>110,000 </text:p>
          </table:table-cell>
          <table:table-cell table:style-name="ce21" table:formula="of:=[.O52]+5000" office:value-type="float" office:value="220000">
            <text:p>22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45">
            <text:p>45 </text:p>
          </table:table-cell>
          <table:table-cell table:style-name="ce21" office:value-type="float" office:value="45000">
            <text:p>45,000 </text:p>
          </table:table-cell>
          <table:table-cell table:style-name="ce21" table:formula="of:=[.C53]+2500" office:value-type="float" office:value="112500">
            <text:p>112,500 </text:p>
          </table:table-cell>
          <table:table-cell table:style-name="ce21" table:formula="of:=[.D53]+5000" office:value-type="float" office:value="225000">
            <text:p>225,000 </text:p>
          </table:table-cell>
          <table:table-cell table:style-name="ce21" table:formula="of:=[.E53]+10000" office:value-type="float" office:value="450000">
            <text:p>450,000 </text:p>
          </table:table-cell>
          <table:table-cell table:style-name="ce21" table:formula="of:=[.F53]+2500" office:value-type="float" office:value="112500">
            <text:p>112,500 </text:p>
          </table:table-cell>
          <table:table-cell table:style-name="ce21" table:formula="of:=[.G53]+5000" office:value-type="float" office:value="225000">
            <text:p>225,000 </text:p>
          </table:table-cell>
          <table:table-cell table:style-name="ce21" table:formula="of:=[.H53]+10000" office:value-type="float" office:value="450000">
            <text:p>450,000 </text:p>
          </table:table-cell>
          <table:table-cell table:style-name="ce63" office:value-type="float" office:value="45000">
            <text:p>45,000 </text:p>
          </table:table-cell>
          <table:table-cell table:style-name="ce21" table:formula="of:=[.J53]+2500" office:value-type="float" office:value="112500">
            <text:p>112,500 </text:p>
          </table:table-cell>
          <table:table-cell table:style-name="ce21" table:formula="of:=[.K53]+2500" office:value-type="float" office:value="112500">
            <text:p>112,500 </text:p>
          </table:table-cell>
          <table:table-cell table:style-name="ce21" table:formula="of:=[.L53]+5000" office:value-type="float" office:value="225000">
            <text:p>225,000 </text:p>
          </table:table-cell>
          <table:table-cell table:style-name="ce21" table:formula="of:=[.M53]+10000" office:value-type="float" office:value="450000">
            <text:p>450,000 </text:p>
          </table:table-cell>
          <table:table-cell table:style-name="ce21" table:formula="of:=[.N53]+2500" office:value-type="float" office:value="112500">
            <text:p>112,500 </text:p>
          </table:table-cell>
          <table:table-cell table:style-name="ce21" table:formula="of:=[.O53]+5000" office:value-type="float" office:value="225000">
            <text:p>22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46">
            <text:p>46 </text:p>
          </table:table-cell>
          <table:table-cell table:style-name="ce21" office:value-type="float" office:value="46000">
            <text:p>46,000 </text:p>
          </table:table-cell>
          <table:table-cell table:style-name="ce21" table:formula="of:=[.C54]+2500" office:value-type="float" office:value="115000">
            <text:p>115,000 </text:p>
          </table:table-cell>
          <table:table-cell table:style-name="ce21" table:formula="of:=[.D54]+5000" office:value-type="float" office:value="230000">
            <text:p>230,000 </text:p>
          </table:table-cell>
          <table:table-cell table:style-name="ce21" table:formula="of:=[.E54]+10000" office:value-type="float" office:value="460000">
            <text:p>460,000 </text:p>
          </table:table-cell>
          <table:table-cell table:style-name="ce21" table:formula="of:=[.F54]+2500" office:value-type="float" office:value="115000">
            <text:p>115,000 </text:p>
          </table:table-cell>
          <table:table-cell table:style-name="ce21" table:formula="of:=[.G54]+5000" office:value-type="float" office:value="230000">
            <text:p>230,000 </text:p>
          </table:table-cell>
          <table:table-cell table:style-name="ce21" table:formula="of:=[.H54]+10000" office:value-type="float" office:value="460000">
            <text:p>460,000 </text:p>
          </table:table-cell>
          <table:table-cell table:style-name="ce63" office:value-type="float" office:value="46000">
            <text:p>46,000 </text:p>
          </table:table-cell>
          <table:table-cell table:style-name="ce21" table:formula="of:=[.J54]+2500" office:value-type="float" office:value="115000">
            <text:p>115,000 </text:p>
          </table:table-cell>
          <table:table-cell table:style-name="ce21" table:formula="of:=[.K54]+2500" office:value-type="float" office:value="115000">
            <text:p>115,000 </text:p>
          </table:table-cell>
          <table:table-cell table:style-name="ce21" table:formula="of:=[.L54]+5000" office:value-type="float" office:value="230000">
            <text:p>230,000 </text:p>
          </table:table-cell>
          <table:table-cell table:style-name="ce21" table:formula="of:=[.M54]+10000" office:value-type="float" office:value="460000">
            <text:p>460,000 </text:p>
          </table:table-cell>
          <table:table-cell table:style-name="ce21" table:formula="of:=[.N54]+2500" office:value-type="float" office:value="115000">
            <text:p>115,000 </text:p>
          </table:table-cell>
          <table:table-cell table:style-name="ce21" table:formula="of:=[.O54]+5000" office:value-type="float" office:value="230000">
            <text:p>23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47">
            <text:p>47 </text:p>
          </table:table-cell>
          <table:table-cell table:style-name="ce21" office:value-type="float" office:value="47000">
            <text:p>47,000 </text:p>
          </table:table-cell>
          <table:table-cell table:style-name="ce21" table:formula="of:=[.C55]+2500" office:value-type="float" office:value="117500">
            <text:p>117,500 </text:p>
          </table:table-cell>
          <table:table-cell table:style-name="ce21" table:formula="of:=[.D55]+5000" office:value-type="float" office:value="235000">
            <text:p>235,000 </text:p>
          </table:table-cell>
          <table:table-cell table:style-name="ce21" table:formula="of:=[.E55]+10000" office:value-type="float" office:value="470000">
            <text:p>470,000 </text:p>
          </table:table-cell>
          <table:table-cell table:style-name="ce21" table:formula="of:=[.F55]+2500" office:value-type="float" office:value="117500">
            <text:p>117,500 </text:p>
          </table:table-cell>
          <table:table-cell table:style-name="ce21" table:formula="of:=[.G55]+5000" office:value-type="float" office:value="235000">
            <text:p>235,000 </text:p>
          </table:table-cell>
          <table:table-cell table:style-name="ce21" table:formula="of:=[.H55]+10000" office:value-type="float" office:value="470000">
            <text:p>470,000 </text:p>
          </table:table-cell>
          <table:table-cell table:style-name="ce63" office:value-type="float" office:value="47000">
            <text:p>47,000 </text:p>
          </table:table-cell>
          <table:table-cell table:style-name="ce21" table:formula="of:=[.J55]+2500" office:value-type="float" office:value="117500">
            <text:p>117,500 </text:p>
          </table:table-cell>
          <table:table-cell table:style-name="ce21" table:formula="of:=[.K55]+2500" office:value-type="float" office:value="117500">
            <text:p>117,500 </text:p>
          </table:table-cell>
          <table:table-cell table:style-name="ce21" table:formula="of:=[.L55]+5000" office:value-type="float" office:value="235000">
            <text:p>235,000 </text:p>
          </table:table-cell>
          <table:table-cell table:style-name="ce21" table:formula="of:=[.M55]+10000" office:value-type="float" office:value="470000">
            <text:p>470,000 </text:p>
          </table:table-cell>
          <table:table-cell table:style-name="ce21" table:formula="of:=[.N55]+2500" office:value-type="float" office:value="117500">
            <text:p>117,500 </text:p>
          </table:table-cell>
          <table:table-cell table:style-name="ce21" table:formula="of:=[.O55]+5000" office:value-type="float" office:value="235000">
            <text:p>23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48">
            <text:p>48 </text:p>
          </table:table-cell>
          <table:table-cell table:style-name="ce21" office:value-type="float" office:value="48000">
            <text:p>48,000 </text:p>
          </table:table-cell>
          <table:table-cell table:style-name="ce21" table:formula="of:=[.C56]+2500" office:value-type="float" office:value="120000">
            <text:p>120,000 </text:p>
          </table:table-cell>
          <table:table-cell table:style-name="ce21" table:formula="of:=[.D56]+5000" office:value-type="float" office:value="240000">
            <text:p>240,000 </text:p>
          </table:table-cell>
          <table:table-cell table:style-name="ce21" table:formula="of:=[.E56]+10000" office:value-type="float" office:value="480000">
            <text:p>480,000 </text:p>
          </table:table-cell>
          <table:table-cell table:style-name="ce21" table:formula="of:=[.F56]+2500" office:value-type="float" office:value="120000">
            <text:p>120,000 </text:p>
          </table:table-cell>
          <table:table-cell table:style-name="ce21" table:formula="of:=[.G56]+5000" office:value-type="float" office:value="240000">
            <text:p>240,000 </text:p>
          </table:table-cell>
          <table:table-cell table:style-name="ce21" table:formula="of:=[.H56]+10000" office:value-type="float" office:value="480000">
            <text:p>480,000 </text:p>
          </table:table-cell>
          <table:table-cell table:style-name="ce63" office:value-type="float" office:value="48000">
            <text:p>48,000 </text:p>
          </table:table-cell>
          <table:table-cell table:style-name="ce21" table:formula="of:=[.J56]+2500" office:value-type="float" office:value="120000">
            <text:p>120,000 </text:p>
          </table:table-cell>
          <table:table-cell table:style-name="ce21" table:formula="of:=[.K56]+2500" office:value-type="float" office:value="120000">
            <text:p>120,000 </text:p>
          </table:table-cell>
          <table:table-cell table:style-name="ce21" table:formula="of:=[.L56]+5000" office:value-type="float" office:value="240000">
            <text:p>240,000 </text:p>
          </table:table-cell>
          <table:table-cell table:style-name="ce21" table:formula="of:=[.M56]+10000" office:value-type="float" office:value="480000">
            <text:p>480,000 </text:p>
          </table:table-cell>
          <table:table-cell table:style-name="ce21" table:formula="of:=[.N56]+2500" office:value-type="float" office:value="120000">
            <text:p>120,000 </text:p>
          </table:table-cell>
          <table:table-cell table:style-name="ce21" table:formula="of:=[.O56]+5000" office:value-type="float" office:value="240000">
            <text:p>24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49">
            <text:p>49 </text:p>
          </table:table-cell>
          <table:table-cell table:style-name="ce21" office:value-type="float" office:value="49000">
            <text:p>49,000 </text:p>
          </table:table-cell>
          <table:table-cell table:style-name="ce21" table:formula="of:=[.C57]+2500" office:value-type="float" office:value="122500">
            <text:p>122,500 </text:p>
          </table:table-cell>
          <table:table-cell table:style-name="ce21" table:formula="of:=[.D57]+5000" office:value-type="float" office:value="245000">
            <text:p>245,000 </text:p>
          </table:table-cell>
          <table:table-cell table:style-name="ce21" table:formula="of:=[.E57]+10000" office:value-type="float" office:value="490000">
            <text:p>490,000 </text:p>
          </table:table-cell>
          <table:table-cell table:style-name="ce21" table:formula="of:=[.F57]+2500" office:value-type="float" office:value="122500">
            <text:p>122,500 </text:p>
          </table:table-cell>
          <table:table-cell table:style-name="ce21" table:formula="of:=[.G57]+5000" office:value-type="float" office:value="245000">
            <text:p>245,000 </text:p>
          </table:table-cell>
          <table:table-cell table:style-name="ce21" table:formula="of:=[.H57]+10000" office:value-type="float" office:value="490000">
            <text:p>490,000 </text:p>
          </table:table-cell>
          <table:table-cell table:style-name="ce63" office:value-type="float" office:value="49000">
            <text:p>49,000 </text:p>
          </table:table-cell>
          <table:table-cell table:style-name="ce21" table:formula="of:=[.J57]+2500" office:value-type="float" office:value="122500">
            <text:p>122,500 </text:p>
          </table:table-cell>
          <table:table-cell table:style-name="ce21" table:formula="of:=[.K57]+2500" office:value-type="float" office:value="122500">
            <text:p>122,500 </text:p>
          </table:table-cell>
          <table:table-cell table:style-name="ce21" table:formula="of:=[.L57]+5000" office:value-type="float" office:value="245000">
            <text:p>245,000 </text:p>
          </table:table-cell>
          <table:table-cell table:style-name="ce21" table:formula="of:=[.M57]+10000" office:value-type="float" office:value="490000">
            <text:p>490,000 </text:p>
          </table:table-cell>
          <table:table-cell table:style-name="ce21" table:formula="of:=[.N57]+2500" office:value-type="float" office:value="122500">
            <text:p>122,500 </text:p>
          </table:table-cell>
          <table:table-cell table:style-name="ce21" table:formula="of:=[.O57]+5000" office:value-type="float" office:value="245000">
            <text:p>24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50">
            <text:p>50 </text:p>
          </table:table-cell>
          <table:table-cell table:style-name="ce21" office:value-type="float" office:value="50000">
            <text:p>50,000 </text:p>
          </table:table-cell>
          <table:table-cell table:style-name="ce21" table:formula="of:=[.C58]+2500" office:value-type="float" office:value="125000">
            <text:p>125,000 </text:p>
          </table:table-cell>
          <table:table-cell table:style-name="ce21" table:formula="of:=[.D58]+5000" office:value-type="float" office:value="250000">
            <text:p>250,000 </text:p>
          </table:table-cell>
          <table:table-cell table:style-name="ce21" table:formula="of:=[.E58]+10000" office:value-type="float" office:value="500000">
            <text:p>500,000 </text:p>
          </table:table-cell>
          <table:table-cell table:style-name="ce21" table:formula="of:=[.F58]+2500" office:value-type="float" office:value="125000">
            <text:p>125,000 </text:p>
          </table:table-cell>
          <table:table-cell table:style-name="ce21" table:formula="of:=[.G58]+5000" office:value-type="float" office:value="250000">
            <text:p>250,000 </text:p>
          </table:table-cell>
          <table:table-cell table:style-name="ce21" table:formula="of:=[.H58]+10000" office:value-type="float" office:value="500000">
            <text:p>500,000 </text:p>
          </table:table-cell>
          <table:table-cell table:style-name="ce63" office:value-type="float" office:value="50000">
            <text:p>50,000 </text:p>
          </table:table-cell>
          <table:table-cell table:style-name="ce21" table:formula="of:=[.J58]+2500" office:value-type="float" office:value="125000">
            <text:p>125,000 </text:p>
          </table:table-cell>
          <table:table-cell table:style-name="ce21" table:formula="of:=[.K58]+2500" office:value-type="float" office:value="125000">
            <text:p>125,000 </text:p>
          </table:table-cell>
          <table:table-cell table:style-name="ce21" table:formula="of:=[.L58]+5000" office:value-type="float" office:value="250000">
            <text:p>250,000 </text:p>
          </table:table-cell>
          <table:table-cell table:style-name="ce21" table:formula="of:=[.M58]+10000" office:value-type="float" office:value="500000">
            <text:p>500,000 </text:p>
          </table:table-cell>
          <table:table-cell table:style-name="ce21" table:formula="of:=[.N58]+2500" office:value-type="float" office:value="125000">
            <text:p>125,000 </text:p>
          </table:table-cell>
          <table:table-cell table:style-name="ce21" table:formula="of:=[.O58]+5000" office:value-type="float" office:value="250000">
            <text:p>25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51">
            <text:p>51 </text:p>
          </table:table-cell>
          <table:table-cell table:style-name="ce21" office:value-type="float" office:value="51000">
            <text:p>51,000 </text:p>
          </table:table-cell>
          <table:table-cell table:style-name="ce21" table:formula="of:=[.C59]+2500" office:value-type="float" office:value="127500">
            <text:p>127,500 </text:p>
          </table:table-cell>
          <table:table-cell table:style-name="ce21" table:formula="of:=[.D59]+5000" office:value-type="float" office:value="255000">
            <text:p>255,000 </text:p>
          </table:table-cell>
          <table:table-cell table:style-name="ce21" table:formula="of:=[.E59]+10000" office:value-type="float" office:value="510000">
            <text:p>510,000 </text:p>
          </table:table-cell>
          <table:table-cell table:style-name="ce21" table:formula="of:=[.F59]+2500" office:value-type="float" office:value="127500">
            <text:p>127,500 </text:p>
          </table:table-cell>
          <table:table-cell table:style-name="ce21" table:formula="of:=[.G59]+5000" office:value-type="float" office:value="255000">
            <text:p>255,000 </text:p>
          </table:table-cell>
          <table:table-cell table:style-name="ce21" table:formula="of:=[.H59]+10000" office:value-type="float" office:value="510000">
            <text:p>510,000 </text:p>
          </table:table-cell>
          <table:table-cell table:style-name="ce63" office:value-type="float" office:value="51000">
            <text:p>51,000 </text:p>
          </table:table-cell>
          <table:table-cell table:style-name="ce21" table:formula="of:=[.J59]+2500" office:value-type="float" office:value="127500">
            <text:p>127,500 </text:p>
          </table:table-cell>
          <table:table-cell table:style-name="ce21" table:formula="of:=[.K59]+2500" office:value-type="float" office:value="127500">
            <text:p>127,500 </text:p>
          </table:table-cell>
          <table:table-cell table:style-name="ce21" table:formula="of:=[.L59]+5000" office:value-type="float" office:value="255000">
            <text:p>255,000 </text:p>
          </table:table-cell>
          <table:table-cell table:style-name="ce21" table:formula="of:=[.M59]+10000" office:value-type="float" office:value="510000">
            <text:p>510,000 </text:p>
          </table:table-cell>
          <table:table-cell table:style-name="ce21" table:formula="of:=[.N59]+2500" office:value-type="float" office:value="127500">
            <text:p>127,500 </text:p>
          </table:table-cell>
          <table:table-cell table:style-name="ce21" table:formula="of:=[.O59]+5000" office:value-type="float" office:value="255000">
            <text:p>25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52">
            <text:p>52 </text:p>
          </table:table-cell>
          <table:table-cell table:style-name="ce21" office:value-type="float" office:value="52000">
            <text:p>52,000 </text:p>
          </table:table-cell>
          <table:table-cell table:style-name="ce21" table:formula="of:=[.C60]+2500" office:value-type="float" office:value="130000">
            <text:p>130,000 </text:p>
          </table:table-cell>
          <table:table-cell table:style-name="ce21" table:formula="of:=[.D60]+5000" office:value-type="float" office:value="260000">
            <text:p>260,000 </text:p>
          </table:table-cell>
          <table:table-cell table:style-name="ce21" table:formula="of:=[.E60]+10000" office:value-type="float" office:value="520000">
            <text:p>520,000 </text:p>
          </table:table-cell>
          <table:table-cell table:style-name="ce21" table:formula="of:=[.F60]+2500" office:value-type="float" office:value="130000">
            <text:p>130,000 </text:p>
          </table:table-cell>
          <table:table-cell table:style-name="ce21" table:formula="of:=[.G60]+5000" office:value-type="float" office:value="260000">
            <text:p>260,000 </text:p>
          </table:table-cell>
          <table:table-cell table:style-name="ce21" table:formula="of:=[.H60]+10000" office:value-type="float" office:value="520000">
            <text:p>520,000 </text:p>
          </table:table-cell>
          <table:table-cell table:style-name="ce63" office:value-type="float" office:value="52000">
            <text:p>52,000 </text:p>
          </table:table-cell>
          <table:table-cell table:style-name="ce21" table:formula="of:=[.J60]+2500" office:value-type="float" office:value="130000">
            <text:p>130,000 </text:p>
          </table:table-cell>
          <table:table-cell table:style-name="ce21" table:formula="of:=[.K60]+2500" office:value-type="float" office:value="130000">
            <text:p>130,000 </text:p>
          </table:table-cell>
          <table:table-cell table:style-name="ce21" table:formula="of:=[.L60]+5000" office:value-type="float" office:value="260000">
            <text:p>260,000 </text:p>
          </table:table-cell>
          <table:table-cell table:style-name="ce21" table:formula="of:=[.M60]+10000" office:value-type="float" office:value="520000">
            <text:p>520,000 </text:p>
          </table:table-cell>
          <table:table-cell table:style-name="ce21" table:formula="of:=[.N60]+2500" office:value-type="float" office:value="130000">
            <text:p>130,000 </text:p>
          </table:table-cell>
          <table:table-cell table:style-name="ce21" table:formula="of:=[.O60]+5000" office:value-type="float" office:value="260000">
            <text:p>26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53">
            <text:p>53 </text:p>
          </table:table-cell>
          <table:table-cell table:style-name="ce21" office:value-type="float" office:value="53000">
            <text:p>53,000 </text:p>
          </table:table-cell>
          <table:table-cell table:style-name="ce21" table:formula="of:=[.C61]+2500" office:value-type="float" office:value="132500">
            <text:p>132,500 </text:p>
          </table:table-cell>
          <table:table-cell table:style-name="ce21" table:formula="of:=[.D61]+5000" office:value-type="float" office:value="265000">
            <text:p>265,000 </text:p>
          </table:table-cell>
          <table:table-cell table:style-name="ce21" table:formula="of:=[.E61]+10000" office:value-type="float" office:value="530000">
            <text:p>530,000 </text:p>
          </table:table-cell>
          <table:table-cell table:style-name="ce21" table:formula="of:=[.F61]+2500" office:value-type="float" office:value="132500">
            <text:p>132,500 </text:p>
          </table:table-cell>
          <table:table-cell table:style-name="ce21" table:formula="of:=[.G61]+5000" office:value-type="float" office:value="265000">
            <text:p>265,000 </text:p>
          </table:table-cell>
          <table:table-cell table:style-name="ce21" table:formula="of:=[.H61]+10000" office:value-type="float" office:value="530000">
            <text:p>530,000 </text:p>
          </table:table-cell>
          <table:table-cell table:style-name="ce63" office:value-type="float" office:value="53000">
            <text:p>53,000 </text:p>
          </table:table-cell>
          <table:table-cell table:style-name="ce21" table:formula="of:=[.J61]+2500" office:value-type="float" office:value="132500">
            <text:p>132,500 </text:p>
          </table:table-cell>
          <table:table-cell table:style-name="ce21" table:formula="of:=[.K61]+2500" office:value-type="float" office:value="132500">
            <text:p>132,500 </text:p>
          </table:table-cell>
          <table:table-cell table:style-name="ce21" table:formula="of:=[.L61]+5000" office:value-type="float" office:value="265000">
            <text:p>265,000 </text:p>
          </table:table-cell>
          <table:table-cell table:style-name="ce21" table:formula="of:=[.M61]+10000" office:value-type="float" office:value="530000">
            <text:p>530,000 </text:p>
          </table:table-cell>
          <table:table-cell table:style-name="ce21" table:formula="of:=[.N61]+2500" office:value-type="float" office:value="132500">
            <text:p>132,500 </text:p>
          </table:table-cell>
          <table:table-cell table:style-name="ce21" table:formula="of:=[.O61]+5000" office:value-type="float" office:value="265000">
            <text:p>26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54">
            <text:p>54 </text:p>
          </table:table-cell>
          <table:table-cell table:style-name="ce21" office:value-type="float" office:value="54000">
            <text:p>54,000 </text:p>
          </table:table-cell>
          <table:table-cell table:style-name="ce21" table:formula="of:=[.C62]+2500" office:value-type="float" office:value="135000">
            <text:p>135,000 </text:p>
          </table:table-cell>
          <table:table-cell table:style-name="ce21" table:formula="of:=[.D62]+5000" office:value-type="float" office:value="270000">
            <text:p>270,000 </text:p>
          </table:table-cell>
          <table:table-cell table:style-name="ce21" table:formula="of:=[.E62]+10000" office:value-type="float" office:value="540000">
            <text:p>540,000 </text:p>
          </table:table-cell>
          <table:table-cell table:style-name="ce21" table:formula="of:=[.F62]+2500" office:value-type="float" office:value="135000">
            <text:p>135,000 </text:p>
          </table:table-cell>
          <table:table-cell table:style-name="ce21" table:formula="of:=[.G62]+5000" office:value-type="float" office:value="270000">
            <text:p>270,000 </text:p>
          </table:table-cell>
          <table:table-cell table:style-name="ce21" table:formula="of:=[.H62]+10000" office:value-type="float" office:value="540000">
            <text:p>540,000 </text:p>
          </table:table-cell>
          <table:table-cell table:style-name="ce63" office:value-type="float" office:value="54000">
            <text:p>54,000 </text:p>
          </table:table-cell>
          <table:table-cell table:style-name="ce21" table:formula="of:=[.J62]+2500" office:value-type="float" office:value="135000">
            <text:p>135,000 </text:p>
          </table:table-cell>
          <table:table-cell table:style-name="ce21" table:formula="of:=[.K62]+2500" office:value-type="float" office:value="135000">
            <text:p>135,000 </text:p>
          </table:table-cell>
          <table:table-cell table:style-name="ce21" table:formula="of:=[.L62]+5000" office:value-type="float" office:value="270000">
            <text:p>270,000 </text:p>
          </table:table-cell>
          <table:table-cell table:style-name="ce21" table:formula="of:=[.M62]+10000" office:value-type="float" office:value="540000">
            <text:p>540,000 </text:p>
          </table:table-cell>
          <table:table-cell table:style-name="ce21" table:formula="of:=[.N62]+2500" office:value-type="float" office:value="135000">
            <text:p>135,000 </text:p>
          </table:table-cell>
          <table:table-cell table:style-name="ce21" table:formula="of:=[.O62]+5000" office:value-type="float" office:value="270000">
            <text:p>27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55">
            <text:p>55 </text:p>
          </table:table-cell>
          <table:table-cell table:style-name="ce21" office:value-type="float" office:value="55000">
            <text:p>55,000 </text:p>
          </table:table-cell>
          <table:table-cell table:style-name="ce21" table:formula="of:=[.C63]+2500" office:value-type="float" office:value="137500">
            <text:p>137,500 </text:p>
          </table:table-cell>
          <table:table-cell table:style-name="ce21" table:formula="of:=[.D63]+5000" office:value-type="float" office:value="275000">
            <text:p>275,000 </text:p>
          </table:table-cell>
          <table:table-cell table:style-name="ce21" table:formula="of:=[.E63]+10000" office:value-type="float" office:value="550000">
            <text:p>550,000 </text:p>
          </table:table-cell>
          <table:table-cell table:style-name="ce21" table:formula="of:=[.F63]+2500" office:value-type="float" office:value="137500">
            <text:p>137,500 </text:p>
          </table:table-cell>
          <table:table-cell table:style-name="ce21" table:formula="of:=[.G63]+5000" office:value-type="float" office:value="275000">
            <text:p>275,000 </text:p>
          </table:table-cell>
          <table:table-cell table:style-name="ce21" table:formula="of:=[.H63]+10000" office:value-type="float" office:value="550000">
            <text:p>550,000 </text:p>
          </table:table-cell>
          <table:table-cell table:style-name="ce63" office:value-type="float" office:value="55000">
            <text:p>55,000 </text:p>
          </table:table-cell>
          <table:table-cell table:style-name="ce21" table:formula="of:=[.J63]+2500" office:value-type="float" office:value="137500">
            <text:p>137,500 </text:p>
          </table:table-cell>
          <table:table-cell table:style-name="ce21" table:formula="of:=[.K63]+2500" office:value-type="float" office:value="137500">
            <text:p>137,500 </text:p>
          </table:table-cell>
          <table:table-cell table:style-name="ce21" table:formula="of:=[.L63]+5000" office:value-type="float" office:value="275000">
            <text:p>275,000 </text:p>
          </table:table-cell>
          <table:table-cell table:style-name="ce21" table:formula="of:=[.M63]+10000" office:value-type="float" office:value="550000">
            <text:p>550,000 </text:p>
          </table:table-cell>
          <table:table-cell table:style-name="ce21" table:formula="of:=[.N63]+2500" office:value-type="float" office:value="137500">
            <text:p>137,500 </text:p>
          </table:table-cell>
          <table:table-cell table:style-name="ce21" table:formula="of:=[.O63]+5000" office:value-type="float" office:value="275000">
            <text:p>27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56">
            <text:p>56 </text:p>
          </table:table-cell>
          <table:table-cell table:style-name="ce21" office:value-type="float" office:value="56000">
            <text:p>56,000 </text:p>
          </table:table-cell>
          <table:table-cell table:style-name="ce21" table:formula="of:=[.C64]+2500" office:value-type="float" office:value="140000">
            <text:p>140,000 </text:p>
          </table:table-cell>
          <table:table-cell table:style-name="ce21" table:formula="of:=[.D64]+5000" office:value-type="float" office:value="280000">
            <text:p>280,000 </text:p>
          </table:table-cell>
          <table:table-cell table:style-name="ce21" table:formula="of:=[.E64]+10000" office:value-type="float" office:value="560000">
            <text:p>560,000 </text:p>
          </table:table-cell>
          <table:table-cell table:style-name="ce21" table:formula="of:=[.F64]+2500" office:value-type="float" office:value="140000">
            <text:p>140,000 </text:p>
          </table:table-cell>
          <table:table-cell table:style-name="ce21" table:formula="of:=[.G64]+5000" office:value-type="float" office:value="280000">
            <text:p>280,000 </text:p>
          </table:table-cell>
          <table:table-cell table:style-name="ce21" table:formula="of:=[.H64]+10000" office:value-type="float" office:value="560000">
            <text:p>560,000 </text:p>
          </table:table-cell>
          <table:table-cell table:style-name="ce63" office:value-type="float" office:value="56000">
            <text:p>56,000 </text:p>
          </table:table-cell>
          <table:table-cell table:style-name="ce21" table:formula="of:=[.J64]+2500" office:value-type="float" office:value="140000">
            <text:p>140,000 </text:p>
          </table:table-cell>
          <table:table-cell table:style-name="ce21" table:formula="of:=[.K64]+2500" office:value-type="float" office:value="140000">
            <text:p>140,000 </text:p>
          </table:table-cell>
          <table:table-cell table:style-name="ce21" table:formula="of:=[.L64]+5000" office:value-type="float" office:value="280000">
            <text:p>280,000 </text:p>
          </table:table-cell>
          <table:table-cell table:style-name="ce21" table:formula="of:=[.M64]+10000" office:value-type="float" office:value="560000">
            <text:p>560,000 </text:p>
          </table:table-cell>
          <table:table-cell table:style-name="ce21" table:formula="of:=[.N64]+2500" office:value-type="float" office:value="140000">
            <text:p>140,000 </text:p>
          </table:table-cell>
          <table:table-cell table:style-name="ce21" table:formula="of:=[.O64]+5000" office:value-type="float" office:value="280000">
            <text:p>28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57">
            <text:p>57 </text:p>
          </table:table-cell>
          <table:table-cell table:style-name="ce21" office:value-type="float" office:value="57000">
            <text:p>57,000 </text:p>
          </table:table-cell>
          <table:table-cell table:style-name="ce21" table:formula="of:=[.C65]+2500" office:value-type="float" office:value="142500">
            <text:p>142,500 </text:p>
          </table:table-cell>
          <table:table-cell table:style-name="ce21" table:formula="of:=[.D65]+5000" office:value-type="float" office:value="285000">
            <text:p>285,000 </text:p>
          </table:table-cell>
          <table:table-cell table:style-name="ce21" table:formula="of:=[.E65]+10000" office:value-type="float" office:value="570000">
            <text:p>570,000 </text:p>
          </table:table-cell>
          <table:table-cell table:style-name="ce21" table:formula="of:=[.F65]+2500" office:value-type="float" office:value="142500">
            <text:p>142,500 </text:p>
          </table:table-cell>
          <table:table-cell table:style-name="ce21" table:formula="of:=[.G65]+5000" office:value-type="float" office:value="285000">
            <text:p>285,000 </text:p>
          </table:table-cell>
          <table:table-cell table:style-name="ce21" table:formula="of:=[.H65]+10000" office:value-type="float" office:value="570000">
            <text:p>570,000 </text:p>
          </table:table-cell>
          <table:table-cell table:style-name="ce63" office:value-type="float" office:value="57000">
            <text:p>57,000 </text:p>
          </table:table-cell>
          <table:table-cell table:style-name="ce21" table:formula="of:=[.J65]+2500" office:value-type="float" office:value="142500">
            <text:p>142,500 </text:p>
          </table:table-cell>
          <table:table-cell table:style-name="ce21" table:formula="of:=[.K65]+2500" office:value-type="float" office:value="142500">
            <text:p>142,500 </text:p>
          </table:table-cell>
          <table:table-cell table:style-name="ce21" table:formula="of:=[.L65]+5000" office:value-type="float" office:value="285000">
            <text:p>285,000 </text:p>
          </table:table-cell>
          <table:table-cell table:style-name="ce21" table:formula="of:=[.M65]+10000" office:value-type="float" office:value="570000">
            <text:p>570,000 </text:p>
          </table:table-cell>
          <table:table-cell table:style-name="ce21" table:formula="of:=[.N65]+2500" office:value-type="float" office:value="142500">
            <text:p>142,500 </text:p>
          </table:table-cell>
          <table:table-cell table:style-name="ce21" table:formula="of:=[.O65]+5000" office:value-type="float" office:value="285000">
            <text:p>28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58">
            <text:p>58 </text:p>
          </table:table-cell>
          <table:table-cell table:style-name="ce21" office:value-type="float" office:value="58000">
            <text:p>58,000 </text:p>
          </table:table-cell>
          <table:table-cell table:style-name="ce21" table:formula="of:=[.C66]+2500" office:value-type="float" office:value="145000">
            <text:p>145,000 </text:p>
          </table:table-cell>
          <table:table-cell table:style-name="ce21" table:formula="of:=[.D66]+5000" office:value-type="float" office:value="290000">
            <text:p>290,000 </text:p>
          </table:table-cell>
          <table:table-cell table:style-name="ce21" table:formula="of:=[.E66]+10000" office:value-type="float" office:value="580000">
            <text:p>580,000 </text:p>
          </table:table-cell>
          <table:table-cell table:style-name="ce21" table:formula="of:=[.F66]+2500" office:value-type="float" office:value="145000">
            <text:p>145,000 </text:p>
          </table:table-cell>
          <table:table-cell table:style-name="ce21" table:formula="of:=[.G66]+5000" office:value-type="float" office:value="290000">
            <text:p>290,000 </text:p>
          </table:table-cell>
          <table:table-cell table:style-name="ce21" table:formula="of:=[.H66]+10000" office:value-type="float" office:value="580000">
            <text:p>580,000 </text:p>
          </table:table-cell>
          <table:table-cell table:style-name="ce63" office:value-type="float" office:value="58000">
            <text:p>58,000 </text:p>
          </table:table-cell>
          <table:table-cell table:style-name="ce21" table:formula="of:=[.J66]+2500" office:value-type="float" office:value="145000">
            <text:p>145,000 </text:p>
          </table:table-cell>
          <table:table-cell table:style-name="ce21" table:formula="of:=[.K66]+2500" office:value-type="float" office:value="145000">
            <text:p>145,000 </text:p>
          </table:table-cell>
          <table:table-cell table:style-name="ce21" table:formula="of:=[.L66]+5000" office:value-type="float" office:value="290000">
            <text:p>290,000 </text:p>
          </table:table-cell>
          <table:table-cell table:style-name="ce21" table:formula="of:=[.M66]+10000" office:value-type="float" office:value="580000">
            <text:p>580,000 </text:p>
          </table:table-cell>
          <table:table-cell table:style-name="ce21" table:formula="of:=[.N66]+2500" office:value-type="float" office:value="145000">
            <text:p>145,000 </text:p>
          </table:table-cell>
          <table:table-cell table:style-name="ce21" table:formula="of:=[.O66]+5000" office:value-type="float" office:value="290000">
            <text:p>29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59">
            <text:p>59 </text:p>
          </table:table-cell>
          <table:table-cell table:style-name="ce21" office:value-type="float" office:value="59000">
            <text:p>59,000 </text:p>
          </table:table-cell>
          <table:table-cell table:style-name="ce21" table:formula="of:=[.C67]+2500" office:value-type="float" office:value="147500">
            <text:p>147,500 </text:p>
          </table:table-cell>
          <table:table-cell table:style-name="ce21" table:formula="of:=[.D67]+5000" office:value-type="float" office:value="295000">
            <text:p>295,000 </text:p>
          </table:table-cell>
          <table:table-cell table:style-name="ce21" table:formula="of:=[.E67]+10000" office:value-type="float" office:value="590000">
            <text:p>590,000 </text:p>
          </table:table-cell>
          <table:table-cell table:style-name="ce21" table:formula="of:=[.F67]+2500" office:value-type="float" office:value="147500">
            <text:p>147,500 </text:p>
          </table:table-cell>
          <table:table-cell table:style-name="ce21" table:formula="of:=[.G67]+5000" office:value-type="float" office:value="295000">
            <text:p>295,000 </text:p>
          </table:table-cell>
          <table:table-cell table:style-name="ce21" table:formula="of:=[.H67]+10000" office:value-type="float" office:value="590000">
            <text:p>590,000 </text:p>
          </table:table-cell>
          <table:table-cell table:style-name="ce63" office:value-type="float" office:value="59000">
            <text:p>59,000 </text:p>
          </table:table-cell>
          <table:table-cell table:style-name="ce21" table:formula="of:=[.J67]+2500" office:value-type="float" office:value="147500">
            <text:p>147,500 </text:p>
          </table:table-cell>
          <table:table-cell table:style-name="ce21" table:formula="of:=[.K67]+2500" office:value-type="float" office:value="147500">
            <text:p>147,500 </text:p>
          </table:table-cell>
          <table:table-cell table:style-name="ce21" table:formula="of:=[.L67]+5000" office:value-type="float" office:value="295000">
            <text:p>295,000 </text:p>
          </table:table-cell>
          <table:table-cell table:style-name="ce21" table:formula="of:=[.M67]+10000" office:value-type="float" office:value="590000">
            <text:p>590,000 </text:p>
          </table:table-cell>
          <table:table-cell table:style-name="ce21" table:formula="of:=[.N67]+2500" office:value-type="float" office:value="147500">
            <text:p>147,500 </text:p>
          </table:table-cell>
          <table:table-cell table:style-name="ce21" table:formula="of:=[.O67]+5000" office:value-type="float" office:value="295000">
            <text:p>29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60">
            <text:p>60 </text:p>
          </table:table-cell>
          <table:table-cell table:style-name="ce21" office:value-type="float" office:value="60000">
            <text:p>60,000 </text:p>
          </table:table-cell>
          <table:table-cell table:style-name="ce21" table:formula="of:=[.C68]+2500" office:value-type="float" office:value="150000">
            <text:p>150,000 </text:p>
          </table:table-cell>
          <table:table-cell table:style-name="ce21" table:formula="of:=[.D68]+5000" office:value-type="float" office:value="300000">
            <text:p>300,000 </text:p>
          </table:table-cell>
          <table:table-cell table:style-name="ce21" table:formula="of:=[.E68]+10000" office:value-type="float" office:value="600000">
            <text:p>600,000 </text:p>
          </table:table-cell>
          <table:table-cell table:style-name="ce21" table:formula="of:=[.F68]+2500" office:value-type="float" office:value="150000">
            <text:p>150,000 </text:p>
          </table:table-cell>
          <table:table-cell table:style-name="ce21" table:formula="of:=[.G68]+5000" office:value-type="float" office:value="300000">
            <text:p>300,000 </text:p>
          </table:table-cell>
          <table:table-cell table:style-name="ce21" table:formula="of:=[.H68]+10000" office:value-type="float" office:value="600000">
            <text:p>600,000 </text:p>
          </table:table-cell>
          <table:table-cell table:style-name="ce63" office:value-type="float" office:value="60000">
            <text:p>60,000 </text:p>
          </table:table-cell>
          <table:table-cell table:style-name="ce21" table:formula="of:=[.J68]+2500" office:value-type="float" office:value="150000">
            <text:p>150,000 </text:p>
          </table:table-cell>
          <table:table-cell table:style-name="ce21" table:formula="of:=[.K68]+2500" office:value-type="float" office:value="150000">
            <text:p>150,000 </text:p>
          </table:table-cell>
          <table:table-cell table:style-name="ce21" table:formula="of:=[.L68]+5000" office:value-type="float" office:value="300000">
            <text:p>300,000 </text:p>
          </table:table-cell>
          <table:table-cell table:style-name="ce21" table:formula="of:=[.M68]+10000" office:value-type="float" office:value="600000">
            <text:p>600,000 </text:p>
          </table:table-cell>
          <table:table-cell table:style-name="ce21" table:formula="of:=[.N68]+2500" office:value-type="float" office:value="150000">
            <text:p>150,000 </text:p>
          </table:table-cell>
          <table:table-cell table:style-name="ce21" table:formula="of:=[.O68]+5000" office:value-type="float" office:value="300000">
            <text:p>30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61">
            <text:p>61 </text:p>
          </table:table-cell>
          <table:table-cell table:style-name="ce21" office:value-type="float" office:value="61000">
            <text:p>61,000 </text:p>
          </table:table-cell>
          <table:table-cell table:style-name="ce21" table:formula="of:=[.C69]+2500" office:value-type="float" office:value="152500">
            <text:p>152,500 </text:p>
          </table:table-cell>
          <table:table-cell table:style-name="ce21" table:formula="of:=[.D69]+5000" office:value-type="float" office:value="305000">
            <text:p>305,000 </text:p>
          </table:table-cell>
          <table:table-cell table:style-name="ce21" table:formula="of:=[.E69]+10000" office:value-type="float" office:value="610000">
            <text:p>610,000 </text:p>
          </table:table-cell>
          <table:table-cell table:style-name="ce21" table:formula="of:=[.F69]+2500" office:value-type="float" office:value="152500">
            <text:p>152,500 </text:p>
          </table:table-cell>
          <table:table-cell table:style-name="ce21" table:formula="of:=[.G69]+5000" office:value-type="float" office:value="305000">
            <text:p>305,000 </text:p>
          </table:table-cell>
          <table:table-cell table:style-name="ce21" table:formula="of:=[.H69]+10000" office:value-type="float" office:value="610000">
            <text:p>610,000 </text:p>
          </table:table-cell>
          <table:table-cell table:style-name="ce63" office:value-type="float" office:value="61000">
            <text:p>61,000 </text:p>
          </table:table-cell>
          <table:table-cell table:style-name="ce21" table:formula="of:=[.J69]+2500" office:value-type="float" office:value="152500">
            <text:p>152,500 </text:p>
          </table:table-cell>
          <table:table-cell table:style-name="ce21" table:formula="of:=[.K69]+2500" office:value-type="float" office:value="152500">
            <text:p>152,500 </text:p>
          </table:table-cell>
          <table:table-cell table:style-name="ce21" table:formula="of:=[.L69]+5000" office:value-type="float" office:value="305000">
            <text:p>305,000 </text:p>
          </table:table-cell>
          <table:table-cell table:style-name="ce21" table:formula="of:=[.M69]+10000" office:value-type="float" office:value="610000">
            <text:p>610,000 </text:p>
          </table:table-cell>
          <table:table-cell table:style-name="ce21" table:formula="of:=[.N69]+2500" office:value-type="float" office:value="152500">
            <text:p>152,500 </text:p>
          </table:table-cell>
          <table:table-cell table:style-name="ce21" table:formula="of:=[.O69]+5000" office:value-type="float" office:value="305000">
            <text:p>30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62">
            <text:p>62 </text:p>
          </table:table-cell>
          <table:table-cell table:style-name="ce21" office:value-type="float" office:value="62000">
            <text:p>62,000 </text:p>
          </table:table-cell>
          <table:table-cell table:style-name="ce21" table:formula="of:=[.C70]+2500" office:value-type="float" office:value="155000">
            <text:p>155,000 </text:p>
          </table:table-cell>
          <table:table-cell table:style-name="ce21" table:formula="of:=[.D70]+5000" office:value-type="float" office:value="310000">
            <text:p>310,000 </text:p>
          </table:table-cell>
          <table:table-cell table:style-name="ce21" table:formula="of:=[.E70]+10000" office:value-type="float" office:value="620000">
            <text:p>620,000 </text:p>
          </table:table-cell>
          <table:table-cell table:style-name="ce21" table:formula="of:=[.F70]+2500" office:value-type="float" office:value="155000">
            <text:p>155,000 </text:p>
          </table:table-cell>
          <table:table-cell table:style-name="ce21" table:formula="of:=[.G70]+5000" office:value-type="float" office:value="310000">
            <text:p>310,000 </text:p>
          </table:table-cell>
          <table:table-cell table:style-name="ce21" table:formula="of:=[.H70]+10000" office:value-type="float" office:value="620000">
            <text:p>620,000 </text:p>
          </table:table-cell>
          <table:table-cell table:style-name="ce63" office:value-type="float" office:value="62000">
            <text:p>62,000 </text:p>
          </table:table-cell>
          <table:table-cell table:style-name="ce21" table:formula="of:=[.J70]+2500" office:value-type="float" office:value="155000">
            <text:p>155,000 </text:p>
          </table:table-cell>
          <table:table-cell table:style-name="ce21" table:formula="of:=[.K70]+2500" office:value-type="float" office:value="155000">
            <text:p>155,000 </text:p>
          </table:table-cell>
          <table:table-cell table:style-name="ce21" table:formula="of:=[.L70]+5000" office:value-type="float" office:value="310000">
            <text:p>310,000 </text:p>
          </table:table-cell>
          <table:table-cell table:style-name="ce21" table:formula="of:=[.M70]+10000" office:value-type="float" office:value="620000">
            <text:p>620,000 </text:p>
          </table:table-cell>
          <table:table-cell table:style-name="ce21" table:formula="of:=[.N70]+2500" office:value-type="float" office:value="155000">
            <text:p>155,000 </text:p>
          </table:table-cell>
          <table:table-cell table:style-name="ce21" table:formula="of:=[.O70]+5000" office:value-type="float" office:value="310000">
            <text:p>31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63">
            <text:p>63 </text:p>
          </table:table-cell>
          <table:table-cell table:style-name="ce21" office:value-type="float" office:value="63000">
            <text:p>63,000 </text:p>
          </table:table-cell>
          <table:table-cell table:style-name="ce21" table:formula="of:=[.C71]+2500" office:value-type="float" office:value="157500">
            <text:p>157,500 </text:p>
          </table:table-cell>
          <table:table-cell table:style-name="ce21" table:formula="of:=[.D71]+5000" office:value-type="float" office:value="315000">
            <text:p>315,000 </text:p>
          </table:table-cell>
          <table:table-cell table:style-name="ce21" table:formula="of:=[.E71]+10000" office:value-type="float" office:value="630000">
            <text:p>630,000 </text:p>
          </table:table-cell>
          <table:table-cell table:style-name="ce21" table:formula="of:=[.F71]+2500" office:value-type="float" office:value="157500">
            <text:p>157,500 </text:p>
          </table:table-cell>
          <table:table-cell table:style-name="ce21" table:formula="of:=[.G71]+5000" office:value-type="float" office:value="315000">
            <text:p>315,000 </text:p>
          </table:table-cell>
          <table:table-cell table:style-name="ce21" table:formula="of:=[.H71]+10000" office:value-type="float" office:value="630000">
            <text:p>630,000 </text:p>
          </table:table-cell>
          <table:table-cell table:style-name="ce63" office:value-type="float" office:value="63000">
            <text:p>63,000 </text:p>
          </table:table-cell>
          <table:table-cell table:style-name="ce21" table:formula="of:=[.J71]+2500" office:value-type="float" office:value="157500">
            <text:p>157,500 </text:p>
          </table:table-cell>
          <table:table-cell table:style-name="ce21" table:formula="of:=[.K71]+2500" office:value-type="float" office:value="157500">
            <text:p>157,500 </text:p>
          </table:table-cell>
          <table:table-cell table:style-name="ce21" table:formula="of:=[.L71]+5000" office:value-type="float" office:value="315000">
            <text:p>315,000 </text:p>
          </table:table-cell>
          <table:table-cell table:style-name="ce21" table:formula="of:=[.M71]+10000" office:value-type="float" office:value="630000">
            <text:p>630,000 </text:p>
          </table:table-cell>
          <table:table-cell table:style-name="ce21" table:formula="of:=[.N71]+2500" office:value-type="float" office:value="157500">
            <text:p>157,500 </text:p>
          </table:table-cell>
          <table:table-cell table:style-name="ce21" table:formula="of:=[.O71]+5000" office:value-type="float" office:value="315000">
            <text:p>31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64">
            <text:p>64 </text:p>
          </table:table-cell>
          <table:table-cell table:style-name="ce21" office:value-type="float" office:value="64000">
            <text:p>64,000 </text:p>
          </table:table-cell>
          <table:table-cell table:style-name="ce21" table:formula="of:=[.C72]+2500" office:value-type="float" office:value="160000">
            <text:p>160,000 </text:p>
          </table:table-cell>
          <table:table-cell table:style-name="ce21" table:formula="of:=[.D72]+5000" office:value-type="float" office:value="320000">
            <text:p>320,000 </text:p>
          </table:table-cell>
          <table:table-cell table:style-name="ce21" table:formula="of:=[.E72]+10000" office:value-type="float" office:value="640000">
            <text:p>640,000 </text:p>
          </table:table-cell>
          <table:table-cell table:style-name="ce21" table:formula="of:=[.F72]+2500" office:value-type="float" office:value="160000">
            <text:p>160,000 </text:p>
          </table:table-cell>
          <table:table-cell table:style-name="ce21" table:formula="of:=[.G72]+5000" office:value-type="float" office:value="320000">
            <text:p>320,000 </text:p>
          </table:table-cell>
          <table:table-cell table:style-name="ce21" table:formula="of:=[.H72]+10000" office:value-type="float" office:value="640000">
            <text:p>640,000 </text:p>
          </table:table-cell>
          <table:table-cell table:style-name="ce63" office:value-type="float" office:value="64000">
            <text:p>64,000 </text:p>
          </table:table-cell>
          <table:table-cell table:style-name="ce21" table:formula="of:=[.J72]+2500" office:value-type="float" office:value="160000">
            <text:p>160,000 </text:p>
          </table:table-cell>
          <table:table-cell table:style-name="ce21" table:formula="of:=[.K72]+2500" office:value-type="float" office:value="160000">
            <text:p>160,000 </text:p>
          </table:table-cell>
          <table:table-cell table:style-name="ce21" table:formula="of:=[.L72]+5000" office:value-type="float" office:value="320000">
            <text:p>320,000 </text:p>
          </table:table-cell>
          <table:table-cell table:style-name="ce21" table:formula="of:=[.M72]+10000" office:value-type="float" office:value="640000">
            <text:p>640,000 </text:p>
          </table:table-cell>
          <table:table-cell table:style-name="ce21" table:formula="of:=[.N72]+2500" office:value-type="float" office:value="160000">
            <text:p>160,000 </text:p>
          </table:table-cell>
          <table:table-cell table:style-name="ce21" table:formula="of:=[.O72]+5000" office:value-type="float" office:value="320000">
            <text:p>32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65">
            <text:p>65 </text:p>
          </table:table-cell>
          <table:table-cell table:style-name="ce21" office:value-type="float" office:value="65000">
            <text:p>65,000 </text:p>
          </table:table-cell>
          <table:table-cell table:style-name="ce21" table:formula="of:=[.C73]+2500" office:value-type="float" office:value="162500">
            <text:p>162,500 </text:p>
          </table:table-cell>
          <table:table-cell table:style-name="ce21" table:formula="of:=[.D73]+5000" office:value-type="float" office:value="325000">
            <text:p>325,000 </text:p>
          </table:table-cell>
          <table:table-cell table:style-name="ce21" table:formula="of:=[.E73]+10000" office:value-type="float" office:value="650000">
            <text:p>650,000 </text:p>
          </table:table-cell>
          <table:table-cell table:style-name="ce21" table:formula="of:=[.F73]+2500" office:value-type="float" office:value="162500">
            <text:p>162,500 </text:p>
          </table:table-cell>
          <table:table-cell table:style-name="ce21" table:formula="of:=[.G73]+5000" office:value-type="float" office:value="325000">
            <text:p>325,000 </text:p>
          </table:table-cell>
          <table:table-cell table:style-name="ce21" table:formula="of:=[.H73]+10000" office:value-type="float" office:value="650000">
            <text:p>650,000 </text:p>
          </table:table-cell>
          <table:table-cell table:style-name="ce63" office:value-type="float" office:value="65000">
            <text:p>65,000 </text:p>
          </table:table-cell>
          <table:table-cell table:style-name="ce21" table:formula="of:=[.J73]+2500" office:value-type="float" office:value="162500">
            <text:p>162,500 </text:p>
          </table:table-cell>
          <table:table-cell table:style-name="ce21" table:formula="of:=[.K73]+2500" office:value-type="float" office:value="162500">
            <text:p>162,500 </text:p>
          </table:table-cell>
          <table:table-cell table:style-name="ce21" table:formula="of:=[.L73]+5000" office:value-type="float" office:value="325000">
            <text:p>325,000 </text:p>
          </table:table-cell>
          <table:table-cell table:style-name="ce21" table:formula="of:=[.M73]+10000" office:value-type="float" office:value="650000">
            <text:p>650,000 </text:p>
          </table:table-cell>
          <table:table-cell table:style-name="ce21" table:formula="of:=[.N73]+2500" office:value-type="float" office:value="162500">
            <text:p>162,500 </text:p>
          </table:table-cell>
          <table:table-cell table:style-name="ce21" table:formula="of:=[.O73]+5000" office:value-type="float" office:value="325000">
            <text:p>32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66">
            <text:p>66 </text:p>
          </table:table-cell>
          <table:table-cell table:style-name="ce21" office:value-type="float" office:value="66000">
            <text:p>66,000 </text:p>
          </table:table-cell>
          <table:table-cell table:style-name="ce21" table:formula="of:=[.C74]+2500" office:value-type="float" office:value="165000">
            <text:p>165,000 </text:p>
          </table:table-cell>
          <table:table-cell table:style-name="ce21" table:formula="of:=[.D74]+5000" office:value-type="float" office:value="330000">
            <text:p>330,000 </text:p>
          </table:table-cell>
          <table:table-cell table:style-name="ce21" table:formula="of:=[.E74]+10000" office:value-type="float" office:value="660000">
            <text:p>660,000 </text:p>
          </table:table-cell>
          <table:table-cell table:style-name="ce21" table:formula="of:=[.F74]+2500" office:value-type="float" office:value="165000">
            <text:p>165,000 </text:p>
          </table:table-cell>
          <table:table-cell table:style-name="ce21" table:formula="of:=[.G74]+5000" office:value-type="float" office:value="330000">
            <text:p>330,000 </text:p>
          </table:table-cell>
          <table:table-cell table:style-name="ce21" table:formula="of:=[.H74]+10000" office:value-type="float" office:value="660000">
            <text:p>660,000 </text:p>
          </table:table-cell>
          <table:table-cell table:style-name="ce63" office:value-type="float" office:value="66000">
            <text:p>66,000 </text:p>
          </table:table-cell>
          <table:table-cell table:style-name="ce21" table:formula="of:=[.J74]+2500" office:value-type="float" office:value="165000">
            <text:p>165,000 </text:p>
          </table:table-cell>
          <table:table-cell table:style-name="ce21" table:formula="of:=[.K74]+2500" office:value-type="float" office:value="165000">
            <text:p>165,000 </text:p>
          </table:table-cell>
          <table:table-cell table:style-name="ce21" table:formula="of:=[.L74]+5000" office:value-type="float" office:value="330000">
            <text:p>330,000 </text:p>
          </table:table-cell>
          <table:table-cell table:style-name="ce21" table:formula="of:=[.M74]+10000" office:value-type="float" office:value="660000">
            <text:p>660,000 </text:p>
          </table:table-cell>
          <table:table-cell table:style-name="ce21" table:formula="of:=[.N74]+2500" office:value-type="float" office:value="165000">
            <text:p>165,000 </text:p>
          </table:table-cell>
          <table:table-cell table:style-name="ce21" table:formula="of:=[.O74]+5000" office:value-type="float" office:value="330000">
            <text:p>33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67">
            <text:p>67 </text:p>
          </table:table-cell>
          <table:table-cell table:style-name="ce21" office:value-type="float" office:value="67000">
            <text:p>67,000 </text:p>
          </table:table-cell>
          <table:table-cell table:style-name="ce21" table:formula="of:=[.C75]+2500" office:value-type="float" office:value="167500">
            <text:p>167,500 </text:p>
          </table:table-cell>
          <table:table-cell table:style-name="ce21" table:formula="of:=[.D75]+5000" office:value-type="float" office:value="335000">
            <text:p>335,000 </text:p>
          </table:table-cell>
          <table:table-cell table:style-name="ce21" table:formula="of:=[.E75]+10000" office:value-type="float" office:value="670000">
            <text:p>670,000 </text:p>
          </table:table-cell>
          <table:table-cell table:style-name="ce21" table:formula="of:=[.F75]+2500" office:value-type="float" office:value="167500">
            <text:p>167,500 </text:p>
          </table:table-cell>
          <table:table-cell table:style-name="ce21" table:formula="of:=[.G75]+5000" office:value-type="float" office:value="335000">
            <text:p>335,000 </text:p>
          </table:table-cell>
          <table:table-cell table:style-name="ce21" table:formula="of:=[.H75]+10000" office:value-type="float" office:value="670000">
            <text:p>670,000 </text:p>
          </table:table-cell>
          <table:table-cell table:style-name="ce63" office:value-type="float" office:value="67000">
            <text:p>67,000 </text:p>
          </table:table-cell>
          <table:table-cell table:style-name="ce21" table:formula="of:=[.J75]+2500" office:value-type="float" office:value="167500">
            <text:p>167,500 </text:p>
          </table:table-cell>
          <table:table-cell table:style-name="ce21" table:formula="of:=[.K75]+2500" office:value-type="float" office:value="167500">
            <text:p>167,500 </text:p>
          </table:table-cell>
          <table:table-cell table:style-name="ce21" table:formula="of:=[.L75]+5000" office:value-type="float" office:value="335000">
            <text:p>335,000 </text:p>
          </table:table-cell>
          <table:table-cell table:style-name="ce21" table:formula="of:=[.M75]+10000" office:value-type="float" office:value="670000">
            <text:p>670,000 </text:p>
          </table:table-cell>
          <table:table-cell table:style-name="ce21" table:formula="of:=[.N75]+2500" office:value-type="float" office:value="167500">
            <text:p>167,500 </text:p>
          </table:table-cell>
          <table:table-cell table:style-name="ce21" table:formula="of:=[.O75]+5000" office:value-type="float" office:value="335000">
            <text:p>33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68">
            <text:p>68 </text:p>
          </table:table-cell>
          <table:table-cell table:style-name="ce21" office:value-type="float" office:value="68000">
            <text:p>68,000 </text:p>
          </table:table-cell>
          <table:table-cell table:style-name="ce21" table:formula="of:=[.C76]+2500" office:value-type="float" office:value="170000">
            <text:p>170,000 </text:p>
          </table:table-cell>
          <table:table-cell table:style-name="ce21" table:formula="of:=[.D76]+5000" office:value-type="float" office:value="340000">
            <text:p>340,000 </text:p>
          </table:table-cell>
          <table:table-cell table:style-name="ce21" table:formula="of:=[.E76]+10000" office:value-type="float" office:value="680000">
            <text:p>680,000 </text:p>
          </table:table-cell>
          <table:table-cell table:style-name="ce21" table:formula="of:=[.F76]+2500" office:value-type="float" office:value="170000">
            <text:p>170,000 </text:p>
          </table:table-cell>
          <table:table-cell table:style-name="ce21" table:formula="of:=[.G76]+5000" office:value-type="float" office:value="340000">
            <text:p>340,000 </text:p>
          </table:table-cell>
          <table:table-cell table:style-name="ce21" table:formula="of:=[.H76]+10000" office:value-type="float" office:value="680000">
            <text:p>680,000 </text:p>
          </table:table-cell>
          <table:table-cell table:style-name="ce63" office:value-type="float" office:value="68000">
            <text:p>68,000 </text:p>
          </table:table-cell>
          <table:table-cell table:style-name="ce21" table:formula="of:=[.J76]+2500" office:value-type="float" office:value="170000">
            <text:p>170,000 </text:p>
          </table:table-cell>
          <table:table-cell table:style-name="ce21" table:formula="of:=[.K76]+2500" office:value-type="float" office:value="170000">
            <text:p>170,000 </text:p>
          </table:table-cell>
          <table:table-cell table:style-name="ce21" table:formula="of:=[.L76]+5000" office:value-type="float" office:value="340000">
            <text:p>340,000 </text:p>
          </table:table-cell>
          <table:table-cell table:style-name="ce21" table:formula="of:=[.M76]+10000" office:value-type="float" office:value="680000">
            <text:p>680,000 </text:p>
          </table:table-cell>
          <table:table-cell table:style-name="ce21" table:formula="of:=[.N76]+2500" office:value-type="float" office:value="170000">
            <text:p>170,000 </text:p>
          </table:table-cell>
          <table:table-cell table:style-name="ce21" table:formula="of:=[.O76]+5000" office:value-type="float" office:value="340000">
            <text:p>34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69">
            <text:p>69 </text:p>
          </table:table-cell>
          <table:table-cell table:style-name="ce21" office:value-type="float" office:value="69000">
            <text:p>69,000 </text:p>
          </table:table-cell>
          <table:table-cell table:style-name="ce21" table:formula="of:=[.C77]+2500" office:value-type="float" office:value="172500">
            <text:p>172,500 </text:p>
          </table:table-cell>
          <table:table-cell table:style-name="ce21" table:formula="of:=[.D77]+5000" office:value-type="float" office:value="345000">
            <text:p>345,000 </text:p>
          </table:table-cell>
          <table:table-cell table:style-name="ce21" table:formula="of:=[.E77]+10000" office:value-type="float" office:value="690000">
            <text:p>690,000 </text:p>
          </table:table-cell>
          <table:table-cell table:style-name="ce21" table:formula="of:=[.F77]+2500" office:value-type="float" office:value="172500">
            <text:p>172,500 </text:p>
          </table:table-cell>
          <table:table-cell table:style-name="ce21" table:formula="of:=[.G77]+5000" office:value-type="float" office:value="345000">
            <text:p>345,000 </text:p>
          </table:table-cell>
          <table:table-cell table:style-name="ce21" table:formula="of:=[.H77]+10000" office:value-type="float" office:value="690000">
            <text:p>690,000 </text:p>
          </table:table-cell>
          <table:table-cell table:style-name="ce63" office:value-type="float" office:value="69000">
            <text:p>69,000 </text:p>
          </table:table-cell>
          <table:table-cell table:style-name="ce21" table:formula="of:=[.J77]+2500" office:value-type="float" office:value="172500">
            <text:p>172,500 </text:p>
          </table:table-cell>
          <table:table-cell table:style-name="ce21" table:formula="of:=[.K77]+2500" office:value-type="float" office:value="172500">
            <text:p>172,500 </text:p>
          </table:table-cell>
          <table:table-cell table:style-name="ce21" table:formula="of:=[.L77]+5000" office:value-type="float" office:value="345000">
            <text:p>345,000 </text:p>
          </table:table-cell>
          <table:table-cell table:style-name="ce21" table:formula="of:=[.M77]+10000" office:value-type="float" office:value="690000">
            <text:p>690,000 </text:p>
          </table:table-cell>
          <table:table-cell table:style-name="ce21" table:formula="of:=[.N77]+2500" office:value-type="float" office:value="172500">
            <text:p>172,500 </text:p>
          </table:table-cell>
          <table:table-cell table:style-name="ce21" table:formula="of:=[.O77]+5000" office:value-type="float" office:value="345000">
            <text:p>34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70">
            <text:p>70 </text:p>
          </table:table-cell>
          <table:table-cell table:style-name="ce21" office:value-type="float" office:value="70000">
            <text:p>70,000 </text:p>
          </table:table-cell>
          <table:table-cell table:style-name="ce21" table:formula="of:=[.C78]+2500" office:value-type="float" office:value="175000">
            <text:p>175,000 </text:p>
          </table:table-cell>
          <table:table-cell table:style-name="ce21" table:formula="of:=[.D78]+5000" office:value-type="float" office:value="350000">
            <text:p>350,000 </text:p>
          </table:table-cell>
          <table:table-cell table:style-name="ce21" table:formula="of:=[.E78]+10000" office:value-type="float" office:value="700000">
            <text:p>700,000 </text:p>
          </table:table-cell>
          <table:table-cell table:style-name="ce21" table:formula="of:=[.F78]+2500" office:value-type="float" office:value="175000">
            <text:p>175,000 </text:p>
          </table:table-cell>
          <table:table-cell table:style-name="ce21" table:formula="of:=[.G78]+5000" office:value-type="float" office:value="350000">
            <text:p>350,000 </text:p>
          </table:table-cell>
          <table:table-cell table:style-name="ce21" table:formula="of:=[.H78]+10000" office:value-type="float" office:value="700000">
            <text:p>700,000 </text:p>
          </table:table-cell>
          <table:table-cell table:style-name="ce63" office:value-type="float" office:value="70000">
            <text:p>70,000 </text:p>
          </table:table-cell>
          <table:table-cell table:style-name="ce21" table:formula="of:=[.J78]+2500" office:value-type="float" office:value="175000">
            <text:p>175,000 </text:p>
          </table:table-cell>
          <table:table-cell table:style-name="ce21" table:formula="of:=[.K78]+2500" office:value-type="float" office:value="175000">
            <text:p>175,000 </text:p>
          </table:table-cell>
          <table:table-cell table:style-name="ce21" table:formula="of:=[.L78]+5000" office:value-type="float" office:value="350000">
            <text:p>350,000 </text:p>
          </table:table-cell>
          <table:table-cell table:style-name="ce21" table:formula="of:=[.M78]+10000" office:value-type="float" office:value="700000">
            <text:p>700,000 </text:p>
          </table:table-cell>
          <table:table-cell table:style-name="ce21" table:formula="of:=[.N78]+2500" office:value-type="float" office:value="175000">
            <text:p>175,000 </text:p>
          </table:table-cell>
          <table:table-cell table:style-name="ce21" table:formula="of:=[.O78]+5000" office:value-type="float" office:value="350000">
            <text:p>35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71">
            <text:p>71 </text:p>
          </table:table-cell>
          <table:table-cell table:style-name="ce21" office:value-type="float" office:value="71000">
            <text:p>71,000 </text:p>
          </table:table-cell>
          <table:table-cell table:style-name="ce21" table:formula="of:=[.C79]+2500" office:value-type="float" office:value="177500">
            <text:p>177,500 </text:p>
          </table:table-cell>
          <table:table-cell table:style-name="ce21" table:formula="of:=[.D79]+5000" office:value-type="float" office:value="355000">
            <text:p>355,000 </text:p>
          </table:table-cell>
          <table:table-cell table:style-name="ce21" table:formula="of:=[.E79]+10000" office:value-type="float" office:value="710000">
            <text:p>710,000 </text:p>
          </table:table-cell>
          <table:table-cell table:style-name="ce21" table:formula="of:=[.F79]+2500" office:value-type="float" office:value="177500">
            <text:p>177,500 </text:p>
          </table:table-cell>
          <table:table-cell table:style-name="ce21" table:formula="of:=[.G79]+5000" office:value-type="float" office:value="355000">
            <text:p>355,000 </text:p>
          </table:table-cell>
          <table:table-cell table:style-name="ce21" table:formula="of:=[.H79]+10000" office:value-type="float" office:value="710000">
            <text:p>710,000 </text:p>
          </table:table-cell>
          <table:table-cell table:style-name="ce63" office:value-type="float" office:value="71000">
            <text:p>71,000 </text:p>
          </table:table-cell>
          <table:table-cell table:style-name="ce21" table:formula="of:=[.J79]+2500" office:value-type="float" office:value="177500">
            <text:p>177,500 </text:p>
          </table:table-cell>
          <table:table-cell table:style-name="ce21" table:formula="of:=[.K79]+2500" office:value-type="float" office:value="177500">
            <text:p>177,500 </text:p>
          </table:table-cell>
          <table:table-cell table:style-name="ce21" table:formula="of:=[.L79]+5000" office:value-type="float" office:value="355000">
            <text:p>355,000 </text:p>
          </table:table-cell>
          <table:table-cell table:style-name="ce21" table:formula="of:=[.M79]+10000" office:value-type="float" office:value="710000">
            <text:p>710,000 </text:p>
          </table:table-cell>
          <table:table-cell table:style-name="ce21" table:formula="of:=[.N79]+2500" office:value-type="float" office:value="177500">
            <text:p>177,500 </text:p>
          </table:table-cell>
          <table:table-cell table:style-name="ce21" table:formula="of:=[.O79]+5000" office:value-type="float" office:value="355000">
            <text:p>35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72">
            <text:p>72 </text:p>
          </table:table-cell>
          <table:table-cell table:style-name="ce21" office:value-type="float" office:value="72000">
            <text:p>72,000 </text:p>
          </table:table-cell>
          <table:table-cell table:style-name="ce21" table:formula="of:=[.C80]+2500" office:value-type="float" office:value="180000">
            <text:p>180,000 </text:p>
          </table:table-cell>
          <table:table-cell table:style-name="ce21" table:formula="of:=[.D80]+5000" office:value-type="float" office:value="360000">
            <text:p>360,000 </text:p>
          </table:table-cell>
          <table:table-cell table:style-name="ce21" table:formula="of:=[.E80]+10000" office:value-type="float" office:value="720000">
            <text:p>720,000 </text:p>
          </table:table-cell>
          <table:table-cell table:style-name="ce21" table:formula="of:=[.F80]+2500" office:value-type="float" office:value="180000">
            <text:p>180,000 </text:p>
          </table:table-cell>
          <table:table-cell table:style-name="ce21" table:formula="of:=[.G80]+5000" office:value-type="float" office:value="360000">
            <text:p>360,000 </text:p>
          </table:table-cell>
          <table:table-cell table:style-name="ce21" table:formula="of:=[.H80]+10000" office:value-type="float" office:value="720000">
            <text:p>720,000 </text:p>
          </table:table-cell>
          <table:table-cell table:style-name="ce63" office:value-type="float" office:value="72000">
            <text:p>72,000 </text:p>
          </table:table-cell>
          <table:table-cell table:style-name="ce21" table:formula="of:=[.J80]+2500" office:value-type="float" office:value="180000">
            <text:p>180,000 </text:p>
          </table:table-cell>
          <table:table-cell table:style-name="ce21" table:formula="of:=[.K80]+2500" office:value-type="float" office:value="180000">
            <text:p>180,000 </text:p>
          </table:table-cell>
          <table:table-cell table:style-name="ce21" table:formula="of:=[.L80]+5000" office:value-type="float" office:value="360000">
            <text:p>360,000 </text:p>
          </table:table-cell>
          <table:table-cell table:style-name="ce21" table:formula="of:=[.M80]+10000" office:value-type="float" office:value="720000">
            <text:p>720,000 </text:p>
          </table:table-cell>
          <table:table-cell table:style-name="ce21" table:formula="of:=[.N80]+2500" office:value-type="float" office:value="180000">
            <text:p>180,000 </text:p>
          </table:table-cell>
          <table:table-cell table:style-name="ce21" table:formula="of:=[.O80]+5000" office:value-type="float" office:value="360000">
            <text:p>36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73">
            <text:p>73 </text:p>
          </table:table-cell>
          <table:table-cell table:style-name="ce21" office:value-type="float" office:value="73000">
            <text:p>73,000 </text:p>
          </table:table-cell>
          <table:table-cell table:style-name="ce21" table:formula="of:=[.C81]+2500" office:value-type="float" office:value="182500">
            <text:p>182,500 </text:p>
          </table:table-cell>
          <table:table-cell table:style-name="ce21" table:formula="of:=[.D81]+5000" office:value-type="float" office:value="365000">
            <text:p>365,000 </text:p>
          </table:table-cell>
          <table:table-cell table:style-name="ce21" table:formula="of:=[.E81]+10000" office:value-type="float" office:value="730000">
            <text:p>730,000 </text:p>
          </table:table-cell>
          <table:table-cell table:style-name="ce21" table:formula="of:=[.F81]+2500" office:value-type="float" office:value="182500">
            <text:p>182,500 </text:p>
          </table:table-cell>
          <table:table-cell table:style-name="ce21" table:formula="of:=[.G81]+5000" office:value-type="float" office:value="365000">
            <text:p>365,000 </text:p>
          </table:table-cell>
          <table:table-cell table:style-name="ce21" table:formula="of:=[.H81]+10000" office:value-type="float" office:value="730000">
            <text:p>730,000 </text:p>
          </table:table-cell>
          <table:table-cell table:style-name="ce63" office:value-type="float" office:value="73000">
            <text:p>73,000 </text:p>
          </table:table-cell>
          <table:table-cell table:style-name="ce21" table:formula="of:=[.J81]+2500" office:value-type="float" office:value="182500">
            <text:p>182,500 </text:p>
          </table:table-cell>
          <table:table-cell table:style-name="ce21" table:formula="of:=[.K81]+2500" office:value-type="float" office:value="182500">
            <text:p>182,500 </text:p>
          </table:table-cell>
          <table:table-cell table:style-name="ce21" table:formula="of:=[.L81]+5000" office:value-type="float" office:value="365000">
            <text:p>365,000 </text:p>
          </table:table-cell>
          <table:table-cell table:style-name="ce21" table:formula="of:=[.M81]+10000" office:value-type="float" office:value="730000">
            <text:p>730,000 </text:p>
          </table:table-cell>
          <table:table-cell table:style-name="ce21" table:formula="of:=[.N81]+2500" office:value-type="float" office:value="182500">
            <text:p>182,500 </text:p>
          </table:table-cell>
          <table:table-cell table:style-name="ce21" table:formula="of:=[.O81]+5000" office:value-type="float" office:value="365000">
            <text:p>36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74">
            <text:p>74 </text:p>
          </table:table-cell>
          <table:table-cell table:style-name="ce21" office:value-type="float" office:value="74000">
            <text:p>74,000 </text:p>
          </table:table-cell>
          <table:table-cell table:style-name="ce21" table:formula="of:=[.C82]+2500" office:value-type="float" office:value="185000">
            <text:p>185,000 </text:p>
          </table:table-cell>
          <table:table-cell table:style-name="ce21" table:formula="of:=[.D82]+5000" office:value-type="float" office:value="370000">
            <text:p>370,000 </text:p>
          </table:table-cell>
          <table:table-cell table:style-name="ce21" table:formula="of:=[.E82]+10000" office:value-type="float" office:value="740000">
            <text:p>740,000 </text:p>
          </table:table-cell>
          <table:table-cell table:style-name="ce21" table:formula="of:=[.F82]+2500" office:value-type="float" office:value="185000">
            <text:p>185,000 </text:p>
          </table:table-cell>
          <table:table-cell table:style-name="ce21" table:formula="of:=[.G82]+5000" office:value-type="float" office:value="370000">
            <text:p>370,000 </text:p>
          </table:table-cell>
          <table:table-cell table:style-name="ce21" table:formula="of:=[.H82]+10000" office:value-type="float" office:value="740000">
            <text:p>740,000 </text:p>
          </table:table-cell>
          <table:table-cell table:style-name="ce63" office:value-type="float" office:value="74000">
            <text:p>74,000 </text:p>
          </table:table-cell>
          <table:table-cell table:style-name="ce21" table:formula="of:=[.J82]+2500" office:value-type="float" office:value="185000">
            <text:p>185,000 </text:p>
          </table:table-cell>
          <table:table-cell table:style-name="ce21" table:formula="of:=[.K82]+2500" office:value-type="float" office:value="185000">
            <text:p>185,000 </text:p>
          </table:table-cell>
          <table:table-cell table:style-name="ce21" table:formula="of:=[.L82]+5000" office:value-type="float" office:value="370000">
            <text:p>370,000 </text:p>
          </table:table-cell>
          <table:table-cell table:style-name="ce21" table:formula="of:=[.M82]+10000" office:value-type="float" office:value="740000">
            <text:p>740,000 </text:p>
          </table:table-cell>
          <table:table-cell table:style-name="ce21" table:formula="of:=[.N82]+2500" office:value-type="float" office:value="185000">
            <text:p>185,000 </text:p>
          </table:table-cell>
          <table:table-cell table:style-name="ce21" table:formula="of:=[.O82]+5000" office:value-type="float" office:value="370000">
            <text:p>37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75">
            <text:p>75 </text:p>
          </table:table-cell>
          <table:table-cell table:style-name="ce21" office:value-type="float" office:value="75000">
            <text:p>75,000 </text:p>
          </table:table-cell>
          <table:table-cell table:style-name="ce21" table:formula="of:=[.C83]+2500" office:value-type="float" office:value="187500">
            <text:p>187,500 </text:p>
          </table:table-cell>
          <table:table-cell table:style-name="ce21" table:formula="of:=[.D83]+5000" office:value-type="float" office:value="375000">
            <text:p>375,000 </text:p>
          </table:table-cell>
          <table:table-cell table:style-name="ce21" table:formula="of:=[.E83]+10000" office:value-type="float" office:value="750000">
            <text:p>750,000 </text:p>
          </table:table-cell>
          <table:table-cell table:style-name="ce21" table:formula="of:=[.F83]+2500" office:value-type="float" office:value="187500">
            <text:p>187,500 </text:p>
          </table:table-cell>
          <table:table-cell table:style-name="ce21" table:formula="of:=[.G83]+5000" office:value-type="float" office:value="375000">
            <text:p>375,000 </text:p>
          </table:table-cell>
          <table:table-cell table:style-name="ce21" table:formula="of:=[.H83]+10000" office:value-type="float" office:value="750000">
            <text:p>750,000 </text:p>
          </table:table-cell>
          <table:table-cell table:style-name="ce63" office:value-type="float" office:value="75000">
            <text:p>75,000 </text:p>
          </table:table-cell>
          <table:table-cell table:style-name="ce21" table:formula="of:=[.J83]+2500" office:value-type="float" office:value="187500">
            <text:p>187,500 </text:p>
          </table:table-cell>
          <table:table-cell table:style-name="ce21" table:formula="of:=[.K83]+2500" office:value-type="float" office:value="187500">
            <text:p>187,500 </text:p>
          </table:table-cell>
          <table:table-cell table:style-name="ce21" table:formula="of:=[.L83]+5000" office:value-type="float" office:value="375000">
            <text:p>375,000 </text:p>
          </table:table-cell>
          <table:table-cell table:style-name="ce21" table:formula="of:=[.M83]+10000" office:value-type="float" office:value="750000">
            <text:p>750,000 </text:p>
          </table:table-cell>
          <table:table-cell table:style-name="ce21" table:formula="of:=[.N83]+2500" office:value-type="float" office:value="187500">
            <text:p>187,500 </text:p>
          </table:table-cell>
          <table:table-cell table:style-name="ce21" table:formula="of:=[.O83]+5000" office:value-type="float" office:value="375000">
            <text:p>37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76">
            <text:p>76 </text:p>
          </table:table-cell>
          <table:table-cell table:style-name="ce21" office:value-type="float" office:value="76000">
            <text:p>76,000 </text:p>
          </table:table-cell>
          <table:table-cell table:style-name="ce21" table:formula="of:=[.C84]+2500" office:value-type="float" office:value="190000">
            <text:p>190,000 </text:p>
          </table:table-cell>
          <table:table-cell table:style-name="ce21" table:formula="of:=[.D84]+5000" office:value-type="float" office:value="380000">
            <text:p>380,000 </text:p>
          </table:table-cell>
          <table:table-cell table:style-name="ce21" table:formula="of:=[.E84]+10000" office:value-type="float" office:value="760000">
            <text:p>760,000 </text:p>
          </table:table-cell>
          <table:table-cell table:style-name="ce21" table:formula="of:=[.F84]+2500" office:value-type="float" office:value="190000">
            <text:p>190,000 </text:p>
          </table:table-cell>
          <table:table-cell table:style-name="ce21" table:formula="of:=[.G84]+5000" office:value-type="float" office:value="380000">
            <text:p>380,000 </text:p>
          </table:table-cell>
          <table:table-cell table:style-name="ce21" table:formula="of:=[.H84]+10000" office:value-type="float" office:value="760000">
            <text:p>760,000 </text:p>
          </table:table-cell>
          <table:table-cell table:style-name="ce63" office:value-type="float" office:value="76000">
            <text:p>76,000 </text:p>
          </table:table-cell>
          <table:table-cell table:style-name="ce21" table:formula="of:=[.J84]+2500" office:value-type="float" office:value="190000">
            <text:p>190,000 </text:p>
          </table:table-cell>
          <table:table-cell table:style-name="ce21" table:formula="of:=[.K84]+2500" office:value-type="float" office:value="190000">
            <text:p>190,000 </text:p>
          </table:table-cell>
          <table:table-cell table:style-name="ce21" table:formula="of:=[.L84]+5000" office:value-type="float" office:value="380000">
            <text:p>380,000 </text:p>
          </table:table-cell>
          <table:table-cell table:style-name="ce21" table:formula="of:=[.M84]+10000" office:value-type="float" office:value="760000">
            <text:p>760,000 </text:p>
          </table:table-cell>
          <table:table-cell table:style-name="ce21" table:formula="of:=[.N84]+2500" office:value-type="float" office:value="190000">
            <text:p>190,000 </text:p>
          </table:table-cell>
          <table:table-cell table:style-name="ce21" table:formula="of:=[.O84]+5000" office:value-type="float" office:value="380000">
            <text:p>38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77">
            <text:p>77 </text:p>
          </table:table-cell>
          <table:table-cell table:style-name="ce21" office:value-type="float" office:value="77000">
            <text:p>77,000 </text:p>
          </table:table-cell>
          <table:table-cell table:style-name="ce21" table:formula="of:=[.C85]+2500" office:value-type="float" office:value="192500">
            <text:p>192,500 </text:p>
          </table:table-cell>
          <table:table-cell table:style-name="ce21" table:formula="of:=[.D85]+5000" office:value-type="float" office:value="385000">
            <text:p>385,000 </text:p>
          </table:table-cell>
          <table:table-cell table:style-name="ce21" table:formula="of:=[.E85]+10000" office:value-type="float" office:value="770000">
            <text:p>770,000 </text:p>
          </table:table-cell>
          <table:table-cell table:style-name="ce21" table:formula="of:=[.F85]+2500" office:value-type="float" office:value="192500">
            <text:p>192,500 </text:p>
          </table:table-cell>
          <table:table-cell table:style-name="ce21" table:formula="of:=[.G85]+5000" office:value-type="float" office:value="385000">
            <text:p>385,000 </text:p>
          </table:table-cell>
          <table:table-cell table:style-name="ce21" table:formula="of:=[.H85]+10000" office:value-type="float" office:value="770000">
            <text:p>770,000 </text:p>
          </table:table-cell>
          <table:table-cell table:style-name="ce63" office:value-type="float" office:value="77000">
            <text:p>77,000 </text:p>
          </table:table-cell>
          <table:table-cell table:style-name="ce21" table:formula="of:=[.J85]+2500" office:value-type="float" office:value="192500">
            <text:p>192,500 </text:p>
          </table:table-cell>
          <table:table-cell table:style-name="ce21" table:formula="of:=[.K85]+2500" office:value-type="float" office:value="192500">
            <text:p>192,500 </text:p>
          </table:table-cell>
          <table:table-cell table:style-name="ce21" table:formula="of:=[.L85]+5000" office:value-type="float" office:value="385000">
            <text:p>385,000 </text:p>
          </table:table-cell>
          <table:table-cell table:style-name="ce21" table:formula="of:=[.M85]+10000" office:value-type="float" office:value="770000">
            <text:p>770,000 </text:p>
          </table:table-cell>
          <table:table-cell table:style-name="ce21" table:formula="of:=[.N85]+2500" office:value-type="float" office:value="192500">
            <text:p>192,500 </text:p>
          </table:table-cell>
          <table:table-cell table:style-name="ce21" table:formula="of:=[.O85]+5000" office:value-type="float" office:value="385000">
            <text:p>38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78">
            <text:p>78 </text:p>
          </table:table-cell>
          <table:table-cell table:style-name="ce21" office:value-type="float" office:value="78000">
            <text:p>78,000 </text:p>
          </table:table-cell>
          <table:table-cell table:style-name="ce21" table:formula="of:=[.C86]+2500" office:value-type="float" office:value="195000">
            <text:p>195,000 </text:p>
          </table:table-cell>
          <table:table-cell table:style-name="ce21" table:formula="of:=[.D86]+5000" office:value-type="float" office:value="390000">
            <text:p>390,000 </text:p>
          </table:table-cell>
          <table:table-cell table:style-name="ce21" table:formula="of:=[.E86]+10000" office:value-type="float" office:value="780000">
            <text:p>780,000 </text:p>
          </table:table-cell>
          <table:table-cell table:style-name="ce21" table:formula="of:=[.F86]+2500" office:value-type="float" office:value="195000">
            <text:p>195,000 </text:p>
          </table:table-cell>
          <table:table-cell table:style-name="ce21" table:formula="of:=[.G86]+5000" office:value-type="float" office:value="390000">
            <text:p>390,000 </text:p>
          </table:table-cell>
          <table:table-cell table:style-name="ce21" table:formula="of:=[.H86]+10000" office:value-type="float" office:value="780000">
            <text:p>780,000 </text:p>
          </table:table-cell>
          <table:table-cell table:style-name="ce63" office:value-type="float" office:value="78000">
            <text:p>78,000 </text:p>
          </table:table-cell>
          <table:table-cell table:style-name="ce21" table:formula="of:=[.J86]+2500" office:value-type="float" office:value="195000">
            <text:p>195,000 </text:p>
          </table:table-cell>
          <table:table-cell table:style-name="ce21" table:formula="of:=[.K86]+2500" office:value-type="float" office:value="195000">
            <text:p>195,000 </text:p>
          </table:table-cell>
          <table:table-cell table:style-name="ce21" table:formula="of:=[.L86]+5000" office:value-type="float" office:value="390000">
            <text:p>390,000 </text:p>
          </table:table-cell>
          <table:table-cell table:style-name="ce21" table:formula="of:=[.M86]+10000" office:value-type="float" office:value="780000">
            <text:p>780,000 </text:p>
          </table:table-cell>
          <table:table-cell table:style-name="ce21" table:formula="of:=[.N86]+2500" office:value-type="float" office:value="195000">
            <text:p>195,000 </text:p>
          </table:table-cell>
          <table:table-cell table:style-name="ce21" table:formula="of:=[.O86]+5000" office:value-type="float" office:value="390000">
            <text:p>39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79">
            <text:p>79 </text:p>
          </table:table-cell>
          <table:table-cell table:style-name="ce21" office:value-type="float" office:value="79000">
            <text:p>79,000 </text:p>
          </table:table-cell>
          <table:table-cell table:style-name="ce21" table:formula="of:=[.C87]+2500" office:value-type="float" office:value="197500">
            <text:p>197,500 </text:p>
          </table:table-cell>
          <table:table-cell table:style-name="ce21" table:formula="of:=[.D87]+5000" office:value-type="float" office:value="395000">
            <text:p>395,000 </text:p>
          </table:table-cell>
          <table:table-cell table:style-name="ce21" table:formula="of:=[.E87]+10000" office:value-type="float" office:value="790000">
            <text:p>790,000 </text:p>
          </table:table-cell>
          <table:table-cell table:style-name="ce21" table:formula="of:=[.F87]+2500" office:value-type="float" office:value="197500">
            <text:p>197,500 </text:p>
          </table:table-cell>
          <table:table-cell table:style-name="ce21" table:formula="of:=[.G87]+5000" office:value-type="float" office:value="395000">
            <text:p>395,000 </text:p>
          </table:table-cell>
          <table:table-cell table:style-name="ce21" table:formula="of:=[.H87]+10000" office:value-type="float" office:value="790000">
            <text:p>790,000 </text:p>
          </table:table-cell>
          <table:table-cell table:style-name="ce63" office:value-type="float" office:value="79000">
            <text:p>79,000 </text:p>
          </table:table-cell>
          <table:table-cell table:style-name="ce21" table:formula="of:=[.J87]+2500" office:value-type="float" office:value="197500">
            <text:p>197,500 </text:p>
          </table:table-cell>
          <table:table-cell table:style-name="ce21" table:formula="of:=[.K87]+2500" office:value-type="float" office:value="197500">
            <text:p>197,500 </text:p>
          </table:table-cell>
          <table:table-cell table:style-name="ce21" table:formula="of:=[.L87]+5000" office:value-type="float" office:value="395000">
            <text:p>395,000 </text:p>
          </table:table-cell>
          <table:table-cell table:style-name="ce21" table:formula="of:=[.M87]+10000" office:value-type="float" office:value="790000">
            <text:p>790,000 </text:p>
          </table:table-cell>
          <table:table-cell table:style-name="ce21" table:formula="of:=[.N87]+2500" office:value-type="float" office:value="197500">
            <text:p>197,500 </text:p>
          </table:table-cell>
          <table:table-cell table:style-name="ce21" table:formula="of:=[.O87]+5000" office:value-type="float" office:value="395000">
            <text:p>39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80">
            <text:p>80 </text:p>
          </table:table-cell>
          <table:table-cell table:style-name="ce21" office:value-type="float" office:value="80000">
            <text:p>80,000 </text:p>
          </table:table-cell>
          <table:table-cell table:style-name="ce21" table:formula="of:=[.C88]+2500" office:value-type="float" office:value="200000">
            <text:p>200,000 </text:p>
          </table:table-cell>
          <table:table-cell table:style-name="ce21" table:formula="of:=[.D88]+5000" office:value-type="float" office:value="400000">
            <text:p>400,000 </text:p>
          </table:table-cell>
          <table:table-cell table:style-name="ce21" table:formula="of:=[.E88]+10000" office:value-type="float" office:value="800000">
            <text:p>800,000 </text:p>
          </table:table-cell>
          <table:table-cell table:style-name="ce21" table:formula="of:=[.F88]+2500" office:value-type="float" office:value="200000">
            <text:p>200,000 </text:p>
          </table:table-cell>
          <table:table-cell table:style-name="ce21" table:formula="of:=[.G88]+5000" office:value-type="float" office:value="400000">
            <text:p>400,000 </text:p>
          </table:table-cell>
          <table:table-cell table:style-name="ce21" table:formula="of:=[.H88]+10000" office:value-type="float" office:value="800000">
            <text:p>800,000 </text:p>
          </table:table-cell>
          <table:table-cell table:style-name="ce63" office:value-type="float" office:value="80000">
            <text:p>80,000 </text:p>
          </table:table-cell>
          <table:table-cell table:style-name="ce21" table:formula="of:=[.J88]+2500" office:value-type="float" office:value="200000">
            <text:p>200,000 </text:p>
          </table:table-cell>
          <table:table-cell table:style-name="ce21" table:formula="of:=[.K88]+2500" office:value-type="float" office:value="200000">
            <text:p>200,000 </text:p>
          </table:table-cell>
          <table:table-cell table:style-name="ce21" table:formula="of:=[.L88]+5000" office:value-type="float" office:value="400000">
            <text:p>400,000 </text:p>
          </table:table-cell>
          <table:table-cell table:style-name="ce21" table:formula="of:=[.M88]+10000" office:value-type="float" office:value="800000">
            <text:p>800,000 </text:p>
          </table:table-cell>
          <table:table-cell table:style-name="ce21" table:formula="of:=[.N88]+2500" office:value-type="float" office:value="200000">
            <text:p>200,000 </text:p>
          </table:table-cell>
          <table:table-cell table:style-name="ce21" table:formula="of:=[.O88]+5000" office:value-type="float" office:value="400000">
            <text:p>40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81">
            <text:p>81 </text:p>
          </table:table-cell>
          <table:table-cell table:style-name="ce21" office:value-type="float" office:value="81000">
            <text:p>81,000 </text:p>
          </table:table-cell>
          <table:table-cell table:style-name="ce21" table:formula="of:=[.C89]+2500" office:value-type="float" office:value="202500">
            <text:p>202,500 </text:p>
          </table:table-cell>
          <table:table-cell table:style-name="ce21" table:formula="of:=[.D89]+5000" office:value-type="float" office:value="405000">
            <text:p>405,000 </text:p>
          </table:table-cell>
          <table:table-cell table:style-name="ce21" table:formula="of:=[.E89]+10000" office:value-type="float" office:value="810000">
            <text:p>810,000 </text:p>
          </table:table-cell>
          <table:table-cell table:style-name="ce21" table:formula="of:=[.F89]+2500" office:value-type="float" office:value="202500">
            <text:p>202,500 </text:p>
          </table:table-cell>
          <table:table-cell table:style-name="ce21" table:formula="of:=[.G89]+5000" office:value-type="float" office:value="405000">
            <text:p>405,000 </text:p>
          </table:table-cell>
          <table:table-cell table:style-name="ce21" table:formula="of:=[.H89]+10000" office:value-type="float" office:value="810000">
            <text:p>810,000 </text:p>
          </table:table-cell>
          <table:table-cell table:style-name="ce63" office:value-type="float" office:value="81000">
            <text:p>81,000 </text:p>
          </table:table-cell>
          <table:table-cell table:style-name="ce21" table:formula="of:=[.J89]+2500" office:value-type="float" office:value="202500">
            <text:p>202,500 </text:p>
          </table:table-cell>
          <table:table-cell table:style-name="ce21" table:formula="of:=[.K89]+2500" office:value-type="float" office:value="202500">
            <text:p>202,500 </text:p>
          </table:table-cell>
          <table:table-cell table:style-name="ce21" table:formula="of:=[.L89]+5000" office:value-type="float" office:value="405000">
            <text:p>405,000 </text:p>
          </table:table-cell>
          <table:table-cell table:style-name="ce21" table:formula="of:=[.M89]+10000" office:value-type="float" office:value="810000">
            <text:p>810,000 </text:p>
          </table:table-cell>
          <table:table-cell table:style-name="ce21" table:formula="of:=[.N89]+2500" office:value-type="float" office:value="202500">
            <text:p>202,500 </text:p>
          </table:table-cell>
          <table:table-cell table:style-name="ce21" table:formula="of:=[.O89]+5000" office:value-type="float" office:value="405000">
            <text:p>40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82">
            <text:p>82 </text:p>
          </table:table-cell>
          <table:table-cell table:style-name="ce21" office:value-type="float" office:value="82000">
            <text:p>82,000 </text:p>
          </table:table-cell>
          <table:table-cell table:style-name="ce21" table:formula="of:=[.C90]+2500" office:value-type="float" office:value="205000">
            <text:p>205,000 </text:p>
          </table:table-cell>
          <table:table-cell table:style-name="ce21" table:formula="of:=[.D90]+5000" office:value-type="float" office:value="410000">
            <text:p>410,000 </text:p>
          </table:table-cell>
          <table:table-cell table:style-name="ce21" table:formula="of:=[.E90]+10000" office:value-type="float" office:value="820000">
            <text:p>820,000 </text:p>
          </table:table-cell>
          <table:table-cell table:style-name="ce21" table:formula="of:=[.F90]+2500" office:value-type="float" office:value="205000">
            <text:p>205,000 </text:p>
          </table:table-cell>
          <table:table-cell table:style-name="ce21" table:formula="of:=[.G90]+5000" office:value-type="float" office:value="410000">
            <text:p>410,000 </text:p>
          </table:table-cell>
          <table:table-cell table:style-name="ce21" table:formula="of:=[.H90]+10000" office:value-type="float" office:value="820000">
            <text:p>820,000 </text:p>
          </table:table-cell>
          <table:table-cell table:style-name="ce63" office:value-type="float" office:value="82000">
            <text:p>82,000 </text:p>
          </table:table-cell>
          <table:table-cell table:style-name="ce21" table:formula="of:=[.J90]+2500" office:value-type="float" office:value="205000">
            <text:p>205,000 </text:p>
          </table:table-cell>
          <table:table-cell table:style-name="ce21" table:formula="of:=[.K90]+2500" office:value-type="float" office:value="205000">
            <text:p>205,000 </text:p>
          </table:table-cell>
          <table:table-cell table:style-name="ce21" table:formula="of:=[.L90]+5000" office:value-type="float" office:value="410000">
            <text:p>410,000 </text:p>
          </table:table-cell>
          <table:table-cell table:style-name="ce21" table:formula="of:=[.M90]+10000" office:value-type="float" office:value="820000">
            <text:p>820,000 </text:p>
          </table:table-cell>
          <table:table-cell table:style-name="ce21" table:formula="of:=[.N90]+2500" office:value-type="float" office:value="205000">
            <text:p>205,000 </text:p>
          </table:table-cell>
          <table:table-cell table:style-name="ce21" table:formula="of:=[.O90]+5000" office:value-type="float" office:value="410000">
            <text:p>41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83">
            <text:p>83 </text:p>
          </table:table-cell>
          <table:table-cell table:style-name="ce21" office:value-type="float" office:value="83000">
            <text:p>83,000 </text:p>
          </table:table-cell>
          <table:table-cell table:style-name="ce21" table:formula="of:=[.C91]+2500" office:value-type="float" office:value="207500">
            <text:p>207,500 </text:p>
          </table:table-cell>
          <table:table-cell table:style-name="ce21" table:formula="of:=[.D91]+5000" office:value-type="float" office:value="415000">
            <text:p>415,000 </text:p>
          </table:table-cell>
          <table:table-cell table:style-name="ce21" table:formula="of:=[.E91]+10000" office:value-type="float" office:value="830000">
            <text:p>830,000 </text:p>
          </table:table-cell>
          <table:table-cell table:style-name="ce21" table:formula="of:=[.F91]+2500" office:value-type="float" office:value="207500">
            <text:p>207,500 </text:p>
          </table:table-cell>
          <table:table-cell table:style-name="ce21" table:formula="of:=[.G91]+5000" office:value-type="float" office:value="415000">
            <text:p>415,000 </text:p>
          </table:table-cell>
          <table:table-cell table:style-name="ce21" table:formula="of:=[.H91]+10000" office:value-type="float" office:value="830000">
            <text:p>830,000 </text:p>
          </table:table-cell>
          <table:table-cell table:style-name="ce63" office:value-type="float" office:value="83000">
            <text:p>83,000 </text:p>
          </table:table-cell>
          <table:table-cell table:style-name="ce21" table:formula="of:=[.J91]+2500" office:value-type="float" office:value="207500">
            <text:p>207,500 </text:p>
          </table:table-cell>
          <table:table-cell table:style-name="ce21" table:formula="of:=[.K91]+2500" office:value-type="float" office:value="207500">
            <text:p>207,500 </text:p>
          </table:table-cell>
          <table:table-cell table:style-name="ce21" table:formula="of:=[.L91]+5000" office:value-type="float" office:value="415000">
            <text:p>415,000 </text:p>
          </table:table-cell>
          <table:table-cell table:style-name="ce21" table:formula="of:=[.M91]+10000" office:value-type="float" office:value="830000">
            <text:p>830,000 </text:p>
          </table:table-cell>
          <table:table-cell table:style-name="ce21" table:formula="of:=[.N91]+2500" office:value-type="float" office:value="207500">
            <text:p>207,500 </text:p>
          </table:table-cell>
          <table:table-cell table:style-name="ce21" table:formula="of:=[.O91]+5000" office:value-type="float" office:value="415000">
            <text:p>41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84">
            <text:p>84 </text:p>
          </table:table-cell>
          <table:table-cell table:style-name="ce21" office:value-type="float" office:value="84000">
            <text:p>84,000 </text:p>
          </table:table-cell>
          <table:table-cell table:style-name="ce21" table:formula="of:=[.C92]+2500" office:value-type="float" office:value="210000">
            <text:p>210,000 </text:p>
          </table:table-cell>
          <table:table-cell table:style-name="ce21" table:formula="of:=[.D92]+5000" office:value-type="float" office:value="420000">
            <text:p>420,000 </text:p>
          </table:table-cell>
          <table:table-cell table:style-name="ce21" table:formula="of:=[.E92]+10000" office:value-type="float" office:value="840000">
            <text:p>840,000 </text:p>
          </table:table-cell>
          <table:table-cell table:style-name="ce21" table:formula="of:=[.F92]+2500" office:value-type="float" office:value="210000">
            <text:p>210,000 </text:p>
          </table:table-cell>
          <table:table-cell table:style-name="ce21" table:formula="of:=[.G92]+5000" office:value-type="float" office:value="420000">
            <text:p>420,000 </text:p>
          </table:table-cell>
          <table:table-cell table:style-name="ce21" table:formula="of:=[.H92]+10000" office:value-type="float" office:value="840000">
            <text:p>840,000 </text:p>
          </table:table-cell>
          <table:table-cell table:style-name="ce63" office:value-type="float" office:value="84000">
            <text:p>84,000 </text:p>
          </table:table-cell>
          <table:table-cell table:style-name="ce21" table:formula="of:=[.J92]+2500" office:value-type="float" office:value="210000">
            <text:p>210,000 </text:p>
          </table:table-cell>
          <table:table-cell table:style-name="ce21" table:formula="of:=[.K92]+2500" office:value-type="float" office:value="210000">
            <text:p>210,000 </text:p>
          </table:table-cell>
          <table:table-cell table:style-name="ce21" table:formula="of:=[.L92]+5000" office:value-type="float" office:value="420000">
            <text:p>420,000 </text:p>
          </table:table-cell>
          <table:table-cell table:style-name="ce21" table:formula="of:=[.M92]+10000" office:value-type="float" office:value="840000">
            <text:p>840,000 </text:p>
          </table:table-cell>
          <table:table-cell table:style-name="ce21" table:formula="of:=[.N92]+2500" office:value-type="float" office:value="210000">
            <text:p>210,000 </text:p>
          </table:table-cell>
          <table:table-cell table:style-name="ce21" table:formula="of:=[.O92]+5000" office:value-type="float" office:value="420000">
            <text:p>42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85">
            <text:p>85 </text:p>
          </table:table-cell>
          <table:table-cell table:style-name="ce21" office:value-type="float" office:value="85000">
            <text:p>85,000 </text:p>
          </table:table-cell>
          <table:table-cell table:style-name="ce21" table:formula="of:=[.C93]+2500" office:value-type="float" office:value="212500">
            <text:p>212,500 </text:p>
          </table:table-cell>
          <table:table-cell table:style-name="ce21" table:formula="of:=[.D93]+5000" office:value-type="float" office:value="425000">
            <text:p>425,000 </text:p>
          </table:table-cell>
          <table:table-cell table:style-name="ce21" table:formula="of:=[.E93]+10000" office:value-type="float" office:value="850000">
            <text:p>850,000 </text:p>
          </table:table-cell>
          <table:table-cell table:style-name="ce21" table:formula="of:=[.F93]+2500" office:value-type="float" office:value="212500">
            <text:p>212,500 </text:p>
          </table:table-cell>
          <table:table-cell table:style-name="ce21" table:formula="of:=[.G93]+5000" office:value-type="float" office:value="425000">
            <text:p>425,000 </text:p>
          </table:table-cell>
          <table:table-cell table:style-name="ce21" table:formula="of:=[.H93]+10000" office:value-type="float" office:value="850000">
            <text:p>850,000 </text:p>
          </table:table-cell>
          <table:table-cell table:style-name="ce63" office:value-type="float" office:value="85000">
            <text:p>85,000 </text:p>
          </table:table-cell>
          <table:table-cell table:style-name="ce21" table:formula="of:=[.J93]+2500" office:value-type="float" office:value="212500">
            <text:p>212,500 </text:p>
          </table:table-cell>
          <table:table-cell table:style-name="ce21" table:formula="of:=[.K93]+2500" office:value-type="float" office:value="212500">
            <text:p>212,500 </text:p>
          </table:table-cell>
          <table:table-cell table:style-name="ce21" table:formula="of:=[.L93]+5000" office:value-type="float" office:value="425000">
            <text:p>425,000 </text:p>
          </table:table-cell>
          <table:table-cell table:style-name="ce21" table:formula="of:=[.M93]+10000" office:value-type="float" office:value="850000">
            <text:p>850,000 </text:p>
          </table:table-cell>
          <table:table-cell table:style-name="ce21" table:formula="of:=[.N93]+2500" office:value-type="float" office:value="212500">
            <text:p>212,500 </text:p>
          </table:table-cell>
          <table:table-cell table:style-name="ce21" table:formula="of:=[.O93]+5000" office:value-type="float" office:value="425000">
            <text:p>42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86">
            <text:p>86 </text:p>
          </table:table-cell>
          <table:table-cell table:style-name="ce21" office:value-type="float" office:value="86000">
            <text:p>86,000 </text:p>
          </table:table-cell>
          <table:table-cell table:style-name="ce21" table:formula="of:=[.C94]+2500" office:value-type="float" office:value="215000">
            <text:p>215,000 </text:p>
          </table:table-cell>
          <table:table-cell table:style-name="ce21" table:formula="of:=[.D94]+5000" office:value-type="float" office:value="430000">
            <text:p>430,000 </text:p>
          </table:table-cell>
          <table:table-cell table:style-name="ce21" table:formula="of:=[.E94]+10000" office:value-type="float" office:value="860000">
            <text:p>860,000 </text:p>
          </table:table-cell>
          <table:table-cell table:style-name="ce21" table:formula="of:=[.F94]+2500" office:value-type="float" office:value="215000">
            <text:p>215,000 </text:p>
          </table:table-cell>
          <table:table-cell table:style-name="ce21" table:formula="of:=[.G94]+5000" office:value-type="float" office:value="430000">
            <text:p>430,000 </text:p>
          </table:table-cell>
          <table:table-cell table:style-name="ce21" table:formula="of:=[.H94]+10000" office:value-type="float" office:value="860000">
            <text:p>860,000 </text:p>
          </table:table-cell>
          <table:table-cell table:style-name="ce63" office:value-type="float" office:value="86000">
            <text:p>86,000 </text:p>
          </table:table-cell>
          <table:table-cell table:style-name="ce21" table:formula="of:=[.J94]+2500" office:value-type="float" office:value="215000">
            <text:p>215,000 </text:p>
          </table:table-cell>
          <table:table-cell table:style-name="ce21" table:formula="of:=[.K94]+2500" office:value-type="float" office:value="215000">
            <text:p>215,000 </text:p>
          </table:table-cell>
          <table:table-cell table:style-name="ce21" table:formula="of:=[.L94]+5000" office:value-type="float" office:value="430000">
            <text:p>430,000 </text:p>
          </table:table-cell>
          <table:table-cell table:style-name="ce21" table:formula="of:=[.M94]+10000" office:value-type="float" office:value="860000">
            <text:p>860,000 </text:p>
          </table:table-cell>
          <table:table-cell table:style-name="ce21" table:formula="of:=[.N94]+2500" office:value-type="float" office:value="215000">
            <text:p>215,000 </text:p>
          </table:table-cell>
          <table:table-cell table:style-name="ce21" table:formula="of:=[.O94]+5000" office:value-type="float" office:value="430000">
            <text:p>43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87">
            <text:p>87 </text:p>
          </table:table-cell>
          <table:table-cell table:style-name="ce21" office:value-type="float" office:value="87000">
            <text:p>87,000 </text:p>
          </table:table-cell>
          <table:table-cell table:style-name="ce21" table:formula="of:=[.C95]+2500" office:value-type="float" office:value="217500">
            <text:p>217,500 </text:p>
          </table:table-cell>
          <table:table-cell table:style-name="ce21" table:formula="of:=[.D95]+5000" office:value-type="float" office:value="435000">
            <text:p>435,000 </text:p>
          </table:table-cell>
          <table:table-cell table:style-name="ce21" table:formula="of:=[.E95]+10000" office:value-type="float" office:value="870000">
            <text:p>870,000 </text:p>
          </table:table-cell>
          <table:table-cell table:style-name="ce21" table:formula="of:=[.F95]+2500" office:value-type="float" office:value="217500">
            <text:p>217,500 </text:p>
          </table:table-cell>
          <table:table-cell table:style-name="ce21" table:formula="of:=[.G95]+5000" office:value-type="float" office:value="435000">
            <text:p>435,000 </text:p>
          </table:table-cell>
          <table:table-cell table:style-name="ce21" table:formula="of:=[.H95]+10000" office:value-type="float" office:value="870000">
            <text:p>870,000 </text:p>
          </table:table-cell>
          <table:table-cell table:style-name="ce63" office:value-type="float" office:value="87000">
            <text:p>87,000 </text:p>
          </table:table-cell>
          <table:table-cell table:style-name="ce21" table:formula="of:=[.J95]+2500" office:value-type="float" office:value="217500">
            <text:p>217,500 </text:p>
          </table:table-cell>
          <table:table-cell table:style-name="ce21" table:formula="of:=[.K95]+2500" office:value-type="float" office:value="217500">
            <text:p>217,500 </text:p>
          </table:table-cell>
          <table:table-cell table:style-name="ce21" table:formula="of:=[.L95]+5000" office:value-type="float" office:value="435000">
            <text:p>435,000 </text:p>
          </table:table-cell>
          <table:table-cell table:style-name="ce21" table:formula="of:=[.M95]+10000" office:value-type="float" office:value="870000">
            <text:p>870,000 </text:p>
          </table:table-cell>
          <table:table-cell table:style-name="ce21" table:formula="of:=[.N95]+2500" office:value-type="float" office:value="217500">
            <text:p>217,500 </text:p>
          </table:table-cell>
          <table:table-cell table:style-name="ce21" table:formula="of:=[.O95]+5000" office:value-type="float" office:value="435000">
            <text:p>43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88">
            <text:p>88 </text:p>
          </table:table-cell>
          <table:table-cell table:style-name="ce21" office:value-type="float" office:value="88000">
            <text:p>88,000 </text:p>
          </table:table-cell>
          <table:table-cell table:style-name="ce21" table:formula="of:=[.C96]+2500" office:value-type="float" office:value="220000">
            <text:p>220,000 </text:p>
          </table:table-cell>
          <table:table-cell table:style-name="ce21" table:formula="of:=[.D96]+5000" office:value-type="float" office:value="440000">
            <text:p>440,000 </text:p>
          </table:table-cell>
          <table:table-cell table:style-name="ce21" table:formula="of:=[.E96]+10000" office:value-type="float" office:value="880000">
            <text:p>880,000 </text:p>
          </table:table-cell>
          <table:table-cell table:style-name="ce21" table:formula="of:=[.F96]+2500" office:value-type="float" office:value="220000">
            <text:p>220,000 </text:p>
          </table:table-cell>
          <table:table-cell table:style-name="ce21" table:formula="of:=[.G96]+5000" office:value-type="float" office:value="440000">
            <text:p>440,000 </text:p>
          </table:table-cell>
          <table:table-cell table:style-name="ce21" table:formula="of:=[.H96]+10000" office:value-type="float" office:value="880000">
            <text:p>880,000 </text:p>
          </table:table-cell>
          <table:table-cell table:style-name="ce63" office:value-type="float" office:value="88000">
            <text:p>88,000 </text:p>
          </table:table-cell>
          <table:table-cell table:style-name="ce21" table:formula="of:=[.J96]+2500" office:value-type="float" office:value="220000">
            <text:p>220,000 </text:p>
          </table:table-cell>
          <table:table-cell table:style-name="ce21" table:formula="of:=[.K96]+2500" office:value-type="float" office:value="220000">
            <text:p>220,000 </text:p>
          </table:table-cell>
          <table:table-cell table:style-name="ce21" table:formula="of:=[.L96]+5000" office:value-type="float" office:value="440000">
            <text:p>440,000 </text:p>
          </table:table-cell>
          <table:table-cell table:style-name="ce21" table:formula="of:=[.M96]+10000" office:value-type="float" office:value="880000">
            <text:p>880,000 </text:p>
          </table:table-cell>
          <table:table-cell table:style-name="ce21" table:formula="of:=[.N96]+2500" office:value-type="float" office:value="220000">
            <text:p>220,000 </text:p>
          </table:table-cell>
          <table:table-cell table:style-name="ce21" table:formula="of:=[.O96]+5000" office:value-type="float" office:value="440000">
            <text:p>44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89">
            <text:p>89 </text:p>
          </table:table-cell>
          <table:table-cell table:style-name="ce21" office:value-type="float" office:value="89000">
            <text:p>89,000 </text:p>
          </table:table-cell>
          <table:table-cell table:style-name="ce21" table:formula="of:=[.C97]+2500" office:value-type="float" office:value="222500">
            <text:p>222,500 </text:p>
          </table:table-cell>
          <table:table-cell table:style-name="ce21" table:formula="of:=[.D97]+5000" office:value-type="float" office:value="445000">
            <text:p>445,000 </text:p>
          </table:table-cell>
          <table:table-cell table:style-name="ce21" table:formula="of:=[.E97]+10000" office:value-type="float" office:value="890000">
            <text:p>890,000 </text:p>
          </table:table-cell>
          <table:table-cell table:style-name="ce21" table:formula="of:=[.F97]+2500" office:value-type="float" office:value="222500">
            <text:p>222,500 </text:p>
          </table:table-cell>
          <table:table-cell table:style-name="ce21" table:formula="of:=[.G97]+5000" office:value-type="float" office:value="445000">
            <text:p>445,000 </text:p>
          </table:table-cell>
          <table:table-cell table:style-name="ce21" table:formula="of:=[.H97]+10000" office:value-type="float" office:value="890000">
            <text:p>890,000 </text:p>
          </table:table-cell>
          <table:table-cell table:style-name="ce63" office:value-type="float" office:value="89000">
            <text:p>89,000 </text:p>
          </table:table-cell>
          <table:table-cell table:style-name="ce21" table:formula="of:=[.J97]+2500" office:value-type="float" office:value="222500">
            <text:p>222,500 </text:p>
          </table:table-cell>
          <table:table-cell table:style-name="ce21" table:formula="of:=[.K97]+2500" office:value-type="float" office:value="222500">
            <text:p>222,500 </text:p>
          </table:table-cell>
          <table:table-cell table:style-name="ce21" table:formula="of:=[.L97]+5000" office:value-type="float" office:value="445000">
            <text:p>445,000 </text:p>
          </table:table-cell>
          <table:table-cell table:style-name="ce21" table:formula="of:=[.M97]+10000" office:value-type="float" office:value="890000">
            <text:p>890,000 </text:p>
          </table:table-cell>
          <table:table-cell table:style-name="ce21" table:formula="of:=[.N97]+2500" office:value-type="float" office:value="222500">
            <text:p>222,500 </text:p>
          </table:table-cell>
          <table:table-cell table:style-name="ce21" table:formula="of:=[.O97]+5000" office:value-type="float" office:value="445000">
            <text:p>44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90">
            <text:p>90 </text:p>
          </table:table-cell>
          <table:table-cell table:style-name="ce21" office:value-type="float" office:value="90000">
            <text:p>90,000 </text:p>
          </table:table-cell>
          <table:table-cell table:style-name="ce21" table:formula="of:=[.C98]+2500" office:value-type="float" office:value="225000">
            <text:p>225,000 </text:p>
          </table:table-cell>
          <table:table-cell table:style-name="ce21" table:formula="of:=[.D98]+5000" office:value-type="float" office:value="450000">
            <text:p>450,000 </text:p>
          </table:table-cell>
          <table:table-cell table:style-name="ce21" table:formula="of:=[.E98]+10000" office:value-type="float" office:value="900000">
            <text:p>900,000 </text:p>
          </table:table-cell>
          <table:table-cell table:style-name="ce21" table:formula="of:=[.F98]+2500" office:value-type="float" office:value="225000">
            <text:p>225,000 </text:p>
          </table:table-cell>
          <table:table-cell table:style-name="ce21" table:formula="of:=[.G98]+5000" office:value-type="float" office:value="450000">
            <text:p>450,000 </text:p>
          </table:table-cell>
          <table:table-cell table:style-name="ce21" table:formula="of:=[.H98]+10000" office:value-type="float" office:value="900000">
            <text:p>900,000 </text:p>
          </table:table-cell>
          <table:table-cell table:style-name="ce63" office:value-type="float" office:value="90000">
            <text:p>90,000 </text:p>
          </table:table-cell>
          <table:table-cell table:style-name="ce21" table:formula="of:=[.J98]+2500" office:value-type="float" office:value="225000">
            <text:p>225,000 </text:p>
          </table:table-cell>
          <table:table-cell table:style-name="ce21" table:formula="of:=[.K98]+2500" office:value-type="float" office:value="225000">
            <text:p>225,000 </text:p>
          </table:table-cell>
          <table:table-cell table:style-name="ce21" table:formula="of:=[.L98]+5000" office:value-type="float" office:value="450000">
            <text:p>450,000 </text:p>
          </table:table-cell>
          <table:table-cell table:style-name="ce21" table:formula="of:=[.M98]+10000" office:value-type="float" office:value="900000">
            <text:p>900,000 </text:p>
          </table:table-cell>
          <table:table-cell table:style-name="ce21" table:formula="of:=[.N98]+2500" office:value-type="float" office:value="225000">
            <text:p>225,000 </text:p>
          </table:table-cell>
          <table:table-cell table:style-name="ce21" table:formula="of:=[.O98]+5000" office:value-type="float" office:value="450000">
            <text:p>45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91">
            <text:p>91 </text:p>
          </table:table-cell>
          <table:table-cell table:style-name="ce21" office:value-type="float" office:value="91000">
            <text:p>91,000 </text:p>
          </table:table-cell>
          <table:table-cell table:style-name="ce21" table:formula="of:=[.C99]+2500" office:value-type="float" office:value="227500">
            <text:p>227,500 </text:p>
          </table:table-cell>
          <table:table-cell table:style-name="ce21" table:formula="of:=[.D99]+5000" office:value-type="float" office:value="455000">
            <text:p>455,000 </text:p>
          </table:table-cell>
          <table:table-cell table:style-name="ce21" table:formula="of:=[.E99]+10000" office:value-type="float" office:value="910000">
            <text:p>910,000 </text:p>
          </table:table-cell>
          <table:table-cell table:style-name="ce21" table:formula="of:=[.F99]+2500" office:value-type="float" office:value="227500">
            <text:p>227,500 </text:p>
          </table:table-cell>
          <table:table-cell table:style-name="ce21" table:formula="of:=[.G99]+5000" office:value-type="float" office:value="455000">
            <text:p>455,000 </text:p>
          </table:table-cell>
          <table:table-cell table:style-name="ce21" table:formula="of:=[.H99]+10000" office:value-type="float" office:value="910000">
            <text:p>910,000 </text:p>
          </table:table-cell>
          <table:table-cell table:style-name="ce63" office:value-type="float" office:value="91000">
            <text:p>91,000 </text:p>
          </table:table-cell>
          <table:table-cell table:style-name="ce21" table:formula="of:=[.J99]+2500" office:value-type="float" office:value="227500">
            <text:p>227,500 </text:p>
          </table:table-cell>
          <table:table-cell table:style-name="ce21" table:formula="of:=[.K99]+2500" office:value-type="float" office:value="227500">
            <text:p>227,500 </text:p>
          </table:table-cell>
          <table:table-cell table:style-name="ce21" table:formula="of:=[.L99]+5000" office:value-type="float" office:value="455000">
            <text:p>455,000 </text:p>
          </table:table-cell>
          <table:table-cell table:style-name="ce21" table:formula="of:=[.M99]+10000" office:value-type="float" office:value="910000">
            <text:p>910,000 </text:p>
          </table:table-cell>
          <table:table-cell table:style-name="ce21" table:formula="of:=[.N99]+2500" office:value-type="float" office:value="227500">
            <text:p>227,500 </text:p>
          </table:table-cell>
          <table:table-cell table:style-name="ce21" table:formula="of:=[.O99]+5000" office:value-type="float" office:value="455000">
            <text:p>45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92">
            <text:p>92 </text:p>
          </table:table-cell>
          <table:table-cell table:style-name="ce21" office:value-type="float" office:value="92000">
            <text:p>92,000 </text:p>
          </table:table-cell>
          <table:table-cell table:style-name="ce21" table:formula="of:=[.C100]+2500" office:value-type="float" office:value="230000">
            <text:p>230,000 </text:p>
          </table:table-cell>
          <table:table-cell table:style-name="ce21" table:formula="of:=[.D100]+5000" office:value-type="float" office:value="460000">
            <text:p>460,000 </text:p>
          </table:table-cell>
          <table:table-cell table:style-name="ce21" table:formula="of:=[.E100]+10000" office:value-type="float" office:value="920000">
            <text:p>920,000 </text:p>
          </table:table-cell>
          <table:table-cell table:style-name="ce21" table:formula="of:=[.F100]+2500" office:value-type="float" office:value="230000">
            <text:p>230,000 </text:p>
          </table:table-cell>
          <table:table-cell table:style-name="ce21" table:formula="of:=[.G100]+5000" office:value-type="float" office:value="460000">
            <text:p>460,000 </text:p>
          </table:table-cell>
          <table:table-cell table:style-name="ce21" table:formula="of:=[.H100]+10000" office:value-type="float" office:value="920000">
            <text:p>920,000 </text:p>
          </table:table-cell>
          <table:table-cell table:style-name="ce63" office:value-type="float" office:value="92000">
            <text:p>92,000 </text:p>
          </table:table-cell>
          <table:table-cell table:style-name="ce21" table:formula="of:=[.J100]+2500" office:value-type="float" office:value="230000">
            <text:p>230,000 </text:p>
          </table:table-cell>
          <table:table-cell table:style-name="ce21" table:formula="of:=[.K100]+2500" office:value-type="float" office:value="230000">
            <text:p>230,000 </text:p>
          </table:table-cell>
          <table:table-cell table:style-name="ce21" table:formula="of:=[.L100]+5000" office:value-type="float" office:value="460000">
            <text:p>460,000 </text:p>
          </table:table-cell>
          <table:table-cell table:style-name="ce21" table:formula="of:=[.M100]+10000" office:value-type="float" office:value="920000">
            <text:p>920,000 </text:p>
          </table:table-cell>
          <table:table-cell table:style-name="ce21" table:formula="of:=[.N100]+2500" office:value-type="float" office:value="230000">
            <text:p>230,000 </text:p>
          </table:table-cell>
          <table:table-cell table:style-name="ce21" table:formula="of:=[.O100]+5000" office:value-type="float" office:value="460000">
            <text:p>46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93">
            <text:p>93 </text:p>
          </table:table-cell>
          <table:table-cell table:style-name="ce21" office:value-type="float" office:value="93000">
            <text:p>93,000 </text:p>
          </table:table-cell>
          <table:table-cell table:style-name="ce21" table:formula="of:=[.C101]+2500" office:value-type="float" office:value="232500">
            <text:p>232,500 </text:p>
          </table:table-cell>
          <table:table-cell table:style-name="ce21" table:formula="of:=[.D101]+5000" office:value-type="float" office:value="465000">
            <text:p>465,000 </text:p>
          </table:table-cell>
          <table:table-cell table:style-name="ce21" table:formula="of:=[.E101]+10000" office:value-type="float" office:value="930000">
            <text:p>930,000 </text:p>
          </table:table-cell>
          <table:table-cell table:style-name="ce21" table:formula="of:=[.F101]+2500" office:value-type="float" office:value="232500">
            <text:p>232,500 </text:p>
          </table:table-cell>
          <table:table-cell table:style-name="ce21" table:formula="of:=[.G101]+5000" office:value-type="float" office:value="465000">
            <text:p>465,000 </text:p>
          </table:table-cell>
          <table:table-cell table:style-name="ce21" table:formula="of:=[.H101]+10000" office:value-type="float" office:value="930000">
            <text:p>930,000 </text:p>
          </table:table-cell>
          <table:table-cell table:style-name="ce63" office:value-type="float" office:value="93000">
            <text:p>93,000 </text:p>
          </table:table-cell>
          <table:table-cell table:style-name="ce21" table:formula="of:=[.J101]+2500" office:value-type="float" office:value="232500">
            <text:p>232,500 </text:p>
          </table:table-cell>
          <table:table-cell table:style-name="ce21" table:formula="of:=[.K101]+2500" office:value-type="float" office:value="232500">
            <text:p>232,500 </text:p>
          </table:table-cell>
          <table:table-cell table:style-name="ce21" table:formula="of:=[.L101]+5000" office:value-type="float" office:value="465000">
            <text:p>465,000 </text:p>
          </table:table-cell>
          <table:table-cell table:style-name="ce21" table:formula="of:=[.M101]+10000" office:value-type="float" office:value="930000">
            <text:p>930,000 </text:p>
          </table:table-cell>
          <table:table-cell table:style-name="ce21" table:formula="of:=[.N101]+2500" office:value-type="float" office:value="232500">
            <text:p>232,500 </text:p>
          </table:table-cell>
          <table:table-cell table:style-name="ce21" table:formula="of:=[.O101]+5000" office:value-type="float" office:value="465000">
            <text:p>46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94">
            <text:p>94 </text:p>
          </table:table-cell>
          <table:table-cell table:style-name="ce21" office:value-type="float" office:value="94000">
            <text:p>94,000 </text:p>
          </table:table-cell>
          <table:table-cell table:style-name="ce21" table:formula="of:=[.C102]+2500" office:value-type="float" office:value="235000">
            <text:p>235,000 </text:p>
          </table:table-cell>
          <table:table-cell table:style-name="ce21" table:formula="of:=[.D102]+5000" office:value-type="float" office:value="470000">
            <text:p>470,000 </text:p>
          </table:table-cell>
          <table:table-cell table:style-name="ce21" table:formula="of:=[.E102]+10000" office:value-type="float" office:value="940000">
            <text:p>940,000 </text:p>
          </table:table-cell>
          <table:table-cell table:style-name="ce21" table:formula="of:=[.F102]+2500" office:value-type="float" office:value="235000">
            <text:p>235,000 </text:p>
          </table:table-cell>
          <table:table-cell table:style-name="ce21" table:formula="of:=[.G102]+5000" office:value-type="float" office:value="470000">
            <text:p>470,000 </text:p>
          </table:table-cell>
          <table:table-cell table:style-name="ce21" table:formula="of:=[.H102]+10000" office:value-type="float" office:value="940000">
            <text:p>940,000 </text:p>
          </table:table-cell>
          <table:table-cell table:style-name="ce63" office:value-type="float" office:value="94000">
            <text:p>94,000 </text:p>
          </table:table-cell>
          <table:table-cell table:style-name="ce21" table:formula="of:=[.J102]+2500" office:value-type="float" office:value="235000">
            <text:p>235,000 </text:p>
          </table:table-cell>
          <table:table-cell table:style-name="ce21" table:formula="of:=[.K102]+2500" office:value-type="float" office:value="235000">
            <text:p>235,000 </text:p>
          </table:table-cell>
          <table:table-cell table:style-name="ce21" table:formula="of:=[.L102]+5000" office:value-type="float" office:value="470000">
            <text:p>470,000 </text:p>
          </table:table-cell>
          <table:table-cell table:style-name="ce21" table:formula="of:=[.M102]+10000" office:value-type="float" office:value="940000">
            <text:p>940,000 </text:p>
          </table:table-cell>
          <table:table-cell table:style-name="ce21" table:formula="of:=[.N102]+2500" office:value-type="float" office:value="235000">
            <text:p>235,000 </text:p>
          </table:table-cell>
          <table:table-cell table:style-name="ce21" table:formula="of:=[.O102]+5000" office:value-type="float" office:value="470000">
            <text:p>47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95">
            <text:p>95 </text:p>
          </table:table-cell>
          <table:table-cell table:style-name="ce21" office:value-type="float" office:value="95000">
            <text:p>95,000 </text:p>
          </table:table-cell>
          <table:table-cell table:style-name="ce21" table:formula="of:=[.C103]+2500" office:value-type="float" office:value="237500">
            <text:p>237,500 </text:p>
          </table:table-cell>
          <table:table-cell table:style-name="ce21" table:formula="of:=[.D103]+5000" office:value-type="float" office:value="475000">
            <text:p>475,000 </text:p>
          </table:table-cell>
          <table:table-cell table:style-name="ce21" table:formula="of:=[.E103]+10000" office:value-type="float" office:value="950000">
            <text:p>950,000 </text:p>
          </table:table-cell>
          <table:table-cell table:style-name="ce21" table:formula="of:=[.F103]+2500" office:value-type="float" office:value="237500">
            <text:p>237,500 </text:p>
          </table:table-cell>
          <table:table-cell table:style-name="ce21" table:formula="of:=[.G103]+5000" office:value-type="float" office:value="475000">
            <text:p>475,000 </text:p>
          </table:table-cell>
          <table:table-cell table:style-name="ce21" table:formula="of:=[.H103]+10000" office:value-type="float" office:value="950000">
            <text:p>950,000 </text:p>
          </table:table-cell>
          <table:table-cell table:style-name="ce63" office:value-type="float" office:value="95000">
            <text:p>95,000 </text:p>
          </table:table-cell>
          <table:table-cell table:style-name="ce21" table:formula="of:=[.J103]+2500" office:value-type="float" office:value="237500">
            <text:p>237,500 </text:p>
          </table:table-cell>
          <table:table-cell table:style-name="ce21" table:formula="of:=[.K103]+2500" office:value-type="float" office:value="237500">
            <text:p>237,500 </text:p>
          </table:table-cell>
          <table:table-cell table:style-name="ce21" table:formula="of:=[.L103]+5000" office:value-type="float" office:value="475000">
            <text:p>475,000 </text:p>
          </table:table-cell>
          <table:table-cell table:style-name="ce21" table:formula="of:=[.M103]+10000" office:value-type="float" office:value="950000">
            <text:p>950,000 </text:p>
          </table:table-cell>
          <table:table-cell table:style-name="ce21" table:formula="of:=[.N103]+2500" office:value-type="float" office:value="237500">
            <text:p>237,500 </text:p>
          </table:table-cell>
          <table:table-cell table:style-name="ce21" table:formula="of:=[.O103]+5000" office:value-type="float" office:value="475000">
            <text:p>47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96">
            <text:p>96 </text:p>
          </table:table-cell>
          <table:table-cell table:style-name="ce21" office:value-type="float" office:value="96000">
            <text:p>96,000 </text:p>
          </table:table-cell>
          <table:table-cell table:style-name="ce21" table:formula="of:=[.C104]+2500" office:value-type="float" office:value="240000">
            <text:p>240,000 </text:p>
          </table:table-cell>
          <table:table-cell table:style-name="ce21" table:formula="of:=[.D104]+5000" office:value-type="float" office:value="480000">
            <text:p>480,000 </text:p>
          </table:table-cell>
          <table:table-cell table:style-name="ce21" table:formula="of:=[.E104]+10000" office:value-type="float" office:value="960000">
            <text:p>960,000 </text:p>
          </table:table-cell>
          <table:table-cell table:style-name="ce21" table:formula="of:=[.F104]+2500" office:value-type="float" office:value="240000">
            <text:p>240,000 </text:p>
          </table:table-cell>
          <table:table-cell table:style-name="ce21" table:formula="of:=[.G104]+5000" office:value-type="float" office:value="480000">
            <text:p>480,000 </text:p>
          </table:table-cell>
          <table:table-cell table:style-name="ce21" table:formula="of:=[.H104]+10000" office:value-type="float" office:value="960000">
            <text:p>960,000 </text:p>
          </table:table-cell>
          <table:table-cell table:style-name="ce63" office:value-type="float" office:value="96000">
            <text:p>96,000 </text:p>
          </table:table-cell>
          <table:table-cell table:style-name="ce21" table:formula="of:=[.J104]+2500" office:value-type="float" office:value="240000">
            <text:p>240,000 </text:p>
          </table:table-cell>
          <table:table-cell table:style-name="ce21" table:formula="of:=[.K104]+2500" office:value-type="float" office:value="240000">
            <text:p>240,000 </text:p>
          </table:table-cell>
          <table:table-cell table:style-name="ce21" table:formula="of:=[.L104]+5000" office:value-type="float" office:value="480000">
            <text:p>480,000 </text:p>
          </table:table-cell>
          <table:table-cell table:style-name="ce21" table:formula="of:=[.M104]+10000" office:value-type="float" office:value="960000">
            <text:p>960,000 </text:p>
          </table:table-cell>
          <table:table-cell table:style-name="ce21" table:formula="of:=[.N104]+2500" office:value-type="float" office:value="240000">
            <text:p>240,000 </text:p>
          </table:table-cell>
          <table:table-cell table:style-name="ce21" table:formula="of:=[.O104]+5000" office:value-type="float" office:value="480000">
            <text:p>48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97">
            <text:p>97 </text:p>
          </table:table-cell>
          <table:table-cell table:style-name="ce21" office:value-type="float" office:value="97000">
            <text:p>97,000 </text:p>
          </table:table-cell>
          <table:table-cell table:style-name="ce21" table:formula="of:=[.C105]+2500" office:value-type="float" office:value="242500">
            <text:p>242,500 </text:p>
          </table:table-cell>
          <table:table-cell table:style-name="ce21" table:formula="of:=[.D105]+5000" office:value-type="float" office:value="485000">
            <text:p>485,000 </text:p>
          </table:table-cell>
          <table:table-cell table:style-name="ce21" table:formula="of:=[.E105]+10000" office:value-type="float" office:value="970000">
            <text:p>970,000 </text:p>
          </table:table-cell>
          <table:table-cell table:style-name="ce21" table:formula="of:=[.F105]+2500" office:value-type="float" office:value="242500">
            <text:p>242,500 </text:p>
          </table:table-cell>
          <table:table-cell table:style-name="ce21" table:formula="of:=[.G105]+5000" office:value-type="float" office:value="485000">
            <text:p>485,000 </text:p>
          </table:table-cell>
          <table:table-cell table:style-name="ce21" table:formula="of:=[.H105]+10000" office:value-type="float" office:value="970000">
            <text:p>970,000 </text:p>
          </table:table-cell>
          <table:table-cell table:style-name="ce63" office:value-type="float" office:value="97000">
            <text:p>97,000 </text:p>
          </table:table-cell>
          <table:table-cell table:style-name="ce21" table:formula="of:=[.J105]+2500" office:value-type="float" office:value="242500">
            <text:p>242,500 </text:p>
          </table:table-cell>
          <table:table-cell table:style-name="ce21" table:formula="of:=[.K105]+2500" office:value-type="float" office:value="242500">
            <text:p>242,500 </text:p>
          </table:table-cell>
          <table:table-cell table:style-name="ce21" table:formula="of:=[.L105]+5000" office:value-type="float" office:value="485000">
            <text:p>485,000 </text:p>
          </table:table-cell>
          <table:table-cell table:style-name="ce21" table:formula="of:=[.M105]+10000" office:value-type="float" office:value="970000">
            <text:p>970,000 </text:p>
          </table:table-cell>
          <table:table-cell table:style-name="ce21" table:formula="of:=[.N105]+2500" office:value-type="float" office:value="242500">
            <text:p>242,500 </text:p>
          </table:table-cell>
          <table:table-cell table:style-name="ce21" table:formula="of:=[.O105]+5000" office:value-type="float" office:value="485000">
            <text:p>48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98">
            <text:p>98 </text:p>
          </table:table-cell>
          <table:table-cell table:style-name="ce21" office:value-type="float" office:value="98000">
            <text:p>98,000 </text:p>
          </table:table-cell>
          <table:table-cell table:style-name="ce21" table:formula="of:=[.C106]+2500" office:value-type="float" office:value="245000">
            <text:p>245,000 </text:p>
          </table:table-cell>
          <table:table-cell table:style-name="ce21" table:formula="of:=[.D106]+5000" office:value-type="float" office:value="490000">
            <text:p>490,000 </text:p>
          </table:table-cell>
          <table:table-cell table:style-name="ce21" table:formula="of:=[.E106]+10000" office:value-type="float" office:value="980000">
            <text:p>980,000 </text:p>
          </table:table-cell>
          <table:table-cell table:style-name="ce21" table:formula="of:=[.F106]+2500" office:value-type="float" office:value="245000">
            <text:p>245,000 </text:p>
          </table:table-cell>
          <table:table-cell table:style-name="ce21" table:formula="of:=[.G106]+5000" office:value-type="float" office:value="490000">
            <text:p>490,000 </text:p>
          </table:table-cell>
          <table:table-cell table:style-name="ce21" table:formula="of:=[.H106]+10000" office:value-type="float" office:value="980000">
            <text:p>980,000 </text:p>
          </table:table-cell>
          <table:table-cell table:style-name="ce63" office:value-type="float" office:value="98000">
            <text:p>98,000 </text:p>
          </table:table-cell>
          <table:table-cell table:style-name="ce21" table:formula="of:=[.J106]+2500" office:value-type="float" office:value="245000">
            <text:p>245,000 </text:p>
          </table:table-cell>
          <table:table-cell table:style-name="ce21" table:formula="of:=[.K106]+2500" office:value-type="float" office:value="245000">
            <text:p>245,000 </text:p>
          </table:table-cell>
          <table:table-cell table:style-name="ce21" table:formula="of:=[.L106]+5000" office:value-type="float" office:value="490000">
            <text:p>490,000 </text:p>
          </table:table-cell>
          <table:table-cell table:style-name="ce21" table:formula="of:=[.M106]+10000" office:value-type="float" office:value="980000">
            <text:p>980,000 </text:p>
          </table:table-cell>
          <table:table-cell table:style-name="ce21" table:formula="of:=[.N106]+2500" office:value-type="float" office:value="245000">
            <text:p>245,000 </text:p>
          </table:table-cell>
          <table:table-cell table:style-name="ce21" table:formula="of:=[.O106]+5000" office:value-type="float" office:value="490000">
            <text:p>490,000 </text:p>
          </table:table-cell>
          <table:table-cell table:number-columns-repeated="242"/>
        </table:table-row>
        <table:table-row table:style-name="ro4">
          <table:table-cell table:style-name="ce21" office:value-type="float" office:value="99">
            <text:p>99 </text:p>
          </table:table-cell>
          <table:table-cell table:style-name="ce21" office:value-type="float" office:value="99000">
            <text:p>99,000 </text:p>
          </table:table-cell>
          <table:table-cell table:style-name="ce21" table:formula="of:=[.C107]+2500" office:value-type="float" office:value="247500">
            <text:p>247,500 </text:p>
          </table:table-cell>
          <table:table-cell table:style-name="ce21" table:formula="of:=[.D107]+5000" office:value-type="float" office:value="495000">
            <text:p>495,000 </text:p>
          </table:table-cell>
          <table:table-cell table:style-name="ce21" table:formula="of:=[.E107]+10000" office:value-type="float" office:value="990000">
            <text:p>990,000 </text:p>
          </table:table-cell>
          <table:table-cell table:style-name="ce21" table:formula="of:=[.F107]+2500" office:value-type="float" office:value="247500">
            <text:p>247,500 </text:p>
          </table:table-cell>
          <table:table-cell table:style-name="ce21" table:formula="of:=[.G107]+5000" office:value-type="float" office:value="495000">
            <text:p>495,000 </text:p>
          </table:table-cell>
          <table:table-cell table:style-name="ce21" table:formula="of:=[.H107]+10000" office:value-type="float" office:value="990000">
            <text:p>990,000 </text:p>
          </table:table-cell>
          <table:table-cell table:style-name="ce63" office:value-type="float" office:value="99000">
            <text:p>99,000 </text:p>
          </table:table-cell>
          <table:table-cell table:style-name="ce21" table:formula="of:=[.J107]+2500" office:value-type="float" office:value="247500">
            <text:p>247,500 </text:p>
          </table:table-cell>
          <table:table-cell table:style-name="ce21" table:formula="of:=[.K107]+2500" office:value-type="float" office:value="247500">
            <text:p>247,500 </text:p>
          </table:table-cell>
          <table:table-cell table:style-name="ce21" table:formula="of:=[.L107]+5000" office:value-type="float" office:value="495000">
            <text:p>495,000 </text:p>
          </table:table-cell>
          <table:table-cell table:style-name="ce21" table:formula="of:=[.M107]+10000" office:value-type="float" office:value="990000">
            <text:p>990,000 </text:p>
          </table:table-cell>
          <table:table-cell table:style-name="ce21" table:formula="of:=[.N107]+2500" office:value-type="float" office:value="247500">
            <text:p>247,500 </text:p>
          </table:table-cell>
          <table:table-cell table:style-name="ce21" table:formula="of:=[.O107]+5000" office:value-type="float" office:value="495000">
            <text:p>495,000 </text:p>
          </table:table-cell>
          <table:table-cell table:number-columns-repeated="242"/>
        </table:table-row>
        <table:table-row table:style-name="ro4">
          <table:table-cell table:style-name="ce21" office:value-type="float" office:value="100">
            <text:p>100 </text:p>
          </table:table-cell>
          <table:table-cell table:style-name="ce21" office:value-type="float" office:value="100000">
            <text:p>100,000 </text:p>
          </table:table-cell>
          <table:table-cell table:style-name="ce21" table:formula="of:=[.C108]+2500" office:value-type="float" office:value="250000">
            <text:p>250,000 </text:p>
          </table:table-cell>
          <table:table-cell table:style-name="ce21" table:formula="of:=[.D108]+5000" office:value-type="float" office:value="500000">
            <text:p>500,000 </text:p>
          </table:table-cell>
          <table:table-cell table:style-name="ce21" table:formula="of:=[.E108]+10000" office:value-type="float" office:value="1000000">
            <text:p>1,000,000 </text:p>
          </table:table-cell>
          <table:table-cell table:style-name="ce21" table:formula="of:=[.F108]+2500" office:value-type="float" office:value="250000">
            <text:p>250,000 </text:p>
          </table:table-cell>
          <table:table-cell table:style-name="ce21" table:formula="of:=[.G108]+5000" office:value-type="float" office:value="500000">
            <text:p>500,000 </text:p>
          </table:table-cell>
          <table:table-cell table:style-name="ce21" table:formula="of:=[.H108]+10000" office:value-type="float" office:value="1000000">
            <text:p>1,000,000 </text:p>
          </table:table-cell>
          <table:table-cell table:style-name="ce63" office:value-type="float" office:value="100000">
            <text:p>100,000 </text:p>
          </table:table-cell>
          <table:table-cell table:style-name="ce21" table:formula="of:=[.J108]+2500" office:value-type="float" office:value="250000">
            <text:p>250,000 </text:p>
          </table:table-cell>
          <table:table-cell table:style-name="ce21" table:formula="of:=[.K108]+2500" office:value-type="float" office:value="250000">
            <text:p>250,000 </text:p>
          </table:table-cell>
          <table:table-cell table:style-name="ce21" table:formula="of:=[.L108]+5000" office:value-type="float" office:value="500000">
            <text:p>500,000 </text:p>
          </table:table-cell>
          <table:table-cell table:style-name="ce21" table:formula="of:=[.M108]+10000" office:value-type="float" office:value="1000000">
            <text:p>1,000,000 </text:p>
          </table:table-cell>
          <table:table-cell table:style-name="ce21" table:formula="of:=[.N108]+2500" office:value-type="float" office:value="250000">
            <text:p>250,000 </text:p>
          </table:table-cell>
          <table:table-cell table:style-name="ce21" table:formula="of:=[.O108]+5000" office:value-type="float" office:value="500000">
            <text:p>500,000 </text:p>
          </table:table-cell>
          <table:table-cell table:number-columns-repeated="242"/>
        </table:table-row>
        <table:table-row table:style-name="ro4" table:number-rows-repeated="24">
          <table:table-cell table:style-name="ce21" table:number-columns-repeated="8"/>
          <table:table-cell table:style-name="ce63"/>
          <table:table-cell table:style-name="ce21" table:number-columns-repeated="6"/>
          <table:table-cell table:number-columns-repeated="242"/>
        </table:table-row>
        <table:table-row table:style-name="ro4" table:number-rows-repeated="1048442">
          <table:table-cell table:number-columns-repeated="257"/>
        </table:table-row>
        <table:table-row table:style-name="ro4">
          <table:table-cell table:number-columns-repeated="257"/>
        </table:table-row>
        <table:named-expressions/>
      </table:table>
      <table:table table:name="stats" table:style-name="ta9" table:print="false">
        <table:table-column table:style-name="co71" table:default-cell-style-name="ce84"/>
        <table:table-column table:style-name="co72" table:default-cell-style-name="ce84"/>
        <table:table-column table:style-name="co73" table:default-cell-style-name="ce84"/>
        <table:table-column table:style-name="co74" table:default-cell-style-name="ce84"/>
        <table:table-column table:style-name="co75" table:default-cell-style-name="ce84"/>
        <table:table-column table:style-name="co75" table:default-cell-style-name="ce80"/>
        <table:table-column table:style-name="co20" table:default-cell-style-name="ce80"/>
        <table:table-column table:style-name="co76" table:default-cell-style-name="ce80"/>
        <table:table-column table:style-name="co77" table:default-cell-style-name="ce80"/>
        <table:table-column table:style-name="co50" table:default-cell-style-name="ce80"/>
        <table:table-column table:style-name="co48" table:number-columns-repeated="2" table:default-cell-style-name="ce80"/>
        <table:table-column table:style-name="co3" table:number-columns-repeated="245" table:default-cell-style-name="ce80"/>
        <table:table-column table:style-name="co3" table:number-columns-repeated="767" table:default-cell-style-name="ce89"/>
        <table:table-row table:style-name="ro3">
          <table:table-cell table:style-name="ce74" office:value-type="string">
            <text:p>Lvl</text:p>
          </table:table-cell>
          <table:table-cell table:style-name="ce85" office:value-type="float" office:value="34">
            <text:p>34</text:p>
          </table:table-cell>
          <table:table-cell table:style-name="ce75" table:number-columns-repeated="4"/>
          <table:table-cell table:style-name="ce89" table:number-columns-repeated="3"/>
          <table:table-cell table:style-name="ce75" office:value-type="string">
            <text:p>glvl</text:p>
          </table:table-cell>
          <table:table-cell table:style-name="ce93" office:value-type="float" office:value="31">
            <text:p>31</text:p>
          </table:table-cell>
          <table:table-cell table:style-name="ce75" table:number-columns-repeated="2"/>
          <table:table-cell table:number-columns-repeated="1011"/>
        </table:table-row>
        <table:table-row table:style-name="ro3">
          <table:table-cell table:style-name="ce75" office:value-type="string">
            <text:p>Str</text:p>
          </table:table-cell>
          <table:table-cell table:style-name="ce81" office:value-type="float" office:value="37">
            <text:p>37 </text:p>
          </table:table-cell>
          <table:table-cell table:style-name="ce81" table:formula="of:=[.B2]" office:value-type="float" office:value="37">
            <text:p>37 </text:p>
          </table:table-cell>
          <table:table-cell table:style-name="ce75" office:value-type="string">
            <text:p>2 stam</text:p>
          </table:table-cell>
          <table:table-cell table:style-name="ce75" office:value-type="string">
            <text:p>melee damage, and stats</text:p>
          </table:table-cell>
          <table:table-cell table:style-name="ce75"/>
          <table:table-cell table:style-name="ce89" table:number-columns-repeated="3"/>
          <table:table-cell table:style-name="ce75" office:value-type="string">
            <text:p>req skill gxp</text:p>
          </table:table-cell>
          <table:table-cell table:style-name="ce93" table:formula="of:=VLOOKUP([.$K$1];[levels.A1:.S101];4)" office:value-type="float" office:value="236652">
            <text:p>236,652</text:p>
          </table:table-cell>
          <table:table-cell table:style-name="ce89"/>
          <table:table-cell table:style-name="ce75"/>
          <table:table-cell table:number-columns-repeated="1011"/>
        </table:table-row>
        <table:table-row table:style-name="ro3">
          <table:table-cell table:style-name="ce75" office:value-type="string">
            <text:p>Dex</text:p>
          </table:table-cell>
          <table:table-cell table:style-name="ce81" office:value-type="float" office:value="29">
            <text:p>29 </text:p>
          </table:table-cell>
          <table:table-cell table:style-name="ce81" table:formula="of:=[.B3]+ROUNDDOWN(['physical skills'.B2]*0.6)" office:value-type="float" office:value="29">
            <text:p>29 </text:p>
          </table:table-cell>
          <table:table-cell table:style-name="ce75"/>
          <table:table-cell table:style-name="ce75" office:value-type="string">
            <text:p>not a lot I like</text:p>
          </table:table-cell>
          <table:table-cell table:style-name="ce75"/>
          <table:table-cell table:style-name="ce89" table:number-columns-repeated="3"/>
          <table:table-cell table:style-name="ce89" office:value-type="string">
            <text:p>skills to get</text:p>
          </table:table-cell>
          <table:table-cell table:style-name="ce93" table:formula="of:=[.K2] - [.L11]" office:value-type="float" office:value="145027">
            <text:p>145,027</text:p>
          </table:table-cell>
          <table:table-cell table:style-name="ce89" table:number-columns-repeated="2"/>
          <table:table-cell table:number-columns-repeated="1011"/>
        </table:table-row>
        <table:table-row table:style-name="ro3">
          <table:table-cell table:style-name="ce75" office:value-type="string">
            <text:p>Wis</text:p>
          </table:table-cell>
          <table:table-cell table:style-name="ce81" office:value-type="float" office:value="30">
            <text:p>30 </text:p>
          </table:table-cell>
          <table:table-cell table:style-name="ce81" table:formula="of:=[.B4]" office:value-type="float" office:value="30">
            <text:p>30 </text:p>
          </table:table-cell>
          <table:table-cell table:style-name="ce75"/>
          <table:table-cell table:style-name="ce75" office:value-type="string">
            <text:p>enough to hit...not many powers I like</text:p>
          </table:table-cell>
          <table:table-cell table:style-name="ce75"/>
          <table:table-cell table:style-name="ce89" table:number-columns-repeated="3"/>
          <table:table-cell table:style-name="ce89" office:value-type="string">
            <text:p>mob class</text:p>
          </table:table-cell>
          <table:table-cell table:style-name="ce94" table:formula="of:=[.K1]^2*10" office:value-type="float" office:value="9610">
            <text:p>9,610</text:p>
          </table:table-cell>
          <table:table-cell table:style-name="ce89" table:number-columns-repeated="2"/>
          <table:table-cell table:number-columns-repeated="1011"/>
        </table:table-row>
        <table:table-row table:style-name="ro3">
          <table:table-cell table:style-name="ce75" office:value-type="string">
            <text:p>Int</text:p>
          </table:table-cell>
          <table:table-cell table:style-name="ce81" office:value-type="float" office:value="30">
            <text:p>30 </text:p>
          </table:table-cell>
          <table:table-cell table:style-name="ce81" table:formula="of:=[.B5]" office:value-type="float" office:value="30">
            <text:p>30 </text:p>
          </table:table-cell>
          <table:table-cell table:style-name="ce75" office:value-type="string">
            <text:p>1 pe</text:p>
          </table:table-cell>
          <table:table-cell table:style-name="ce75" office:value-type="string">
            <text:p>dmg spells/summons</text:p>
          </table:table-cell>
          <table:table-cell table:style-name="ce75"/>
          <table:table-cell table:style-name="ce89" table:number-columns-repeated="3"/>
          <table:table-cell table:style-name="ce89" office:value-type="string">
            <text:p>gxp rate</text:p>
          </table:table-cell>
          <table:table-cell table:style-name="ce94" table:formula="of:=[.K1]/2" office:value-type="float" office:value="15.5">
            <text:p>16</text:p>
          </table:table-cell>
          <table:table-cell table:style-name="ce89" table:number-columns-repeated="2"/>
          <table:table-cell table:number-columns-repeated="1011"/>
        </table:table-row>
        <table:table-row table:style-name="ro3">
          <table:table-cell table:style-name="ce75" office:value-type="string">
            <text:p>Con</text:p>
          </table:table-cell>
          <table:table-cell table:style-name="ce81" office:value-type="float" office:value="38">
            <text:p>38 </text:p>
          </table:table-cell>
          <table:table-cell table:style-name="ce81" table:formula="of:=[.B6]+4" office:value-type="float" office:value="42">
            <text:p>42 </text:p>
          </table:table-cell>
          <table:table-cell table:style-name="ce75" office:value-type="string">
            <text:p>3 stam</text:p>
          </table:table-cell>
          <table:table-cell table:style-name="ce75" office:value-type="string">
            <text:p>defense and some offense</text:p>
          </table:table-cell>
          <table:table-cell table:style-name="ce75"/>
          <table:table-cell table:style-name="ce89" table:number-columns-repeated="3"/>
          <table:table-cell table:style-name="ce89" office:value-type="string">
            <text:p>max/hour</text:p>
          </table:table-cell>
          <table:table-cell table:style-name="ce94" table:formula="of:=[.K5]*30*60" office:value-type="float" office:value="27900">
            <text:p>27,900</text:p>
          </table:table-cell>
          <table:table-cell table:style-name="ce89" table:number-columns-repeated="2"/>
          <table:table-cell table:number-columns-repeated="1011"/>
        </table:table-row>
        <table:table-row table:style-name="ro3">
          <table:table-cell table:style-name="ce75" office:value-type="string">
            <text:p>Cha</text:p>
          </table:table-cell>
          <table:table-cell table:style-name="ce81" office:value-type="float" office:value="30">
            <text:p>30 </text:p>
          </table:table-cell>
          <table:table-cell table:style-name="ce81" table:formula="of:=[.B7]" office:value-type="float" office:value="30">
            <text:p>30 </text:p>
          </table:table-cell>
          <table:table-cell table:style-name="ce75"/>
          <table:table-cell table:style-name="ce75" office:value-type="string">
            <text:p>not a lot I like, demoralize</text:p>
          </table:table-cell>
          <table:table-cell table:style-name="ce75" table:number-columns-repeated="4"/>
          <table:table-cell table:style-name="ce89" table:number-columns-repeated="4"/>
          <table:table-cell table:number-columns-repeated="1011"/>
        </table:table-row>
        <table:table-row table:style-name="ro3">
          <table:table-cell table:style-name="ce75" office:value-type="string">
            <text:p>Used</text:p>
          </table:table-cell>
          <table:table-cell table:style-name="ce81" table:formula="of:=SUM([.B2:.B7])" office:value-type="float" office:value="194">
            <text:p>194 </text:p>
          </table:table-cell>
          <table:table-cell table:style-name="ce81"/>
          <table:table-cell table:style-name="ce75" table:number-columns-repeated="6"/>
          <table:table-cell table:style-name="ce89" table:number-columns-repeated="4"/>
          <table:table-cell table:number-columns-repeated="1011"/>
        </table:table-row>
        <table:table-row table:style-name="ro3">
          <table:table-cell table:style-name="ce75" office:value-type="string">
            <text:p>Max</text:p>
          </table:table-cell>
          <table:table-cell table:style-name="ce81" table:formula="of:=[.B1]*5+26" office:value-type="float" office:value="196">
            <text:p>196 </text:p>
          </table:table-cell>
          <table:table-cell table:style-name="ce81"/>
          <table:table-cell table:style-name="ce75" table:number-columns-repeated="9"/>
          <table:table-cell table:number-columns-repeated="1012"/>
        </table:table-row>
        <table:table-row table:style-name="ro3">
          <table:table-cell table:style-name="ce76" office:value-type="string">
            <text:p>HPs</text:p>
          </table:table-cell>
          <table:table-cell table:style-name="ce82" table:formula="of:=[.B6]*9+[.$B$1]*2+42" office:value-type="float" office:value="452">
            <text:p>452 </text:p>
          </table:table-cell>
          <table:table-cell table:style-name="ce82" table:formula="of:=[.C6]*9+[.$B$1]*2+42" office:value-type="float" office:value="488">
            <text:p>488 </text:p>
          </table:table-cell>
          <table:table-cell table:style-name="ce89"/>
          <table:table-cell table:style-name="ce75" table:number-columns-repeated="6"/>
          <table:table-cell table:style-name="ce75" office:value-type="string">
            <text:p>glvl</text:p>
          </table:table-cell>
          <table:table-cell table:style-name="ce75" office:value-type="string">
            <text:p>skill</text:p>
          </table:table-cell>
          <table:table-cell table:style-name="ce75" office:value-type="string">
            <text:p>total</text:p>
          </table:table-cell>
          <table:table-cell table:number-columns-repeated="1011"/>
        </table:table-row>
        <table:table-row table:style-name="ro3">
          <table:table-cell table:style-name="ce76" office:value-type="string">
            <text:p>vv</text:p>
          </table:table-cell>
          <table:table-cell table:style-name="ce82" table:formula="of:=[.B6]*9+[.$B$1]*2+42+([.$K$1]*3-5)" office:value-type="float" office:value="540">
            <text:p>540 </text:p>
          </table:table-cell>
          <table:table-cell table:style-name="ce82" table:formula="of:=[.C6]*9+[.$B$1]*2+42+([.$K$1]*3-5)" office:value-type="float" office:value="576">
            <text:p>576 </text:p>
          </table:table-cell>
          <table:table-cell table:style-name="ce90" office:value-type="string" office:string-value="verve boost added">
            <text:p>verve boost added </text:p>
          </table:table-cell>
          <table:table-cell table:style-name="ce75" table:number-columns-repeated="5"/>
          <table:table-cell table:style-name="ce75" office:value-type="string">
            <text:p>scrips</text:p>
          </table:table-cell>
          <table:table-cell table:style-name="ce81" table:formula="of:=VLOOKUP([.K1];[$levels.A$1:.B$1048576];2;FALSE())" office:value-type="float" office:value="606800">
            <text:p>606,800 </text:p>
          </table:table-cell>
          <table:table-cell table:style-name="ce81" table:formula="of:=SUM([$'mental skills'.B3:.J3])+SUM([$'physical skills'.B3:.O3])" office:value-type="float" office:value="91625">
            <text:p>91,625 </text:p>
          </table:table-cell>
          <table:table-cell table:style-name="ce90" table:formula="of:=SUM([.K11:.L11])" office:value-type="float" office:value="698425">
            <text:p>698,425 </text:p>
          </table:table-cell>
          <table:table-cell table:number-columns-repeated="1011"/>
        </table:table-row>
        <table:table-row table:style-name="ro3">
          <table:table-cell table:style-name="ce77" office:value-type="string">
            <text:p>SPs</text:p>
          </table:table-cell>
          <table:table-cell table:style-name="ce83" table:formula="of:=[.B5]*8+42+ROUNDUP([$'mental skills'.$C$2]*2.8)" office:value-type="float" office:value="282">
            <text:p>282 </text:p>
          </table:table-cell>
          <table:table-cell table:style-name="ce83" table:formula="of:=[.C5]*8+42+ROUNDUP([$'mental skills'.$C$2]*2.8)" office:value-type="float" office:value="282">
            <text:p>282 </text:p>
          </table:table-cell>
          <table:table-cell table:style-name="ce75" table:number-columns-repeated="2"/>
          <table:table-cell table:style-name="ce91"/>
          <table:table-cell table:style-name="ce75"/>
          <table:table-cell table:style-name="ce92"/>
          <table:table-cell table:style-name="ce75"/>
          <table:table-cell table:style-name="ce75" office:value-type="string">
            <text:p>%</text:p>
          </table:table-cell>
          <table:table-cell table:style-name="ce95" table:formula="of:=[.K11]/[.M11]" office:value-type="percentage" office:value="0.868811969789168">
            <text:p>86.88%</text:p>
          </table:table-cell>
          <table:table-cell table:style-name="ce95" table:formula="of:=[.L11]/[.M11]" office:value-type="percentage" office:value="0.131188030210832">
            <text:p>13.12%</text:p>
          </table:table-cell>
          <table:table-cell table:style-name="ce75"/>
          <table:table-cell table:number-columns-repeated="1011"/>
        </table:table-row>
        <table:table-row table:style-name="ro3">
          <table:table-cell table:style-name="ce78" office:value-type="string">
            <text:p>PE</text:p>
          </table:table-cell>
          <table:table-cell table:style-name="ce86" table:formula="of:=[.$K$1]*26+[.$B$5]*1" office:value-type="float" office:value="836">
            <text:p>836 </text:p>
          </table:table-cell>
          <table:table-cell table:style-name="ce86" table:formula="of:=[.$K$1]*26+[.$B$5]*1" office:value-type="float" office:value="836">
            <text:p>836 </text:p>
          </table:table-cell>
          <table:table-cell table:style-name="ce81" office:value-type="string" office:string-value="need to figure out formula">
            <text:p>need to figure out formula </text:p>
          </table:table-cell>
          <table:table-cell table:style-name="ce75" table:number-columns-repeated="8"/>
          <table:table-cell table:number-columns-repeated="1012"/>
        </table:table-row>
        <table:table-row table:style-name="ro3">
          <table:table-cell table:style-name="ce79" office:value-type="string">
            <text:p>Stam</text:p>
          </table:table-cell>
          <table:table-cell table:style-name="ce87" table:formula="of:=[.B2]*2+[.B6]*3+[$'physical skills'.$I$2]*5+[.$K$1]+11" office:value-type="float" office:value="265">
            <text:p>265 </text:p>
          </table:table-cell>
          <table:table-cell table:style-name="ce87" table:formula="of:=[.C2]*2+[.C6]*3+[$'physical skills'.$I$2]*5+[.$K$1]+11" office:value-type="float" office:value="277">
            <text:p>277 </text:p>
          </table:table-cell>
          <table:table-cell table:style-name="ce75" table:number-columns-repeated="9"/>
          <table:table-cell table:number-columns-repeated="1012"/>
        </table:table-row>
        <table:table-row table:style-name="ro3">
          <table:table-cell table:style-name="ce80" table:number-columns-repeated="5"/>
          <table:table-cell table:number-columns-repeated="1019"/>
        </table:table-row>
        <table:table-row table:style-name="ro3">
          <table:table-cell table:style-name="ce81" office:value-type="string" office:string-value="Lvl">
            <text:p>Lvl </text:p>
          </table:table-cell>
          <table:table-cell table:style-name="ce81" office:value-type="float" office:value="30">
            <text:p>30 </text:p>
          </table:table-cell>
          <table:table-cell table:style-name="ce81" office:value-type="float" office:value="40">
            <text:p>40 </text:p>
          </table:table-cell>
          <table:table-cell table:style-name="ce81" office:value-type="float" office:value="50">
            <text:p>50 </text:p>
          </table:table-cell>
          <table:table-cell table:style-name="ce81" office:value-type="float" office:value="60">
            <text:p>60 </text:p>
          </table:table-cell>
          <table:table-cell table:style-name="ce81" office:value-type="float" office:value="70">
            <text:p>70 </text:p>
          </table:table-cell>
          <table:table-cell table:style-name="ce81" office:value-type="float" office:value="80">
            <text:p>80 </text:p>
          </table:table-cell>
          <table:table-cell table:style-name="ce81" office:value-type="float" office:value="90">
            <text:p>90 </text:p>
          </table:table-cell>
          <table:table-cell table:style-name="ce81" office:value-type="float" office:value="100">
            <text:p>100 </text:p>
          </table:table-cell>
          <table:table-cell table:style-name="ce81" office:value-type="float" office:value="110">
            <text:p>110 </text:p>
          </table:table-cell>
          <table:table-cell table:style-name="ce81" office:value-type="float" office:value="120">
            <text:p>120 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81" office:value-type="string" office:string-value="Str">
            <text:p>Str </text:p>
          </table:table-cell>
          <table:table-cell table:style-name="ce81" office:value-type="float" office:value="15">
            <text:p>15 </text:p>
          </table:table-cell>
          <table:table-cell table:style-name="ce81" office:value-type="float" office:value="20">
            <text:p>20 </text:p>
          </table:table-cell>
          <table:table-cell table:style-name="ce81" office:value-type="float" office:value="30">
            <text:p>30 </text:p>
          </table:table-cell>
          <table:table-cell table:style-name="ce81" office:value-type="float" office:value="25">
            <text:p>25 </text:p>
          </table:table-cell>
          <table:table-cell table:number-columns-repeated="5" table:style-name="ce81" office:value-type="float" office:value="30">
            <text:p>30 </text:p>
          </table:table-cell>
          <table:table-cell table:style-name="ce81" office:value-type="float" office:value="120">
            <text:p>120 </text:p>
          </table:table-cell>
          <table:table-cell table:style-name="ce96"/>
          <table:table-cell table:number-columns-repeated="1012"/>
        </table:table-row>
        <table:table-row table:style-name="ro3">
          <table:table-cell table:style-name="ce81" office:value-type="string">
            <text:p>Dex</text:p>
          </table:table-cell>
          <table:table-cell table:style-name="ce81" office:value-type="float" office:value="30">
            <text:p>30 </text:p>
          </table:table-cell>
          <table:table-cell table:style-name="ce81" office:value-type="float" office:value="40">
            <text:p>40 </text:p>
          </table:table-cell>
          <table:table-cell table:style-name="ce81" office:value-type="float" office:value="50">
            <text:p>50 </text:p>
          </table:table-cell>
          <table:table-cell table:style-name="ce81" office:value-type="float" office:value="60">
            <text:p>60 </text:p>
          </table:table-cell>
          <table:table-cell table:style-name="ce81" office:value-type="float" office:value="70">
            <text:p>70 </text:p>
          </table:table-cell>
          <table:table-cell table:style-name="ce81" office:value-type="float" office:value="80">
            <text:p>80 </text:p>
          </table:table-cell>
          <table:table-cell table:style-name="ce81" office:value-type="float" office:value="90">
            <text:p>90 </text:p>
          </table:table-cell>
          <table:table-cell table:style-name="ce81" office:value-type="float" office:value="110">
            <text:p>110 </text:p>
          </table:table-cell>
          <table:table-cell table:style-name="ce81" office:value-type="float" office:value="140">
            <text:p>140 </text:p>
          </table:table-cell>
          <table:table-cell table:style-name="ce81" office:value-type="float" office:value="60">
            <text:p>60 </text:p>
          </table:table-cell>
          <table:table-cell table:style-name="ce96"/>
          <table:table-cell table:number-columns-repeated="1012"/>
        </table:table-row>
        <table:table-row table:style-name="ro3">
          <table:table-cell table:style-name="ce81" office:value-type="string" office:string-value="Wis">
            <text:p>Wis </text:p>
          </table:table-cell>
          <table:table-cell table:style-name="ce81" office:value-type="float" office:value="30">
            <text:p>30 </text:p>
          </table:table-cell>
          <table:table-cell table:style-name="ce81" office:value-type="float" office:value="40">
            <text:p>40 </text:p>
          </table:table-cell>
          <table:table-cell table:style-name="ce81" office:value-type="float" office:value="50">
            <text:p>50 </text:p>
          </table:table-cell>
          <table:table-cell table:style-name="ce81" office:value-type="float" office:value="70">
            <text:p>70 </text:p>
          </table:table-cell>
          <table:table-cell table:style-name="ce81" office:value-type="float" office:value="80">
            <text:p>80 </text:p>
          </table:table-cell>
          <table:table-cell table:number-columns-repeated="2" table:style-name="ce81" office:value-type="float" office:value="90">
            <text:p>90 </text:p>
          </table:table-cell>
          <table:table-cell table:number-columns-repeated="2" table:style-name="ce81" office:value-type="float" office:value="110">
            <text:p>110 </text:p>
          </table:table-cell>
          <table:table-cell table:style-name="ce81" office:value-type="float" office:value="120">
            <text:p>120 </text:p>
          </table:table-cell>
          <table:table-cell table:style-name="ce96"/>
          <table:table-cell table:number-columns-repeated="1012"/>
        </table:table-row>
        <table:table-row table:style-name="ro3">
          <table:table-cell table:style-name="ce81" office:value-type="string" office:string-value="Int">
            <text:p>Int </text:p>
          </table:table-cell>
          <table:table-cell table:style-name="ce81" office:value-type="float" office:value="40">
            <text:p>40 </text:p>
          </table:table-cell>
          <table:table-cell table:style-name="ce81" office:value-type="float" office:value="50">
            <text:p>50 </text:p>
          </table:table-cell>
          <table:table-cell table:style-name="ce81" office:value-type="float" office:value="53">
            <text:p>53 </text:p>
          </table:table-cell>
          <table:table-cell table:style-name="ce81" office:value-type="float" office:value="70">
            <text:p>70 </text:p>
          </table:table-cell>
          <table:table-cell table:style-name="ce81" office:value-type="float" office:value="80">
            <text:p>80 </text:p>
          </table:table-cell>
          <table:table-cell table:style-name="ce81" office:value-type="float" office:value="95">
            <text:p>95 </text:p>
          </table:table-cell>
          <table:table-cell table:style-name="ce81" office:value-type="float" office:value="115">
            <text:p>115 </text:p>
          </table:table-cell>
          <table:table-cell table:number-columns-repeated="2" table:style-name="ce81" office:value-type="float" office:value="125">
            <text:p>125 </text:p>
          </table:table-cell>
          <table:table-cell table:style-name="ce81" office:value-type="float" office:value="100">
            <text:p>100 </text:p>
          </table:table-cell>
          <table:table-cell table:style-name="ce96"/>
          <table:table-cell table:number-columns-repeated="1012"/>
        </table:table-row>
        <table:table-row table:style-name="ro3">
          <table:table-cell table:style-name="ce81" office:value-type="string" office:string-value="Con">
            <text:p>Con </text:p>
          </table:table-cell>
          <table:table-cell table:style-name="ce81" office:value-type="float" office:value="40">
            <text:p>40 </text:p>
          </table:table-cell>
          <table:table-cell table:style-name="ce81" office:value-type="float" office:value="50">
            <text:p>50 </text:p>
          </table:table-cell>
          <table:table-cell table:style-name="ce81" office:value-type="float" office:value="60">
            <text:p>60 </text:p>
          </table:table-cell>
          <table:table-cell table:style-name="ce81" office:value-type="float" office:value="70">
            <text:p>70 </text:p>
          </table:table-cell>
          <table:table-cell table:style-name="ce81" office:value-type="float" office:value="80">
            <text:p>80 </text:p>
          </table:table-cell>
          <table:table-cell table:style-name="ce81" office:value-type="float" office:value="95">
            <text:p>95 </text:p>
          </table:table-cell>
          <table:table-cell table:style-name="ce81" office:value-type="float" office:value="105">
            <text:p>105 </text:p>
          </table:table-cell>
          <table:table-cell table:style-name="ce81" office:value-type="float" office:value="125">
            <text:p>125 </text:p>
          </table:table-cell>
          <table:table-cell table:style-name="ce81" office:value-type="float" office:value="150">
            <text:p>150 </text:p>
          </table:table-cell>
          <table:table-cell table:style-name="ce81" office:value-type="float" office:value="120">
            <text:p>120 </text:p>
          </table:table-cell>
          <table:table-cell table:style-name="ce96"/>
          <table:table-cell table:number-columns-repeated="1012"/>
        </table:table-row>
        <table:table-row table:style-name="ro3">
          <table:table-cell table:style-name="ce81" office:value-type="string" office:string-value="Cha">
            <text:p>Cha </text:p>
          </table:table-cell>
          <table:table-cell table:style-name="ce81" office:value-type="float" office:value="15">
            <text:p>15 </text:p>
          </table:table-cell>
          <table:table-cell table:style-name="ce81" office:value-type="float" office:value="20">
            <text:p>20 </text:p>
          </table:table-cell>
          <table:table-cell table:style-name="ce81" office:value-type="float" office:value="25">
            <text:p>25 </text:p>
          </table:table-cell>
          <table:table-cell table:number-columns-repeated="6" table:style-name="ce81" office:value-type="float" office:value="20">
            <text:p>20 </text:p>
          </table:table-cell>
          <table:table-cell table:style-name="ce81" office:value-type="float" office:value="100">
            <text:p>100 </text:p>
          </table:table-cell>
          <table:table-cell table:style-name="ce96"/>
          <table:table-cell table:number-columns-repeated="1012"/>
        </table:table-row>
        <table:table-row table:style-name="ro3">
          <table:table-cell table:style-name="ce81" office:value-type="string" office:string-value="Used">
            <text:p>Used </text:p>
          </table:table-cell>
          <table:table-cell table:style-name="ce81" table:formula="of:=SUM([.B17:.B22])" office:value-type="float" office:value="170">
            <text:p>170 </text:p>
          </table:table-cell>
          <table:table-cell table:style-name="ce81" table:formula="of:=SUM([.C17:.C22])" office:value-type="float" office:value="220">
            <text:p>220 </text:p>
          </table:table-cell>
          <table:table-cell table:style-name="ce81" table:formula="of:=SUM([.D17:.D22])" office:value-type="float" office:value="268">
            <text:p>268 </text:p>
          </table:table-cell>
          <table:table-cell table:style-name="ce81" table:formula="of:=SUM([.E17:.E22])" office:value-type="float" office:value="315">
            <text:p>315 </text:p>
          </table:table-cell>
          <table:table-cell table:style-name="ce81" table:formula="of:=SUM([.F17:.F22])" office:value-type="float" office:value="360">
            <text:p>360 </text:p>
          </table:table-cell>
          <table:table-cell table:style-name="ce81" table:formula="of:=SUM([.G17:.G22])" office:value-type="float" office:value="410">
            <text:p>410 </text:p>
          </table:table-cell>
          <table:table-cell table:style-name="ce81" table:formula="of:=SUM([.H17:.H22])" office:value-type="float" office:value="450">
            <text:p>450 </text:p>
          </table:table-cell>
          <table:table-cell table:style-name="ce81" table:formula="of:=SUM([.I17:.I22])" office:value-type="float" office:value="520">
            <text:p>520 </text:p>
          </table:table-cell>
          <table:table-cell table:style-name="ce81" table:formula="of:=SUM([.J17:.J22])" office:value-type="float" office:value="575">
            <text:p>575 </text:p>
          </table:table-cell>
          <table:table-cell table:style-name="ce81" table:formula="of:=SUM([.K17:.K22])" office:value-type="float" office:value="620">
            <text:p>620 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81" office:value-type="string" office:string-value="Max">
            <text:p>Max </text:p>
          </table:table-cell>
          <table:table-cell table:style-name="ce81" table:formula="of:=[.B16]*5+26" office:value-type="float" office:value="176">
            <text:p>176 </text:p>
          </table:table-cell>
          <table:table-cell table:style-name="ce81" table:formula="of:=[.C16]*5+26" office:value-type="float" office:value="226">
            <text:p>226 </text:p>
          </table:table-cell>
          <table:table-cell table:style-name="ce81" table:formula="of:=[.D16]*5+26" office:value-type="float" office:value="276">
            <text:p>276 </text:p>
          </table:table-cell>
          <table:table-cell table:style-name="ce81" table:formula="of:=[.E16]*5+26" office:value-type="float" office:value="326">
            <text:p>326 </text:p>
          </table:table-cell>
          <table:table-cell table:style-name="ce81" table:formula="of:=[.F16]*5+26" office:value-type="float" office:value="376">
            <text:p>376 </text:p>
          </table:table-cell>
          <table:table-cell table:style-name="ce81" table:formula="of:=[.G16]*5+26" office:value-type="float" office:value="426">
            <text:p>426 </text:p>
          </table:table-cell>
          <table:table-cell table:style-name="ce81" table:formula="of:=[.H16]*5+26" office:value-type="float" office:value="476">
            <text:p>476 </text:p>
          </table:table-cell>
          <table:table-cell table:style-name="ce81" table:formula="of:=[.I16]*5+26" office:value-type="float" office:value="526">
            <text:p>526 </text:p>
          </table:table-cell>
          <table:table-cell table:style-name="ce81" table:formula="of:=[.J16]*5+26" office:value-type="float" office:value="576">
            <text:p>576 </text:p>
          </table:table-cell>
          <table:table-cell table:style-name="ce81" table:formula="of:=[.K16]*5+26" office:value-type="float" office:value="626">
            <text:p>626 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82" office:value-type="string">
            <text:p>HPs</text:p>
          </table:table-cell>
          <table:table-cell table:style-name="ce82" table:formula="of:=[.B21]*9+[.B16]*2+42" office:value-type="float" office:value="462">
            <text:p>462 </text:p>
          </table:table-cell>
          <table:table-cell table:style-name="ce82" table:formula="of:=[.C21]*9+[.C16]*2+42" office:value-type="float" office:value="572">
            <text:p>572 </text:p>
          </table:table-cell>
          <table:table-cell table:style-name="ce82" table:formula="of:=[.D21]*9+[.D16]*2+42" office:value-type="float" office:value="682">
            <text:p>682 </text:p>
          </table:table-cell>
          <table:table-cell table:style-name="ce82" table:formula="of:=[.E21]*9+[.E16]*2+42" office:value-type="float" office:value="792">
            <text:p>792 </text:p>
          </table:table-cell>
          <table:table-cell table:style-name="ce82" table:formula="of:=[.F21]*9+[.F16]*2+42" office:value-type="float" office:value="902">
            <text:p>902 </text:p>
          </table:table-cell>
          <table:table-cell table:style-name="ce82" table:formula="of:=[.G21]*9+[.G16]*2+42" office:value-type="float" office:value="1057">
            <text:p>1,057 </text:p>
          </table:table-cell>
          <table:table-cell table:style-name="ce82" table:formula="of:=[.H21]*9+[.H16]*2+42" office:value-type="float" office:value="1167">
            <text:p>1,167 </text:p>
          </table:table-cell>
          <table:table-cell table:style-name="ce82" table:formula="of:=[.I21]*9+[.I16]*2+42" office:value-type="float" office:value="1367">
            <text:p>1,367 </text:p>
          </table:table-cell>
          <table:table-cell table:style-name="ce82" table:formula="of:=[.J21]*9+[.J16]*2+42" office:value-type="float" office:value="1612">
            <text:p>1,612 </text:p>
          </table:table-cell>
          <table:table-cell table:style-name="ce82" table:formula="of:=[.K21]*9+[.K16]*2+42" office:value-type="float" office:value="1362">
            <text:p>1,362 </text:p>
          </table:table-cell>
          <table:table-cell table:style-name="ce75"/>
          <table:table-cell table:number-columns-repeated="1012"/>
        </table:table-row>
        <table:table-row table:style-name="ro3">
          <table:table-cell table:style-name="ce83" office:value-type="string">
            <text:p>SPs</text:p>
          </table:table-cell>
          <table:table-cell table:style-name="ce83" table:formula="of:=[.B20]*8+42+[$'mental skills'.$C$2]*6" office:value-type="float" office:value="362">
            <text:p>362 </text:p>
          </table:table-cell>
          <table:table-cell table:style-name="ce83" table:formula="of:=[.C20]*8+42+[$'mental skills'.$C$2]*6" office:value-type="float" office:value="442">
            <text:p>442 </text:p>
          </table:table-cell>
          <table:table-cell table:style-name="ce83" table:formula="of:=[.D20]*8+42+[$'mental skills'.$C$2]*6" office:value-type="float" office:value="466">
            <text:p>466 </text:p>
          </table:table-cell>
          <table:table-cell table:style-name="ce83" table:formula="of:=[.E20]*8+42+[$'mental skills'.$C$2]*6" office:value-type="float" office:value="602">
            <text:p>602 </text:p>
          </table:table-cell>
          <table:table-cell table:style-name="ce83" table:formula="of:=[.F20]*8+42+[$'mental skills'.$C$2]*6" office:value-type="float" office:value="682">
            <text:p>682 </text:p>
          </table:table-cell>
          <table:table-cell table:style-name="ce83" table:formula="of:=[.G20]*8+42+[$'mental skills'.$C$2]*6" office:value-type="float" office:value="802">
            <text:p>802 </text:p>
          </table:table-cell>
          <table:table-cell table:style-name="ce83" table:formula="of:=[.H20]*8+42+[$'mental skills'.$C$2]*6" office:value-type="float" office:value="962">
            <text:p>962 </text:p>
          </table:table-cell>
          <table:table-cell table:style-name="ce83" table:formula="of:=[.I20]*8+42+[$'mental skills'.$C$2]*6" office:value-type="float" office:value="1042">
            <text:p>1,042 </text:p>
          </table:table-cell>
          <table:table-cell table:style-name="ce83" table:formula="of:=[.J20]*8+42+[$'mental skills'.$C$2]*6" office:value-type="float" office:value="1042">
            <text:p>1,042 </text:p>
          </table:table-cell>
          <table:table-cell table:style-name="ce83" table:formula="of:=[.K20]*8+42+[$'mental skills'.$C$2]*6" office:value-type="float" office:value="842">
            <text:p>842 </text:p>
          </table:table-cell>
          <table:table-cell table:style-name="ce75"/>
          <table:table-cell table:number-columns-repeated="1012"/>
        </table:table-row>
        <table:table-row table:style-name="ro3" table:number-rows-repeated="2">
          <table:table-cell table:style-name="ce75"/>
          <table:table-cell table:style-name="ce88" table:number-columns-repeated="10"/>
          <table:table-cell table:style-name="ce75"/>
          <table:table-cell table:number-columns-repeated="1012"/>
        </table:table-row>
        <table:table-row table:style-name="ro3">
          <table:table-cell table:style-name="ce80" table:number-columns-repeated="5"/>
          <table:table-cell table:number-columns-repeated="1019"/>
        </table:table-row>
        <table:table-row table:style-name="ro3" table:number-rows-repeated="104854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>
        <table:named-range table:name="Excel_BuiltIn__FilterDatabase" table:base-cell-address="$summary.$A$1" table:cell-range-address="$powers.$A$1:.$J$107"/>
      </table:named-expressions>
      <table:database-ranges>
        <table:database-range table:name="Excel_BuiltIn__FilterDatabase" table:target-range-address="powers.A1:powers.J107" table:display-filter-buttons="true"/>
        <table:database-range table:target-range-address="powers.A1:powers.P10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 (</number:text>
      <number:number number:decimal-places="0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number number:decimal-places="1" number:min-integer-digits="1" number:grouping="true"/>
      <number:text> </number:text>
    </number:number-style>
    <number:number-style style:name="N154P1" style:volatile="true">
      <number:text> (</number:text>
      <number:number number:decimal-places="1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1" number:min-integer-digits="1"/>
    </number:number-style>
    <number:percentage-style style:name="N156">
      <number:number number:decimal-places="1" number:min-integer-digits="1"/>
      <number:text>%</number:text>
    </number:percentage-style>
    <number:number-style style:name="N159P0" style:volatile="true">
      <number:number number:decimal-places="3" number:min-integer-digits="1" number:grouping="true"/>
      <number:text> </number:text>
    </number:number-style>
    <number:number-style style:name="N159P1" style:volatile="true">
      <number:text> (</number:text>
      <number:number number:decimal-places="3" number:min-integer-digits="1" number:grouping="true"/>
      <number:text>)</number:text>
    </number:number-style>
    <number:number-style style:name="N159P2" style:volatile="true">
      <number:text> -</number:text>
      <number:number number:decimal-places="0" number:min-integer-digits="0"/>
      <number:text>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percentage-style style:name="N160">
      <number:number number:decimal-places="3" number:min-integer-digits="1"/>
      <number:text>%</number:text>
    </number:percentage-style>
    <number:number-style style:name="N161">
      <number:number number:decimal-places="1" number:min-integer-digits="1" number:grouping="true"/>
    </number:number-style>
    <number:number-style style:name="N162">
      <number:number number:decimal-places="3" number:min-integer-digits="1" number:grouping="true"/>
    </number:number-style>
    <number:number-style style:name="N163">
      <number:number number:decimal-places="4" number:min-integer-digits="1" number:grouping="true"/>
    </number:number-style>
    <number:number-style style:name="N164">
      <number:number number:decimal-places="3" number:min-integer-digits="1"/>
    </number:number-style>
    <number:number-style style:name="N165">
      <number:number number:decimal-places="4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0"/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Percent_20_2" style:display-name="Percent 2" style:family="table-cell" style:parent-style-name="Default" style:data-style-name="N10"/>
    <style:style style:name="Excel_5f_BuiltIn_5f_Comma" style:display-name="Excel_BuiltIn_Comma" style:family="table-cell" style:parent-style-name="Default" style:data-style-name="N120"/>
    <style:style style:name="Excel_5f_BuiltIn_5f_Percent" style:display-name="Excel_BuiltIn_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7in" fo:margin-left="0.048in" fo:margin-right="0.048in" fo:margin-bottom="0in"/>
      </style:header-style>
      <style:footer-style>
        <style:header-footer-properties fo:min-height="0.2957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4">12/24/2014</text:date>, <text:time>13:2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bels" style:display-name="PageStyle_labe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tes" style:display-name="PageStyle_not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owers" style:display-name="PageStyle_power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mental_20_skills" style:display-name="PageStyle_mental skil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hysical_20_skills" style:display-name="PageStyle_physical skil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vels" style:display-name="PageStyle_leve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tats" style:display-name="PageStyle_sta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dna, Matt</meta:initial-creator>
    <meta:creation-date>2011-12-15T11:10:43</meta:creation-date>
    <dc:date>2014-12-24T13:22:14</dc:date>
    <meta:generator>OpenOffice/4.1.1$Unix OpenOffice.org_project/411m6$Build-9775</meta:generator>
    <meta:editing-duration>P1DT13H24M18S</meta:editing-duration>
    <meta:editing-cycles>319</meta:editing-cycles>
    <meta:document-statistic meta:table-count="8" meta:cell-count="6373" meta:object-count="0"/>
  </office:meta>
</office:document-meta>
</file>